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4cm"/>
    </style:style>
    <style:style style:name="co2" style:family="table-column">
      <style:table-column-properties fo:break-before="auto" style:column-width="4.692cm"/>
    </style:style>
    <style:style style:name="co3" style:family="table-column">
      <style:table-column-properties fo:break-before="auto" style:column-width="15.261cm"/>
    </style:style>
    <style:style style:name="co4" style:family="table-column">
      <style:table-column-properties fo:break-before="auto" style:column-width="5.604cm"/>
    </style:style>
    <style:style style:name="co5" style:family="table-column">
      <style:table-column-properties fo:break-before="auto" style:column-width="2.649cm"/>
    </style:style>
    <style:style style:name="co6" style:family="table-column">
      <style:table-column-properties fo:break-before="auto" style:column-width="2.295cm"/>
    </style:style>
    <style:style style:name="co7" style:family="table-column">
      <style:table-column-properties fo:break-before="auto" style:column-width="2.404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table table:name="DT64_liageINSEE_localisation-commun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text:p>Article</text:p>
          </table:table-cell>
          <table:table-cell office:value-type="string">
            <text:p>Vedette</text:p>
          </table:table-cell>
          <table:table-cell office:value-type="string">
            <text:p>Definition</text:p>
          </table:table-cell>
          <table:table-cell office:value-type="string">
            <text:p>Localisation</text:p>
          </table:table-cell>
          <table:table-cell office:value-type="string">
            <text:p>INSEE_corrigé</text:p>
          </table:table-cell>
          <table:table-cell office:value-type="string">
            <text:p>Nom_corrigé</text:p>
          </table:table-cell>
          <table:table-cell office:value-type="string">
            <text:p>Commentaire</text:p>
          </table:table-cell>
          <table:table-cell/>
        </table:table-row>
        <table:table-row table:style-name="ro2">
          <table:table-cell office:value-type="string">
            <text:p>DT64-05496</text:p>
          </table:table-cell>
          <table:table-cell office:value-type="string">
            <text:p>Thulière (La),</text:p>
          </table:table-cell>
          <table:table-cell office:value-type="string">
            <text:p>ruisseau qui prend sa source à Bellocq, limite cette commune et celle de Lahontan et se jette près d’Abet dans le Gave de Pau.</text:p>
          </table:table-cell>
          <table:table-cell office:value-type="string">
            <text:p>Abet</text:p>
          </table:table-cell>
          <table:table-cell office:value-type="string">
            <text:p>Non</text:p>
          </table:table-cell>
          <table:table-cell table:number-columns-repeated="3"/>
        </table:table-row>
        <table:table-row table:style-name="ro1">
          <table:table-cell office:value-type="string">
            <text:p>DT64-00073</text:p>
          </table:table-cell>
          <table:table-cell office:value-type="string">
            <text:p>Ahaxachilo,</text:p>
          </table:table-cell>
          <table:table-cell office:value-type="string">
            <text:p>hameau, commune d’Ahaxe-Alciette-Bascassan ; ancienne paroisse.</text:p>
          </table:table-cell>
          <table:table-cell office:value-type="string">
            <text:p>Ahaxe-Alciette-Bascassan</text:p>
          </table:table-cell>
          <table:table-cell office:value-type="float" office:value="64008">
            <text:p>64008</text:p>
          </table:table-cell>
          <table:table-cell table:number-columns-repeated="3"/>
        </table:table-row>
        <table:table-row table:style-name="ro1">
          <table:table-cell office:value-type="string">
            <text:p>DT64-00314</text:p>
          </table:table-cell>
          <table:table-cell office:value-type="string">
            <text:p>Arioselle,</text:p>
          </table:table-cell>
          <table:table-cell office:value-type="string">
            <text:p>montagne, commune d’Ahaxe-Alciette-Bascassan.</text:p>
          </table:table-cell>
          <table:table-cell office:value-type="string">
            <text:p>Ahaxe-Alciette-Bascassan</text:p>
          </table:table-cell>
          <table:table-cell office:value-type="float" office:value="64008">
            <text:p>64008</text:p>
          </table:table-cell>
          <table:table-cell table:number-columns-repeated="3"/>
        </table:table-row>
        <table:table-row table:style-name="ro1">
          <table:table-cell office:value-type="string">
            <text:p>DT64-00775</text:p>
          </table:table-cell>
          <table:table-cell office:value-type="string">
            <text:p>Bastida,</text:p>
          </table:table-cell>
          <table:table-cell office:value-type="string">
            <text:p>hameau, commune d’Ahaxe-Alciette-Bascassan.</text:p>
          </table:table-cell>
          <table:table-cell office:value-type="string">
            <text:p>Ahaxe-Alciette-Bascassan</text:p>
          </table:table-cell>
          <table:table-cell office:value-type="float" office:value="64008">
            <text:p>64008</text:p>
          </table:table-cell>
          <table:table-cell table:number-columns-repeated="3"/>
        </table:table-row>
        <table:table-row table:style-name="ro1">
          <table:table-cell office:value-type="string">
            <text:p>DT64-02200</text:p>
          </table:table-cell>
          <table:table-cell office:value-type="string">
            <text:p>Etcheberry,</text:p>
          </table:table-cell>
          <table:table-cell office:value-type="string">
            <text:p>fief, commune d’Ahaxe-Alciette-Bascassan, à Alciette ; vassal du royaume de Navarre.</text:p>
          </table:table-cell>
          <table:table-cell office:value-type="string">
            <text:p>Ahaxe-Alciette-Bascassan</text:p>
          </table:table-cell>
          <table:table-cell office:value-type="float" office:value="64008">
            <text:p>64008</text:p>
          </table:table-cell>
          <table:table-cell table:number-columns-repeated="3"/>
        </table:table-row>
        <table:table-row table:style-name="ro1">
          <table:table-cell office:value-type="string">
            <text:p>DT64-02341</text:p>
          </table:table-cell>
          <table:table-cell office:value-type="string">
            <text:p>Garatéguy,</text:p>
          </table:table-cell>
          <table:table-cell office:value-type="string">
            <text:p>hameau, commune d’Ahaxe-Alciette-Bascassan.</text:p>
          </table:table-cell>
          <table:table-cell office:value-type="string">
            <text:p>Ahaxe-Alciette-Bascassan</text:p>
          </table:table-cell>
          <table:table-cell office:value-type="float" office:value="64008">
            <text:p>64008</text:p>
          </table:table-cell>
          <table:table-cell table:number-columns-repeated="3"/>
        </table:table-row>
        <table:table-row table:style-name="ro1">
          <table:table-cell office:value-type="string">
            <text:p>DT64-02382</text:p>
          </table:table-cell>
          <table:table-cell office:value-type="string">
            <text:p>Gastellu,</text:p>
          </table:table-cell>
          <table:table-cell office:value-type="string">
            <text:p>ferme, commune d’Ahaxe-Alciette-Bascassan.</text:p>
          </table:table-cell>
          <table:table-cell office:value-type="string">
            <text:p>Ahaxe-Alciette-Bascassan</text:p>
          </table:table-cell>
          <table:table-cell office:value-type="float" office:value="64008">
            <text:p>64008</text:p>
          </table:table-cell>
          <table:table-cell table:number-columns-repeated="3"/>
        </table:table-row>
        <table:table-row table:style-name="ro1">
          <table:table-cell office:value-type="string">
            <text:p>DT64-02678</text:p>
          </table:table-cell>
          <table:table-cell office:value-type="string">
            <text:p>Héguy,</text:p>
          </table:table-cell>
          <table:table-cell office:value-type="string">
            <text:p>montagne, commune d’Ahaxe-Alciette-Bascassan.</text:p>
          </table:table-cell>
          <table:table-cell office:value-type="string">
            <text:p>Ahaxe-Alciette-Bascassan</text:p>
          </table:table-cell>
          <table:table-cell office:value-type="float" office:value="64008">
            <text:p>64008</text:p>
          </table:table-cell>
          <table:table-cell table:number-columns-repeated="3"/>
        </table:table-row>
        <table:table-row table:style-name="ro1">
          <table:table-cell office:value-type="string">
            <text:p>DT64-03510</text:p>
          </table:table-cell>
          <table:table-cell office:value-type="string">
            <text:p>Libiéta,</text:p>
          </table:table-cell>
          <table:table-cell office:value-type="string">
            <text:p>ferme, commune d’Ahaxe-Alciette-Bascassan.</text:p>
          </table:table-cell>
          <table:table-cell office:value-type="string">
            <text:p>Ahaxe-Alciette-Bascassan</text:p>
          </table:table-cell>
          <table:table-cell office:value-type="float" office:value="64008">
            <text:p>64008</text:p>
          </table:table-cell>
          <table:table-cell table:number-columns-repeated="3"/>
        </table:table-row>
        <table:table-row table:style-name="ro1">
          <table:table-cell office:value-type="string">
            <text:p>DT64-02064</text:p>
          </table:table-cell>
          <table:table-cell office:value-type="string">
            <text:p>Erdoïs,</text:p>
          </table:table-cell>
          <table:table-cell office:value-type="string">
            <text:p>ferme, commune d’Ainhice-Mongélos.</text:p>
          </table:table-cell>
          <table:table-cell office:value-type="string">
            <text:p>Ainhice-Mongélos</text:p>
          </table:table-cell>
          <table:table-cell office:value-type="float" office:value="64013">
            <text:p>64013</text:p>
          </table:table-cell>
          <table:table-cell table:number-columns-repeated="3"/>
        </table:table-row>
        <table:table-row table:style-name="ro1">
          <table:table-cell office:value-type="string">
            <text:p>DT64-02262</text:p>
          </table:table-cell>
          <table:table-cell office:value-type="string">
            <text:p>Fleur-de-Lys,</text:p>
          </table:table-cell>
          <table:table-cell office:value-type="string">
            <text:p>fief, commune d’Ainhice-Mongélos.</text:p>
          </table:table-cell>
          <table:table-cell office:value-type="string">
            <text:p>Ainhice-Mongélos</text:p>
          </table:table-cell>
          <table:table-cell office:value-type="float" office:value="64013">
            <text:p>64013</text:p>
          </table:table-cell>
          <table:table-cell table:number-columns-repeated="3"/>
        </table:table-row>
        <table:table-row table:style-name="ro1">
          <table:table-cell office:value-type="string">
            <text:p>DT64-02847</text:p>
          </table:table-cell>
          <table:table-cell office:value-type="string">
            <text:p>Idiondo (L’),</text:p>
          </table:table-cell>
          <table:table-cell office:value-type="string">
            <text:p>ruisseau qui arrose la commune d’Ainhice-Mongélos et se jette dans l’Arangorry.</text:p>
          </table:table-cell>
          <table:table-cell office:value-type="string">
            <text:p>Ainhice-Mongélos</text:p>
          </table:table-cell>
          <table:table-cell office:value-type="float" office:value="64013">
            <text:p>64013</text:p>
          </table:table-cell>
          <table:table-cell table:number-columns-repeated="3"/>
        </table:table-row>
        <table:table-row table:style-name="ro1">
          <table:table-cell office:value-type="string">
            <text:p>DT64-00310</text:p>
          </table:table-cell>
          <table:table-cell office:value-type="string">
            <text:p>Arhansus (Le bois d’),</text:p>
          </table:table-cell>
          <table:table-cell office:value-type="string">
            <text:p>commune d’Alçay-Alçabéhéty-Sunharette.</text:p>
          </table:table-cell>
          <table:table-cell office:value-type="string">
            <text:p>Alçay-Alçabéhéty-Sunharette</text:p>
          </table:table-cell>
          <table:table-cell office:value-type="float" office:value="64015">
            <text:p>64015</text:p>
          </table:table-cell>
          <table:table-cell table:number-columns-repeated="3"/>
        </table:table-row>
        <table:table-row table:style-name="ro1">
          <table:table-cell office:value-type="string">
            <text:p>DT64-00867</text:p>
          </table:table-cell>
          <table:table-cell office:value-type="string">
            <text:p>Belhy,</text:p>
          </table:table-cell>
          <table:table-cell office:value-type="string">
            <text:p>montagne, commune d’Alçay-Alçabéhéty-Sunharette.</text:p>
          </table:table-cell>
          <table:table-cell office:value-type="string">
            <text:p>Alçay-Alçabéhéty-Sunharette</text:p>
          </table:table-cell>
          <table:table-cell office:value-type="float" office:value="64015">
            <text:p>64015</text:p>
          </table:table-cell>
          <table:table-cell table:number-columns-repeated="3"/>
        </table:table-row>
        <table:table-row table:style-name="ro1">
          <table:table-cell office:value-type="string">
            <text:p>DT64-01665</text:p>
          </table:table-cell>
          <table:table-cell office:value-type="string">
            <text:p>Chardéca,</text:p>
          </table:table-cell>
          <table:table-cell office:value-type="string">
            <text:p>montagne, commune d’Alçay-Alçabéhéty-Sunharette.</text:p>
          </table:table-cell>
          <table:table-cell office:value-type="string">
            <text:p>Alçay-Alçabéhéty-Sunharette</text:p>
          </table:table-cell>
          <table:table-cell office:value-type="float" office:value="64015">
            <text:p>64015</text:p>
          </table:table-cell>
          <table:table-cell table:number-columns-repeated="3"/>
        </table:table-row>
        <table:table-row table:style-name="ro1">
          <table:table-cell office:value-type="string">
            <text:p>DT64-01824</text:p>
          </table:table-cell>
          <table:table-cell office:value-type="string">
            <text:p>Couhourre (Le bois de),</text:p>
          </table:table-cell>
          <table:table-cell office:value-type="string">
            <text:p>commune d’Alçay-Alçabéhéty-Sunharette.</text:p>
          </table:table-cell>
          <table:table-cell office:value-type="string">
            <text:p>Alçay-Alçabéhéty-Sunharette</text:p>
          </table:table-cell>
          <table:table-cell office:value-type="float" office:value="64015">
            <text:p>64015</text:p>
          </table:table-cell>
          <table:table-cell table:number-columns-repeated="3"/>
        </table:table-row>
        <table:table-row table:style-name="ro1">
          <table:table-cell office:value-type="string">
            <text:p>DT64-02161</text:p>
          </table:table-cell>
          <table:table-cell office:value-type="string">
            <text:p>Esquirassy,</text:p>
          </table:table-cell>
          <table:table-cell office:value-type="string">
            <text:p>montagne, commune d’Alçay-Alçabéhéty-Sunharette.</text:p>
          </table:table-cell>
          <table:table-cell office:value-type="string">
            <text:p>Alçay-Alçabéhéty-Sunharette</text:p>
          </table:table-cell>
          <table:table-cell office:value-type="float" office:value="64015">
            <text:p>64015</text:p>
          </table:table-cell>
          <table:table-cell table:number-columns-repeated="3"/>
        </table:table-row>
        <table:table-row table:style-name="ro1">
          <table:table-cell office:value-type="string">
            <text:p>DT64-02190</text:p>
          </table:table-cell>
          <table:table-cell office:value-type="string">
            <text:p>Etchebar,</text:p>
          </table:table-cell>
          <table:table-cell office:value-type="string">
            <text:p>fief, commune d’Alçay-Alçabéhéty-Sunharette.</text:p>
          </table:table-cell>
          <table:table-cell office:value-type="string">
            <text:p>Alçay-Alçabéhéty-Sunharette</text:p>
          </table:table-cell>
          <table:table-cell office:value-type="float" office:value="64015">
            <text:p>64015</text:p>
          </table:table-cell>
          <table:table-cell table:number-columns-repeated="3"/>
        </table:table-row>
        <table:table-row table:style-name="ro1">
          <table:table-cell office:value-type="string">
            <text:p>DT64-02219</text:p>
          </table:table-cell>
          <table:table-cell office:value-type="string">
            <text:p>Etcheverry,</text:p>
          </table:table-cell>
          <table:table-cell office:value-type="string">
            <text:p>fief, commune d’Alçay-Alçabéhéty-Sunharette.</text:p>
          </table:table-cell>
          <table:table-cell office:value-type="string">
            <text:p>Alçay-Alçabéhéty-Sunharette</text:p>
          </table:table-cell>
          <table:table-cell office:value-type="float" office:value="64015">
            <text:p>64015</text:p>
          </table:table-cell>
          <table:table-cell table:number-columns-repeated="3"/>
        </table:table-row>
        <table:table-row table:style-name="ro1">
          <table:table-cell office:value-type="string">
            <text:p>DT64-02575</text:p>
          </table:table-cell>
          <table:table-cell office:value-type="string">
            <text:p>Halçaldé (Le),</text:p>
          </table:table-cell>
          <table:table-cell office:value-type="string">
            <text:p>ruisseau qui prend sa source dans la commune d’Alçay-Alçabéhéty-Sunharette et se jette dans le Laurhibar, après avoir arrosé la commune de Mendive.</text:p>
          </table:table-cell>
          <table:table-cell office:value-type="string">
            <text:p>Alçay-Alçabéhéty-Sunharette</text:p>
          </table:table-cell>
          <table:table-cell office:value-type="float" office:value="64015">
            <text:p>64015</text:p>
          </table:table-cell>
          <table:table-cell table:number-columns-repeated="3"/>
        </table:table-row>
        <table:table-row table:style-name="ro1">
          <table:table-cell office:value-type="string">
            <text:p>DT64-02913</text:p>
          </table:table-cell>
          <table:table-cell office:value-type="string">
            <text:p>Irigaray,</text:p>
          </table:table-cell>
          <table:table-cell office:value-type="string">
            <text:p>fief, commune d’Alçay-Alçabéhéty-Sunharette ; mentionné en 1385 (coll. Duch. vol. CXIV, f° 43).</text:p>
          </table:table-cell>
          <table:table-cell office:value-type="string">
            <text:p>Alçay-Alçabéhéty-Sunharette</text:p>
          </table:table-cell>
          <table:table-cell office:value-type="float" office:value="64015">
            <text:p>64015</text:p>
          </table:table-cell>
          <table:table-cell table:number-columns-repeated="3"/>
        </table:table-row>
        <table:table-row table:style-name="ro1">
          <table:table-cell office:value-type="string">
            <text:p>DT64-04991</text:p>
          </table:table-cell>
          <table:table-cell office:value-type="string">
            <text:p>Saint-Nicolas (La fontaine),</text:p>
          </table:table-cell>
          <table:table-cell office:value-type="string">
            <text:p>commune d’Alçay-Alçabéhéty-Sunharette.</text:p>
          </table:table-cell>
          <table:table-cell office:value-type="string">
            <text:p>Alçay-Alçabéhéty-Sunharette</text:p>
          </table:table-cell>
          <table:table-cell office:value-type="float" office:value="64015">
            <text:p>64015</text:p>
          </table:table-cell>
          <table:table-cell table:number-columns-repeated="3"/>
        </table:table-row>
        <table:table-row table:style-name="ro1">
          <table:table-cell office:value-type="string">
            <text:p>DT64-01942</text:p>
          </table:table-cell>
          <table:table-cell office:value-type="string">
            <text:p>Domec,</text:p>
          </table:table-cell>
          <table:table-cell office:value-type="string">
            <text:p>fief, commune d’Alos-Sibas, au village de Sibas ; mentionné en 1385 (coll. Duch. vol. CXIV, f° 43).</text:p>
          </table:table-cell>
          <table:table-cell office:value-type="string">
            <text:p>Alos-Sibas</text:p>
          </table:table-cell>
          <table:table-cell office:value-type="float" office:value="64017">
            <text:p>64017</text:p>
          </table:table-cell>
          <table:table-cell table:number-columns-repeated="3"/>
        </table:table-row>
        <table:table-row table:style-name="ro1">
          <table:table-cell office:value-type="string">
            <text:p>DT64-03824</text:p>
          </table:table-cell>
          <table:table-cell office:value-type="string">
            <text:p>Mendisquer,</text:p>
          </table:table-cell>
          <table:table-cell office:value-type="string">
            <text:p>fief, commune d’Alos-Sibas.</text:p>
          </table:table-cell>
          <table:table-cell office:value-type="string">
            <text:p>Alos-Sibas</text:p>
          </table:table-cell>
          <table:table-cell office:value-type="float" office:value="64017">
            <text:p>64017</text:p>
          </table:table-cell>
          <table:table-cell table:number-columns-repeated="3"/>
        </table:table-row>
        <table:table-row table:style-name="ro1">
          <table:table-cell office:value-type="string">
            <text:p>DT64-05063</text:p>
          </table:table-cell>
          <table:table-cell office:value-type="string">
            <text:p>Salle (La),</text:p>
          </table:table-cell>
          <table:table-cell office:value-type="string">
            <text:p>ferme et fief, commune d’Alos-Sibas.</text:p>
          </table:table-cell>
          <table:table-cell office:value-type="string">
            <text:p>Alos-Sibas</text:p>
          </table:table-cell>
          <table:table-cell office:value-type="float" office:value="64017">
            <text:p>64017</text:p>
          </table:table-cell>
          <table:table-cell table:number-columns-repeated="3"/>
        </table:table-row>
        <table:table-row table:style-name="ro1">
          <table:table-cell office:value-type="string">
            <text:p>DT64-02727</text:p>
          </table:table-cell>
          <table:table-cell office:value-type="string">
            <text:p>Hiriberry,</text:p>
          </table:table-cell>
          <table:table-cell office:value-type="string">
            <text:p>hameau, commune d’Amendeuix-Oneix.</text:p>
          </table:table-cell>
          <table:table-cell office:value-type="string">
            <text:p>Amendeuix-Oneix</text:p>
          </table:table-cell>
          <table:table-cell office:value-type="float" office:value="64018">
            <text:p>64018</text:p>
          </table:table-cell>
          <table:table-cell table:number-columns-repeated="3"/>
        </table:table-row>
        <table:table-row table:style-name="ro1">
          <table:table-cell office:value-type="string">
            <text:p>DT64-03197</text:p>
          </table:table-cell>
          <table:table-cell office:value-type="string">
            <text:p>Lanevieille,</text:p>
          </table:table-cell>
          <table:table-cell office:value-type="string">
            <text:p>fief, commune d’Amendeuix-Oneix.</text:p>
          </table:table-cell>
          <table:table-cell office:value-type="string">
            <text:p>Amendeuix-Oneix</text:p>
          </table:table-cell>
          <table:table-cell office:value-type="float" office:value="64018">
            <text:p>64018</text:p>
          </table:table-cell>
          <table:table-cell table:number-columns-repeated="3"/>
        </table:table-row>
        <table:table-row table:style-name="ro1">
          <table:table-cell office:value-type="string">
            <text:p>DT64-01711</text:p>
          </table:table-cell>
          <table:table-cell office:value-type="string">
            <text:p>Chirrita (Le),</text:p>
          </table:table-cell>
          <table:table-cell office:value-type="string">
            <text:p>ruisseau qui coule sur la commune d’Amorots-Succos et se jette dans le Béhobie.</text:p>
          </table:table-cell>
          <table:table-cell office:value-type="string">
            <text:p>Amorots-Succos</text:p>
          </table:table-cell>
          <table:table-cell office:value-type="float" office:value="64019">
            <text:p>64019</text:p>
          </table:table-cell>
          <table:table-cell table:number-columns-repeated="3"/>
        </table:table-row>
        <table:table-row table:style-name="ro1">
          <table:table-cell office:value-type="string">
            <text:p>DT64-02472</text:p>
          </table:table-cell>
          <table:table-cell office:value-type="string">
            <text:p>Goïty (La croix),</text:p>
          </table:table-cell>
          <table:table-cell office:value-type="string">
            <text:p>pèlerinage, commune d’Amorots-Succos.</text:p>
          </table:table-cell>
          <table:table-cell office:value-type="string">
            <text:p>Amorots-Succos</text:p>
          </table:table-cell>
          <table:table-cell office:value-type="float" office:value="64019">
            <text:p>64019</text:p>
          </table:table-cell>
          <table:table-cell table:number-columns-repeated="3"/>
        </table:table-row>
        <table:table-row table:style-name="ro1">
          <table:table-cell office:value-type="string">
            <text:p>DT64-02610</text:p>
          </table:table-cell>
          <table:table-cell office:value-type="string">
            <text:p>Harguindéguy (Le),</text:p>
          </table:table-cell>
          <table:table-cell office:value-type="string">
            <text:p>ruisseau qui prend sa source dans la commune d’Amorots-Succos et se jette dans le Minhuriéta, après avoir arrosé Beguios.</text:p>
          </table:table-cell>
          <table:table-cell office:value-type="string">
            <text:p>Amorots-Succos</text:p>
          </table:table-cell>
          <table:table-cell office:value-type="float" office:value="64019">
            <text:p>64019</text:p>
          </table:table-cell>
          <table:table-cell table:number-columns-repeated="3"/>
        </table:table-row>
        <table:table-row table:style-name="ro1">
          <table:table-cell office:value-type="string">
            <text:p>DT64-02842</text:p>
          </table:table-cell>
          <table:table-cell office:value-type="string">
            <text:p>Ichorox (La croix d’),</text:p>
          </table:table-cell>
          <table:table-cell office:value-type="string">
            <text:p>pèlerinage, commune d’Amorots-Succos.</text:p>
          </table:table-cell>
          <table:table-cell office:value-type="string">
            <text:p>Amorots-Succos</text:p>
          </table:table-cell>
          <table:table-cell office:value-type="float" office:value="64019">
            <text:p>64019</text:p>
          </table:table-cell>
          <table:table-cell table:number-columns-repeated="3"/>
        </table:table-row>
        <table:table-row table:style-name="ro1">
          <table:table-cell office:value-type="string">
            <text:p>DT64-04238</text:p>
          </table:table-cell>
          <table:table-cell office:value-type="string">
            <text:p>Ospital,</text:p>
          </table:table-cell>
          <table:table-cell office:value-type="string">
            <text:p>ferme, commune d’Amorots-Succos.</text:p>
          </table:table-cell>
          <table:table-cell office:value-type="string">
            <text:p>Amorots-Succos</text:p>
          </table:table-cell>
          <table:table-cell office:value-type="float" office:value="64019">
            <text:p>64019</text:p>
          </table:table-cell>
          <table:table-cell table:number-columns-repeated="3"/>
        </table:table-row>
        <table:table-row table:style-name="ro1">
          <table:table-cell office:value-type="string">
            <text:p>DT64-05566</text:p>
          </table:table-cell>
          <table:table-cell office:value-type="string">
            <text:p>Troussecaillau,</text:p>
          </table:table-cell>
          <table:table-cell office:value-type="string">
            <text:p>fief, commune d’Amorots-Succos, vassal du royaume de Navarre.</text:p>
          </table:table-cell>
          <table:table-cell office:value-type="string">
            <text:p>Amorots-Succos</text:p>
          </table:table-cell>
          <table:table-cell office:value-type="float" office:value="64019">
            <text:p>64019</text:p>
          </table:table-cell>
          <table:table-cell table:number-columns-repeated="3"/>
        </table:table-row>
        <table:table-row table:style-name="ro1">
          <table:table-cell office:value-type="string">
            <text:p>DT64-00822</text:p>
          </table:table-cell>
          <table:table-cell office:value-type="string">
            <text:p>Bédéra (Le),</text:p>
          </table:table-cell>
          <table:table-cell office:value-type="string">
            <text:p>ruisseau qui prend sa source à Bonnut, sort des Basses-Pyrénées et se jette dans le Luy-de-Béarn près d’Amou (département des Landes).</text:p>
          </table:table-cell>
          <table:table-cell office:value-type="string">
            <text:p>Amou</text:p>
          </table:table-cell>
          <table:table-cell office:value-type="float" office:value="40002">
            <text:p>40002</text:p>
          </table:table-cell>
          <table:table-cell table:number-columns-repeated="3"/>
        </table:table-row>
        <table:table-row table:style-name="ro1">
          <table:table-cell office:value-type="string">
            <text:p>DT64-04275</text:p>
          </table:table-cell>
          <table:table-cell office:value-type="string">
            <text:p>Oursòo (L’),</text:p>
          </table:table-cell>
          <table:table-cell office:value-type="string">
            <text:p>ruisseau qui prend sa source sur la commune d’Orthez et se jette dans le Luy-de-Béarn près d’Amou (département des Landes), après avoir traversé dans les Basses-Pyrénées la commune de Bonnut.</text:p>
          </table:table-cell>
          <table:table-cell office:value-type="string">
            <text:p>Amou</text:p>
          </table:table-cell>
          <table:table-cell office:value-type="float" office:value="40002">
            <text:p>40002</text:p>
          </table:table-cell>
          <table:table-cell table:number-columns-repeated="3"/>
        </table:table-row>
        <table:table-row table:style-name="ro2">
          <table:table-cell office:value-type="string">
            <text:p>DT64-01023</text:p>
          </table:table-cell>
          <table:table-cell office:value-type="string">
            <text:p>Bidouse (La),</text:p>
          </table:table-cell>
          <table:table-cell office:value-type="string">
            <text:p>rivière qui prend sa source dans la forêt des Arbailles et se jette à Guiche dans l’Adour, après avoir arrosé Saint-Just-Ibarre, Musculdy, Bunus, Larceveau, Ostabat-Asme, Juxue, Arhansus, Uhart-Mixe, Larribar-Sorhapuru, Béhasque-Lapiste, Saint-Palais, Aicirits, Gabat, Camou-Mixe-Suhast, Ilharre, Labets-Biscay, Villenave (canton de Bidache), Bergouey, Came, Bidache, Bardos et Sames.</text:p>
          </table:table-cell>
          <table:table-cell office:value-type="string">
            <text:p>Arbailles</text:p>
          </table:table-cell>
          <table:table-cell office:value-type="string">
            <text:p>Non</text:p>
          </table:table-cell>
          <table:table-cell table:number-columns-repeated="3"/>
        </table:table-row>
        <table:table-row table:style-name="ro1">
          <table:table-cell office:value-type="string">
            <text:p>DT64-00108</text:p>
          </table:table-cell>
          <table:table-cell office:value-type="string">
            <text:p>Aïtciry,</text:p>
          </table:table-cell>
          <table:table-cell office:value-type="string">
            <text:p>ferme, commune d’Arbérats-Sillègue.</text:p>
          </table:table-cell>
          <table:table-cell office:value-type="string">
            <text:p>Arbérats-Sillègue</text:p>
          </table:table-cell>
          <table:table-cell office:value-type="float" office:value="64034">
            <text:p>64034</text:p>
          </table:table-cell>
          <table:table-cell table:number-columns-repeated="3"/>
        </table:table-row>
        <table:table-row table:style-name="ro1">
          <table:table-cell office:value-type="string">
            <text:p>DT64-00841</text:p>
          </table:table-cell>
          <table:table-cell office:value-type="string">
            <text:p>Béhéity,</text:p>
          </table:table-cell>
          <table:table-cell office:value-type="string">
            <text:p>hameau, commune d’Arbouet-Sussaute.</text:p>
          </table:table-cell>
          <table:table-cell office:value-type="string">
            <text:p>Arbouet-Sussaute</text:p>
          </table:table-cell>
          <table:table-cell office:value-type="float" office:value="64036">
            <text:p>64036</text:p>
          </table:table-cell>
          <table:table-cell table:number-columns-repeated="3"/>
        </table:table-row>
        <table:table-row table:style-name="ro1">
          <table:table-cell office:value-type="string">
            <text:p>DT64-02043</text:p>
          </table:table-cell>
          <table:table-cell office:value-type="string">
            <text:p>Élichetche,</text:p>
          </table:table-cell>
          <table:table-cell office:value-type="string">
            <text:p>ferme, commune d’Arbouet-Sussaute.</text:p>
          </table:table-cell>
          <table:table-cell office:value-type="string">
            <text:p>Arbouet-Sussaute</text:p>
          </table:table-cell>
          <table:table-cell office:value-type="float" office:value="64036">
            <text:p>64036</text:p>
          </table:table-cell>
          <table:table-cell table:number-columns-repeated="3"/>
        </table:table-row>
        <table:table-row table:style-name="ro1">
          <table:table-cell office:value-type="string">
            <text:p>DT64-02857</text:p>
          </table:table-cell>
          <table:table-cell office:value-type="string">
            <text:p>Ihernots (L’),</text:p>
          </table:table-cell>
          <table:table-cell office:value-type="string">
            <text:p>ruisseau qui prend sa source dans la commune d’Arbouet-Sussaute et se jette dans le Saison, après avoir arrosé les communes d’Osserain-Rivareyte et d’Autevielle-Saint-Martin-Bidéren.</text:p>
          </table:table-cell>
          <table:table-cell office:value-type="string">
            <text:p>Arbouet-Sussaute</text:p>
          </table:table-cell>
          <table:table-cell office:value-type="float" office:value="64036">
            <text:p>64036</text:p>
          </table:table-cell>
          <table:table-cell table:number-columns-repeated="3"/>
        </table:table-row>
        <table:table-row table:style-name="ro1">
          <table:table-cell office:value-type="string">
            <text:p>DT64-03375</text:p>
          </table:table-cell>
          <table:table-cell office:value-type="string">
            <text:p>Lauhirasse (Le),</text:p>
          </table:table-cell>
          <table:table-cell office:value-type="string">
            <text:p>ruisseau qui prend sa source dans la commune d’Arbouet-Sussaute, arrose Gabat, Ilharre, la Bastide-Villefranche, Bergouey, et se jette à Arancou 97dans la Bidouse.</text:p>
          </table:table-cell>
          <table:table-cell office:value-type="string">
            <text:p>Arbouet-Sussaute</text:p>
          </table:table-cell>
          <table:table-cell office:value-type="float" office:value="64036">
            <text:p>64036</text:p>
          </table:table-cell>
          <table:table-cell table:number-columns-repeated="3"/>
        </table:table-row>
        <table:table-row table:style-name="ro1">
          <table:table-cell office:value-type="string">
            <text:p>DT64-03771</text:p>
          </table:table-cell>
          <table:table-cell office:value-type="string">
            <text:p>Mauhourat,</text:p>
          </table:table-cell>
          <table:table-cell office:value-type="string">
            <text:p>hameau, commune d’Arbouet-Sussaute.</text:p>
          </table:table-cell>
          <table:table-cell office:value-type="string">
            <text:p>Arbouet-Sussaute</text:p>
          </table:table-cell>
          <table:table-cell office:value-type="float" office:value="64036">
            <text:p>64036</text:p>
          </table:table-cell>
          <table:table-cell table:number-columns-repeated="3"/>
        </table:table-row>
        <table:table-row table:style-name="ro1">
          <table:table-cell office:value-type="string">
            <text:p>DT64-05058</text:p>
          </table:table-cell>
          <table:table-cell office:value-type="string">
            <text:p>Sallaberry,</text:p>
          </table:table-cell>
          <table:table-cell office:value-type="string">
            <text:p>ferme, commune d’Arbouet-Sussaute.</text:p>
          </table:table-cell>
          <table:table-cell office:value-type="string">
            <text:p>Arbouet-Sussaute</text:p>
          </table:table-cell>
          <table:table-cell office:value-type="float" office:value="64036">
            <text:p>64036</text:p>
          </table:table-cell>
          <table:table-cell table:number-columns-repeated="3"/>
        </table:table-row>
        <table:table-row table:style-name="ro1">
          <table:table-cell office:value-type="string">
            <text:p>DT64-02829</text:p>
          </table:table-cell>
          <table:table-cell office:value-type="string">
            <text:p>Ibarle (L’),</text:p>
          </table:table-cell>
          <table:table-cell office:value-type="string">
            <text:p>ruisseau qui prend sa source dans la commune de Saint-Goin et se jette dans le Lausset, après avoir arrosé les communes de Geus (canton d’Aren et de Préchacq-Josbaig.</text:p>
          </table:table-cell>
          <table:table-cell office:value-type="string">
            <text:p>Aren et de Préchacq-Josbaig</text:p>
          </table:table-cell>
          <table:table-cell office:value-type="string">
            <text:p>64039 <text:s/>/ 64458 </text:p>
          </table:table-cell>
          <table:table-cell/>
          <table:table-cell office:value-type="string">
            <text:p>Pb de segmentation et le texte de la colonne « définition » est fautif (pas le XML)</text:p>
          </table:table-cell>
          <table:table-cell/>
        </table:table-row>
        <table:table-row table:style-name="ro1">
          <table:table-cell office:value-type="string">
            <text:p>DT64-01195</text:p>
          </table:table-cell>
          <table:table-cell office:value-type="string">
            <text:p>Bourrugot (Le),</text:p>
          </table:table-cell>
          <table:table-cell office:value-type="string">
            <text:p>hameau, ancienne annexe de Balansun réunie à la commune d’Argagnon-Marcerin depuis le 8 avril 1851.</text:p>
          </table:table-cell>
          <table:table-cell office:value-type="string">
            <text:p>Argagnon-Marcerin</text:p>
          </table:table-cell>
          <table:table-cell office:value-type="float" office:value="64042">
            <text:p>64042</text:p>
          </table:table-cell>
          <table:table-cell table:number-columns-repeated="3"/>
        </table:table-row>
        <table:table-row table:style-name="ro1">
          <table:table-cell office:value-type="string">
            <text:p>DT64-01584</text:p>
          </table:table-cell>
          <table:table-cell office:value-type="string">
            <text:p>Castets (Les),</text:p>
          </table:table-cell>
          <table:table-cell office:value-type="string">
            <text:p>écart, commune d’Argagnon-Marcerin ; mentionné en 1779 (terrier de Marcerin, E. 272).</text:p>
          </table:table-cell>
          <table:table-cell office:value-type="string">
            <text:p>Argagnon-Marcerin</text:p>
          </table:table-cell>
          <table:table-cell office:value-type="float" office:value="64042">
            <text:p>64042</text:p>
          </table:table-cell>
          <table:table-cell table:number-columns-repeated="3"/>
        </table:table-row>
        <table:table-row table:style-name="ro1">
          <table:table-cell office:value-type="string">
            <text:p>DT64-01676</text:p>
          </table:table-cell>
          <table:table-cell office:value-type="string">
            <text:p>Charritte-de-Haut,</text:p>
          </table:table-cell>
          <table:table-cell office:value-type="string">
            <text:p>village, commune de Lacarry ; ancienne commune réunie avec le village d’Arhan à Lacarry.</text:p>
          </table:table-cell>
          <table:table-cell office:value-type="string">
            <text:p>Arhan</text:p>
          </table:table-cell>
          <table:table-cell office:value-type="string">
            <text:p>Non</text:p>
          </table:table-cell>
          <table:table-cell table:number-columns-repeated="3"/>
        </table:table-row>
        <table:table-row table:style-name="ro1">
          <table:table-cell office:value-type="string">
            <text:p>DT64-03404</text:p>
          </table:table-cell>
          <table:table-cell office:value-type="string">
            <text:p>Laxavy (Le),</text:p>
          </table:table-cell>
          <table:table-cell office:value-type="string">
            <text:p>ruisseau qui coule sur la commune d’Arrast-Larrebieu et se mêle à l’Aphanire.</text:p>
          </table:table-cell>
          <table:table-cell office:value-type="string">
            <text:p>Arrast-Larrebieu</text:p>
          </table:table-cell>
          <table:table-cell office:value-type="float" office:value="64050">
            <text:p>64050</text:p>
          </table:table-cell>
          <table:table-cell table:number-columns-repeated="3"/>
        </table:table-row>
        <table:table-row table:style-name="ro1">
          <table:table-cell office:value-type="string">
            <text:p>DT64-01820</text:p>
          </table:table-cell>
          <table:table-cell office:value-type="string">
            <text:p>Coud (Le),</text:p>
          </table:table-cell>
          <table:table-cell office:value-type="string">
            <text:p>bois, commune d’Arraute-Charritte.</text:p>
          </table:table-cell>
          <table:table-cell office:value-type="string">
            <text:p>Arraute-Charritte</text:p>
          </table:table-cell>
          <table:table-cell office:value-type="float" office:value="64051">
            <text:p>64051</text:p>
          </table:table-cell>
          <table:table-cell table:number-columns-repeated="3"/>
        </table:table-row>
        <table:table-row table:style-name="ro1">
          <table:table-cell office:value-type="string">
            <text:p>DT64-02949</text:p>
          </table:table-cell>
          <table:table-cell office:value-type="string">
            <text:p>Ithorrondo,</text:p>
          </table:table-cell>
          <table:table-cell office:value-type="string">
            <text:p>ferme, commune d’Arraute-Charritte.</text:p>
          </table:table-cell>
          <table:table-cell office:value-type="string">
            <text:p>Arraute-Charritte</text:p>
          </table:table-cell>
          <table:table-cell office:value-type="float" office:value="64051">
            <text:p>64051</text:p>
          </table:table-cell>
          <table:table-cell table:number-columns-repeated="3"/>
        </table:table-row>
        <table:table-row table:style-name="ro2">
          <table:table-cell office:value-type="string">
            <text:p>DT64-00669</text:p>
          </table:table-cell>
          <table:table-cell office:value-type="string">
            <text:p>Barateigt (Le),</text:p>
          </table:table-cell>
          <table:table-cell office:value-type="string">
            <text:p>ruisseau qui arrose le village d’Arrive et se jette dans le Saison.</text:p>
          </table:table-cell>
          <table:table-cell office:value-type="string">
            <text:p>Arrive</text:p>
          </table:table-cell>
          <table:table-cell office:value-type="string">
            <text:p>Non</text:p>
          </table:table-cell>
          <table:table-cell table:number-columns-repeated="3"/>
        </table:table-row>
        <table:table-row table:style-name="ro1">
          <table:table-cell office:value-type="string">
            <text:p>DT64-04458</text:p>
          </table:table-cell>
          <table:table-cell office:value-type="string">
            <text:p>Peyredagna,</text:p>
          </table:table-cell>
          <table:table-cell office:value-type="string">
            <text:p>rocher aujourd’hui à fleur de terre, communes de Bougarber et de Viellenave (canton d’Arthez) ; c’était une des limites des landes du Pont-Long.</text:p>
          </table:table-cell>
          <table:table-cell office:value-type="string">
            <text:p>Arthez)</text:p>
          </table:table-cell>
          <table:table-cell office:value-type="string">
            <text:p>Non</text:p>
          </table:table-cell>
          <table:table-cell table:number-columns-repeated="3"/>
        </table:table-row>
        <table:table-row table:style-name="ro1">
          <table:table-cell office:value-type="string">
            <text:p>DT64-00093</text:p>
          </table:table-cell>
          <table:table-cell office:value-type="string">
            <text:p>Salidès,</text:p>
          </table:table-cell>
          <table:table-cell office:value-type="string">
            <text:p>ruisseau qui prend sa source à Boumourt, sert de limite aux communes d’Arzacq) et se jette dans le Luy-de-Béarn.</text:p>
          </table:table-cell>
          <table:table-cell office:value-type="string">
            <text:p>Arzacq)</text:p>
          </table:table-cell>
          <table:table-cell office:value-type="string">
            <text:p>Non</text:p>
          </table:table-cell>
          <table:table-cell/>
          <table:table-cell office:value-type="string">
            <text:p>! le texte fourni dans la colonne « définition » est très fautif, mais tout me semble en ordre dans le fichier XML</text:p>
          </table:table-cell>
          <table:table-cell/>
        </table:table-row>
        <table:table-row table:style-name="ro1">
          <table:table-cell office:value-type="string">
            <text:p>DT64-03644</text:p>
          </table:table-cell>
          <table:table-cell office:value-type="string">
            <text:p>Luy-de-Béarn (Le),</text:p>
          </table:table-cell>
          <table:table-cell office:value-type="string">
            <text:p>rivière qui prend sa source à Andoins, se réunit près de Gaujacq (département des Landes) au Luy-de-France pour se jeter dans l’Adour à Tercis (département des Landes), après avoir arrosé dans les Basses-Pyrénées les communes de Morlàas, Serres-Morlàas, Buros, Pau, Montardon, Serres-Castet, Sauvagnon, Caubios-Loos, Uzein, Aubin, Momas, Mazeroles, Larreule, Uzan, Bouillon, Geus (canton d’Arzacq), Pomps, Morlanne, Haget-Aubin, Saint-Médard, Labeyrie, Lacadée et Sault-de-Navailles.</text:p>
          </table:table-cell>
          <table:table-cell office:value-type="string">
            <text:p>Arzacq), Pomps, Morlanne, Haget-Aubin, Saint-Médard, Labeyrie, Lacadée et Sault-de-Navailles</text:p>
          </table:table-cell>
          <table:table-cell office:value-type="string">
            <text:p>Non / 64450 <text:s/>/ 64406 / 64254 / 64491 / 64295 / 64296 / 64510 </text:p>
          </table:table-cell>
          <table:table-cell/>
          <table:table-cell office:value-type="string">
            <text:p>Pb de segmentation</text:p>
          </table:table-cell>
          <table:table-cell/>
        </table:table-row>
        <table:table-row table:style-name="ro1">
          <table:table-cell office:value-type="string">
            <text:p>DT64-00949</text:p>
          </table:table-cell>
          <table:table-cell office:value-type="string">
            <text:p>Bernet (Le),</text:p>
          </table:table-cell>
          <table:table-cell office:value-type="string">
            <text:p>ruisseau qui arrose la commune d’Aste-Béon et se jette dans le Gave d’Ossau.</text:p>
          </table:table-cell>
          <table:table-cell office:value-type="string">
            <text:p>Aste-Béon</text:p>
          </table:table-cell>
          <table:table-cell office:value-type="float" office:value="64069">
            <text:p>64069</text:p>
          </table:table-cell>
          <table:table-cell table:number-columns-repeated="3"/>
        </table:table-row>
        <table:table-row table:style-name="ro1">
          <table:table-cell office:value-type="string">
            <text:p>DT64-02274</text:p>
          </table:table-cell>
          <table:table-cell office:value-type="string">
            <text:p>Forge d’Angosse,</text:p>
          </table:table-cell>
          <table:table-cell office:value-type="string">
            <text:p>usine, commune d’Aste-Béon.</text:p>
          </table:table-cell>
          <table:table-cell office:value-type="string">
            <text:p>Aste-Béon</text:p>
          </table:table-cell>
          <table:table-cell office:value-type="float" office:value="64069">
            <text:p>64069</text:p>
          </table:table-cell>
          <table:table-cell table:number-columns-repeated="3"/>
        </table:table-row>
        <table:table-row table:style-name="ro1">
          <table:table-cell office:value-type="string">
            <text:p>DT64-04622</text:p>
          </table:table-cell>
          <table:table-cell office:value-type="string">
            <text:p>Port de Béon (Le),</text:p>
          </table:table-cell>
          <table:table-cell office:value-type="string">
            <text:p>hameau, commune d’Aste-Béon.</text:p>
          </table:table-cell>
          <table:table-cell office:value-type="string">
            <text:p>Aste-Béon</text:p>
          </table:table-cell>
          <table:table-cell office:value-type="float" office:value="64069">
            <text:p>64069</text:p>
          </table:table-cell>
          <table:table-cell table:number-columns-repeated="3"/>
        </table:table-row>
        <table:table-row table:style-name="ro1">
          <table:table-cell office:value-type="string">
            <text:p>DT64-04941</text:p>
          </table:table-cell>
          <table:table-cell office:value-type="string">
            <text:p>Saint-Julia,</text:p>
          </table:table-cell>
          <table:table-cell office:value-type="string">
            <text:p>écart, commune d’Aste-Béon.</text:p>
          </table:table-cell>
          <table:table-cell office:value-type="string">
            <text:p>Aste-Béon</text:p>
          </table:table-cell>
          <table:table-cell office:value-type="float" office:value="64069">
            <text:p>64069</text:p>
          </table:table-cell>
          <table:table-cell table:number-columns-repeated="3"/>
        </table:table-row>
        <table:table-row table:style-name="ro1">
          <table:table-cell office:value-type="string">
            <text:p>DT64-05296</text:p>
          </table:table-cell>
          <table:table-cell office:value-type="string">
            <text:p>Séziréite,</text:p>
          </table:table-cell>
          <table:table-cell office:value-type="string">
            <text:p>montagne, commune d’Aste-Béon.</text:p>
          </table:table-cell>
          <table:table-cell office:value-type="string">
            <text:p>Aste-Béon</text:p>
          </table:table-cell>
          <table:table-cell office:value-type="float" office:value="64069">
            <text:p>64069</text:p>
          </table:table-cell>
          <table:table-cell table:number-columns-repeated="3"/>
        </table:table-row>
        <table:table-row table:style-name="ro1">
          <table:table-cell office:value-type="string">
            <text:p>DT64-01285</text:p>
          </table:table-cell>
          <table:table-cell office:value-type="string">
            <text:p>Cabé,</text:p>
          </table:table-cell>
          <table:table-cell office:value-type="string">
            <text:p>fief, commune d’Athos-Aspis.</text:p>
          </table:table-cell>
          <table:table-cell office:value-type="string">
            <text:p>Athos-Aspis</text:p>
          </table:table-cell>
          <table:table-cell office:value-type="float" office:value="64071">
            <text:p>64071</text:p>
          </table:table-cell>
          <table:table-cell table:number-columns-repeated="3"/>
        </table:table-row>
        <table:table-row table:style-name="ro1">
          <table:table-cell office:value-type="string">
            <text:p>DT64-03901</text:p>
          </table:table-cell>
          <table:table-cell office:value-type="string">
            <text:p>Moliède,</text:p>
          </table:table-cell>
          <table:table-cell office:value-type="string">
            <text:p>ferme, commune d’Athos-Aspis.</text:p>
          </table:table-cell>
          <table:table-cell office:value-type="string">
            <text:p>Athos-Aspis</text:p>
          </table:table-cell>
          <table:table-cell office:value-type="float" office:value="64071">
            <text:p>64071</text:p>
          </table:table-cell>
          <table:table-cell table:number-columns-repeated="3"/>
        </table:table-row>
        <table:table-row table:style-name="ro1">
          <table:table-cell office:value-type="string">
            <text:p>DT64-04693</text:p>
          </table:table-cell>
          <table:table-cell office:value-type="string">
            <text:p>Pys,</text:p>
          </table:table-cell>
          <table:table-cell office:value-type="string">
            <text:p>ferme et fief, commune d’Athos-Aspis.</text:p>
          </table:table-cell>
          <table:table-cell office:value-type="string">
            <text:p>Athos-Aspis</text:p>
          </table:table-cell>
          <table:table-cell office:value-type="float" office:value="64071">
            <text:p>64071</text:p>
          </table:table-cell>
          <table:table-cell table:number-columns-repeated="3"/>
        </table:table-row>
        <table:table-row table:style-name="ro1">
          <table:table-cell office:value-type="string">
            <text:p>DT64-05070</text:p>
          </table:table-cell>
          <table:table-cell office:value-type="string">
            <text:p>Salle (La),</text:p>
          </table:table-cell>
          <table:table-cell office:value-type="string">
            <text:p>fief, commune d’Athos-Aspis.</text:p>
          </table:table-cell>
          <table:table-cell office:value-type="string">
            <text:p>Athos-Aspis</text:p>
          </table:table-cell>
          <table:table-cell office:value-type="float" office:value="64071">
            <text:p>64071</text:p>
          </table:table-cell>
          <table:table-cell table:number-columns-repeated="3"/>
        </table:table-row>
        <table:table-row table:style-name="ro1">
          <table:table-cell office:value-type="string">
            <text:p>DT64-05161</text:p>
          </table:table-cell>
          <table:table-cell office:value-type="string">
            <text:p>Sarrecaute,</text:p>
          </table:table-cell>
          <table:table-cell office:value-type="string">
            <text:p>ferme, commune d’Athos-Aspis ; mentionnée en 1385 (cens. f° 13).</text:p>
          </table:table-cell>
          <table:table-cell office:value-type="string">
            <text:p>Athos-Aspis</text:p>
          </table:table-cell>
          <table:table-cell office:value-type="float" office:value="64071">
            <text:p>64071</text:p>
          </table:table-cell>
          <table:table-cell table:number-columns-repeated="3"/>
        </table:table-row>
        <table:table-row table:style-name="ro1">
          <table:table-cell office:value-type="string">
            <text:p>DT64-00277</text:p>
          </table:table-cell>
          <table:table-cell office:value-type="string">
            <text:p>Arcis (L’),</text:p>
          </table:table-cell>
          <table:table-cell office:value-type="string">
            <text:p>ruisseau qui prend sa source dans la commune de Luc-Armau, arrose Bassillon-Vauzé, Corbères-Abère-Domengeux, Séméac-Blachon, Arroses, Aurions-Idernes, Aydie, Mont (canton de Garlin), Aubous et Diusse, sort du département des Basses-Pyrénées et se jette dans le Léès près d’Aurensan (département du Gers&gt;).</text:p>
          </table:table-cell>
          <table:table-cell office:value-type="string">
            <text:p>Aurensan</text:p>
          </table:table-cell>
          <table:table-cell office:value-type="float" office:value="32017">
            <text:p>32017</text:p>
          </table:table-cell>
          <table:table-cell table:number-columns-repeated="3"/>
        </table:table-row>
        <table:table-row table:style-name="ro1">
          <table:table-cell office:value-type="string">
            <text:p>DT64-00017</text:p>
          </table:table-cell>
          <table:table-cell office:value-type="string">
            <text:p>Abbat (L’),</text:p>
          </table:table-cell>
          <table:table-cell office:value-type="string">
            <text:p>lande, commune d’Aurions-Idernes.</text:p>
          </table:table-cell>
          <table:table-cell office:value-type="string">
            <text:p>Aurions-Idernes</text:p>
          </table:table-cell>
          <table:table-cell office:value-type="float" office:value="64079">
            <text:p>64079</text:p>
          </table:table-cell>
          <table:table-cell table:number-columns-repeated="3"/>
        </table:table-row>
        <table:table-row table:style-name="ro1">
          <table:table-cell office:value-type="string">
            <text:p>DT64-00717</text:p>
          </table:table-cell>
          <table:table-cell office:value-type="string">
            <text:p>Barsious (Les),</text:p>
          </table:table-cell>
          <table:table-cell office:value-type="string">
            <text:p>lande, commune d’Aurions-Idernes.</text:p>
          </table:table-cell>
          <table:table-cell office:value-type="string">
            <text:p>Aurions-Idernes</text:p>
          </table:table-cell>
          <table:table-cell office:value-type="float" office:value="64079">
            <text:p>64079</text:p>
          </table:table-cell>
          <table:table-cell table:number-columns-repeated="3"/>
        </table:table-row>
        <table:table-row table:style-name="ro1">
          <table:table-cell office:value-type="string">
            <text:p>DT64-01304</text:p>
          </table:table-cell>
          <table:table-cell office:value-type="string">
            <text:p>Cagot (La côte du),</text:p>
          </table:table-cell>
          <table:table-cell office:value-type="string">
            <text:p>écart, commune d’Aurions-Idernes.</text:p>
          </table:table-cell>
          <table:table-cell office:value-type="string">
            <text:p>Aurions-Idernes</text:p>
          </table:table-cell>
          <table:table-cell office:value-type="float" office:value="64079">
            <text:p>64079</text:p>
          </table:table-cell>
          <table:table-cell table:number-columns-repeated="3"/>
        </table:table-row>
        <table:table-row table:style-name="ro1">
          <table:table-cell office:value-type="string">
            <text:p>DT64-01308</text:p>
          </table:table-cell>
          <table:table-cell office:value-type="string">
            <text:p>Cailhabet,</text:p>
          </table:table-cell>
          <table:table-cell office:value-type="string">
            <text:p>ferme, commune d’Aurions-Idernes.</text:p>
          </table:table-cell>
          <table:table-cell office:value-type="string">
            <text:p>Aurions-Idernes</text:p>
          </table:table-cell>
          <table:table-cell office:value-type="float" office:value="64079">
            <text:p>64079</text:p>
          </table:table-cell>
          <table:table-cell table:number-columns-repeated="3"/>
        </table:table-row>
        <table:table-row table:style-name="ro1">
          <table:table-cell office:value-type="string">
            <text:p>DT64-01516</text:p>
          </table:table-cell>
          <table:table-cell office:value-type="string">
            <text:p>Castéra,</text:p>
          </table:table-cell>
          <table:table-cell office:value-type="string">
            <text:p>écart, commune d’Aurions-Idernes.</text:p>
          </table:table-cell>
          <table:table-cell office:value-type="string">
            <text:p>Aurions-Idernes</text:p>
          </table:table-cell>
          <table:table-cell office:value-type="float" office:value="64079">
            <text:p>64079</text:p>
          </table:table-cell>
          <table:table-cell table:number-columns-repeated="3"/>
        </table:table-row>
        <table:table-row table:style-name="ro1">
          <table:table-cell office:value-type="string">
            <text:p>DT64-02059</text:p>
          </table:table-cell>
          <table:table-cell office:value-type="string">
            <text:p>Enclos (L’),</text:p>
          </table:table-cell>
          <table:table-cell office:value-type="string">
            <text:p>hameau, commune d’Aurions-Idernes.</text:p>
          </table:table-cell>
          <table:table-cell office:value-type="string">
            <text:p>Aurions-Idernes</text:p>
          </table:table-cell>
          <table:table-cell office:value-type="float" office:value="64079">
            <text:p>64079</text:p>
          </table:table-cell>
          <table:table-cell table:number-columns-repeated="3"/>
        </table:table-row>
        <table:table-row table:style-name="ro1">
          <table:table-cell office:value-type="string">
            <text:p>DT64-03185</text:p>
          </table:table-cell>
          <table:table-cell office:value-type="string">
            <text:p>Lamude,</text:p>
          </table:table-cell>
          <table:table-cell office:value-type="string">
            <text:p>écart, commune d’Aurions-Idernes.</text:p>
          </table:table-cell>
          <table:table-cell office:value-type="string">
            <text:p>Aurions-Idernes</text:p>
          </table:table-cell>
          <table:table-cell office:value-type="float" office:value="64079">
            <text:p>64079</text:p>
          </table:table-cell>
          <table:table-cell table:number-columns-repeated="3"/>
        </table:table-row>
        <table:table-row table:style-name="ro1">
          <table:table-cell office:value-type="string">
            <text:p>DT64-05252</text:p>
          </table:table-cell>
          <table:table-cell office:value-type="string">
            <text:p>Serramone,</text:p>
          </table:table-cell>
          <table:table-cell office:value-type="string">
            <text:p>fief, commune d’Aurions-Idernes.</text:p>
          </table:table-cell>
          <table:table-cell office:value-type="string">
            <text:p>Aurions-Idernes</text:p>
          </table:table-cell>
          <table:table-cell office:value-type="float" office:value="64079">
            <text:p>64079</text:p>
          </table:table-cell>
          <table:table-cell table:number-columns-repeated="3"/>
        </table:table-row>
        <table:table-row table:style-name="ro1">
          <table:table-cell office:value-type="string">
            <text:p>DT64-05441</text:p>
          </table:table-cell>
          <table:table-cell office:value-type="string">
            <text:p>Tapiotes (Les),</text:p>
          </table:table-cell>
          <table:table-cell office:value-type="string">
            <text:p>écart, commune d’Aurions-Idernes.</text:p>
          </table:table-cell>
          <table:table-cell office:value-type="string">
            <text:p>Aurions-Idernes</text:p>
          </table:table-cell>
          <table:table-cell office:value-type="float" office:value="64079">
            <text:p>64079</text:p>
          </table:table-cell>
          <table:table-cell table:number-columns-repeated="3"/>
        </table:table-row>
        <table:table-row table:style-name="ro1">
          <table:table-cell office:value-type="string">
            <text:p>DT64-00705</text:p>
          </table:table-cell>
          <table:table-cell office:value-type="string">
            <text:p>Barrailla,</text:p>
          </table:table-cell>
          <table:table-cell office:value-type="string">
            <text:p>eaux minérales, commune d’Autevielle-Saint-Martin-Bidéren.</text:p>
          </table:table-cell>
          <table:table-cell office:value-type="string">
            <text:p>Autevielle-Saint-Martin-Bidéren</text:p>
          </table:table-cell>
          <table:table-cell office:value-type="float" office:value="64083">
            <text:p>64083</text:p>
          </table:table-cell>
          <table:table-cell table:number-columns-repeated="3"/>
        </table:table-row>
        <table:table-row table:style-name="ro1">
          <table:table-cell office:value-type="string">
            <text:p>DT64-01526</text:p>
          </table:table-cell>
          <table:table-cell office:value-type="string">
            <text:p>Castéra,</text:p>
          </table:table-cell>
          <table:table-cell office:value-type="string">
            <text:p>motte, commune d’Autevielle-Saint-Martin-Bidéren, sur les limites du Béarn et du pays de Mixe.</text:p>
          </table:table-cell>
          <table:table-cell office:value-type="string">
            <text:p>Autevielle-Saint-Martin-Bidéren</text:p>
          </table:table-cell>
          <table:table-cell office:value-type="float" office:value="64083">
            <text:p>64083</text:p>
          </table:table-cell>
          <table:table-cell table:number-columns-repeated="3"/>
        </table:table-row>
        <table:table-row table:style-name="ro1">
          <table:table-cell office:value-type="string">
            <text:p>DT64-02648</text:p>
          </table:table-cell>
          <table:table-cell office:value-type="string">
            <text:p>Haubis,</text:p>
          </table:table-cell>
          <table:table-cell office:value-type="string">
            <text:p>écart, commune d’Autevielle-Saint-Martin-Bidéren.</text:p>
          </table:table-cell>
          <table:table-cell office:value-type="string">
            <text:p>Autevielle-Saint-Martin-Bidéren</text:p>
          </table:table-cell>
          <table:table-cell office:value-type="float" office:value="64083">
            <text:p>64083</text:p>
          </table:table-cell>
          <table:table-cell table:number-columns-repeated="3"/>
        </table:table-row>
        <table:table-row table:style-name="ro1">
          <table:table-cell office:value-type="string">
            <text:p>DT64-02717</text:p>
          </table:table-cell>
          <table:table-cell office:value-type="string">
            <text:p>Hieyte (La),</text:p>
          </table:table-cell>
          <table:table-cell office:value-type="string">
            <text:p>ferme, commune d’Autevielle-Saint-Martin-Bidéren.</text:p>
          </table:table-cell>
          <table:table-cell office:value-type="string">
            <text:p>Autevielle-Saint-Martin-Bidéren</text:p>
          </table:table-cell>
          <table:table-cell office:value-type="float" office:value="64083">
            <text:p>64083</text:p>
          </table:table-cell>
          <table:table-cell table:number-columns-repeated="3"/>
        </table:table-row>
        <table:table-row table:style-name="ro1">
          <table:table-cell office:value-type="string">
            <text:p>DT64-03310</text:p>
          </table:table-cell>
          <table:table-cell office:value-type="string">
            <text:p>Camou,</text:p>
          </table:table-cell>
          <table:table-cell office:value-type="string">
            <text:p>coule sur la commune d’Autevielle-Saint-Martin-Bidéren et se jette dans le Gave d’Oloron.</text:p>
          </table:table-cell>
          <table:table-cell office:value-type="string">
            <text:p>Autevielle-Saint-Martin-Bidéren</text:p>
          </table:table-cell>
          <table:table-cell office:value-type="float" office:value="64083">
            <text:p>64083</text:p>
          </table:table-cell>
          <table:table-cell table:number-columns-repeated="3"/>
        </table:table-row>
        <table:table-row table:style-name="ro1">
          <table:table-cell office:value-type="string">
            <text:p>DT64-04151</text:p>
          </table:table-cell>
          <table:table-cell office:value-type="string">
            <text:p>Nolivos,</text:p>
          </table:table-cell>
          <table:table-cell office:value-type="string">
            <text:p>ferme, commune d’Autevielle-Saint-Martin-Bidéren.</text:p>
          </table:table-cell>
          <table:table-cell office:value-type="string">
            <text:p>Autevielle-Saint-Martin-Bidéren</text:p>
          </table:table-cell>
          <table:table-cell office:value-type="float" office:value="64083">
            <text:p>64083</text:p>
          </table:table-cell>
          <table:table-cell table:number-columns-repeated="3"/>
        </table:table-row>
        <table:table-row table:style-name="ro1">
          <table:table-cell office:value-type="string">
            <text:p>DT64-02377</text:p>
          </table:table-cell>
          <table:table-cell office:value-type="string">
            <text:p>Gassion (Marquisat de),</text:p>
          </table:table-cell>
          <table:table-cell office:value-type="string">
            <text:p>fief créé en 1660 en faveur de Jean de Gassion, président au parlement de Navarre ; il se composait de la baronnie de Camou-Mixe, des châteaux de Saint-Vincent et de Saint-Martin de Salies, de la seigneurie de Bonnefont d’Abitain, de la baronnie d’Audaux, Marsains, Conques, Geup, Narp, Orriule, Bugnein et Castetbon, des seigneuries de Saint-Pé (commune de Salies) et de Casamboucy, de la maison de Soulenx, des seigneuries de Munein, Camu, Oréite, Saint-Gladie, Saint-Martin (commune d’Autevielle), de la domenjadure de Capdepon, des seigneuries de Mourenx et de Noguères, des dîmes de Marsillon, Ramous, Départ, Arbus, Artiguelouve et Gomer, des maisons Bergeré et Gerbas-Gendron, de la seigneurie de Simacourbe et des abbayes laïques de Lannegrasse, Bordes et Castillon (canton de Lembeye) et de Lafitole.</text:p>
          </table:table-cell>
          <table:table-cell office:value-type="string">
            <text:p>Autevielle)</text:p>
          </table:table-cell>
          <table:table-cell office:value-type="float" office:value="64083">
            <text:p>64083</text:p>
          </table:table-cell>
          <table:table-cell table:number-columns-repeated="3"/>
        </table:table-row>
        <table:table-row table:style-name="ro2">
          <table:table-cell office:value-type="string">
            <text:p>DT64-02422</text:p>
          </table:table-cell>
          <table:table-cell office:value-type="string">
            <text:p>Géline (La),</text:p>
          </table:table-cell>
          <table:table-cell office:value-type="string">
            <text:p>ruisseau qui prend sa source dans la commune d’Azereix (département des Hautes-Pyrénées), arrose dans les Basses-Pyrénées la commune de Ger et se jette dans le Lys près de Caixon (département des Hautes-Pyrénées).</text:p>
          </table:table-cell>
          <table:table-cell office:value-type="string">
            <text:p>Azereix</text:p>
          </table:table-cell>
          <table:table-cell office:value-type="float" office:value="65057">
            <text:p>65057</text:p>
          </table:table-cell>
          <table:table-cell table:number-columns-repeated="3"/>
        </table:table-row>
        <table:table-row table:style-name="ro2">
          <table:table-cell office:value-type="string">
            <text:p>DT64-00355</text:p>
          </table:table-cell>
          <table:table-cell office:value-type="string">
            <text:p>Arrecqs (Les),</text:p>
          </table:table-cell>
          <table:table-cell office:value-type="string">
            <text:p>écart, commune de Balirac-Maumusson.</text:p>
          </table:table-cell>
          <table:table-cell office:value-type="string">
            <text:p>Balirac-Maumusson</text:p>
          </table:table-cell>
          <table:table-cell office:value-type="float" office:value="64090">
            <text:p>64090</text:p>
          </table:table-cell>
          <table:table-cell table:number-columns-repeated="3"/>
        </table:table-row>
        <table:table-row table:style-name="ro2">
          <table:table-cell office:value-type="string">
            <text:p>DT64-01518</text:p>
          </table:table-cell>
          <table:table-cell office:value-type="string">
            <text:p>Castéra,</text:p>
          </table:table-cell>
          <table:table-cell office:value-type="string">
            <text:p>ferme, commune de Balirac-Maumusson.</text:p>
          </table:table-cell>
          <table:table-cell office:value-type="string">
            <text:p>Balirac-Maumusson</text:p>
          </table:table-cell>
          <table:table-cell office:value-type="float" office:value="64090">
            <text:p>64090</text:p>
          </table:table-cell>
          <table:table-cell table:number-columns-repeated="3"/>
        </table:table-row>
        <table:table-row table:style-name="ro2">
          <table:table-cell office:value-type="string">
            <text:p>DT64-04414</text:p>
          </table:table-cell>
          <table:table-cell office:value-type="string">
            <text:p>Pémoulié,</text:p>
          </table:table-cell>
          <table:table-cell office:value-type="string">
            <text:p>ferme, commune de Balirac-Maumusson.</text:p>
          </table:table-cell>
          <table:table-cell office:value-type="string">
            <text:p>Balirac-Maumusson</text:p>
          </table:table-cell>
          <table:table-cell office:value-type="float" office:value="64090">
            <text:p>64090</text:p>
          </table:table-cell>
          <table:table-cell table:number-columns-repeated="3"/>
        </table:table-row>
        <table:table-row table:style-name="ro2">
          <table:table-cell office:value-type="string">
            <text:p>DT64-00079</text:p>
          </table:table-cell>
          <table:table-cell office:value-type="string">
            <text:p>Ahitaux (Les),</text:p>
          </table:table-cell>
          <table:table-cell office:value-type="string">
            <text:p>hameau, commune de Barraute-Camu.</text:p>
          </table:table-cell>
          <table:table-cell office:value-type="string">
            <text:p>Barraute-Camu</text:p>
          </table:table-cell>
          <table:table-cell office:value-type="float" office:value="64096">
            <text:p>64096</text:p>
          </table:table-cell>
          <table:table-cell table:number-columns-repeated="3"/>
        </table:table-row>
        <table:table-row table:style-name="ro1">
          <table:table-cell office:value-type="string">
            <text:p>DT64-04160</text:p>
          </table:table-cell>
          <table:table-cell office:value-type="string">
            <text:p>Aquitaine III</text:p>
          </table:table-cell>
          <table:table-cell office:value-type="string">
            <text:p>ancienne division de la Gaule qui comprenait en entier le territoire des Basses-Pyrénées.</text:p>
          </table:table-cell>
          <table:table-cell office:value-type="string">
            <text:p>Basses-Pyrénées</text:p>
          </table:table-cell>
          <table:table-cell office:value-type="string">
            <text:p>Non</text:p>
          </table:table-cell>
          <table:table-cell table:number-columns-repeated="3"/>
        </table:table-row>
        <table:table-row table:style-name="ro2">
          <table:table-cell office:value-type="string">
            <text:p>DT64-00951</text:p>
          </table:table-cell>
          <table:table-cell office:value-type="string">
            <text:p>Bernets (Les),</text:p>
          </table:table-cell>
          <table:table-cell office:value-type="string">
            <text:p>écart, commune de Bassillon-Vauzé.</text:p>
          </table:table-cell>
          <table:table-cell office:value-type="string">
            <text:p>Bassillon-Vauzé</text:p>
          </table:table-cell>
          <table:table-cell office:value-type="float" office:value="64098">
            <text:p>64098</text:p>
          </table:table-cell>
          <table:table-cell table:number-columns-repeated="3"/>
        </table:table-row>
        <table:table-row table:style-name="ro2">
          <table:table-cell office:value-type="string">
            <text:p>DT64-01128</text:p>
          </table:table-cell>
          <table:table-cell office:value-type="string">
            <text:p>Boscq-de-la-Ville (Le),</text:p>
          </table:table-cell>
          <table:table-cell office:value-type="string">
            <text:p>écart, commune de Bassillon-Vauzé.</text:p>
          </table:table-cell>
          <table:table-cell office:value-type="string">
            <text:p>Bassillon-Vauzé</text:p>
          </table:table-cell>
          <table:table-cell office:value-type="float" office:value="64098">
            <text:p>64098</text:p>
          </table:table-cell>
          <table:table-cell table:number-columns-repeated="3"/>
        </table:table-row>
        <table:table-row table:style-name="ro2">
          <table:table-cell office:value-type="string">
            <text:p>DT64-01197</text:p>
          </table:table-cell>
          <table:table-cell office:value-type="string">
            <text:p>Bousigues (Les),</text:p>
          </table:table-cell>
          <table:table-cell office:value-type="string">
            <text:p>écart, commune de Bassillon-Vauzé.</text:p>
          </table:table-cell>
          <table:table-cell office:value-type="string">
            <text:p>Bassillon-Vauzé</text:p>
          </table:table-cell>
          <table:table-cell office:value-type="float" office:value="64098">
            <text:p>64098</text:p>
          </table:table-cell>
          <table:table-cell table:number-columns-repeated="3"/>
        </table:table-row>
        <table:table-row table:style-name="ro2">
          <table:table-cell office:value-type="string">
            <text:p>DT64-01558</text:p>
          </table:table-cell>
          <table:table-cell office:value-type="string">
            <text:p>Castet (Le),</text:p>
          </table:table-cell>
          <table:table-cell office:value-type="string">
            <text:p>ferme, commune de Bassillon-Vauzé.</text:p>
          </table:table-cell>
          <table:table-cell office:value-type="string">
            <text:p>Bassillon-Vauzé</text:p>
          </table:table-cell>
          <table:table-cell office:value-type="float" office:value="64098">
            <text:p>64098</text:p>
          </table:table-cell>
          <table:table-cell table:number-columns-repeated="3"/>
        </table:table-row>
        <table:table-row table:style-name="ro2">
          <table:table-cell office:value-type="string">
            <text:p>DT64-02368</text:p>
          </table:table-cell>
          <table:table-cell office:value-type="string">
            <text:p>Garrus (Le),</text:p>
          </table:table-cell>
          <table:table-cell office:value-type="string">
            <text:p>écart, commune de Bassillon-Vauzé.</text:p>
          </table:table-cell>
          <table:table-cell office:value-type="string">
            <text:p>Bassillon-Vauzé</text:p>
          </table:table-cell>
          <table:table-cell office:value-type="float" office:value="64098">
            <text:p>64098</text:p>
          </table:table-cell>
          <table:table-cell table:number-columns-repeated="3"/>
        </table:table-row>
        <table:table-row table:style-name="ro2">
          <table:table-cell office:value-type="string">
            <text:p>DT64-04074</text:p>
          </table:table-cell>
          <table:table-cell office:value-type="string">
            <text:p>Moutha (Le),</text:p>
          </table:table-cell>
          <table:table-cell office:value-type="string">
            <text:p>écart, commune de Bassillon-Vauzé.</text:p>
          </table:table-cell>
          <table:table-cell office:value-type="string">
            <text:p>Bassillon-Vauzé</text:p>
          </table:table-cell>
          <table:table-cell office:value-type="float" office:value="64098">
            <text:p>64098</text:p>
          </table:table-cell>
          <table:table-cell table:number-columns-repeated="3"/>
        </table:table-row>
        <table:table-row table:style-name="ro2">
          <table:table-cell office:value-type="string">
            <text:p>DT64-04075</text:p>
          </table:table-cell>
          <table:table-cell office:value-type="string">
            <text:p>Moutoné,</text:p>
          </table:table-cell>
          <table:table-cell office:value-type="string">
            <text:p>ferme, commune de Bassillon-Vauzé.</text:p>
          </table:table-cell>
          <table:table-cell office:value-type="string">
            <text:p>Bassillon-Vauzé</text:p>
          </table:table-cell>
          <table:table-cell office:value-type="float" office:value="64098">
            <text:p>64098</text:p>
          </table:table-cell>
          <table:table-cell table:number-columns-repeated="3"/>
        </table:table-row>
        <table:table-row table:style-name="ro2">
          <table:table-cell office:value-type="string">
            <text:p>DT64-04782</text:p>
          </table:table-cell>
          <table:table-cell office:value-type="string">
            <text:p>Rode,</text:p>
          </table:table-cell>
          <table:table-cell office:value-type="string">
            <text:p>fief, commune de Bassillon-Vauzé.</text:p>
          </table:table-cell>
          <table:table-cell office:value-type="string">
            <text:p>Bassillon-Vauzé</text:p>
          </table:table-cell>
          <table:table-cell office:value-type="float" office:value="64098">
            <text:p>64098</text:p>
          </table:table-cell>
          <table:table-cell table:number-columns-repeated="3"/>
        </table:table-row>
        <table:table-row table:style-name="ro1">
          <table:table-cell office:value-type="string">
            <text:p>DT64-03153</text:p>
          </table:table-cell>
          <table:table-cell office:value-type="string">
            <text:p>Lahonce,</text:p>
          </table:table-cell>
          <table:table-cell office:value-type="string">
            <text:p>canton de Bayonne-Nord-Est ; ancienne abbaye de Prémontrés fondée en 1227.</text:p>
          </table:table-cell>
          <table:table-cell office:value-type="string">
            <text:p>Bayonne-Nord-Est</text:p>
          </table:table-cell>
          <table:table-cell office:value-type="float" office:value="64102">
            <text:p>64102</text:p>
          </table:table-cell>
          <table:table-cell table:number-columns-repeated="3"/>
        </table:table-row>
        <table:table-row table:style-name="ro1">
          <table:table-cell office:value-type="string">
            <text:p>DT64-04018</text:p>
          </table:table-cell>
          <table:table-cell office:value-type="string">
            <text:p>Mouguerre,</text:p>
          </table:table-cell>
          <table:table-cell office:value-type="string">
            <text:p>canton de Bayonne-Nord-Est.</text:p>
          </table:table-cell>
          <table:table-cell office:value-type="string">
            <text:p>Bayonne-Nord-Est</text:p>
          </table:table-cell>
          <table:table-cell office:value-type="float" office:value="64102">
            <text:p>64102</text:p>
          </table:table-cell>
          <table:table-cell table:number-columns-repeated="3"/>
        </table:table-row>
        <table:table-row table:style-name="ro1">
          <table:table-cell office:value-type="string">
            <text:p>DT64-05011</text:p>
          </table:table-cell>
          <table:table-cell office:value-type="string">
            <text:p>Saint-Pierre-d’Irube,</text:p>
          </table:table-cell>
          <table:table-cell office:value-type="string">
            <text:p>canton de Bayonne-Nord-Est.</text:p>
          </table:table-cell>
          <table:table-cell office:value-type="string">
            <text:p>Bayonne-Nord-Est</text:p>
          </table:table-cell>
          <table:table-cell office:value-type="float" office:value="64102">
            <text:p>64102</text:p>
          </table:table-cell>
          <table:table-cell table:number-columns-repeated="3"/>
        </table:table-row>
        <table:table-row table:style-name="ro1">
          <table:table-cell office:value-type="string">
            <text:p>DT64-05662</text:p>
          </table:table-cell>
          <table:table-cell office:value-type="string">
            <text:p>Urcuit,</text:p>
          </table:table-cell>
          <table:table-cell office:value-type="string">
            <text:p>canton de Bayonne-Nord-Est.</text:p>
          </table:table-cell>
          <table:table-cell office:value-type="string">
            <text:p>Bayonne-Nord-Est</text:p>
          </table:table-cell>
          <table:table-cell office:value-type="float" office:value="64102">
            <text:p>64102</text:p>
          </table:table-cell>
          <table:table-cell table:number-columns-repeated="3"/>
        </table:table-row>
        <table:table-row table:style-name="ro1">
          <table:table-cell office:value-type="string">
            <text:p>DT64-00185</text:p>
          </table:table-cell>
          <table:table-cell office:value-type="string">
            <text:p>Anglet,</text:p>
          </table:table-cell>
          <table:table-cell office:value-type="string">
            <text:p>canton de Bayonne-Nord-Ouest.</text:p>
          </table:table-cell>
          <table:table-cell office:value-type="string">
            <text:p>Bayonne-Nord-Ouest</text:p>
          </table:table-cell>
          <table:table-cell office:value-type="float" office:value="64102">
            <text:p>64102</text:p>
          </table:table-cell>
          <table:table-cell table:number-columns-repeated="3"/>
        </table:table-row>
        <table:table-row table:style-name="ro1">
          <table:table-cell office:value-type="string">
            <text:p>DT64-00273</text:p>
          </table:table-cell>
          <table:table-cell office:value-type="string">
            <text:p>Arcangues,</text:p>
          </table:table-cell>
          <table:table-cell office:value-type="string">
            <text:p>canton de Bayonne-Nord-Ouest.</text:p>
          </table:table-cell>
          <table:table-cell office:value-type="string">
            <text:p>Bayonne-Nord-Ouest</text:p>
          </table:table-cell>
          <table:table-cell office:value-type="float" office:value="64102">
            <text:p>64102</text:p>
          </table:table-cell>
          <table:table-cell table:number-columns-repeated="3"/>
        </table:table-row>
        <table:table-row table:style-name="ro1">
          <table:table-cell office:value-type="string">
            <text:p>DT64-00768</text:p>
          </table:table-cell>
          <table:table-cell office:value-type="string">
            <text:p>Bassussarry,</text:p>
          </table:table-cell>
          <table:table-cell office:value-type="string">
            <text:p>canton de Bayonne-Nord-Ouest.</text:p>
          </table:table-cell>
          <table:table-cell office:value-type="string">
            <text:p>Bayonne-Nord-Ouest</text:p>
          </table:table-cell>
          <table:table-cell office:value-type="float" office:value="64102">
            <text:p>64102</text:p>
          </table:table-cell>
          <table:table-cell table:number-columns-repeated="3"/>
        </table:table-row>
        <table:table-row table:style-name="ro1">
          <table:table-cell office:value-type="string">
            <text:p>DT64-01010</text:p>
          </table:table-cell>
          <table:table-cell office:value-type="string">
            <text:p>Biarrits,</text:p>
          </table:table-cell>
          <table:table-cell office:value-type="string">
            <text:p>canton de Bayonne-Nord-Ouest.</text:p>
          </table:table-cell>
          <table:table-cell office:value-type="string">
            <text:p>Bayonne-Nord-Ouest</text:p>
          </table:table-cell>
          <table:table-cell office:value-type="float" office:value="64102">
            <text:p>64102</text:p>
          </table:table-cell>
          <table:table-cell table:number-columns-repeated="3"/>
        </table:table-row>
        <table:table-row table:style-name="ro1">
          <table:table-cell office:value-type="string">
            <text:p>DT64-01133</text:p>
          </table:table-cell>
          <table:table-cell office:value-type="string">
            <text:p>Boucau (Le),</text:p>
          </table:table-cell>
          <table:table-cell office:value-type="string">
            <text:p>canton de Bayonne-Nord-Ouest.</text:p>
          </table:table-cell>
          <table:table-cell office:value-type="string">
            <text:p>Bayonne-Nord-Ouest</text:p>
          </table:table-cell>
          <table:table-cell office:value-type="float" office:value="64102">
            <text:p>64102</text:p>
          </table:table-cell>
          <table:table-cell table:number-columns-repeated="3"/>
        </table:table-row>
        <table:table-row table:style-name="ro2">
          <table:table-cell office:value-type="string">
            <text:p>DT64-00065</text:p>
          </table:table-cell>
          <table:table-cell office:value-type="string">
            <text:p>Aguerre,</text:p>
          </table:table-cell>
          <table:table-cell office:value-type="string">
            <text:p>fief vassal du royaume de Navarre, commune de Béhasque-Lapiste.</text:p>
          </table:table-cell>
          <table:table-cell office:value-type="string">
            <text:p>Béhasque-Lapiste</text:p>
          </table:table-cell>
          <table:table-cell office:value-type="float" office:value="64106">
            <text:p>64106</text:p>
          </table:table-cell>
          <table:table-cell table:number-columns-repeated="3"/>
        </table:table-row>
        <table:table-row table:style-name="ro1">
          <table:table-cell office:value-type="string">
            <text:p>DT64-02716</text:p>
          </table:table-cell>
          <table:table-cell office:value-type="string">
            <text:p>Hies (Les),</text:p>
          </table:table-cell>
          <table:table-cell office:value-type="string">
            <text:p>ruisseau qui prend sa source près du hameau de Belair, arrose Gan, Laroin, Artiguelouve, et se jette dans la Juscle.</text:p>
          </table:table-cell>
          <table:table-cell office:value-type="string">
            <text:p>Belair</text:p>
          </table:table-cell>
          <table:table-cell office:value-type="string">
            <text:p>Non</text:p>
          </table:table-cell>
          <table:table-cell table:number-columns-repeated="3"/>
        </table:table-row>
        <table:table-row table:style-name="ro1">
          <table:table-cell office:value-type="string">
            <text:p>DT64-01953</text:p>
          </table:table-cell>
          <table:table-cell office:value-type="string">
            <text:p>Domec,</text:p>
          </table:table-cell>
          <table:table-cell office:value-type="string">
            <text:p>fief, commune de Gère-Bélesten, au village de Bélesten ; mentionné en 1538 (réform. de Béarn, B. 833), il relevait de la vicomté de Béarn.</text:p>
          </table:table-cell>
          <table:table-cell office:value-type="string">
            <text:p>Bélesten</text:p>
          </table:table-cell>
          <table:table-cell office:value-type="string">
            <text:p>Non</text:p>
          </table:table-cell>
          <table:table-cell table:number-columns-repeated="3"/>
        </table:table-row>
        <table:table-row table:style-name="ro1">
          <table:table-cell office:value-type="string">
            <text:p>DT64-04460</text:p>
          </table:table-cell>
          <table:table-cell office:value-type="string">
            <text:p>Peyregerbude,</text:p>
          </table:table-cell>
          <table:table-cell office:value-type="string">
            <text:p>lieu d’assemblée, entre la commune de Gère et le village de Bélesten.</text:p>
          </table:table-cell>
          <table:table-cell office:value-type="string">
            <text:p>Bélesten</text:p>
          </table:table-cell>
          <table:table-cell office:value-type="string">
            <text:p>Non</text:p>
          </table:table-cell>
          <table:table-cell table:number-columns-repeated="3"/>
        </table:table-row>
        <table:table-row table:style-name="ro2">
          <table:table-cell office:value-type="string">
            <text:p>DT64-00683</text:p>
          </table:table-cell>
          <table:table-cell office:value-type="string">
            <text:p>Bareille,</text:p>
          </table:table-cell>
          <table:table-cell office:value-type="string">
            <text:p>ferme, commune de Bellocq.</text:p>
          </table:table-cell>
          <table:table-cell office:value-type="string">
            <text:p>Bellocq</text:p>
          </table:table-cell>
          <table:table-cell office:value-type="float" office:value="64108">
            <text:p>64108</text:p>
          </table:table-cell>
          <table:table-cell table:number-columns-repeated="2"/>
          <table:table-cell office:value-type="string">
            <text:p>Commune non identifiée (art. 64-00877)</text:p>
          </table:table-cell>
        </table:table-row>
        <table:table-row table:style-name="ro2">
          <table:table-cell office:value-type="string">
            <text:p>DT64-00738</text:p>
          </table:table-cell>
          <table:table-cell office:value-type="string">
            <text:p>Barthieu (Le),</text:p>
          </table:table-cell>
          <table:table-cell office:value-type="string">
            <text:p>ruisseau qui coule sur la commune de Bellocq et s’y jette dans le Gave de Pau.</text:p>
          </table:table-cell>
          <table:table-cell office:value-type="string">
            <text:p>Bellocq</text:p>
          </table:table-cell>
          <table:table-cell office:value-type="float" office:value="64108">
            <text:p>64108</text:p>
          </table:table-cell>
          <table:table-cell table:number-columns-repeated="3"/>
        </table:table-row>
        <table:table-row table:style-name="ro2">
          <table:table-cell office:value-type="string">
            <text:p>DT64-01284</text:p>
          </table:table-cell>
          <table:table-cell office:value-type="string">
            <text:p>Cabé,</text:p>
          </table:table-cell>
          <table:table-cell office:value-type="string">
            <text:p>ferme, commune de Bellocq.</text:p>
          </table:table-cell>
          <table:table-cell office:value-type="string">
            <text:p>Bellocq</text:p>
          </table:table-cell>
          <table:table-cell office:value-type="float" office:value="64108">
            <text:p>64108</text:p>
          </table:table-cell>
          <table:table-cell table:number-columns-repeated="3"/>
        </table:table-row>
        <table:table-row table:style-name="ro2">
          <table:table-cell office:value-type="string">
            <text:p>DT64-01515</text:p>
          </table:table-cell>
          <table:table-cell office:value-type="string">
            <text:p>Castéra,</text:p>
          </table:table-cell>
          <table:table-cell office:value-type="string">
            <text:p>bois, commune de Bellocq.</text:p>
          </table:table-cell>
          <table:table-cell office:value-type="string">
            <text:p>Bellocq</text:p>
          </table:table-cell>
          <table:table-cell office:value-type="float" office:value="64108">
            <text:p>64108</text:p>
          </table:table-cell>
          <table:table-cell table:number-columns-repeated="3"/>
        </table:table-row>
        <table:table-row table:style-name="ro2">
          <table:table-cell office:value-type="string">
            <text:p>DT64-01556</text:p>
          </table:table-cell>
          <table:table-cell office:value-type="string">
            <text:p>Castet (Le),</text:p>
          </table:table-cell>
          <table:table-cell office:value-type="string">
            <text:p>château, commune de Bellocq.</text:p>
          </table:table-cell>
          <table:table-cell office:value-type="string">
            <text:p>Bellocq</text:p>
          </table:table-cell>
          <table:table-cell office:value-type="float" office:value="64108">
            <text:p>64108</text:p>
          </table:table-cell>
          <table:table-cell table:number-columns-repeated="3"/>
        </table:table-row>
        <table:table-row table:style-name="ro2">
          <table:table-cell office:value-type="string">
            <text:p>DT64-02257</text:p>
          </table:table-cell>
          <table:table-cell office:value-type="string">
            <text:p>Fichet,</text:p>
          </table:table-cell>
          <table:table-cell office:value-type="string">
            <text:p>ferme détruite dès 1537, commune de Bellocq.</text:p>
          </table:table-cell>
          <table:table-cell office:value-type="string">
            <text:p>Bellocq</text:p>
          </table:table-cell>
          <table:table-cell office:value-type="float" office:value="64108">
            <text:p>64108</text:p>
          </table:table-cell>
          <table:table-cell table:number-columns-repeated="3"/>
        </table:table-row>
        <table:table-row table:style-name="ro2">
          <table:table-cell office:value-type="string">
            <text:p>DT64-03463</text:p>
          </table:table-cell>
          <table:table-cell office:value-type="string">
            <text:p>Lescar,</text:p>
          </table:table-cell>
          <table:table-cell office:value-type="string">
            <text:p>fief, commune de Bellocq ; créé en 1663, vassal de la vicomté de Béarn.</text:p>
          </table:table-cell>
          <table:table-cell office:value-type="string">
            <text:p>Bellocq</text:p>
          </table:table-cell>
          <table:table-cell office:value-type="float" office:value="64108">
            <text:p>64108</text:p>
          </table:table-cell>
          <table:table-cell table:number-columns-repeated="3"/>
        </table:table-row>
        <table:table-row table:style-name="ro2">
          <table:table-cell office:value-type="string">
            <text:p>DT64-04264</text:p>
          </table:table-cell>
          <table:table-cell office:value-type="string">
            <text:p>Oueyre,</text:p>
          </table:table-cell>
          <table:table-cell office:value-type="string">
            <text:p>bois, commune de Bellocq ; mentionné en 1675 (réform. de Béarn, B. 666, f° 395).</text:p>
          </table:table-cell>
          <table:table-cell office:value-type="string">
            <text:p>Bellocq</text:p>
          </table:table-cell>
          <table:table-cell office:value-type="float" office:value="64108">
            <text:p>64108</text:p>
          </table:table-cell>
          <table:table-cell table:number-columns-repeated="3"/>
        </table:table-row>
        <table:table-row table:style-name="ro2">
          <table:table-cell office:value-type="string">
            <text:p>DT64-04267</text:p>
          </table:table-cell>
          <table:table-cell office:value-type="string">
            <text:p>Oulié (L’),</text:p>
          </table:table-cell>
          <table:table-cell office:value-type="string">
            <text:p>ruisseau qui arrose la commune de Bellocq et se jette dans le Gave de Pau.</text:p>
          </table:table-cell>
          <table:table-cell office:value-type="string">
            <text:p>Bellocq</text:p>
          </table:table-cell>
          <table:table-cell office:value-type="float" office:value="64108">
            <text:p>64108</text:p>
          </table:table-cell>
          <table:table-cell table:number-columns-repeated="3"/>
        </table:table-row>
        <table:table-row table:style-name="ro2">
          <table:table-cell office:value-type="string">
            <text:p>DT64-04469</text:p>
          </table:table-cell>
          <table:table-cell office:value-type="string">
            <text:p>Peyresaubes,</text:p>
          </table:table-cell>
          <table:table-cell office:value-type="string">
            <text:p>ferme, commune de Bellocq.</text:p>
          </table:table-cell>
          <table:table-cell office:value-type="string">
            <text:p>Bellocq</text:p>
          </table:table-cell>
          <table:table-cell office:value-type="float" office:value="64108">
            <text:p>64108</text:p>
          </table:table-cell>
          <table:table-cell table:number-columns-repeated="3"/>
        </table:table-row>
        <table:table-row table:style-name="ro2">
          <table:table-cell office:value-type="string">
            <text:p>DT64-04716</text:p>
          </table:table-cell>
          <table:table-cell office:value-type="string">
            <text:p>Rassiet (Le),</text:p>
          </table:table-cell>
          <table:table-cell office:value-type="string">
            <text:p>ruisseau qui arrose la commune de Bellocq et se jette dans le Gave de Pau.</text:p>
          </table:table-cell>
          <table:table-cell office:value-type="string">
            <text:p>Bellocq</text:p>
          </table:table-cell>
          <table:table-cell office:value-type="float" office:value="64108">
            <text:p>64108</text:p>
          </table:table-cell>
          <table:table-cell table:number-columns-repeated="3"/>
        </table:table-row>
        <table:table-row table:style-name="ro2">
          <table:table-cell office:value-type="string">
            <text:p>DT64-05191</text:p>
          </table:table-cell>
          <table:table-cell office:value-type="string">
            <text:p>Sautarisse,</text:p>
          </table:table-cell>
          <table:table-cell office:value-type="string">
            <text:p>fief, commune de Bellocq.</text:p>
          </table:table-cell>
          <table:table-cell office:value-type="string">
            <text:p>Bellocq</text:p>
          </table:table-cell>
          <table:table-cell office:value-type="float" office:value="64108">
            <text:p>64108</text:p>
          </table:table-cell>
          <table:table-cell table:number-columns-repeated="3"/>
        </table:table-row>
        <table:table-row table:style-name="ro2">
          <table:table-cell office:value-type="string">
            <text:p>DT64-01236</text:p>
          </table:table-cell>
          <table:table-cell office:value-type="string">
            <text:p>Bruscat,</text:p>
          </table:table-cell>
          <table:table-cell office:value-type="string">
            <text:p>ferme, commune de Bentayou-Sérée.</text:p>
          </table:table-cell>
          <table:table-cell office:value-type="string">
            <text:p>Bentayou-Sérée</text:p>
          </table:table-cell>
          <table:table-cell office:value-type="float" office:value="64111">
            <text:p>64111</text:p>
          </table:table-cell>
          <table:table-cell table:number-columns-repeated="3"/>
        </table:table-row>
        <table:table-row table:style-name="ro2">
          <table:table-cell office:value-type="string">
            <text:p>DT64-01460</text:p>
          </table:table-cell>
          <table:table-cell office:value-type="string">
            <text:p>Casaupoure,</text:p>
          </table:table-cell>
          <table:table-cell office:value-type="string">
            <text:p>fief, commune de Bentayou-Sérée ; mentionné en 1767 (reg. des États de Béarn), vassal de la vicomté de Béarn.</text:p>
          </table:table-cell>
          <table:table-cell office:value-type="string">
            <text:p>Bentayou-Sérée</text:p>
          </table:table-cell>
          <table:table-cell office:value-type="float" office:value="64111">
            <text:p>64111</text:p>
          </table:table-cell>
          <table:table-cell table:number-columns-repeated="3"/>
        </table:table-row>
        <table:table-row table:style-name="ro2">
          <table:table-cell office:value-type="string">
            <text:p>DT64-01621</text:p>
          </table:table-cell>
          <table:table-cell office:value-type="string">
            <text:p>Caussade (La),</text:p>
          </table:table-cell>
          <table:table-cell office:value-type="string">
            <text:p>lande, commune de Bentayou-Sérée.</text:p>
          </table:table-cell>
          <table:table-cell office:value-type="string">
            <text:p>Bentayou-Sérée</text:p>
          </table:table-cell>
          <table:table-cell office:value-type="float" office:value="64111">
            <text:p>64111</text:p>
          </table:table-cell>
          <table:table-cell table:number-columns-repeated="3"/>
        </table:table-row>
        <table:table-row table:style-name="ro2">
          <table:table-cell office:value-type="string">
            <text:p>DT64-01788</text:p>
          </table:table-cell>
          <table:table-cell office:value-type="string">
            <text:p>Congires,</text:p>
          </table:table-cell>
          <table:table-cell office:value-type="string">
            <text:p>hameau, commune de Bentayou-Sérée ; mentionné en 1683 (réform. de Béarn, B. 648, f° 118).</text:p>
          </table:table-cell>
          <table:table-cell office:value-type="string">
            <text:p>Bentayou-Sérée</text:p>
          </table:table-cell>
          <table:table-cell office:value-type="float" office:value="64111">
            <text:p>64111</text:p>
          </table:table-cell>
          <table:table-cell table:number-columns-repeated="3"/>
        </table:table-row>
        <table:table-row table:style-name="ro2">
          <table:table-cell office:value-type="string">
            <text:p>DT64-01917</text:p>
          </table:table-cell>
          <table:table-cell office:value-type="string">
            <text:p>Demnau (La),</text:p>
          </table:table-cell>
          <table:table-cell office:value-type="string">
            <text:p>hameau, commune de Bentayou-Sérée ; mentionné en 1675 (réform. de Béarn, B. 648, f° 149).</text:p>
          </table:table-cell>
          <table:table-cell office:value-type="string">
            <text:p>Bentayou-Sérée</text:p>
          </table:table-cell>
          <table:table-cell office:value-type="float" office:value="64111">
            <text:p>64111</text:p>
          </table:table-cell>
          <table:table-cell table:number-columns-repeated="3"/>
        </table:table-row>
        <table:table-row table:style-name="ro2">
          <table:table-cell office:value-type="string">
            <text:p>DT64-01990</text:p>
          </table:table-cell>
          <table:table-cell office:value-type="string">
            <text:p>Dousse,</text:p>
          </table:table-cell>
          <table:table-cell office:value-type="string">
            <text:p>hameau, commune de Bentayou-Sérée.</text:p>
          </table:table-cell>
          <table:table-cell office:value-type="string">
            <text:p>Bentayou-Sérée</text:p>
          </table:table-cell>
          <table:table-cell office:value-type="float" office:value="64111">
            <text:p>64111</text:p>
          </table:table-cell>
          <table:table-cell table:number-columns-repeated="3"/>
        </table:table-row>
        <table:table-row table:style-name="ro2">
          <table:table-cell office:value-type="string">
            <text:p>DT64-02493</text:p>
          </table:table-cell>
          <table:table-cell office:value-type="string">
            <text:p>Gourgue-Nègre (La),</text:p>
          </table:table-cell>
          <table:table-cell office:value-type="string">
            <text:p>écart, commune de Bentayou-Sérée ; mentionné en 1682 (réform. de Béarn, B. 648, f° 146).</text:p>
          </table:table-cell>
          <table:table-cell office:value-type="string">
            <text:p>Bentayou-Sérée</text:p>
          </table:table-cell>
          <table:table-cell office:value-type="float" office:value="64111">
            <text:p>64111</text:p>
          </table:table-cell>
          <table:table-cell table:number-columns-repeated="3"/>
        </table:table-row>
        <table:table-row table:style-name="ro2">
          <table:table-cell office:value-type="string">
            <text:p>DT64-02558</text:p>
          </table:table-cell>
          <table:table-cell office:value-type="string">
            <text:p>Habé,</text:p>
          </table:table-cell>
          <table:table-cell office:value-type="string">
            <text:p>ferme, commune de Bentayou-Sérée.</text:p>
          </table:table-cell>
          <table:table-cell office:value-type="string">
            <text:p>Bentayou-Sérée</text:p>
          </table:table-cell>
          <table:table-cell office:value-type="float" office:value="64111">
            <text:p>64111</text:p>
          </table:table-cell>
          <table:table-cell table:number-columns-repeated="3"/>
        </table:table-row>
        <table:table-row table:style-name="ro2">
          <table:table-cell office:value-type="string">
            <text:p>DT64-03620</text:p>
          </table:table-cell>
          <table:table-cell office:value-type="string">
            <text:p>Lucardon,</text:p>
          </table:table-cell>
          <table:table-cell office:value-type="string">
            <text:p>hameau, commune de Bentayou-Sérée.</text:p>
          </table:table-cell>
          <table:table-cell office:value-type="string">
            <text:p>Bentayou-Sérée</text:p>
          </table:table-cell>
          <table:table-cell office:value-type="float" office:value="64111">
            <text:p>64111</text:p>
          </table:table-cell>
          <table:table-cell table:number-columns-repeated="3"/>
        </table:table-row>
        <table:table-row table:style-name="ro2">
          <table:table-cell office:value-type="string">
            <text:p>DT64-04197</text:p>
          </table:table-cell>
          <table:table-cell office:value-type="string">
            <text:p>Ombrès (Les),</text:p>
          </table:table-cell>
          <table:table-cell office:value-type="string">
            <text:p>hameau, commune de Bentayou-Sérée.</text:p>
          </table:table-cell>
          <table:table-cell office:value-type="string">
            <text:p>Bentayou-Sérée</text:p>
          </table:table-cell>
          <table:table-cell office:value-type="float" office:value="64111">
            <text:p>64111</text:p>
          </table:table-cell>
          <table:table-cell table:number-columns-repeated="3"/>
        </table:table-row>
        <table:table-row table:style-name="ro2">
          <table:table-cell office:value-type="string">
            <text:p>DT64-04505</text:p>
          </table:table-cell>
          <table:table-cell office:value-type="string">
            <text:p>Pingorle (La),</text:p>
          </table:table-cell>
          <table:table-cell office:value-type="string">
            <text:p>lande, commune de Bentayou-Sérée ; mentionnée en 1682 (réform. de Béarn, B. 648, f° 134).</text:p>
          </table:table-cell>
          <table:table-cell office:value-type="string">
            <text:p>Bentayou-Sérée</text:p>
          </table:table-cell>
          <table:table-cell office:value-type="float" office:value="64111">
            <text:p>64111</text:p>
          </table:table-cell>
          <table:table-cell table:number-columns-repeated="3"/>
        </table:table-row>
        <table:table-row table:style-name="ro2">
          <table:table-cell office:value-type="string">
            <text:p>DT64-04927</text:p>
          </table:table-cell>
          <table:table-cell office:value-type="string">
            <text:p>Saint-Jean,</text:p>
          </table:table-cell>
          <table:table-cell office:value-type="string">
            <text:p>écart, commune de Bentayou-Sérée ; mentionné en 1682 (réform. de Béarn, B. 648, f° 132).</text:p>
          </table:table-cell>
          <table:table-cell office:value-type="string">
            <text:p>Bentayou-Sérée</text:p>
          </table:table-cell>
          <table:table-cell office:value-type="float" office:value="64111">
            <text:p>64111</text:p>
          </table:table-cell>
          <table:table-cell table:number-columns-repeated="3"/>
        </table:table-row>
        <table:table-row table:style-name="ro2">
          <table:table-cell office:value-type="string">
            <text:p>DT64-05319</text:p>
          </table:table-cell>
          <table:table-cell office:value-type="string">
            <text:p>Soldat (Le chemin du),</text:p>
          </table:table-cell>
          <table:table-cell office:value-type="string">
            <text:p>dans la commune de Bentayou-Sérée.</text:p>
          </table:table-cell>
          <table:table-cell office:value-type="string">
            <text:p>Bentayou-Sérée</text:p>
          </table:table-cell>
          <table:table-cell office:value-type="float" office:value="64111">
            <text:p>64111</text:p>
          </table:table-cell>
          <table:table-cell table:number-columns-repeated="3"/>
        </table:table-row>
        <table:table-row table:style-name="ro2">
          <table:table-cell office:value-type="string">
            <text:p>DT64-05574</text:p>
          </table:table-cell>
          <table:table-cell office:value-type="string">
            <text:p>Tucoulets (Les),</text:p>
          </table:table-cell>
          <table:table-cell office:value-type="string">
            <text:p>écart, commune de Bentayou-Sérée ; mentionné en 1682 (réform. de Béarn, B. 648, f° 138).</text:p>
          </table:table-cell>
          <table:table-cell office:value-type="string">
            <text:p>Bentayou-Sérée</text:p>
          </table:table-cell>
          <table:table-cell office:value-type="float" office:value="64111">
            <text:p>64111</text:p>
          </table:table-cell>
          <table:table-cell table:number-columns-repeated="3"/>
        </table:table-row>
        <table:table-row table:style-name="ro2">
          <table:table-cell office:value-type="string">
            <text:p>DT64-05754</text:p>
          </table:table-cell>
          <table:table-cell office:value-type="string">
            <text:p>Vie-Blanque (La),</text:p>
          </table:table-cell>
          <table:table-cell office:value-type="string">
            <text:p>lande, commune de Bentayou-Sérée ; mentionnée en 1682 (réform. de Béarn, B. 648, f° 152).</text:p>
          </table:table-cell>
          <table:table-cell office:value-type="string">
            <text:p>Bentayou-Sérée</text:p>
          </table:table-cell>
          <table:table-cell office:value-type="float" office:value="64111">
            <text:p>64111</text:p>
          </table:table-cell>
          <table:table-cell table:number-columns-repeated="3"/>
        </table:table-row>
        <table:table-row table:style-name="ro2">
          <table:table-cell office:value-type="string">
            <text:p>DT64-00167</text:p>
          </table:table-cell>
          <table:table-cell office:value-type="string">
            <text:p>Andreyt (Le bois d’),</text:p>
          </table:table-cell>
          <table:table-cell office:value-type="string">
            <text:p>commune de Béost-Bagès.</text:p>
          </table:table-cell>
          <table:table-cell office:value-type="string">
            <text:p>Béost-Bagès</text:p>
          </table:table-cell>
          <table:table-cell office:value-type="float" office:value="64110">
            <text:p>64110</text:p>
          </table:table-cell>
          <table:table-cell table:number-columns-repeated="3"/>
        </table:table-row>
        <table:table-row table:style-name="ro2">
          <table:table-cell office:value-type="string">
            <text:p>DT64-00258</text:p>
          </table:table-cell>
          <table:table-cell office:value-type="string">
            <text:p>Arbase,</text:p>
          </table:table-cell>
          <table:table-cell office:value-type="string">
            <text:p>montagne, commune de Béost-Bagès.</text:p>
          </table:table-cell>
          <table:table-cell office:value-type="string">
            <text:p>Béost-Bagès</text:p>
          </table:table-cell>
          <table:table-cell office:value-type="float" office:value="64110">
            <text:p>64110</text:p>
          </table:table-cell>
          <table:table-cell table:number-columns-repeated="3"/>
        </table:table-row>
        <table:table-row table:style-name="ro2">
          <table:table-cell office:value-type="string">
            <text:p>DT64-00529</text:p>
          </table:table-cell>
          <table:table-cell office:value-type="string">
            <text:p>Aubisoque (Le col d’),</text:p>
          </table:table-cell>
          <table:table-cell office:value-type="string">
            <text:p>commune de Béost-Bagès.</text:p>
          </table:table-cell>
          <table:table-cell office:value-type="string">
            <text:p>Béost-Bagès</text:p>
          </table:table-cell>
          <table:table-cell office:value-type="float" office:value="64110">
            <text:p>64110</text:p>
          </table:table-cell>
          <table:table-cell table:number-columns-repeated="3"/>
        </table:table-row>
        <table:table-row table:style-name="ro2">
          <table:table-cell office:value-type="string">
            <text:p>DT64-00796</text:p>
          </table:table-cell>
          <table:table-cell office:value-type="string">
            <text:p>Baudès (Le),</text:p>
          </table:table-cell>
          <table:table-cell office:value-type="string">
            <text:p>ruisseau qui prend sa source dans la commune de Béost-Bagès et s’y jette dans l’Ouzon.</text:p>
          </table:table-cell>
          <table:table-cell office:value-type="string">
            <text:p>Béost-Bagès</text:p>
          </table:table-cell>
          <table:table-cell office:value-type="float" office:value="64110">
            <text:p>64110</text:p>
          </table:table-cell>
          <table:table-cell table:number-columns-repeated="3"/>
        </table:table-row>
        <table:table-row table:style-name="ro2">
          <table:table-cell office:value-type="string">
            <text:p>DT64-01635</text:p>
          </table:table-cell>
          <table:table-cell office:value-type="string">
            <text:p>Cély (Le),</text:p>
          </table:table-cell>
          <table:table-cell office:value-type="string">
            <text:p>ruisseau qui prend sa source au col d’Aubisoque (commune de Béost-Bagès) et se jette à Laruns dans le Gave d’Ossau.</text:p>
          </table:table-cell>
          <table:table-cell office:value-type="string">
            <text:p>Béost-Bagès</text:p>
          </table:table-cell>
          <table:table-cell office:value-type="float" office:value="64110">
            <text:p>64110</text:p>
          </table:table-cell>
          <table:table-cell table:number-columns-repeated="3"/>
        </table:table-row>
        <table:table-row table:style-name="ro2">
          <table:table-cell office:value-type="string">
            <text:p>DT64-02307</text:p>
          </table:table-cell>
          <table:table-cell office:value-type="string">
            <text:p>Gabisoos (Le pic de),</text:p>
          </table:table-cell>
          <table:table-cell office:value-type="string">
            <text:p>commune de Béost-Bagès, sur la limite du département des Hautes-Pyrénées.</text:p>
          </table:table-cell>
          <table:table-cell office:value-type="string">
            <text:p>Béost-Bagès</text:p>
          </table:table-cell>
          <table:table-cell office:value-type="float" office:value="64110">
            <text:p>64110</text:p>
          </table:table-cell>
          <table:table-cell table:number-columns-repeated="3"/>
        </table:table-row>
        <table:table-row table:style-name="ro2">
          <table:table-cell office:value-type="string">
            <text:p>DT64-03325</text:p>
          </table:table-cell>
          <table:table-cell office:value-type="string">
            <text:p>Larue,</text:p>
          </table:table-cell>
          <table:table-cell office:value-type="string">
            <text:p>montagne, commune de Béost-Bagès.</text:p>
          </table:table-cell>
          <table:table-cell office:value-type="string">
            <text:p>Béost-Bagès</text:p>
          </table:table-cell>
          <table:table-cell office:value-type="float" office:value="64110">
            <text:p>64110</text:p>
          </table:table-cell>
          <table:table-cell table:number-columns-repeated="3"/>
        </table:table-row>
        <table:table-row table:style-name="ro2">
          <table:table-cell office:value-type="string">
            <text:p>DT64-03339</text:p>
          </table:table-cell>
          <table:table-cell office:value-type="string">
            <text:p>Laspart,</text:p>
          </table:table-cell>
          <table:table-cell office:value-type="string">
            <text:p>montagne, commune de Béost-Bagès.</text:p>
          </table:table-cell>
          <table:table-cell office:value-type="string">
            <text:p>Béost-Bagès</text:p>
          </table:table-cell>
          <table:table-cell office:value-type="float" office:value="64110">
            <text:p>64110</text:p>
          </table:table-cell>
          <table:table-cell table:number-columns-repeated="3"/>
        </table:table-row>
        <table:table-row table:style-name="ro2">
          <table:table-cell office:value-type="string">
            <text:p>DT64-03523</text:p>
          </table:table-cell>
          <table:table-cell office:value-type="string">
            <text:p>Liée,</text:p>
          </table:table-cell>
          <table:table-cell office:value-type="string">
            <text:p>fief, commune de Béost-Bagès ; mentionné en 1538 (réform. de Béarn, B. 856), vassal de la vicomté de Béarn.</text:p>
          </table:table-cell>
          <table:table-cell office:value-type="string">
            <text:p>Béost-Bagès</text:p>
          </table:table-cell>
          <table:table-cell office:value-type="float" office:value="64110">
            <text:p>64110</text:p>
          </table:table-cell>
          <table:table-cell table:number-columns-repeated="3"/>
        </table:table-row>
        <table:table-row table:style-name="ro2">
          <table:table-cell office:value-type="string">
            <text:p>DT64-04282</text:p>
          </table:table-cell>
          <table:table-cell office:value-type="string">
            <text:p>Ousseyt-Long,</text:p>
          </table:table-cell>
          <table:table-cell office:value-type="string">
            <text:p>montagne, commune de Béost-Bagès.</text:p>
          </table:table-cell>
          <table:table-cell office:value-type="string">
            <text:p>Béost-Bagès</text:p>
          </table:table-cell>
          <table:table-cell office:value-type="float" office:value="64110">
            <text:p>64110</text:p>
          </table:table-cell>
          <table:table-cell table:number-columns-repeated="3"/>
        </table:table-row>
        <table:table-row table:style-name="ro2">
          <table:table-cell office:value-type="string">
            <text:p>DT64-05179</text:p>
          </table:table-cell>
          <table:table-cell office:value-type="string">
            <text:p>Saucède (Le col de),</text:p>
          </table:table-cell>
          <table:table-cell office:value-type="string">
            <text:p>commune de Béost-Bagès, sur la limite du département des Hautes-Pyrénées.</text:p>
          </table:table-cell>
          <table:table-cell office:value-type="string">
            <text:p>Béost-Bagès</text:p>
          </table:table-cell>
          <table:table-cell office:value-type="float" office:value="64110">
            <text:p>64110</text:p>
          </table:table-cell>
          <table:table-cell table:number-columns-repeated="3"/>
        </table:table-row>
        <table:table-row table:style-name="ro2">
          <table:table-cell office:value-type="string">
            <text:p>DT64-05343</text:p>
          </table:table-cell>
          <table:table-cell office:value-type="string">
            <text:p>Sou,</text:p>
          </table:table-cell>
          <table:table-cell office:value-type="string">
            <text:p>montagne, commune de Béost-Bagès.</text:p>
          </table:table-cell>
          <table:table-cell office:value-type="string">
            <text:p>Béost-Bagès</text:p>
          </table:table-cell>
          <table:table-cell office:value-type="float" office:value="64110">
            <text:p>64110</text:p>
          </table:table-cell>
          <table:table-cell table:number-columns-repeated="3"/>
        </table:table-row>
        <table:table-row table:style-name="ro2">
          <table:table-cell office:value-type="string">
            <text:p>DT64-03011</text:p>
          </table:table-cell>
          <table:table-cell office:value-type="string">
            <text:p>Joy (Le),</text:p>
          </table:table-cell>
          <table:table-cell office:value-type="string">
            <text:p>ruisseau qui coule sur la commune d’Orthez et se jette dans l’Oursòo, près de Bernet.</text:p>
          </table:table-cell>
          <table:table-cell office:value-type="string">
            <text:p>Bernet</text:p>
          </table:table-cell>
          <table:table-cell office:value-type="string">
            <text:p>Non</text:p>
          </table:table-cell>
          <table:table-cell table:number-columns-repeated="3"/>
        </table:table-row>
        <table:table-row table:style-name="ro2">
          <table:table-cell office:value-type="string">
            <text:p>DT64-00707</text:p>
          </table:table-cell>
          <table:table-cell office:value-type="string">
            <text:p>Barrèche,</text:p>
          </table:table-cell>
          <table:table-cell office:value-type="string">
            <text:p>fief, commune de Berrogain-Laruns ; mentionné 22en 1383 (contrats de Luntz, f° 84), vassal de la vicomté de Soule.</text:p>
          </table:table-cell>
          <table:table-cell office:value-type="string">
            <text:p>Berrogain-Laruns</text:p>
          </table:table-cell>
          <table:table-cell office:value-type="float" office:value="64115">
            <text:p>64115</text:p>
          </table:table-cell>
          <table:table-cell table:number-columns-repeated="3"/>
        </table:table-row>
        <table:table-row table:style-name="ro2">
          <table:table-cell office:value-type="string">
            <text:p>DT64-02505</text:p>
          </table:table-cell>
          <table:table-cell office:value-type="string">
            <text:p>Goyhex,</text:p>
          </table:table-cell>
          <table:table-cell office:value-type="string">
            <text:p>ferme, commune de Berrogain-Laruns ; mentionnée en 1520 (cout. de Soule).</text:p>
          </table:table-cell>
          <table:table-cell office:value-type="string">
            <text:p>Berrogain-Laruns</text:p>
          </table:table-cell>
          <table:table-cell office:value-type="float" office:value="64115">
            <text:p>64115</text:p>
          </table:table-cell>
          <table:table-cell table:number-columns-repeated="3"/>
        </table:table-row>
        <table:table-row table:style-name="ro2">
          <table:table-cell office:value-type="string">
            <text:p>DT64-00999</text:p>
          </table:table-cell>
          <table:table-cell office:value-type="string">
            <text:p>Beyries (Le ruisseau de),</text:p>
          </table:table-cell>
          <table:table-cell office:value-type="string">
            <text:p>prend sa source dans la commune de Beyries (département des Landes), arrose Sault-de-Navailles et se jette dans le Luy-de-Béarn.</text:p>
          </table:table-cell>
          <table:table-cell office:value-type="string">
            <text:p>Beyries</text:p>
          </table:table-cell>
          <table:table-cell office:value-type="float" office:value="40041">
            <text:p>40041</text:p>
          </table:table-cell>
          <table:table-cell table:number-columns-repeated="3"/>
        </table:table-row>
        <table:table-row table:style-name="ro2">
          <table:table-cell office:value-type="string">
            <text:p>DT64-03464</text:p>
          </table:table-cell>
          <table:table-cell office:value-type="string">
            <text:p>Lescay (Le),</text:p>
          </table:table-cell>
          <table:table-cell office:value-type="string">
            <text:p>ruisseau qui prend sa source dans la commune de Sault-de-Navailles, forme la limite des département des Basses-Pyrénées et des Landes et se jette dans le Luy-de-Béarn près de Bonnegarde (département des Landes).</text:p>
          </table:table-cell>
          <table:table-cell office:value-type="string">
            <text:p>Bonnegarde</text:p>
          </table:table-cell>
          <table:table-cell office:value-type="float" office:value="40047">
            <text:p>40047</text:p>
          </table:table-cell>
          <table:table-cell table:number-columns-repeated="3"/>
        </table:table-row>
        <table:table-row table:style-name="ro2">
          <table:table-cell office:value-type="string">
            <text:p>DT64-04113</text:p>
          </table:table-cell>
          <table:table-cell office:value-type="string">
            <text:p>Nassans (Le),</text:p>
          </table:table-cell>
          <table:table-cell office:value-type="string">
            <text:p>ruisseau qui prend sa source à Sallespisse et se jette dans le Luy-de-Béarn sur la commune de Bonnegarde (département des Landes).</text:p>
          </table:table-cell>
          <table:table-cell office:value-type="string">
            <text:p>Bonnegarde</text:p>
          </table:table-cell>
          <table:table-cell office:value-type="float" office:value="40047">
            <text:p>40047</text:p>
          </table:table-cell>
          <table:table-cell table:number-columns-repeated="3"/>
        </table:table-row>
        <table:table-row table:style-name="ro2">
          <table:table-cell office:value-type="string">
            <text:p>DT64-05111</text:p>
          </table:table-cell>
          <table:table-cell office:value-type="string">
            <text:p>Salles (Le Pas de),</text:p>
          </table:table-cell>
          <table:table-cell office:value-type="string">
            <text:p>ruisseau qui prend sa source à Sallespisse, sépare cette commune de celle de Bonnut et se jette dans le Luy-de-Béarn près de Bonnegarde (département des Landes).</text:p>
          </table:table-cell>
          <table:table-cell office:value-type="string">
            <text:p>Bonnegarde</text:p>
          </table:table-cell>
          <table:table-cell office:value-type="float" office:value="40047">
            <text:p>40047</text:p>
          </table:table-cell>
          <table:table-cell table:number-columns-repeated="3"/>
        </table:table-row>
        <table:table-row table:style-name="ro2">
          <table:table-cell office:value-type="string">
            <text:p>DT64-02279</text:p>
          </table:table-cell>
          <table:table-cell office:value-type="string">
            <text:p>Fortisson,</text:p>
          </table:table-cell>
          <table:table-cell office:value-type="string">
            <text:p>ferme, commune de Boueilh-Boueilho-Lasque ; tire son nom des seigneurs de Fortisson.</text:p>
          </table:table-cell>
          <table:table-cell office:value-type="string">
            <text:p>Boueilh-Boueilho-Lasque</text:p>
          </table:table-cell>
          <table:table-cell office:value-type="float" office:value="64141">
            <text:p>64141</text:p>
          </table:table-cell>
          <table:table-cell table:number-columns-repeated="3"/>
        </table:table-row>
        <table:table-row table:style-name="ro2">
          <table:table-cell office:value-type="string">
            <text:p>DT64-04800</text:p>
          </table:table-cell>
          <table:table-cell office:value-type="string">
            <text:p>Roquefort,</text:p>
          </table:table-cell>
          <table:table-cell office:value-type="string">
            <text:p>hameau, commune de Boueilh-Boueilho-Lasque.</text:p>
          </table:table-cell>
          <table:table-cell office:value-type="string">
            <text:p>Boueilh-Boueilho-Lasque</text:p>
          </table:table-cell>
          <table:table-cell office:value-type="float" office:value="64141">
            <text:p>64141</text:p>
          </table:table-cell>
          <table:table-cell table:number-columns-repeated="3"/>
        </table:table-row>
        <table:table-row table:style-name="ro2">
          <table:table-cell office:value-type="string">
            <text:p>DT64-01136</text:p>
          </table:table-cell>
          <table:table-cell office:value-type="string">
            <text:p>Bouchous,</text:p>
          </table:table-cell>
          <table:table-cell office:value-type="string">
            <text:p>montagne, commune de Laruns, près de Brousset.</text:p>
          </table:table-cell>
          <table:table-cell office:value-type="string">
            <text:p>Brousset</text:p>
          </table:table-cell>
          <table:table-cell office:value-type="string">
            <text:p>Non</text:p>
          </table:table-cell>
          <table:table-cell table:number-columns-repeated="3"/>
        </table:table-row>
        <table:table-row table:style-name="ro2">
          <table:table-cell office:value-type="string">
            <text:p>DT64-00048</text:p>
          </table:table-cell>
          <table:table-cell office:value-type="string">
            <text:p>Adis (Les),</text:p>
          </table:table-cell>
          <table:table-cell office:value-type="string">
            <text:p>hameau, commune de Burosse-Mendousse ; ancienne annexe de Haron.</text:p>
          </table:table-cell>
          <table:table-cell office:value-type="string">
            <text:p>Burosse-Mendousse</text:p>
          </table:table-cell>
          <table:table-cell office:value-type="float" office:value="64153">
            <text:p>64153</text:p>
          </table:table-cell>
          <table:table-cell table:number-columns-repeated="3"/>
        </table:table-row>
        <table:table-row table:style-name="ro2">
          <table:table-cell office:value-type="string">
            <text:p>DT64-00921</text:p>
          </table:table-cell>
          <table:table-cell office:value-type="string">
            <text:p>Bergez (Le),</text:p>
          </table:table-cell>
          <table:table-cell office:value-type="string">
            <text:p>ruisseau qui arrose la commune de Burosse-Mendousse et se jette dans le Gros-Léès.</text:p>
          </table:table-cell>
          <table:table-cell office:value-type="string">
            <text:p>Burosse-Mendousse</text:p>
          </table:table-cell>
          <table:table-cell office:value-type="float" office:value="64153">
            <text:p>64153</text:p>
          </table:table-cell>
          <table:table-cell table:number-columns-repeated="3"/>
        </table:table-row>
        <table:table-row table:style-name="ro2">
          <table:table-cell office:value-type="string">
            <text:p>DT64-00487</text:p>
          </table:table-cell>
          <table:table-cell office:value-type="string">
            <text:p>Asconçabal (Le col d’),</text:p>
          </table:table-cell>
          <table:table-cell office:value-type="string">
            <text:p>commune de Bussunarits-Sarrasquette.</text:p>
          </table:table-cell>
          <table:table-cell office:value-type="string">
            <text:p>Bussunarits-Sarrasquette</text:p>
          </table:table-cell>
          <table:table-cell office:value-type="float" office:value="64154">
            <text:p>64154</text:p>
          </table:table-cell>
          <table:table-cell table:number-columns-repeated="3"/>
        </table:table-row>
        <table:table-row table:style-name="ro2">
          <table:table-cell office:value-type="string">
            <text:p>DT64-02214</text:p>
          </table:table-cell>
          <table:table-cell office:value-type="string">
            <text:p>Etchepare,</text:p>
          </table:table-cell>
          <table:table-cell office:value-type="string">
            <text:p>fief, commune de Bussunarits-Sarrasquette ; il relevait du royaume de Navarre.</text:p>
          </table:table-cell>
          <table:table-cell office:value-type="string">
            <text:p>Bussunarits-Sarrasquette</text:p>
          </table:table-cell>
          <table:table-cell office:value-type="float" office:value="64154">
            <text:p>64154</text:p>
          </table:table-cell>
          <table:table-cell table:number-columns-repeated="3"/>
        </table:table-row>
        <table:table-row table:style-name="ro2">
          <table:table-cell office:value-type="string">
            <text:p>DT64-02329</text:p>
          </table:table-cell>
          <table:table-cell office:value-type="string">
            <text:p>Game,</text:p>
          </table:table-cell>
          <table:table-cell office:value-type="string">
            <text:p>ferme, commune de Bussunarits-Sarrasquette.</text:p>
          </table:table-cell>
          <table:table-cell office:value-type="string">
            <text:p>Bussunarits-Sarrasquette</text:p>
          </table:table-cell>
          <table:table-cell office:value-type="float" office:value="64154">
            <text:p>64154</text:p>
          </table:table-cell>
          <table:table-cell table:number-columns-repeated="3"/>
        </table:table-row>
        <table:table-row table:style-name="ro2">
          <table:table-cell office:value-type="string">
            <text:p>DT64-03442</text:p>
          </table:table-cell>
          <table:table-cell office:value-type="string">
            <text:p>Leïçarrague,</text:p>
          </table:table-cell>
          <table:table-cell office:value-type="string">
            <text:p>fontaine, commune de Bussunarits-Sarrasquette ; c’est la source du ruisseau d’Aphat.</text:p>
          </table:table-cell>
          <table:table-cell office:value-type="string">
            <text:p>Bussunarits-Sarrasquette</text:p>
          </table:table-cell>
          <table:table-cell office:value-type="float" office:value="64154">
            <text:p>64154</text:p>
          </table:table-cell>
          <table:table-cell table:number-columns-repeated="3"/>
        </table:table-row>
        <table:table-row table:style-name="ro2">
          <table:table-cell office:value-type="string">
            <text:p>DT64-00066</text:p>
          </table:table-cell>
          <table:table-cell office:value-type="string">
            <text:p>Aguerre,</text:p>
          </table:table-cell>
          <table:table-cell office:value-type="string">
            <text:p>fief vassal du royaume de Navarre, commune de Bustince-Iriberry.</text:p>
          </table:table-cell>
          <table:table-cell office:value-type="string">
            <text:p>Bustince-Iriberry</text:p>
          </table:table-cell>
          <table:table-cell office:value-type="float" office:value="64155">
            <text:p>64155</text:p>
          </table:table-cell>
          <table:table-cell table:number-columns-repeated="3"/>
        </table:table-row>
        <table:table-row table:style-name="ro2">
          <table:table-cell office:value-type="string">
            <text:p>DT64-01763</text:p>
          </table:table-cell>
          <table:table-cell office:value-type="string">
            <text:p>Cochino,</text:p>
          </table:table-cell>
          <table:table-cell office:value-type="string">
            <text:p>moulin sur le ruisseau d’Ançuby, commune de Bustince-Iriberry.</text:p>
          </table:table-cell>
          <table:table-cell office:value-type="string">
            <text:p>Bustince-Iriberry</text:p>
          </table:table-cell>
          <table:table-cell office:value-type="float" office:value="64155">
            <text:p>64155</text:p>
          </table:table-cell>
          <table:table-cell table:number-columns-repeated="3"/>
        </table:table-row>
        <table:table-row table:style-name="ro2">
          <table:table-cell office:value-type="string">
            <text:p>DT64-02599</text:p>
          </table:table-cell>
          <table:table-cell office:value-type="string">
            <text:p>Harçuby (Le),</text:p>
          </table:table-cell>
          <table:table-cell office:value-type="string">
            <text:p>ruisseau qui prend sa source dans la commune de Bustince-Iriberry, arrose Saint-Jean-le-Vieux et Ispoure et se mêle au Laurhibar.</text:p>
          </table:table-cell>
          <table:table-cell office:value-type="string">
            <text:p>Bustince-Iriberry</text:p>
          </table:table-cell>
          <table:table-cell office:value-type="float" office:value="64155">
            <text:p>64155</text:p>
          </table:table-cell>
          <table:table-cell table:number-columns-repeated="3"/>
        </table:table-row>
        <table:table-row table:style-name="ro2">
          <table:table-cell office:value-type="string">
            <text:p>DT64-02422</text:p>
          </table:table-cell>
          <table:table-cell office:value-type="string">
            <text:p>Géline (La),</text:p>
          </table:table-cell>
          <table:table-cell office:value-type="string">
            <text:p>ruisseau qui prend sa source dans la commune d’Azereix (département des Hautes-Pyrénées), arrose dans les Basses-Pyrénées la commune de Ger et se jette dans le Lys près de Caixon (département des Hautes-Pyrénées).</text:p>
          </table:table-cell>
          <table:table-cell office:value-type="string">
            <text:p>Caixon</text:p>
          </table:table-cell>
          <table:table-cell office:value-type="float" office:value="65119">
            <text:p>65119</text:p>
          </table:table-cell>
          <table:table-cell table:number-columns-repeated="3"/>
        </table:table-row>
        <table:table-row table:style-name="ro2">
          <table:table-cell office:value-type="string">
            <text:p>DT64-05726</text:p>
          </table:table-cell>
          <table:table-cell office:value-type="string">
            <text:p>Uzerte (L’),</text:p>
          </table:table-cell>
          <table:table-cell office:value-type="string">
            <text:p>ruisseau qui prend naissance à Ger, sort du département, y rentre à Montaner et se jette dans le Lys près de Caixon (département des Hautes-Pyrénées).</text:p>
          </table:table-cell>
          <table:table-cell office:value-type="string">
            <text:p>Caixon</text:p>
          </table:table-cell>
          <table:table-cell office:value-type="float" office:value="65119">
            <text:p>65119</text:p>
          </table:table-cell>
          <table:table-cell table:number-columns-repeated="3"/>
        </table:table-row>
        <table:table-row table:style-name="ro2">
          <table:table-cell office:value-type="string">
            <text:p>DT64-00842</text:p>
          </table:table-cell>
          <table:table-cell office:value-type="string">
            <text:p>Béhépatie,</text:p>
          </table:table-cell>
          <table:table-cell office:value-type="string">
            <text:p>montagne, commune de Camou-Cihigue.</text:p>
          </table:table-cell>
          <table:table-cell office:value-type="string">
            <text:p>Camou-Cihigue</text:p>
          </table:table-cell>
          <table:table-cell office:value-type="float" office:value="64162">
            <text:p>64162</text:p>
          </table:table-cell>
          <table:table-cell table:number-columns-repeated="3"/>
        </table:table-row>
        <table:table-row table:style-name="ro2">
          <table:table-cell office:value-type="string">
            <text:p>DT64-01683</text:p>
          </table:table-cell>
          <table:table-cell office:value-type="string">
            <text:p>Chebarne,</text:p>
          </table:table-cell>
          <table:table-cell office:value-type="string">
            <text:p>ferme, commune de Camou-Cihigue ; mentionnée en 1520 (cout. de Soule).</text:p>
          </table:table-cell>
          <table:table-cell office:value-type="string">
            <text:p>Camou-Cihigue</text:p>
          </table:table-cell>
          <table:table-cell office:value-type="float" office:value="64162">
            <text:p>64162</text:p>
          </table:table-cell>
          <table:table-cell table:number-columns-repeated="3"/>
        </table:table-row>
        <table:table-row table:style-name="ro2">
          <table:table-cell office:value-type="string">
            <text:p>DT64-02207</text:p>
          </table:table-cell>
          <table:table-cell office:value-type="string">
            <text:p>Etchegoyen,</text:p>
          </table:table-cell>
          <table:table-cell office:value-type="string">
            <text:p>ferme, commune de Camou-Cihigue.</text:p>
          </table:table-cell>
          <table:table-cell office:value-type="string">
            <text:p>Camou-Cihigue</text:p>
          </table:table-cell>
          <table:table-cell office:value-type="float" office:value="64162">
            <text:p>64162</text:p>
          </table:table-cell>
          <table:table-cell table:number-columns-repeated="3"/>
        </table:table-row>
        <table:table-row table:style-name="ro2">
          <table:table-cell office:value-type="string">
            <text:p>DT64-02901</text:p>
          </table:table-cell>
          <table:table-cell office:value-type="string">
            <text:p>Iriart,</text:p>
          </table:table-cell>
          <table:table-cell office:value-type="string">
            <text:p>ferme, commune de Camou-Cihigue ; mentionnée en 1520 (coutume de Soule).</text:p>
          </table:table-cell>
          <table:table-cell office:value-type="string">
            <text:p>Camou-Cihigue</text:p>
          </table:table-cell>
          <table:table-cell office:value-type="float" office:value="64162">
            <text:p>64162</text:p>
          </table:table-cell>
          <table:table-cell table:number-columns-repeated="3"/>
        </table:table-row>
        <table:table-row table:style-name="ro2">
          <table:table-cell office:value-type="string">
            <text:p>DT64-02982</text:p>
          </table:table-cell>
          <table:table-cell office:value-type="string">
            <text:p>Jauréguiberry,</text:p>
          </table:table-cell>
          <table:table-cell office:value-type="string">
            <text:p>ferme, commune de Camou-Cihigue.</text:p>
          </table:table-cell>
          <table:table-cell office:value-type="string">
            <text:p>Camou-Cihigue</text:p>
          </table:table-cell>
          <table:table-cell office:value-type="float" office:value="64162">
            <text:p>64162</text:p>
          </table:table-cell>
          <table:table-cell table:number-columns-repeated="3"/>
        </table:table-row>
        <table:table-row table:style-name="ro2">
          <table:table-cell office:value-type="string">
            <text:p>DT64-04526</text:p>
          </table:table-cell>
          <table:table-cell office:value-type="string">
            <text:p>Placibarré,</text:p>
          </table:table-cell>
          <table:table-cell office:value-type="string">
            <text:p>hameau, commune de Camou-Mixe-Suhast.</text:p>
          </table:table-cell>
          <table:table-cell office:value-type="string">
            <text:p>Camou-Mixe-Suhast</text:p>
          </table:table-cell>
          <table:table-cell office:value-type="float" office:value="64010">
            <text:p>64010</text:p>
          </table:table-cell>
          <table:table-cell table:number-columns-repeated="3"/>
        </table:table-row>
        <table:table-row table:style-name="ro2">
          <table:table-cell office:value-type="string">
            <text:p>DT64-05079</text:p>
          </table:table-cell>
          <table:table-cell office:value-type="string">
            <text:p>Salle (La),</text:p>
          </table:table-cell>
          <table:table-cell office:value-type="string">
            <text:p>fief, commune de Camou-Mixe-Suhast.</text:p>
          </table:table-cell>
          <table:table-cell office:value-type="string">
            <text:p>Camou-Mixe-Suhast</text:p>
          </table:table-cell>
          <table:table-cell office:value-type="float" office:value="64010">
            <text:p>64010</text:p>
          </table:table-cell>
          <table:table-cell table:number-columns-repeated="3"/>
        </table:table-row>
        <table:table-row table:style-name="ro2">
          <table:table-cell office:value-type="string">
            <text:p>DT64-05507</text:p>
          </table:table-cell>
          <table:table-cell office:value-type="string">
            <text:p>Tolospia,</text:p>
          </table:table-cell>
          <table:table-cell office:value-type="string">
            <text:p>hameau, commune de Camou-Mixe-Suhast.</text:p>
          </table:table-cell>
          <table:table-cell office:value-type="string">
            <text:p>Camou-Mixe-Suhast</text:p>
          </table:table-cell>
          <table:table-cell office:value-type="float" office:value="64010">
            <text:p>64010</text:p>
          </table:table-cell>
          <table:table-cell table:number-columns-repeated="3"/>
        </table:table-row>
        <table:table-row table:style-name="ro2">
          <table:table-cell office:value-type="string">
            <text:p>DT64-00049</text:p>
          </table:table-cell>
          <table:table-cell office:value-type="string">
            <text:p>Adour (L’),</text:p>
          </table:table-cell>
          <table:table-cell office:value-type="string">
            <text:p>fleuve, prend sa source près de Campan (Hautes-Pyrénées), traverse les départements du Gers et des Landes, arrose, dans les Basses-Pyrénées, les communes de Sames, Guiche, Urt, Urcuit, Lahonce, Mouguerre, Saint-Pierre-d’Irube, Bayonne, et se jette dans l’Océan entre Anglet et le Boucau.</text:p>
          </table:table-cell>
          <table:table-cell office:value-type="string">
            <text:p>Campan</text:p>
          </table:table-cell>
          <table:table-cell office:value-type="float" office:value="65123">
            <text:p>65123</text:p>
          </table:table-cell>
          <table:table-cell table:number-columns-repeated="3"/>
        </table:table-row>
        <table:table-row table:style-name="ro2">
          <table:table-cell office:value-type="string">
            <text:p>DT64-02377</text:p>
          </table:table-cell>
          <table:table-cell office:value-type="string">
            <text:p>Gassion (Marquisat de),</text:p>
          </table:table-cell>
          <table:table-cell office:value-type="string">
            <text:p>fief créé en 1660 en faveur de Jean de Gassion, président au parlement de Navarre ; il se composait de la baronnie de Camou-Mixe, des châteaux de Saint-Vincent et de Saint-Martin de Salies, de la seigneurie de Bonnefont d’Abitain, de la baronnie d’Audaux, Marsains, Conques, Geup, Narp, Orriule, Bugnein et Castetbon, des seigneuries de Saint-Pé (commune de Salies) et de Casamboucy, de la maison de Soulenx, des seigneuries de Munein, Camu, Oréite, Saint-Gladie, Saint-Martin (commune d’Autevielle), de la domenjadure de Capdepon, des seigneuries de Mourenx et de Noguères, des dîmes de Marsillon, Ramous, Départ, Arbus, Artiguelouve et Gomer, des maisons Bergeré et Gerbas-Gendron, de la seigneurie de Simacourbe et des abbayes laïques de Lannegrasse, Bordes et Castillon (canton de Lembeye) et de Lafitole.</text:p>
          </table:table-cell>
          <table:table-cell office:value-type="string">
            <text:p>Casamboucy</text:p>
          </table:table-cell>
          <table:table-cell office:value-type="string">
            <text:p>Non</text:p>
          </table:table-cell>
          <table:table-cell table:number-columns-repeated="3"/>
        </table:table-row>
        <table:table-row table:style-name="ro2">
          <table:table-cell office:value-type="string">
            <text:p>DT64-01937</text:p>
          </table:table-cell>
          <table:table-cell office:value-type="string">
            <text:p>Doat,</text:p>
          </table:table-cell>
          <table:table-cell office:value-type="string">
            <text:p>village, commune de Castéide.</text:p>
          </table:table-cell>
          <table:table-cell office:value-type="string">
            <text:p>Castéide</text:p>
          </table:table-cell>
          <table:table-cell office:value-type="float" office:value="64173">
            <text:p>64173</text:p>
          </table:table-cell>
          <table:table-cell table:number-columns-repeated="3"/>
        </table:table-row>
        <table:table-row table:style-name="ro2">
          <table:table-cell office:value-type="string">
            <text:p>DT64-03587</text:p>
          </table:table-cell>
          <table:table-cell office:value-type="string">
            <text:p>Louet (Le),</text:p>
          </table:table-cell>
          <table:table-cell office:value-type="string">
            <text:p>rivière qui prend sa source sur la commune de Ger et se jette dans l’Adour près de Castelnau-Rivière-Basse (département des Hautes-Pyrénées) ; elle traverse, dans les Basses-Pyrénées, les communes d’Aast, Ponson-Dessus, Ponson-Debat-Pouts, Montaner, Pontiacq-Viellepinte, Bentayou-Sérée, Castéra-Loubix et Labatut-Figuère.</text:p>
          </table:table-cell>
          <table:table-cell office:value-type="string">
            <text:p>Castelnau-Rivière-Basse</text:p>
          </table:table-cell>
          <table:table-cell office:value-type="float" office:value="65130">
            <text:p>65130</text:p>
          </table:table-cell>
          <table:table-cell table:number-columns-repeated="3"/>
        </table:table-row>
        <table:table-row table:style-name="ro2">
          <table:table-cell office:value-type="string">
            <text:p>DT64-02088</text:p>
          </table:table-cell>
          <table:table-cell office:value-type="string">
            <text:p>Escabes (Les),</text:p>
          </table:table-cell>
          <table:table-cell office:value-type="string">
            <text:p>hameau, commune de Castéra-Loubix ; mentionné en 1675 (réform. de Béarn, B. 648, f° 375).</text:p>
          </table:table-cell>
          <table:table-cell office:value-type="string">
            <text:p>Castéra-Loubix</text:p>
          </table:table-cell>
          <table:table-cell office:value-type="float" office:value="64174">
            <text:p>64174</text:p>
          </table:table-cell>
          <table:table-cell table:number-columns-repeated="3"/>
        </table:table-row>
        <table:table-row table:style-name="ro2">
          <table:table-cell office:value-type="string">
            <text:p>DT64-02563</text:p>
          </table:table-cell>
          <table:table-cell office:value-type="string">
            <text:p>Haget (Le),</text:p>
          </table:table-cell>
          <table:table-cell office:value-type="string">
            <text:p>hameau, commune de Castéra-Loubix ; mentionné en 1675 (réform. de Béarn, B. 648, f° 373).</text:p>
          </table:table-cell>
          <table:table-cell office:value-type="string">
            <text:p>Castéra-Loubix</text:p>
          </table:table-cell>
          <table:table-cell office:value-type="float" office:value="64174">
            <text:p>64174</text:p>
          </table:table-cell>
          <table:table-cell table:number-columns-repeated="3"/>
        </table:table-row>
        <table:table-row table:style-name="ro2">
          <table:table-cell office:value-type="string">
            <text:p>DT64-05477</text:p>
          </table:table-cell>
          <table:table-cell office:value-type="string">
            <text:p>Teschauchet,</text:p>
          </table:table-cell>
          <table:table-cell office:value-type="string">
            <text:p>écart, commune de Castéra-Loubix.</text:p>
          </table:table-cell>
          <table:table-cell office:value-type="string">
            <text:p>Castéra-Loubix</text:p>
          </table:table-cell>
          <table:table-cell office:value-type="float" office:value="64174">
            <text:p>64174</text:p>
          </table:table-cell>
          <table:table-cell table:number-columns-repeated="3"/>
        </table:table-row>
        <table:table-row table:style-name="ro2">
          <table:table-cell office:value-type="string">
            <text:p>DT64-00161</text:p>
          </table:table-cell>
          <table:table-cell office:value-type="string">
            <text:p>Andoins,</text:p>
          </table:table-cell>
          <table:table-cell office:value-type="string">
            <text:p>ferme, commune de Castetnau-Camblong ; fief créé en 1677, vassal de la vicomté de Béarn.</text:p>
          </table:table-cell>
          <table:table-cell office:value-type="string">
            <text:p>Castetnau-Camblong</text:p>
          </table:table-cell>
          <table:table-cell office:value-type="float" office:value="64178">
            <text:p>64178</text:p>
          </table:table-cell>
          <table:table-cell table:number-columns-repeated="3"/>
        </table:table-row>
        <table:table-row table:style-name="ro2">
          <table:table-cell office:value-type="string">
            <text:p>DT64-01111</text:p>
          </table:table-cell>
          <table:table-cell office:value-type="string">
            <text:p>Bordes (Les),</text:p>
          </table:table-cell>
          <table:table-cell office:value-type="string">
            <text:p>hameau, commune de Castetnau-Camblong.</text:p>
          </table:table-cell>
          <table:table-cell office:value-type="string">
            <text:p>Castetnau-Camblong</text:p>
          </table:table-cell>
          <table:table-cell office:value-type="float" office:value="64178">
            <text:p>64178</text:p>
          </table:table-cell>
          <table:table-cell table:number-columns-repeated="3"/>
        </table:table-row>
        <table:table-row table:style-name="ro2">
          <table:table-cell office:value-type="string">
            <text:p>DT64-01926</text:p>
          </table:table-cell>
          <table:table-cell office:value-type="string">
            <text:p>Devantets (Les),</text:p>
          </table:table-cell>
          <table:table-cell office:value-type="string">
            <text:p>hameau, commune de Castetnau-Camblong.</text:p>
          </table:table-cell>
          <table:table-cell office:value-type="string">
            <text:p>Castetnau-Camblong</text:p>
          </table:table-cell>
          <table:table-cell office:value-type="float" office:value="64178">
            <text:p>64178</text:p>
          </table:table-cell>
          <table:table-cell table:number-columns-repeated="3"/>
        </table:table-row>
        <table:table-row table:style-name="ro2">
          <table:table-cell office:value-type="string">
            <text:p>DT64-02598</text:p>
          </table:table-cell>
          <table:table-cell office:value-type="string">
            <text:p>Harcilanne (Le),</text:p>
          </table:table-cell>
          <table:table-cell office:value-type="string">
            <text:p>ruisseau qui sert de limite aux communes de Viellenave (canton de Navarrenx) et de Castetnau-Camblong et se jette dans le Lausset.</text:p>
          </table:table-cell>
          <table:table-cell office:value-type="string">
            <text:p>Castetnau-Camblong</text:p>
          </table:table-cell>
          <table:table-cell office:value-type="float" office:value="64178">
            <text:p>64178</text:p>
          </table:table-cell>
          <table:table-cell table:number-columns-repeated="3"/>
        </table:table-row>
        <table:table-row table:style-name="ro2">
          <table:table-cell office:value-type="string">
            <text:p>DT64-02723</text:p>
          </table:table-cell>
          <table:table-cell office:value-type="string">
            <text:p>Hillant,</text:p>
          </table:table-cell>
          <table:table-cell office:value-type="string">
            <text:p>ferme, commune de Castetnau-Camblong.</text:p>
          </table:table-cell>
          <table:table-cell office:value-type="string">
            <text:p>Castetnau-Camblong</text:p>
          </table:table-cell>
          <table:table-cell office:value-type="float" office:value="64178">
            <text:p>64178</text:p>
          </table:table-cell>
          <table:table-cell table:number-columns-repeated="3"/>
        </table:table-row>
        <table:table-row table:style-name="ro2">
          <table:table-cell office:value-type="string">
            <text:p>DT64-03251</text:p>
          </table:table-cell>
          <table:table-cell office:value-type="string">
            <text:p>Laplace,</text:p>
          </table:table-cell>
          <table:table-cell office:value-type="string">
            <text:p>ferme, commune de Castetnau-Camblong.</text:p>
          </table:table-cell>
          <table:table-cell office:value-type="string">
            <text:p>Castetnau-Camblong</text:p>
          </table:table-cell>
          <table:table-cell office:value-type="float" office:value="64178">
            <text:p>64178</text:p>
          </table:table-cell>
          <table:table-cell table:number-columns-repeated="3"/>
        </table:table-row>
        <table:table-row table:style-name="ro2">
          <table:table-cell office:value-type="string">
            <text:p>DT64-05580</text:p>
          </table:table-cell>
          <table:table-cell office:value-type="string">
            <text:p>Tuquet,</text:p>
          </table:table-cell>
          <table:table-cell office:value-type="string">
            <text:p>hameau, commune de Castetnau-Camblong.</text:p>
          </table:table-cell>
          <table:table-cell office:value-type="string">
            <text:p>Castetnau-Camblong</text:p>
          </table:table-cell>
          <table:table-cell office:value-type="float" office:value="64178">
            <text:p>64178</text:p>
          </table:table-cell>
          <table:table-cell table:number-columns-repeated="3"/>
        </table:table-row>
        <table:table-row table:style-name="ro2">
          <table:table-cell office:value-type="string">
            <text:p>DT64-01167</text:p>
          </table:table-cell>
          <table:table-cell office:value-type="string">
            <text:p>Bourdères,</text:p>
          </table:table-cell>
          <table:table-cell office:value-type="string">
            <text:p>ferme, commune de Caubios-Loos.</text:p>
          </table:table-cell>
          <table:table-cell office:value-type="string">
            <text:p>Caubios-Loos</text:p>
          </table:table-cell>
          <table:table-cell office:value-type="float" office:value="64183">
            <text:p>64183</text:p>
          </table:table-cell>
          <table:table-cell table:number-columns-repeated="3"/>
        </table:table-row>
        <table:table-row table:style-name="ro2">
          <table:table-cell office:value-type="string">
            <text:p>DT64-01223</text:p>
          </table:table-cell>
          <table:table-cell office:value-type="string">
            <text:p>Brouca,</text:p>
          </table:table-cell>
          <table:table-cell office:value-type="string">
            <text:p>hameau, commune de Cette-Eygun.</text:p>
          </table:table-cell>
          <table:table-cell office:value-type="string">
            <text:p>Cette-Eygun</text:p>
          </table:table-cell>
          <table:table-cell office:value-type="float" office:value="64185">
            <text:p>64185</text:p>
          </table:table-cell>
          <table:table-cell table:number-columns-repeated="3"/>
        </table:table-row>
        <table:table-row table:style-name="ro2">
          <table:table-cell office:value-type="string">
            <text:p>DT64-01454</text:p>
          </table:table-cell>
          <table:table-cell office:value-type="string">
            <text:p>Casamayor,</text:p>
          </table:table-cell>
          <table:table-cell office:value-type="string">
            <text:p>fief, commune de Cette-Eygun.</text:p>
          </table:table-cell>
          <table:table-cell office:value-type="string">
            <text:p>Cette-Eygun</text:p>
          </table:table-cell>
          <table:table-cell office:value-type="float" office:value="64185">
            <text:p>64185</text:p>
          </table:table-cell>
          <table:table-cell table:number-columns-repeated="3"/>
        </table:table-row>
        <table:table-row table:style-name="ro2">
          <table:table-cell office:value-type="string">
            <text:p>DT64-01819</text:p>
          </table:table-cell>
          <table:table-cell office:value-type="string">
            <text:p>Coucourou,</text:p>
          </table:table-cell>
          <table:table-cell office:value-type="string">
            <text:p>bois, commune de Cette-Eygun.</text:p>
          </table:table-cell>
          <table:table-cell office:value-type="string">
            <text:p>Cette-Eygun</text:p>
          </table:table-cell>
          <table:table-cell office:value-type="float" office:value="64185">
            <text:p>64185</text:p>
          </table:table-cell>
          <table:table-cell table:number-columns-repeated="3"/>
        </table:table-row>
        <table:table-row table:style-name="ro2">
          <table:table-cell office:value-type="string">
            <text:p>DT64-01873</text:p>
          </table:table-cell>
          <table:table-cell office:value-type="string">
            <text:p>Cristallère (Le bois de la),</text:p>
          </table:table-cell>
          <table:table-cell office:value-type="string">
            <text:p>commune de Cette-Eygun.</text:p>
          </table:table-cell>
          <table:table-cell office:value-type="string">
            <text:p>Cette-Eygun</text:p>
          </table:table-cell>
          <table:table-cell office:value-type="float" office:value="64185">
            <text:p>64185</text:p>
          </table:table-cell>
          <table:table-cell table:number-columns-repeated="3"/>
        </table:table-row>
        <table:table-row table:style-name="ro2">
          <table:table-cell office:value-type="string">
            <text:p>DT64-03308</text:p>
          </table:table-cell>
          <table:table-cell office:value-type="string">
            <text:p>Larriau (Le),</text:p>
          </table:table-cell>
          <table:table-cell office:value-type="string">
            <text:p>ruisseau qui coule sur la commune de Cette-Eygun et se jette dans le Gave d’Aspe.</text:p>
          </table:table-cell>
          <table:table-cell office:value-type="string">
            <text:p>Cette-Eygun</text:p>
          </table:table-cell>
          <table:table-cell office:value-type="float" office:value="64185">
            <text:p>64185</text:p>
          </table:table-cell>
          <table:table-cell table:number-columns-repeated="3"/>
        </table:table-row>
        <table:table-row table:style-name="ro2">
          <table:table-cell office:value-type="string">
            <text:p>DT64-03625</text:p>
          </table:table-cell>
          <table:table-cell office:value-type="string">
            <text:p>Lucharry,</text:p>
          </table:table-cell>
          <table:table-cell office:value-type="string">
            <text:p>bois, commune de Cette-Eygun.</text:p>
          </table:table-cell>
          <table:table-cell office:value-type="string">
            <text:p>Cette-Eygun</text:p>
          </table:table-cell>
          <table:table-cell office:value-type="float" office:value="64185">
            <text:p>64185</text:p>
          </table:table-cell>
          <table:table-cell table:number-columns-repeated="3"/>
        </table:table-row>
        <table:table-row table:style-name="ro2">
          <table:table-cell office:value-type="string">
            <text:p>DT64-00592</text:p>
          </table:table-cell>
          <table:table-cell office:value-type="string">
            <text:p>Babernat (Le bois de),</text:p>
          </table:table-cell>
          <table:table-cell office:value-type="string">
            <text:p>commune de Corbères-Abère-Domengeux ; mentionné en 1540 (réform. de Béarn, B. 841, f° 5).</text:p>
          </table:table-cell>
          <table:table-cell office:value-type="string">
            <text:p>Corbères-Abère-Domengeux</text:p>
          </table:table-cell>
          <table:table-cell office:value-type="float" office:value="64193">
            <text:p>64193</text:p>
          </table:table-cell>
          <table:table-cell table:number-columns-repeated="3"/>
        </table:table-row>
        <table:table-row table:style-name="ro2">
          <table:table-cell office:value-type="string">
            <text:p>DT64-01662</text:p>
          </table:table-cell>
          <table:table-cell office:value-type="string">
            <text:p>Chapellier (Le nuisseau de),</text:p>
          </table:table-cell>
          <table:table-cell office:value-type="string">
            <text:p>arrose la commune de Corbères-Abère-Domengeux et se jette dans l’Arcis.</text:p>
          </table:table-cell>
          <table:table-cell office:value-type="string">
            <text:p>Corbères-Abère-Domengeux</text:p>
          </table:table-cell>
          <table:table-cell office:value-type="float" office:value="64193">
            <text:p>64193</text:p>
          </table:table-cell>
          <table:table-cell table:number-columns-repeated="3"/>
        </table:table-row>
        <table:table-row table:style-name="ro2">
          <table:table-cell office:value-type="string">
            <text:p>DT64-02997</text:p>
          </table:table-cell>
          <table:table-cell office:value-type="string">
            <text:p>Jeanbouet (Le ruisseau de),</text:p>
          </table:table-cell>
          <table:table-cell office:value-type="string">
            <text:p>coule sur la commune de Corbères-Abère-Domengeux et se jette dans l’Arcis.</text:p>
          </table:table-cell>
          <table:table-cell office:value-type="string">
            <text:p>Corbères-Abère-Domengeux</text:p>
          </table:table-cell>
          <table:table-cell office:value-type="float" office:value="64193">
            <text:p>64193</text:p>
          </table:table-cell>
          <table:table-cell table:number-columns-repeated="3"/>
        </table:table-row>
        <table:table-row table:style-name="ro2">
          <table:table-cell office:value-type="string">
            <text:p>DT64-04333</text:p>
          </table:table-cell>
          <table:table-cell office:value-type="string">
            <text:p>Paloumas (Les),</text:p>
          </table:table-cell>
          <table:table-cell office:value-type="string">
            <text:p>écart, commune de Corbères-Abère-Domengeux.</text:p>
          </table:table-cell>
          <table:table-cell office:value-type="string">
            <text:p>Corbères-Abère-Domengeux</text:p>
          </table:table-cell>
          <table:table-cell office:value-type="float" office:value="64193">
            <text:p>64193</text:p>
          </table:table-cell>
          <table:table-cell table:number-columns-repeated="3"/>
        </table:table-row>
        <table:table-row table:style-name="ro2">
          <table:table-cell office:value-type="string">
            <text:p>DT64-04814</text:p>
          </table:table-cell>
          <table:table-cell office:value-type="string">
            <text:p>Ruillot (Le),</text:p>
          </table:table-cell>
          <table:table-cell office:value-type="string">
            <text:p>ruisseau qui coule sur la commune de Corbères-Abère-Domengeux et se jette dans l’Arcis.</text:p>
          </table:table-cell>
          <table:table-cell office:value-type="string">
            <text:p>Corbères-Abère-Domengeux</text:p>
          </table:table-cell>
          <table:table-cell office:value-type="float" office:value="64193">
            <text:p>64193</text:p>
          </table:table-cell>
          <table:table-cell table:number-columns-repeated="3"/>
        </table:table-row>
        <table:table-row table:style-name="ro2">
          <table:table-cell office:value-type="string">
            <text:p>DT64-05506</text:p>
          </table:table-cell>
          <table:table-cell office:value-type="string">
            <text:p>To (Le),</text:p>
          </table:table-cell>
          <table:table-cell office:value-type="string">
            <text:p>écart, commune de Corbères-Abère-Domengeux.</text:p>
          </table:table-cell>
          <table:table-cell office:value-type="string">
            <text:p>Corbères-Abère-Domengeux</text:p>
          </table:table-cell>
          <table:table-cell office:value-type="float" office:value="64193">
            <text:p>64193</text:p>
          </table:table-cell>
          <table:table-cell table:number-columns-repeated="3"/>
        </table:table-row>
        <table:table-row table:style-name="ro2">
          <table:table-cell office:value-type="string">
            <text:p>DT64-05528</text:p>
          </table:table-cell>
          <table:table-cell office:value-type="string">
            <text:p>Tourrucot de Pey,</text:p>
          </table:table-cell>
          <table:table-cell office:value-type="string">
            <text:p>landes, commune de Corbères-Abère-Domengeux.</text:p>
          </table:table-cell>
          <table:table-cell office:value-type="string">
            <text:p>Corbères-Abère-Domengeux</text:p>
          </table:table-cell>
          <table:table-cell office:value-type="float" office:value="64193">
            <text:p>64193</text:p>
          </table:table-cell>
          <table:table-cell table:number-columns-repeated="3"/>
        </table:table-row>
        <table:table-row table:style-name="ro2">
          <table:table-cell office:value-type="string">
            <text:p>DT64-00812</text:p>
          </table:table-cell>
          <table:table-cell office:value-type="string">
            <text:p>Beaute,</text:p>
          </table:table-cell>
          <table:table-cell office:value-type="string">
            <text:p>ferme, commune de Coslédàa-Lube-Boast.</text:p>
          </table:table-cell>
          <table:table-cell office:value-type="string">
            <text:p>Coslédàa-Lube-Boast</text:p>
          </table:table-cell>
          <table:table-cell office:value-type="float" office:value="64194">
            <text:p>64194</text:p>
          </table:table-cell>
          <table:table-cell table:number-columns-repeated="3"/>
        </table:table-row>
        <table:table-row table:style-name="ro2">
          <table:table-cell office:value-type="string">
            <text:p>DT64-01305</text:p>
          </table:table-cell>
          <table:table-cell office:value-type="string">
            <text:p>Cagot (Le),</text:p>
          </table:table-cell>
          <table:table-cell office:value-type="string">
            <text:p>écart, commune de Coslédàa-Lube-Boast.</text:p>
          </table:table-cell>
          <table:table-cell office:value-type="string">
            <text:p>Coslédàa-Lube-Boast</text:p>
          </table:table-cell>
          <table:table-cell office:value-type="float" office:value="64194">
            <text:p>64194</text:p>
          </table:table-cell>
          <table:table-cell table:number-columns-repeated="3"/>
        </table:table-row>
        <table:table-row table:style-name="ro2">
          <table:table-cell office:value-type="string">
            <text:p>DT64-01725</text:p>
          </table:table-cell>
          <table:table-cell office:value-type="string">
            <text:p>Chrestiàa (Le),</text:p>
          </table:table-cell>
          <table:table-cell office:value-type="string">
            <text:p>écart, commune de Coslédàa-Lube-Boast ; tire son nom des Cagots ou Crestias.</text:p>
          </table:table-cell>
          <table:table-cell office:value-type="string">
            <text:p>Coslédàa-Lube-Boast</text:p>
          </table:table-cell>
          <table:table-cell office:value-type="float" office:value="64194">
            <text:p>64194</text:p>
          </table:table-cell>
          <table:table-cell table:number-columns-repeated="3"/>
        </table:table-row>
        <table:table-row table:style-name="ro2">
          <table:table-cell office:value-type="string">
            <text:p>DT64-04573</text:p>
          </table:table-cell>
          <table:table-cell office:value-type="string">
            <text:p>Poeys (Les),</text:p>
          </table:table-cell>
          <table:table-cell office:value-type="string">
            <text:p>écart, commune de Coslédàa-Lube-Boast.</text:p>
          </table:table-cell>
          <table:table-cell office:value-type="string">
            <text:p>Coslédàa-Lube-Boast</text:p>
          </table:table-cell>
          <table:table-cell office:value-type="float" office:value="64194">
            <text:p>64194</text:p>
          </table:table-cell>
          <table:table-cell table:number-columns-repeated="3"/>
        </table:table-row>
        <table:table-row table:style-name="ro2">
          <table:table-cell office:value-type="string">
            <text:p>DT64-04966</text:p>
          </table:table-cell>
          <table:table-cell office:value-type="string">
            <text:p>Saint-Martin,</text:p>
          </table:table-cell>
          <table:table-cell office:value-type="string">
            <text:p>fief, commune de Coslédàa-Lube-Boast ; mentionné en 1615 (reg. des États de Béarn), vassal de la vicomté de Béarn.</text:p>
          </table:table-cell>
          <table:table-cell office:value-type="string">
            <text:p>Coslédàa-Lube-Boast</text:p>
          </table:table-cell>
          <table:table-cell office:value-type="float" office:value="64194">
            <text:p>64194</text:p>
          </table:table-cell>
          <table:table-cell table:number-columns-repeated="3"/>
        </table:table-row>
        <table:table-row table:style-name="ro2">
          <table:table-cell office:value-type="string">
            <text:p>DT64-05520</text:p>
          </table:table-cell>
          <table:table-cell office:value-type="string">
            <text:p>Tourets (Les),</text:p>
          </table:table-cell>
          <table:table-cell office:value-type="string">
            <text:p>écart, commune de Coslédàa-Lube-Boast.</text:p>
          </table:table-cell>
          <table:table-cell office:value-type="string">
            <text:p>Coslédàa-Lube-Boast</text:p>
          </table:table-cell>
          <table:table-cell office:value-type="float" office:value="64194">
            <text:p>64194</text:p>
          </table:table-cell>
          <table:table-cell table:number-columns-repeated="3"/>
        </table:table-row>
        <table:table-row table:style-name="ro2">
          <table:table-cell office:value-type="string">
            <text:p>DT64-00352</text:p>
          </table:table-cell>
          <table:table-cell office:value-type="string">
            <text:p>Arrécomits,</text:p>
          </table:table-cell>
          <table:table-cell office:value-type="string">
            <text:p>ferme, commune de Domezain-Berraute.</text:p>
          </table:table-cell>
          <table:table-cell office:value-type="string">
            <text:p>Domezain-Berraute</text:p>
          </table:table-cell>
          <table:table-cell office:value-type="float" office:value="64202">
            <text:p>64202</text:p>
          </table:table-cell>
          <table:table-cell table:number-columns-repeated="3"/>
        </table:table-row>
        <table:table-row table:style-name="ro2">
          <table:table-cell office:value-type="string">
            <text:p>DT64-00436</text:p>
          </table:table-cell>
          <table:table-cell office:value-type="string">
            <text:p>Arroqui,</text:p>
          </table:table-cell>
          <table:table-cell office:value-type="string">
            <text:p>fief, commune de Domezain-Berraute ; mentionné en 1385 (coll. Duch. vol. CXIV, f° 43) ; vassal de la vicomté de Soule.</text:p>
          </table:table-cell>
          <table:table-cell office:value-type="string">
            <text:p>Domezain-Berraute</text:p>
          </table:table-cell>
          <table:table-cell office:value-type="float" office:value="64202">
            <text:p>64202</text:p>
          </table:table-cell>
          <table:table-cell table:number-columns-repeated="3"/>
        </table:table-row>
        <table:table-row table:style-name="ro2">
          <table:table-cell office:value-type="string">
            <text:p>DT64-00514</text:p>
          </table:table-cell>
          <table:table-cell office:value-type="string">
            <text:p>Atchéla,</text:p>
          </table:table-cell>
          <table:table-cell office:value-type="string">
            <text:p>lieu de pèlerinage, commune de Domezain-Berraute.</text:p>
          </table:table-cell>
          <table:table-cell office:value-type="string">
            <text:p>Domezain-Berraute</text:p>
          </table:table-cell>
          <table:table-cell office:value-type="float" office:value="64202">
            <text:p>64202</text:p>
          </table:table-cell>
          <table:table-cell table:number-columns-repeated="3"/>
        </table:table-row>
        <table:table-row table:style-name="ro2">
          <table:table-cell office:value-type="string">
            <text:p>DT64-01047</text:p>
          </table:table-cell>
          <table:table-cell office:value-type="string">
            <text:p>Bimein,</text:p>
          </table:table-cell>
          <table:table-cell office:value-type="string">
            <text:p>fief, commune de Domezain-Berraute.</text:p>
          </table:table-cell>
          <table:table-cell office:value-type="string">
            <text:p>Domezain-Berraute</text:p>
          </table:table-cell>
          <table:table-cell office:value-type="float" office:value="64202">
            <text:p>64202</text:p>
          </table:table-cell>
          <table:table-cell table:number-columns-repeated="3"/>
        </table:table-row>
        <table:table-row table:style-name="ro2">
          <table:table-cell office:value-type="string">
            <text:p>DT64-01087</text:p>
          </table:table-cell>
          <table:table-cell office:value-type="string">
            <text:p>Bois-Vieux (Le),</text:p>
          </table:table-cell>
          <table:table-cell office:value-type="string">
            <text:p>bois, commune de Domezain-Berraute.</text:p>
          </table:table-cell>
          <table:table-cell office:value-type="string">
            <text:p>Domezain-Berraute</text:p>
          </table:table-cell>
          <table:table-cell office:value-type="float" office:value="64202">
            <text:p>64202</text:p>
          </table:table-cell>
          <table:table-cell table:number-columns-repeated="3"/>
        </table:table-row>
        <table:table-row table:style-name="ro2">
          <table:table-cell office:value-type="string">
            <text:p>DT64-01251</text:p>
          </table:table-cell>
          <table:table-cell office:value-type="string">
            <text:p>Burgaincy,</text:p>
          </table:table-cell>
          <table:table-cell office:value-type="string">
            <text:p>pèlerinage, commune de Domezain-Berraute.</text:p>
          </table:table-cell>
          <table:table-cell office:value-type="string">
            <text:p>Domezain-Berraute</text:p>
          </table:table-cell>
          <table:table-cell office:value-type="float" office:value="64202">
            <text:p>64202</text:p>
          </table:table-cell>
          <table:table-cell table:number-columns-repeated="3"/>
        </table:table-row>
        <table:table-row table:style-name="ro2">
          <table:table-cell office:value-type="string">
            <text:p>DT64-01811</text:p>
          </table:table-cell>
          <table:table-cell office:value-type="string">
            <text:p>Costolou,</text:p>
          </table:table-cell>
          <table:table-cell office:value-type="string">
            <text:p>chapelle, commune de Domezain-Berraute.</text:p>
          </table:table-cell>
          <table:table-cell office:value-type="string">
            <text:p>Domezain-Berraute</text:p>
          </table:table-cell>
          <table:table-cell office:value-type="float" office:value="64202">
            <text:p>64202</text:p>
          </table:table-cell>
          <table:table-cell table:number-columns-repeated="3"/>
        </table:table-row>
        <table:table-row table:style-name="ro2">
          <table:table-cell office:value-type="string">
            <text:p>DT64-02338</text:p>
          </table:table-cell>
          <table:table-cell office:value-type="string">
            <text:p>Garat,</text:p>
          </table:table-cell>
          <table:table-cell office:value-type="string">
            <text:p>ferme, commune de Domezain-Berraute ; mentionnée en 1478 (contrats d’Ohix, f° 65).</text:p>
          </table:table-cell>
          <table:table-cell office:value-type="string">
            <text:p>Domezain-Berraute</text:p>
          </table:table-cell>
          <table:table-cell office:value-type="float" office:value="64202">
            <text:p>64202</text:p>
          </table:table-cell>
          <table:table-cell table:number-columns-repeated="3"/>
        </table:table-row>
        <table:table-row table:style-name="ro2">
          <table:table-cell office:value-type="string">
            <text:p>DT64-02380</text:p>
          </table:table-cell>
          <table:table-cell office:value-type="string">
            <text:p>Gastélary,</text:p>
          </table:table-cell>
          <table:table-cell office:value-type="string">
            <text:p>hameau, commune de Domezain-Berraute.</text:p>
          </table:table-cell>
          <table:table-cell office:value-type="string">
            <text:p>Domezain-Berraute</text:p>
          </table:table-cell>
          <table:table-cell office:value-type="float" office:value="64202">
            <text:p>64202</text:p>
          </table:table-cell>
          <table:table-cell table:number-columns-repeated="3"/>
        </table:table-row>
        <table:table-row table:style-name="ro2">
          <table:table-cell office:value-type="string">
            <text:p>DT64-03755</text:p>
          </table:table-cell>
          <table:table-cell office:value-type="string">
            <text:p>Maspêtre,</text:p>
          </table:table-cell>
          <table:table-cell office:value-type="string">
            <text:p>vallon, commune de Borce, près de la montagne Espélunguère.</text:p>
          </table:table-cell>
          <table:table-cell office:value-type="string">
            <text:p>Espélunguère</text:p>
          </table:table-cell>
          <table:table-cell office:value-type="string">
            <text:p>Non</text:p>
          </table:table-cell>
          <table:table-cell table:number-columns-repeated="3"/>
        </table:table-row>
        <table:table-row table:style-name="ro2">
          <table:table-cell office:value-type="string">
            <text:p>DT64-01951</text:p>
          </table:table-cell>
          <table:table-cell office:value-type="string">
            <text:p>Domec,</text:p>
          </table:table-cell>
          <table:table-cell office:value-type="string">
            <text:p>fief, commune d’Espès-Undurein, au village d’Undurein ; mentionné en 1385 (coll. Duch. vol. CXIV, f° 43), il relevait de la vicomté de Soule.</text:p>
          </table:table-cell>
          <table:table-cell office:value-type="string">
            <text:p>Espès-Undurein</text:p>
          </table:table-cell>
          <table:table-cell office:value-type="float" office:value="64214">
            <text:p>64214</text:p>
          </table:table-cell>
          <table:table-cell table:number-columns-repeated="3"/>
        </table:table-row>
        <table:table-row table:style-name="ro2">
          <table:table-cell office:value-type="string">
            <text:p>DT64-02010</text:p>
          </table:table-cell>
          <table:table-cell office:value-type="string">
            <text:p>Échart,</text:p>
          </table:table-cell>
          <table:table-cell office:value-type="string">
            <text:p>ferme, commune d’Espès-Undurein ; mentionnée en 1520 (cout. de Soule).</text:p>
          </table:table-cell>
          <table:table-cell office:value-type="string">
            <text:p>Espès-Undurein</text:p>
          </table:table-cell>
          <table:table-cell office:value-type="float" office:value="64214">
            <text:p>64214</text:p>
          </table:table-cell>
          <table:table-cell table:number-columns-repeated="3"/>
        </table:table-row>
        <table:table-row table:style-name="ro2">
          <table:table-cell office:value-type="string">
            <text:p>DT64-02635</text:p>
          </table:table-cell>
          <table:table-cell office:value-type="string">
            <text:p>Harribelchet,</text:p>
          </table:table-cell>
          <table:table-cell office:value-type="string">
            <text:p>ferme, commune d’Espès-Undurein.</text:p>
          </table:table-cell>
          <table:table-cell office:value-type="string">
            <text:p>Espès-Undurein</text:p>
          </table:table-cell>
          <table:table-cell office:value-type="float" office:value="64214">
            <text:p>64214</text:p>
          </table:table-cell>
          <table:table-cell table:number-columns-repeated="3"/>
        </table:table-row>
        <table:table-row table:style-name="ro2">
          <table:table-cell office:value-type="string">
            <text:p>DT64-02983</text:p>
          </table:table-cell>
          <table:table-cell office:value-type="string">
            <text:p>Jauréguiberry,</text:p>
          </table:table-cell>
          <table:table-cell office:value-type="string">
            <text:p>fief, commune d’Espès-Undurein.</text:p>
          </table:table-cell>
          <table:table-cell office:value-type="string">
            <text:p>Espès-Undurein</text:p>
          </table:table-cell>
          <table:table-cell office:value-type="float" office:value="64214">
            <text:p>64214</text:p>
          </table:table-cell>
          <table:table-cell table:number-columns-repeated="3"/>
        </table:table-row>
        <table:table-row table:style-name="ro2">
          <table:table-cell office:value-type="string">
            <text:p>DT64-04696</text:p>
          </table:table-cell>
          <table:table-cell office:value-type="string">
            <text:p>Quéhélhauquy,</text:p>
          </table:table-cell>
          <table:table-cell office:value-type="string">
            <text:p>ferme, commune d’Espès-Undurein ; mentionnée en 1520 (cout. de Soule).</text:p>
          </table:table-cell>
          <table:table-cell office:value-type="string">
            <text:p>Espès-Undurein</text:p>
          </table:table-cell>
          <table:table-cell office:value-type="float" office:value="64214">
            <text:p>64214</text:p>
          </table:table-cell>
          <table:table-cell table:number-columns-repeated="3"/>
        </table:table-row>
        <table:table-row table:style-name="ro2">
          <table:table-cell office:value-type="string">
            <text:p>DT64-01479</text:p>
          </table:table-cell>
          <table:table-cell office:value-type="string">
            <text:p>Cassaigne,</text:p>
          </table:table-cell>
          <table:table-cell office:value-type="string">
            <text:p>fief, commune de Fichous-Riumayou.</text:p>
          </table:table-cell>
          <table:table-cell office:value-type="string">
            <text:p>Fichous-Riumayou</text:p>
          </table:table-cell>
          <table:table-cell office:value-type="float" office:value="64226">
            <text:p>64226</text:p>
          </table:table-cell>
          <table:table-cell table:number-columns-repeated="3"/>
        </table:table-row>
        <table:table-row table:style-name="ro2">
          <table:table-cell office:value-type="string">
            <text:p>DT64-02450</text:p>
          </table:table-cell>
          <table:table-cell office:value-type="string">
            <text:p>Geü (Le),</text:p>
          </table:table-cell>
          <table:table-cell office:value-type="string">
            <text:p>ruisseau qui prend sa source sur la commune de Fichous-Riumayou et se jette dans le Luy-de-Béarn, après avoir arrosé Garos, Larreule et Uzan.</text:p>
          </table:table-cell>
          <table:table-cell office:value-type="string">
            <text:p>Fichous-Riumayou</text:p>
          </table:table-cell>
          <table:table-cell office:value-type="float" office:value="64226">
            <text:p>64226</text:p>
          </table:table-cell>
          <table:table-cell table:number-columns-repeated="3"/>
        </table:table-row>
        <table:table-row table:style-name="ro2">
          <table:table-cell office:value-type="string">
            <text:p>DT64-03426</text:p>
          </table:table-cell>
          <table:table-cell office:value-type="string">
            <text:p>Léès (Le),</text:p>
          </table:table-cell>
          <table:table-cell office:value-type="string">
            <text:p>rivière qui prend sa source dans la commune de Gardères (département des Hautes-Pyrénées) et se jette dans le Gros-Léès près de Ségos (département du Gers) ; elle arrose, dans les Basses-Pyrénées, les communes de Saubole, Lombia, Sedze-Maubec, Baleix, Anoye, Maspie-Lalonquère-Juillac, Simacourbe, Lembeye, Escurès, Lespielle-Germenaud-Lannegrasse, Gayon, Castillon (canton de Lembeye), Arricau, Vialer, Cadillon, Saint-Jean-Poudge, Conchez, Tadousse-Ussau, Diusse, Portet, Castetpugon et Moncla.</text:p>
          </table:table-cell>
          <table:table-cell office:value-type="string">
            <text:p>Gardères</text:p>
          </table:table-cell>
          <table:table-cell office:value-type="float" office:value="65185">
            <text:p>65185</text:p>
          </table:table-cell>
          <table:table-cell table:number-columns-repeated="3"/>
        </table:table-row>
        <table:table-row table:style-name="ro2">
          <table:table-cell office:value-type="string">
            <text:p>DT64-03585</text:p>
          </table:table-cell>
          <table:table-cell office:value-type="string">
            <text:p>Loueit (Le),</text:p>
          </table:table-cell>
          <table:table-cell office:value-type="string">
            <text:p>ruisseau qui prend sa source près de la commune de Gardères (département des Hautes-Pyrénées) et se jette dans le Louet à Bentayou-Sérée.</text:p>
          </table:table-cell>
          <table:table-cell office:value-type="string">
            <text:p>Gardères</text:p>
          </table:table-cell>
          <table:table-cell office:value-type="float" office:value="65185">
            <text:p>65185</text:p>
          </table:table-cell>
          <table:table-cell table:number-columns-repeated="3"/>
        </table:table-row>
        <table:table-row table:style-name="ro2">
          <table:table-cell office:value-type="string">
            <text:p>DT64-00542</text:p>
          </table:table-cell>
          <table:table-cell office:value-type="string">
            <text:p>Augaas (Les),</text:p>
          </table:table-cell>
          <table:table-cell office:value-type="string">
            <text:p>écart, commune de Garlède-Mondebat.</text:p>
          </table:table-cell>
          <table:table-cell office:value-type="string">
            <text:p>Garlède-Mondebat</text:p>
          </table:table-cell>
          <table:table-cell office:value-type="float" office:value="64232">
            <text:p>64232</text:p>
          </table:table-cell>
          <table:table-cell table:number-columns-repeated="3"/>
        </table:table-row>
        <table:table-row table:style-name="ro2">
          <table:table-cell office:value-type="string">
            <text:p>DT64-01726</text:p>
          </table:table-cell>
          <table:table-cell office:value-type="string">
            <text:p>le Crestia,</text:p>
          </table:table-cell>
          <table:table-cell office:value-type="string">
            <text:p>ferme, commune de Garlède-Mondebat.</text:p>
          </table:table-cell>
          <table:table-cell office:value-type="string">
            <text:p>Garlède-Mondebat</text:p>
          </table:table-cell>
          <table:table-cell office:value-type="float" office:value="64232">
            <text:p>64232</text:p>
          </table:table-cell>
          <table:table-cell table:number-columns-repeated="3"/>
        </table:table-row>
        <table:table-row table:style-name="ro2">
          <table:table-cell office:value-type="string">
            <text:p>DT64-03207</text:p>
          </table:table-cell>
          <table:table-cell office:value-type="string">
            <text:p>Lanne (La),</text:p>
          </table:table-cell>
          <table:table-cell office:value-type="string">
            <text:p>lande, commune de Garlède-Mondebat.</text:p>
          </table:table-cell>
          <table:table-cell office:value-type="string">
            <text:p>Garlède-Mondebat</text:p>
          </table:table-cell>
          <table:table-cell office:value-type="float" office:value="64232">
            <text:p>64232</text:p>
          </table:table-cell>
          <table:table-cell table:number-columns-repeated="3"/>
        </table:table-row>
        <table:table-row table:style-name="ro2">
          <table:table-cell office:value-type="string">
            <text:p>DT64-03701</text:p>
          </table:table-cell>
          <table:table-cell office:value-type="string">
            <text:p>Marchand (Le chemin du),</text:p>
          </table:table-cell>
          <table:table-cell office:value-type="string">
            <text:p>conduit de la commune de Garlède-Mondebat vers Lème.</text:p>
          </table:table-cell>
          <table:table-cell office:value-type="string">
            <text:p>Garlède-Mondebat</text:p>
          </table:table-cell>
          <table:table-cell office:value-type="float" office:value="64232">
            <text:p>64232</text:p>
          </table:table-cell>
          <table:table-cell table:number-columns-repeated="3"/>
        </table:table-row>
        <table:table-row table:style-name="ro2">
          <table:table-cell office:value-type="string">
            <text:p>DT64-01928</text:p>
          </table:table-cell>
          <table:table-cell office:value-type="string">
            <text:p>Disse,</text:p>
          </table:table-cell>
          <table:table-cell office:value-type="string">
            <text:p>hameau, communes d’Aurions-Idernes et de Mont (canton de Garlin) ; ancienne commune.</text:p>
          </table:table-cell>
          <table:table-cell office:value-type="string">
            <text:p>Garlin)</text:p>
          </table:table-cell>
          <table:table-cell office:value-type="string">
            <text:p>Non</text:p>
          </table:table-cell>
          <table:table-cell table:number-columns-repeated="3"/>
        </table:table-row>
        <table:table-row table:style-name="ro2">
          <table:table-cell office:value-type="string">
            <text:p>DT64-03644</text:p>
          </table:table-cell>
          <table:table-cell office:value-type="string">
            <text:p>Luy-de-Béarn (Le),</text:p>
          </table:table-cell>
          <table:table-cell office:value-type="string">
            <text:p>rivière qui prend sa source à Andoins, se réunit près de Gaujacq (département des Landes) au Luy-de-France pour se jeter dans l’Adour à Tercis (département des Landes), après avoir arrosé dans les Basses-Pyrénées les communes de Morlàas, Serres-Morlàas, Buros, Pau, Montardon, Serres-Castet, Sauvagnon, Caubios-Loos, Uzein, Aubin, Momas, Mazeroles, Larreule, Uzan, Bouillon, Geus (canton d’Arzacq), Pomps, Morlanne, Haget-Aubin, Saint-Médard, Labeyrie, Lacadée et Sault-de-Navailles.</text:p>
          </table:table-cell>
          <table:table-cell office:value-type="string">
            <text:p>Gaujacq</text:p>
          </table:table-cell>
          <table:table-cell office:value-type="float" office:value="40109">
            <text:p>40109</text:p>
          </table:table-cell>
          <table:table-cell table:number-columns-repeated="3"/>
        </table:table-row>
        <table:table-row table:style-name="ro2">
          <table:table-cell office:value-type="string">
            <text:p>DT64-03645</text:p>
          </table:table-cell>
          <table:table-cell office:value-type="string">
            <text:p>Luy-de-France (Le),</text:p>
          </table:table-cell>
          <table:table-cell office:value-type="string">
            <text:p>rivière qui prend naissance à Limendoux et se réunit au Luy-de-Béarn près de Gaujacq (département des Landes) ; elle traverse dans les Basses-Pyrénées les communes d’Andoins, Ouillon, Morlàas, Saint-Jammes, Maucor, Higuères-Souye, Bernadets, Saint-Armou, Anos, Barinque, Lasclaveries, Astis, Auriac, Thèze, Argelos, Viven, Auga, Lème, Séby, Méracq, Mialos, Vignes, Louvigny, Arzacq, Garos, Cabidos, Malaussanne et Montagut.</text:p>
          </table:table-cell>
          <table:table-cell office:value-type="string">
            <text:p>Gaujacq</text:p>
          </table:table-cell>
          <table:table-cell office:value-type="float" office:value="40109">
            <text:p>40109</text:p>
          </table:table-cell>
          <table:table-cell table:number-columns-repeated="3"/>
        </table:table-row>
        <table:table-row table:style-name="ro2">
          <table:table-cell office:value-type="string">
            <text:p>DT64-01953</text:p>
          </table:table-cell>
          <table:table-cell office:value-type="string">
            <text:p>Domec,</text:p>
          </table:table-cell>
          <table:table-cell office:value-type="string">
            <text:p>fief, commune de Gère-Bélesten, au village de Bélesten ; mentionné en 1538 (réform. de Béarn, B. 833), il relevait de la vicomté de Béarn.</text:p>
          </table:table-cell>
          <table:table-cell office:value-type="string">
            <text:p>Gère-Bélesten</text:p>
          </table:table-cell>
          <table:table-cell office:value-type="float" office:value="64240">
            <text:p>64240</text:p>
          </table:table-cell>
          <table:table-cell table:number-columns-repeated="3"/>
        </table:table-row>
        <table:table-row table:style-name="ro2">
          <table:table-cell office:value-type="string">
            <text:p>DT64-01971</text:p>
          </table:table-cell>
          <table:table-cell office:value-type="string">
            <text:p>Domec (Le),</text:p>
          </table:table-cell>
          <table:table-cell office:value-type="string">
            <text:p>fief, commune de Gère-Bélesten, à Gere ; mentionné en 1538 (réform. de Béarn, B. 848, f° 18), il était vassal de la vicomté de Béarn.</text:p>
          </table:table-cell>
          <table:table-cell office:value-type="string">
            <text:p>Gère-Bélesten</text:p>
          </table:table-cell>
          <table:table-cell office:value-type="float" office:value="64240">
            <text:p>64240</text:p>
          </table:table-cell>
          <table:table-cell table:number-columns-repeated="3"/>
        </table:table-row>
        <table:table-row table:style-name="ro2">
          <table:table-cell office:value-type="string">
            <text:p>DT64-02435</text:p>
          </table:table-cell>
          <table:table-cell office:value-type="string">
            <text:p>Gerbe,</text:p>
          </table:table-cell>
          <table:table-cell office:value-type="string">
            <text:p>montagne, commune de Gère-Bélesten ; mentionnée en 1675 (réform. de Béarn, B. 655, f° 483).</text:p>
          </table:table-cell>
          <table:table-cell office:value-type="string">
            <text:p>Gère-Bélesten</text:p>
          </table:table-cell>
          <table:table-cell office:value-type="float" office:value="64240">
            <text:p>64240</text:p>
          </table:table-cell>
          <table:table-cell table:number-columns-repeated="3"/>
        </table:table-row>
        <table:table-row table:style-name="ro2">
          <table:table-cell office:value-type="string">
            <text:p>DT64-02836</text:p>
          </table:table-cell>
          <table:table-cell office:value-type="string">
            <text:p>Ibeixs,</text:p>
          </table:table-cell>
          <table:table-cell office:value-type="string">
            <text:p>montagne, commune de Gère-Bélesten ; mentionnée en 1675 (réform. de Béarn, B. 655, f° 483).</text:p>
          </table:table-cell>
          <table:table-cell office:value-type="string">
            <text:p>Gère-Bélesten</text:p>
          </table:table-cell>
          <table:table-cell office:value-type="float" office:value="64240">
            <text:p>64240</text:p>
          </table:table-cell>
          <table:table-cell table:number-columns-repeated="3"/>
        </table:table-row>
        <table:table-row table:style-name="ro2">
          <table:table-cell office:value-type="string">
            <text:p>DT64-03432</text:p>
          </table:table-cell>
          <table:table-cell office:value-type="string">
            <text:p>Legnère (Le),</text:p>
          </table:table-cell>
          <table:table-cell office:value-type="string">
            <text:p>ruisseau qui arrose la commune de Gère-Bélesten et se jette dans le Gave d’Ossau à Géteu (commune de Laruns).</text:p>
          </table:table-cell>
          <table:table-cell office:value-type="string">
            <text:p>Gère-Bélesten</text:p>
          </table:table-cell>
          <table:table-cell office:value-type="float" office:value="64240">
            <text:p>64240</text:p>
          </table:table-cell>
          <table:table-cell table:number-columns-repeated="3"/>
        </table:table-row>
        <table:table-row table:style-name="ro2">
          <table:table-cell office:value-type="string">
            <text:p>DT64-04514</text:p>
          </table:table-cell>
          <table:table-cell office:value-type="string">
            <text:p>Plàa del Soum (Le),</text:p>
          </table:table-cell>
          <table:table-cell office:value-type="string">
            <text:p>montagne, commune de Gère-Bélesten.</text:p>
          </table:table-cell>
          <table:table-cell office:value-type="string">
            <text:p>Gère-Bélesten</text:p>
          </table:table-cell>
          <table:table-cell office:value-type="float" office:value="64240">
            <text:p>64240</text:p>
          </table:table-cell>
          <table:table-cell table:number-columns-repeated="3"/>
        </table:table-row>
        <table:table-row table:style-name="ro2">
          <table:table-cell office:value-type="string">
            <text:p>DT64-05029</text:p>
          </table:table-cell>
          <table:table-cell office:value-type="string">
            <text:p>Saint-Vivien,</text:p>
          </table:table-cell>
          <table:table-cell office:value-type="string">
            <text:p>hameau, commune de Gère-Bélesten.</text:p>
          </table:table-cell>
          <table:table-cell office:value-type="string">
            <text:p>Gère-Bélesten</text:p>
          </table:table-cell>
          <table:table-cell office:value-type="float" office:value="64240">
            <text:p>64240</text:p>
          </table:table-cell>
          <table:table-cell table:number-columns-repeated="3"/>
        </table:table-row>
        <table:table-row table:style-name="ro2">
          <table:table-cell office:value-type="string">
            <text:p>DT64-02984</text:p>
          </table:table-cell>
          <table:table-cell office:value-type="string">
            <text:p>Jauréguiberry,</text:p>
          </table:table-cell>
          <table:table-cell office:value-type="string">
            <text:p>fief, commune de Gotein-Libarrenx, à Libarrenx ; mentionné en 1385 (coll. Duch. vol. CXIV, f° 43), il était vassal de la vicomté de Soule.</text:p>
          </table:table-cell>
          <table:table-cell office:value-type="string">
            <text:p>Gotein-Libarrenx</text:p>
          </table:table-cell>
          <table:table-cell office:value-type="float" office:value="64247">
            <text:p>64247</text:p>
          </table:table-cell>
          <table:table-cell table:number-columns-repeated="3"/>
        </table:table-row>
        <table:table-row table:style-name="ro2">
          <table:table-cell office:value-type="string">
            <text:p>DT64-05084</text:p>
          </table:table-cell>
          <table:table-cell office:value-type="string">
            <text:p>Salle (La),</text:p>
          </table:table-cell>
          <table:table-cell office:value-type="string">
            <text:p>fief, commune de Gotein-Libarrenx.</text:p>
          </table:table-cell>
          <table:table-cell office:value-type="string">
            <text:p>Gotein-Libarrenx</text:p>
          </table:table-cell>
          <table:table-cell office:value-type="float" office:value="64247">
            <text:p>64247</text:p>
          </table:table-cell>
          <table:table-cell table:number-columns-repeated="3"/>
        </table:table-row>
        <table:table-row table:style-name="ro2">
          <table:table-cell office:value-type="string">
            <text:p>DT64-05452</text:p>
          </table:table-cell>
          <table:table-cell office:value-type="string">
            <text:p>Tartassa,</text:p>
          </table:table-cell>
          <table:table-cell office:value-type="string">
            <text:p>ferme, commune de Gotein-Libarrenx ; mentionné en 1520 (cout. de Soule).</text:p>
          </table:table-cell>
          <table:table-cell office:value-type="string">
            <text:p>Gotein-Libarrenx</text:p>
          </table:table-cell>
          <table:table-cell office:value-type="float" office:value="64247">
            <text:p>64247</text:p>
          </table:table-cell>
          <table:table-cell table:number-columns-repeated="3"/>
        </table:table-row>
        <table:table-row table:style-name="ro2">
          <table:table-cell office:value-type="string">
            <text:p>DT64-00435</text:p>
          </table:table-cell>
          <table:table-cell office:value-type="string">
            <text:p>Arroquain,</text:p>
          </table:table-cell>
          <table:table-cell office:value-type="string">
            <text:p>fief, commune de Guinarthe-Parenties.</text:p>
          </table:table-cell>
          <table:table-cell office:value-type="string">
            <text:p>Guinarthe-Parenties</text:p>
          </table:table-cell>
          <table:table-cell office:value-type="float" office:value="64251">
            <text:p>64251</text:p>
          </table:table-cell>
          <table:table-cell table:number-columns-repeated="3"/>
        </table:table-row>
        <table:table-row table:style-name="ro2">
          <table:table-cell office:value-type="string">
            <text:p>DT64-01108</text:p>
          </table:table-cell>
          <table:table-cell office:value-type="string">
            <text:p>Bordes,</text:p>
          </table:table-cell>
          <table:table-cell office:value-type="string">
            <text:p>fief, commune de Guinarthe-Parenties ; vassal de la vicomté de Béarn.</text:p>
          </table:table-cell>
          <table:table-cell office:value-type="string">
            <text:p>Guinarthe-Parenties</text:p>
          </table:table-cell>
          <table:table-cell office:value-type="float" office:value="64251">
            <text:p>64251</text:p>
          </table:table-cell>
          <table:table-cell table:number-columns-repeated="3"/>
        </table:table-row>
        <table:table-row table:style-name="ro2">
          <table:table-cell office:value-type="string">
            <text:p>DT64-01489</text:p>
          </table:table-cell>
          <table:table-cell office:value-type="string">
            <text:p>Casso,</text:p>
          </table:table-cell>
          <table:table-cell office:value-type="string">
            <text:p>fief, commune de Guinarthe-Parenties.</text:p>
          </table:table-cell>
          <table:table-cell office:value-type="string">
            <text:p>Guinarthe-Parenties</text:p>
          </table:table-cell>
          <table:table-cell office:value-type="float" office:value="64251">
            <text:p>64251</text:p>
          </table:table-cell>
          <table:table-cell table:number-columns-repeated="3"/>
        </table:table-row>
        <table:table-row table:style-name="ro2">
          <table:table-cell office:value-type="string">
            <text:p>DT64-03070</text:p>
          </table:table-cell>
          <table:table-cell office:value-type="string">
            <text:p>Laborde,</text:p>
          </table:table-cell>
          <table:table-cell office:value-type="string">
            <text:p>fief, commune de Guinarthe-Parenties ; mentionné 88en 1673 (réform. de Béarn, B. 683, f° 129), vassal de la vicomté de Béarn.</text:p>
          </table:table-cell>
          <table:table-cell office:value-type="string">
            <text:p>Guinarthe-Parenties</text:p>
          </table:table-cell>
          <table:table-cell office:value-type="float" office:value="64251">
            <text:p>64251</text:p>
          </table:table-cell>
          <table:table-cell table:number-columns-repeated="3"/>
        </table:table-row>
        <table:table-row table:style-name="ro2">
          <table:table-cell office:value-type="string">
            <text:p>DT64-04684</text:p>
          </table:table-cell>
          <table:table-cell office:value-type="string">
            <text:p>Puyòo,</text:p>
          </table:table-cell>
          <table:table-cell office:value-type="string">
            <text:p>ferme, commune de Guinarthe-Parenties.</text:p>
          </table:table-cell>
          <table:table-cell office:value-type="string">
            <text:p>Guinarthe-Parenties</text:p>
          </table:table-cell>
          <table:table-cell office:value-type="float" office:value="64251">
            <text:p>64251</text:p>
          </table:table-cell>
          <table:table-cell table:number-columns-repeated="3"/>
        </table:table-row>
        <table:table-row table:style-name="ro2">
          <table:table-cell office:value-type="string">
            <text:p>DT64-00025</text:p>
          </table:table-cell>
          <table:table-cell office:value-type="string">
            <text:p>Abérous (Les),</text:p>
          </table:table-cell>
          <table:table-cell office:value-type="string">
            <text:p>écart, commune d’Higuères-Souye.</text:p>
          </table:table-cell>
          <table:table-cell office:value-type="string">
            <text:p>Higuères-Souye</text:p>
          </table:table-cell>
          <table:table-cell office:value-type="float" office:value="64262">
            <text:p>64262</text:p>
          </table:table-cell>
          <table:table-cell table:number-columns-repeated="3"/>
        </table:table-row>
        <table:table-row table:style-name="ro2">
          <table:table-cell office:value-type="string">
            <text:p>DT64-05470</text:p>
          </table:table-cell>
          <table:table-cell office:value-type="string">
            <text:p>Ténot (Le),</text:p>
          </table:table-cell>
          <table:table-cell office:value-type="string">
            <text:p>ruisseau qui coule sur la commune de Higuères-Souye et se jette dans la Souye.</text:p>
          </table:table-cell>
          <table:table-cell office:value-type="string">
            <text:p>Higuères-Souye</text:p>
          </table:table-cell>
          <table:table-cell office:value-type="float" office:value="64262">
            <text:p>64262</text:p>
          </table:table-cell>
          <table:table-cell table:number-columns-repeated="3"/>
        </table:table-row>
        <table:table-row table:style-name="ro2">
          <table:table-cell office:value-type="string">
            <text:p>DT64-02383</text:p>
          </table:table-cell>
          <table:table-cell office:value-type="string">
            <text:p>Gastellu,</text:p>
          </table:table-cell>
          <table:table-cell office:value-type="string">
            <text:p>redoute, commune d’Idaux-Mendy.</text:p>
          </table:table-cell>
          <table:table-cell office:value-type="string">
            <text:p>Idaux-Mendy</text:p>
          </table:table-cell>
          <table:table-cell office:value-type="float" office:value="64268">
            <text:p>64268</text:p>
          </table:table-cell>
          <table:table-cell table:number-columns-repeated="3"/>
        </table:table-row>
        <table:table-row table:style-name="ro2">
          <table:table-cell office:value-type="string">
            <text:p>DT64-00014</text:p>
          </table:table-cell>
          <table:table-cell office:value-type="string">
            <text:p>Abbadie (L’),</text:p>
          </table:table-cell>
          <table:table-cell office:value-type="string">
            <text:p>ferme, commune d’Ithorots-Olhaïby.</text:p>
          </table:table-cell>
          <table:table-cell office:value-type="string">
            <text:p>Ithorots-Olhaïby</text:p>
          </table:table-cell>
          <table:table-cell office:value-type="float" office:value="64049">
            <text:p>64049</text:p>
          </table:table-cell>
          <table:table-cell table:number-columns-repeated="3"/>
        </table:table-row>
        <table:table-row table:style-name="ro2">
          <table:table-cell office:value-type="string">
            <text:p>DT64-00739</text:p>
          </table:table-cell>
          <table:table-cell office:value-type="string">
            <text:p>Barthulague,</text:p>
          </table:table-cell>
          <table:table-cell office:value-type="string">
            <text:p>ferme, commune d’Ithorots-Olhaïby.</text:p>
          </table:table-cell>
          <table:table-cell office:value-type="string">
            <text:p>Ithorots-Olhaïby</text:p>
          </table:table-cell>
          <table:table-cell office:value-type="float" office:value="64049">
            <text:p>64049</text:p>
          </table:table-cell>
          <table:table-cell table:number-columns-repeated="3"/>
        </table:table-row>
        <table:table-row table:style-name="ro2">
          <table:table-cell office:value-type="string">
            <text:p>DT64-02223</text:p>
          </table:table-cell>
          <table:table-cell office:value-type="string">
            <text:p>Etcheverry,</text:p>
          </table:table-cell>
          <table:table-cell office:value-type="string">
            <text:p>fief, commune d’Ithorots-Olhaïby.</text:p>
          </table:table-cell>
          <table:table-cell office:value-type="string">
            <text:p>Ithorots-Olhaïby</text:p>
          </table:table-cell>
          <table:table-cell office:value-type="float" office:value="64049">
            <text:p>64049</text:p>
          </table:table-cell>
          <table:table-cell table:number-columns-repeated="3"/>
        </table:table-row>
        <table:table-row table:style-name="ro2">
          <table:table-cell office:value-type="string">
            <text:p>DT64-04507</text:p>
          </table:table-cell>
          <table:table-cell office:value-type="string">
            <text:p>Pinsun,</text:p>
          </table:table-cell>
          <table:table-cell office:value-type="string">
            <text:p>fief, commune de Làa-Mondrans.</text:p>
          </table:table-cell>
          <table:table-cell office:value-type="string">
            <text:p>Làa-Mondrans</text:p>
          </table:table-cell>
          <table:table-cell office:value-type="float" office:value="64286">
            <text:p>64286</text:p>
          </table:table-cell>
          <table:table-cell table:number-columns-repeated="3"/>
        </table:table-row>
        <table:table-row table:style-name="ro2">
          <table:table-cell office:value-type="string">
            <text:p>DT64-05524</text:p>
          </table:table-cell>
          <table:table-cell office:value-type="string">
            <text:p>Tourombaux,</text:p>
          </table:table-cell>
          <table:table-cell office:value-type="string">
            <text:p>écart, commune de Làa-Mondrans.</text:p>
          </table:table-cell>
          <table:table-cell office:value-type="string">
            <text:p>Làa-Mondrans</text:p>
          </table:table-cell>
          <table:table-cell office:value-type="float" office:value="64286">
            <text:p>64286</text:p>
          </table:table-cell>
          <table:table-cell table:number-columns-repeated="3"/>
        </table:table-row>
        <table:table-row table:style-name="ro2">
          <table:table-cell office:value-type="string">
            <text:p>DT64-05750</text:p>
          </table:table-cell>
          <table:table-cell office:value-type="string">
            <text:p>Vibaron,</text:p>
          </table:table-cell>
          <table:table-cell office:value-type="string">
            <text:p>fief, commune de Làa-Mondrans.</text:p>
          </table:table-cell>
          <table:table-cell office:value-type="string">
            <text:p>Làa-Mondrans</text:p>
          </table:table-cell>
          <table:table-cell office:value-type="float" office:value="64286">
            <text:p>64286</text:p>
          </table:table-cell>
          <table:table-cell table:number-columns-repeated="3"/>
        </table:table-row>
        <table:table-row table:style-name="ro2">
          <table:table-cell office:value-type="string">
            <text:p>DT64-02321</text:p>
          </table:table-cell>
          <table:table-cell office:value-type="string">
            <text:p>Galharrague,</text:p>
          </table:table-cell>
          <table:table-cell office:value-type="string">
            <text:p>hameau, commune de Labets-Biscay.</text:p>
          </table:table-cell>
          <table:table-cell office:value-type="string">
            <text:p>Labets-Biscay</text:p>
          </table:table-cell>
          <table:table-cell office:value-type="float" office:value="64294">
            <text:p>64294</text:p>
          </table:table-cell>
          <table:table-cell table:number-columns-repeated="3"/>
        </table:table-row>
        <table:table-row table:style-name="ro2">
          <table:table-cell office:value-type="string">
            <text:p>DT64-05017</text:p>
          </table:table-cell>
          <table:table-cell office:value-type="string">
            <text:p>Saint-Sauveur,</text:p>
          </table:table-cell>
          <table:table-cell office:value-type="string">
            <text:p>chapelle, commune de Labets-Biscay.</text:p>
          </table:table-cell>
          <table:table-cell office:value-type="string">
            <text:p>Labets-Biscay</text:p>
          </table:table-cell>
          <table:table-cell office:value-type="float" office:value="64294">
            <text:p>64294</text:p>
          </table:table-cell>
          <table:table-cell table:number-columns-repeated="3"/>
        </table:table-row>
        <table:table-row table:style-name="ro2">
          <table:table-cell office:value-type="string">
            <text:p>DT64-00611</text:p>
          </table:table-cell>
          <table:table-cell office:value-type="string">
            <text:p>Bagobacotxa (Le bois de),</text:p>
          </table:table-cell>
          <table:table-cell office:value-type="string">
            <text:p>commune de Lacarry-Arhan-Charritte-de-Haut.</text:p>
          </table:table-cell>
          <table:table-cell office:value-type="string">
            <text:p>Lacarry-Arhan-Charritte-de-Haut</text:p>
          </table:table-cell>
          <table:table-cell office:value-type="float" office:value="64298">
            <text:p>64298</text:p>
          </table:table-cell>
          <table:table-cell table:number-columns-repeated="3"/>
        </table:table-row>
        <table:table-row table:style-name="ro2">
          <table:table-cell office:value-type="string">
            <text:p>DT64-01955</text:p>
          </table:table-cell>
          <table:table-cell office:value-type="string">
            <text:p>Domec,</text:p>
          </table:table-cell>
          <table:table-cell office:value-type="string">
            <text:p>fief, commune de Lacarry-Arhan-Charritte-de-Haut, à Lacarry ; mentionné en 1385 (coll. Duch. vol. CXIV, f° 43).</text:p>
          </table:table-cell>
          <table:table-cell office:value-type="string">
            <text:p>Lacarry-Arhan-Charritte-de-Haut</text:p>
          </table:table-cell>
          <table:table-cell office:value-type="float" office:value="64298">
            <text:p>64298</text:p>
          </table:table-cell>
          <table:table-cell table:number-columns-repeated="3"/>
        </table:table-row>
        <table:table-row table:style-name="ro2">
          <table:table-cell office:value-type="string">
            <text:p>DT64-04858</text:p>
          </table:table-cell>
          <table:table-cell office:value-type="string">
            <text:p>Sainte-Agathe,</text:p>
          </table:table-cell>
          <table:table-cell office:value-type="string">
            <text:p>pèlerinage, commune de Lacarry-Arhan-Charritte-de-Haut.</text:p>
          </table:table-cell>
          <table:table-cell office:value-type="string">
            <text:p>Lacarry-Arhan-Charritte-de-Haut</text:p>
          </table:table-cell>
          <table:table-cell office:value-type="float" office:value="64298">
            <text:p>64298</text:p>
          </table:table-cell>
          <table:table-cell table:number-columns-repeated="3"/>
        </table:table-row>
        <table:table-row table:style-name="ro2">
          <table:table-cell office:value-type="string">
            <text:p>DT64-02377</text:p>
          </table:table-cell>
          <table:table-cell office:value-type="string">
            <text:p>Gassion (Marquisat de),</text:p>
          </table:table-cell>
          <table:table-cell office:value-type="string">
            <text:p>fief créé en 1660 en faveur de Jean de Gassion, président au parlement de Navarre ; il se composait de la baronnie de Camou-Mixe, des châteaux de Saint-Vincent et de Saint-Martin de Salies, de la seigneurie de Bonnefont d’Abitain, de la baronnie d’Audaux, Marsains, Conques, Geup, Narp, Orriule, Bugnein et Castetbon, des seigneuries de Saint-Pé (commune de Salies) et de Casamboucy, de la maison de Soulenx, des seigneuries de Munein, Camu, Oréite, Saint-Gladie, Saint-Martin (commune d’Autevielle), de la domenjadure de Capdepon, des seigneuries de Mourenx et de Noguères, des dîmes de Marsillon, Ramous, Départ, Arbus, Artiguelouve et Gomer, des maisons Bergeré et Gerbas-Gendron, de la seigneurie de Simacourbe et des abbayes laïques de Lannegrasse, Bordes et Castillon (canton de Lembeye) et de Lafitole.</text:p>
          </table:table-cell>
          <table:table-cell office:value-type="string">
            <text:p>Lafitole</text:p>
          </table:table-cell>
          <table:table-cell office:value-type="string">
            <text:p>Non</text:p>
          </table:table-cell>
          <table:table-cell table:number-columns-repeated="3"/>
        </table:table-row>
        <table:table-row table:style-name="ro2">
          <table:table-cell office:value-type="string">
            <text:p>DT64-01444</text:p>
          </table:table-cell>
          <table:table-cell office:value-type="string">
            <text:p>Carriquiri,</text:p>
          </table:table-cell>
          <table:table-cell office:value-type="string">
            <text:p>ferme, commune de Laguinge-Restoue ; mentionnée en 1520 (cout. de Soule).</text:p>
          </table:table-cell>
          <table:table-cell office:value-type="string">
            <text:p>Laguinge-Restoue</text:p>
          </table:table-cell>
          <table:table-cell office:value-type="float" office:value="64303">
            <text:p>64303</text:p>
          </table:table-cell>
          <table:table-cell table:number-columns-repeated="3"/>
        </table:table-row>
        <table:table-row table:style-name="ro2">
          <table:table-cell office:value-type="string">
            <text:p>DT64-01649</text:p>
          </table:table-cell>
          <table:table-cell office:value-type="string">
            <text:p>Chacapar,</text:p>
          </table:table-cell>
          <table:table-cell office:value-type="string">
            <text:p>ferme, commune de Laguinge-Restoue ; mentionnée en 1520 (cout. de Soule).</text:p>
          </table:table-cell>
          <table:table-cell office:value-type="string">
            <text:p>Laguinge-Restoue</text:p>
          </table:table-cell>
          <table:table-cell office:value-type="float" office:value="64303">
            <text:p>64303</text:p>
          </table:table-cell>
          <table:table-cell table:number-columns-repeated="3"/>
        </table:table-row>
        <table:table-row table:style-name="ro2">
          <table:table-cell office:value-type="string">
            <text:p>DT64-02205</text:p>
          </table:table-cell>
          <table:table-cell office:value-type="string">
            <text:p>Etchecopar,</text:p>
          </table:table-cell>
          <table:table-cell office:value-type="string">
            <text:p>fief, commune de Laguinge-Restoue.</text:p>
          </table:table-cell>
          <table:table-cell office:value-type="string">
            <text:p>Laguinge-Restoue</text:p>
          </table:table-cell>
          <table:table-cell office:value-type="float" office:value="64303">
            <text:p>64303</text:p>
          </table:table-cell>
          <table:table-cell table:number-columns-repeated="3"/>
        </table:table-row>
        <table:table-row table:style-name="ro2">
          <table:table-cell office:value-type="string">
            <text:p>DT64-03401</text:p>
          </table:table-cell>
          <table:table-cell office:value-type="string">
            <text:p>Laxague,</text:p>
          </table:table-cell>
          <table:table-cell office:value-type="string">
            <text:p>fief, commune de Laguinge-Restoue ; il était vassal de la vicomté de Soule.</text:p>
          </table:table-cell>
          <table:table-cell office:value-type="string">
            <text:p>Laguinge-Restoue</text:p>
          </table:table-cell>
          <table:table-cell office:value-type="float" office:value="64303">
            <text:p>64303</text:p>
          </table:table-cell>
          <table:table-cell table:number-columns-repeated="3"/>
        </table:table-row>
        <table:table-row table:style-name="ro2">
          <table:table-cell office:value-type="string">
            <text:p>DT64-03929</text:p>
          </table:table-cell>
          <table:table-cell office:value-type="string">
            <text:p>Mondeil de Boupé (Le),</text:p>
          </table:table-cell>
          <table:table-cell office:value-type="string">
            <text:p>écart, commune de Laloaquette.</text:p>
          </table:table-cell>
          <table:table-cell office:value-type="string">
            <text:p>Laloaquette</text:p>
          </table:table-cell>
          <table:table-cell office:value-type="float" office:value="64308">
            <text:p>64308</text:p>
          </table:table-cell>
          <table:table-cell office:value-type="string">
            <text:p>Lalonquette</text:p>
          </table:table-cell>
          <table:table-cell table:number-columns-repeated="2"/>
        </table:table-row>
        <table:table-row table:style-name="ro2">
          <table:table-cell office:value-type="string">
            <text:p>DT64-00602</text:p>
          </table:table-cell>
          <table:table-cell office:value-type="string">
            <text:p>Badaro (Le ruisseau de),</text:p>
          </table:table-cell>
          <table:table-cell office:value-type="string">
            <text:p>prend sa source près de Lamarque (département des Hautes-Pyrénées) et se jette dans l’Ousse à Pontacq.</text:p>
          </table:table-cell>
          <table:table-cell office:value-type="string">
            <text:p>Lamarque</text:p>
          </table:table-cell>
          <table:table-cell office:value-type="float" office:value="65252">
            <text:p>65252</text:p>
          </table:table-cell>
          <table:table-cell table:number-columns-repeated="3"/>
        </table:table-row>
        <table:table-row table:style-name="ro2">
          <table:table-cell office:value-type="string">
            <text:p>DT64-00664</text:p>
          </table:table-cell>
          <table:table-cell office:value-type="string">
            <text:p>Barade (La),</text:p>
          </table:table-cell>
          <table:table-cell office:value-type="string">
            <text:p>ruisseau qui prend sa source près de Lamarque (département des Hautes-Pyrénées), arrose Pontacq, Barzun, Livron, et se jette dans l’Ousse.</text:p>
          </table:table-cell>
          <table:table-cell office:value-type="string">
            <text:p>Lamarque</text:p>
          </table:table-cell>
          <table:table-cell office:value-type="float" office:value="65252">
            <text:p>65252</text:p>
          </table:table-cell>
          <table:table-cell table:number-columns-repeated="3"/>
        </table:table-row>
        <table:table-row table:style-name="ro2">
          <table:table-cell office:value-type="string">
            <text:p>DT64-02375</text:p>
          </table:table-cell>
          <table:table-cell office:value-type="string">
            <text:p>Gaspalou (Le),</text:p>
          </table:table-cell>
          <table:table-cell office:value-type="string">
            <text:p>ruisseau qui prend sa source dans la commune de Lamarque (département des Hautes-Pyrénées), arrose Pontacq et se jette dans l’Ousse.</text:p>
          </table:table-cell>
          <table:table-cell office:value-type="string">
            <text:p>Lamarque</text:p>
          </table:table-cell>
          <table:table-cell office:value-type="float" office:value="65252">
            <text:p>65252</text:p>
          </table:table-cell>
          <table:table-cell table:number-columns-repeated="3"/>
        </table:table-row>
        <table:table-row table:style-name="ro2">
          <table:table-cell office:value-type="string">
            <text:p>DT64-02123</text:p>
          </table:table-cell>
          <table:table-cell office:value-type="string">
            <text:p>Eslous,</text:p>
          </table:table-cell>
          <table:table-cell office:value-type="string">
            <text:p>ferme, commune de Lannecaube-Meillac.</text:p>
          </table:table-cell>
          <table:table-cell office:value-type="string">
            <text:p>Lannecaube-Meillac</text:p>
          </table:table-cell>
          <table:table-cell office:value-type="float" office:value="64311">
            <text:p>64311</text:p>
          </table:table-cell>
          <table:table-cell table:number-columns-repeated="3"/>
        </table:table-row>
        <table:table-row table:style-name="ro2">
          <table:table-cell office:value-type="string">
            <text:p>DT64-03591</text:p>
          </table:table-cell>
          <table:table-cell office:value-type="string">
            <text:p>Loumagne,</text:p>
          </table:table-cell>
          <table:table-cell office:value-type="string">
            <text:p>ferme, commune de Lannecaube-Meillac.</text:p>
          </table:table-cell>
          <table:table-cell office:value-type="string">
            <text:p>Lannecaube-Meillac</text:p>
          </table:table-cell>
          <table:table-cell office:value-type="float" office:value="64311">
            <text:p>64311</text:p>
          </table:table-cell>
          <table:table-cell table:number-columns-repeated="3"/>
        </table:table-row>
        <table:table-row table:style-name="ro2">
          <table:table-cell office:value-type="string">
            <text:p>DT64-01237</text:p>
          </table:table-cell>
          <table:table-cell office:value-type="string">
            <text:p>Bruscos (Le),</text:p>
          </table:table-cell>
          <table:table-cell office:value-type="string">
            <text:p>ruisseau qui sort des landes du Pont-Long, près de Laragnon, sur la commune de Montardon, et se 37perd dans le Loussy après avoir traversé les communes de Sauvagnon, Uzein et Momas.</text:p>
          </table:table-cell>
          <table:table-cell office:value-type="string">
            <text:p>Laragnon</text:p>
          </table:table-cell>
          <table:table-cell office:value-type="string">
            <text:p>Non</text:p>
          </table:table-cell>
          <table:table-cell table:number-columns-repeated="3"/>
        </table:table-row>
        <table:table-row table:style-name="ro2">
          <table:table-cell office:value-type="string">
            <text:p>DT64-00985</text:p>
          </table:table-cell>
          <table:table-cell office:value-type="string">
            <text:p>Béthatu-Malda,</text:p>
          </table:table-cell>
          <table:table-cell office:value-type="string">
            <text:p>montagne, commune de Larceveau-Cibits-Arros.</text:p>
          </table:table-cell>
          <table:table-cell office:value-type="string">
            <text:p>Larceveau-Cibits-Arros</text:p>
          </table:table-cell>
          <table:table-cell office:value-type="float" office:value="64314">
            <text:p>64314</text:p>
          </table:table-cell>
          <table:table-cell table:number-columns-repeated="3"/>
        </table:table-row>
        <table:table-row table:style-name="ro2">
          <table:table-cell office:value-type="string">
            <text:p>DT64-04093</text:p>
          </table:table-cell>
          <table:table-cell office:value-type="string">
            <text:p>Murulu,</text:p>
          </table:table-cell>
          <table:table-cell office:value-type="string">
            <text:p>ferme, commune de Larceveau-Cibits-Arros.</text:p>
          </table:table-cell>
          <table:table-cell office:value-type="string">
            <text:p>Larceveau-Cibits-Arros</text:p>
          </table:table-cell>
          <table:table-cell office:value-type="float" office:value="64314">
            <text:p>64314</text:p>
          </table:table-cell>
          <table:table-cell table:number-columns-repeated="3"/>
        </table:table-row>
        <table:table-row table:style-name="ro2">
          <table:table-cell office:value-type="string">
            <text:p>DT64-04733</text:p>
          </table:table-cell>
          <table:table-cell office:value-type="string">
            <text:p>Résihourcq,</text:p>
          </table:table-cell>
          <table:table-cell office:value-type="string">
            <text:p>hameau, commune de Launeplàa.</text:p>
          </table:table-cell>
          <table:table-cell office:value-type="string">
            <text:p>Launeplàa</text:p>
          </table:table-cell>
          <table:table-cell office:value-type="float" office:value="64312">
            <text:p>64312</text:p>
          </table:table-cell>
          <table:table-cell office:value-type="string">
            <text:p>Lanneplàa</text:p>
          </table:table-cell>
          <table:table-cell table:number-columns-repeated="2"/>
        </table:table-row>
        <table:table-row table:style-name="ro2">
          <table:table-cell office:value-type="string">
            <text:p>DT64-05605</text:p>
          </table:table-cell>
          <table:table-cell office:value-type="string">
            <text:p>Turon des Maures (Le),</text:p>
          </table:table-cell>
          <table:table-cell office:value-type="string">
            <text:p>redoute, commune de Lay-Lamidou.</text:p>
          </table:table-cell>
          <table:table-cell office:value-type="string">
            <text:p>Lay-Lamidou</text:p>
          </table:table-cell>
          <table:table-cell office:value-type="float" office:value="64326">
            <text:p>64326</text:p>
          </table:table-cell>
          <table:table-cell table:number-columns-repeated="3"/>
        </table:table-row>
        <table:table-row table:style-name="ro2">
          <table:table-cell office:value-type="string">
            <text:p>DT64-00194</text:p>
          </table:table-cell>
          <table:table-cell office:value-type="string">
            <text:p>Anie (Le pic d’),</text:p>
          </table:table-cell>
          <table:table-cell office:value-type="string">
            <text:p>montagne, commune de Léès-Athas.</text:p>
          </table:table-cell>
          <table:table-cell office:value-type="string">
            <text:p>Léès-Athas</text:p>
          </table:table-cell>
          <table:table-cell office:value-type="float" office:value="64330">
            <text:p>64330</text:p>
          </table:table-cell>
          <table:table-cell table:number-columns-repeated="3"/>
        </table:table-row>
        <table:table-row table:style-name="ro2">
          <table:table-cell office:value-type="string">
            <text:p>DT64-01040</text:p>
          </table:table-cell>
          <table:table-cell office:value-type="string">
            <text:p>Bilhorry,</text:p>
          </table:table-cell>
          <table:table-cell office:value-type="string">
            <text:p>montagne, commune de Léès-Athas.</text:p>
          </table:table-cell>
          <table:table-cell office:value-type="string">
            <text:p>Léès-Athas</text:p>
          </table:table-cell>
          <table:table-cell office:value-type="float" office:value="64330">
            <text:p>64330</text:p>
          </table:table-cell>
          <table:table-cell table:number-columns-repeated="3"/>
        </table:table-row>
        <table:table-row table:style-name="ro2">
          <table:table-cell office:value-type="string">
            <text:p>DT64-03667</text:p>
          </table:table-cell>
          <table:table-cell office:value-type="string">
            <text:p>Mainé,</text:p>
          </table:table-cell>
          <table:table-cell office:value-type="string">
            <text:p>croix, commune de Léès-Athas, au bois de Guilhers.</text:p>
          </table:table-cell>
          <table:table-cell office:value-type="string">
            <text:p>Léès-Athas</text:p>
          </table:table-cell>
          <table:table-cell office:value-type="float" office:value="64330">
            <text:p>64330</text:p>
          </table:table-cell>
          <table:table-cell table:number-columns-repeated="3"/>
        </table:table-row>
        <table:table-row table:style-name="ro2">
          <table:table-cell office:value-type="string">
            <text:p>DT64-03861</text:p>
          </table:table-cell>
          <table:table-cell office:value-type="string">
            <text:p>Mié,</text:p>
          </table:table-cell>
          <table:table-cell office:value-type="string">
            <text:p>montagne, commune de Léès-Athas.</text:p>
          </table:table-cell>
          <table:table-cell office:value-type="string">
            <text:p>Léès-Athas</text:p>
          </table:table-cell>
          <table:table-cell office:value-type="float" office:value="64330">
            <text:p>64330</text:p>
          </table:table-cell>
          <table:table-cell table:number-columns-repeated="3"/>
        </table:table-row>
        <table:table-row table:style-name="ro2">
          <table:table-cell office:value-type="string">
            <text:p>DT64-04371</text:p>
          </table:table-cell>
          <table:table-cell office:value-type="string">
            <text:p>Pas de l’Aigue (Le),</text:p>
          </table:table-cell>
          <table:table-cell office:value-type="string">
            <text:p>montagne, commune de Léès-Athas.</text:p>
          </table:table-cell>
          <table:table-cell office:value-type="string">
            <text:p>Léès-Athas</text:p>
          </table:table-cell>
          <table:table-cell office:value-type="float" office:value="64330">
            <text:p>64330</text:p>
          </table:table-cell>
          <table:table-cell table:number-columns-repeated="3"/>
        </table:table-row>
        <table:table-row table:style-name="ro2">
          <table:table-cell office:value-type="string">
            <text:p>DT64-04419</text:p>
          </table:table-cell>
          <table:table-cell office:value-type="string">
            <text:p>Pène-Mayou,</text:p>
          </table:table-cell>
          <table:table-cell office:value-type="string">
            <text:p>montagne, commune de Léès-Athas.</text:p>
          </table:table-cell>
          <table:table-cell office:value-type="string">
            <text:p>Léès-Athas</text:p>
          </table:table-cell>
          <table:table-cell office:value-type="float" office:value="64330">
            <text:p>64330</text:p>
          </table:table-cell>
          <table:table-cell table:number-columns-repeated="3"/>
        </table:table-row>
        <table:table-row table:style-name="ro2">
          <table:table-cell office:value-type="string">
            <text:p>DT64-04441</text:p>
          </table:table-cell>
          <table:table-cell office:value-type="string">
            <text:p>Pétraube,</text:p>
          </table:table-cell>
          <table:table-cell office:value-type="string">
            <text:p>bois, commune de Léès-Athas.</text:p>
          </table:table-cell>
          <table:table-cell office:value-type="string">
            <text:p>Léès-Athas</text:p>
          </table:table-cell>
          <table:table-cell office:value-type="float" office:value="64330">
            <text:p>64330</text:p>
          </table:table-cell>
          <table:table-cell table:number-columns-repeated="3"/>
        </table:table-row>
        <table:table-row table:style-name="ro2">
          <table:table-cell office:value-type="string">
            <text:p>DT64-01240</text:p>
          </table:table-cell>
          <table:table-cell office:value-type="string">
            <text:p>Bugala,</text:p>
          </table:table-cell>
          <table:table-cell office:value-type="string">
            <text:p>lande, commune d’Oloron-Sainte-Marie, près de Légugnon.</text:p>
          </table:table-cell>
          <table:table-cell office:value-type="string">
            <text:p>Légugnon</text:p>
          </table:table-cell>
          <table:table-cell office:value-type="string">
            <text:p>Non</text:p>
          </table:table-cell>
          <table:table-cell table:number-columns-repeated="3"/>
        </table:table-row>
        <table:table-row table:style-name="ro2">
          <table:table-cell office:value-type="string">
            <text:p>DT64-02622</text:p>
          </table:table-cell>
          <table:table-cell office:value-type="string">
            <text:p>Harlup,</text:p>
          </table:table-cell>
          <table:table-cell office:value-type="string">
            <text:p>écart, commune d’Oloron-Sainte-Marie, près de Légugnon.</text:p>
          </table:table-cell>
          <table:table-cell office:value-type="string">
            <text:p>Légugnon</text:p>
          </table:table-cell>
          <table:table-cell office:value-type="string">
            <text:p>Non</text:p>
          </table:table-cell>
          <table:table-cell table:number-columns-repeated="3"/>
        </table:table-row>
        <table:table-row table:style-name="ro2">
          <table:table-cell office:value-type="string">
            <text:p>DT64-03718</text:p>
          </table:table-cell>
          <table:table-cell office:value-type="string">
            <text:p>Marlat (Le),</text:p>
          </table:table-cell>
          <table:table-cell office:value-type="string">
            <text:p>écart, commune d’Oloron-Sainte-Marie, près de Légugnon.</text:p>
          </table:table-cell>
          <table:table-cell office:value-type="string">
            <text:p>Légugnon</text:p>
          </table:table-cell>
          <table:table-cell office:value-type="string">
            <text:p>Non</text:p>
          </table:table-cell>
          <table:table-cell table:number-columns-repeated="3"/>
        </table:table-row>
        <table:table-row table:style-name="ro2">
          <table:table-cell office:value-type="string">
            <text:p>DT64-04040</text:p>
          </table:table-cell>
          <table:table-cell office:value-type="string">
            <text:p>Moulins (Le canal des),</text:p>
          </table:table-cell>
          <table:table-cell office:value-type="string">
            <text:p>dérivation du Gave de Pau, communes de Lescar et de Poey (canton de Lescar).</text:p>
          </table:table-cell>
          <table:table-cell office:value-type="string">
            <text:p>Lescar)</text:p>
          </table:table-cell>
          <table:table-cell office:value-type="string">
            <text:p>Non</text:p>
          </table:table-cell>
          <table:table-cell table:number-columns-repeated="3"/>
        </table:table-row>
        <table:table-row table:style-name="ro2">
          <table:table-cell office:value-type="string">
            <text:p>DT64-04608</text:p>
          </table:table-cell>
          <table:table-cell office:value-type="string">
            <text:p>Pont-Long (Le),</text:p>
          </table:table-cell>
          <table:table-cell office:value-type="string">
            <text:p>arrondissement de Pau, landes qui couvrent une partie du territoire des communes de Nousty, Andoins, Artigueloutan, Sendets, Ousse, Serres-Morlàas, Lée, Idron, Morlàas, Pau, Buros, Montardon, Lons, Lescar, Serres-Castet, Sauvagnon, Uzein, Bougarber, Denguin, Beyrie et Poey (canton de Lescar).</text:p>
          </table:table-cell>
          <table:table-cell office:value-type="string">
            <text:p>Lescar)</text:p>
          </table:table-cell>
          <table:table-cell office:value-type="string">
            <text:p>Non</text:p>
          </table:table-cell>
          <table:table-cell table:number-columns-repeated="3"/>
        </table:table-row>
        <table:table-row table:style-name="ro2">
          <table:table-cell office:value-type="string">
            <text:p>DT64-05655</text:p>
          </table:table-cell>
          <table:table-cell office:value-type="string">
            <text:p>Uilhède (L’),</text:p>
          </table:table-cell>
          <table:table-cell office:value-type="string">
            <text:p>ruisseau qui sort des landes du Pont-Long sur le territoire de Pau, traverse les communes de Lons, Lescar, Poey (canton de Lescar), et se réunit à l’Aiguelongue pour former le Loussy.</text:p>
          </table:table-cell>
          <table:table-cell office:value-type="string">
            <text:p>Lescar)</text:p>
          </table:table-cell>
          <table:table-cell office:value-type="string">
            <text:p>Non</text:p>
          </table:table-cell>
          <table:table-cell table:number-columns-repeated="3"/>
        </table:table-row>
        <table:table-row table:style-name="ro2">
          <table:table-cell office:value-type="string">
            <text:p>DT64-00234</text:p>
          </table:table-cell>
          <table:table-cell office:value-type="string">
            <text:p>Aragon,</text:p>
          </table:table-cell>
          <table:table-cell office:value-type="string">
            <text:p>ferme, commune de Lespielle-Germenaud-Lannegrasse.</text:p>
          </table:table-cell>
          <table:table-cell office:value-type="string">
            <text:p>Lespielle-Germenaud-Lannegrasse</text:p>
          </table:table-cell>
          <table:table-cell office:value-type="float" office:value="64337">
            <text:p>64337</text:p>
          </table:table-cell>
          <table:table-cell table:number-columns-repeated="3"/>
        </table:table-row>
        <table:table-row table:style-name="ro2">
          <table:table-cell office:value-type="string">
            <text:p>DT64-01761</text:p>
          </table:table-cell>
          <table:table-cell office:value-type="string">
            <text:p>Coairelle,</text:p>
          </table:table-cell>
          <table:table-cell office:value-type="string">
            <text:p>écart, commune de Lespielle-Germenaud-Lannegrasse.</text:p>
          </table:table-cell>
          <table:table-cell office:value-type="string">
            <text:p>Lespielle-Germenaud-Lannegrasse</text:p>
          </table:table-cell>
          <table:table-cell office:value-type="float" office:value="64337">
            <text:p>64337</text:p>
          </table:table-cell>
          <table:table-cell table:number-columns-repeated="3"/>
        </table:table-row>
        <table:table-row table:style-name="ro2">
          <table:table-cell office:value-type="string">
            <text:p>DT64-02058</text:p>
          </table:table-cell>
          <table:table-cell office:value-type="string">
            <text:p>Enclos (L’),</text:p>
          </table:table-cell>
          <table:table-cell office:value-type="string">
            <text:p>ferme, commune de Lespielle-Germenaud-Lannegrasse.</text:p>
          </table:table-cell>
          <table:table-cell office:value-type="string">
            <text:p>Lespielle-Germenaud-Lannegrasse</text:p>
          </table:table-cell>
          <table:table-cell office:value-type="float" office:value="64337">
            <text:p>64337</text:p>
          </table:table-cell>
          <table:table-cell table:number-columns-repeated="3"/>
        </table:table-row>
        <table:table-row table:style-name="ro2">
          <table:table-cell office:value-type="string">
            <text:p>DT64-02283</text:p>
          </table:table-cell>
          <table:table-cell office:value-type="string">
            <text:p>Fourcade,</text:p>
          </table:table-cell>
          <table:table-cell office:value-type="string">
            <text:p>ferme, commune de Lespielle-Germenaud-Lannegrasse.</text:p>
          </table:table-cell>
          <table:table-cell office:value-type="string">
            <text:p>Lespielle-Germenaud-Lannegrasse</text:p>
          </table:table-cell>
          <table:table-cell office:value-type="float" office:value="64337">
            <text:p>64337</text:p>
          </table:table-cell>
          <table:table-cell table:number-columns-repeated="3"/>
        </table:table-row>
        <table:table-row table:style-name="ro2">
          <table:table-cell office:value-type="string">
            <text:p>DT64-03330</text:p>
          </table:table-cell>
          <table:table-cell office:value-type="string">
            <text:p>Lasabos,</text:p>
          </table:table-cell>
          <table:table-cell office:value-type="string">
            <text:p>lande, commune de Lespielle-Germenaud-Lannegrasse.</text:p>
          </table:table-cell>
          <table:table-cell office:value-type="string">
            <text:p>Lespielle-Germenaud-Lannegrasse</text:p>
          </table:table-cell>
          <table:table-cell office:value-type="float" office:value="64337">
            <text:p>64337</text:p>
          </table:table-cell>
          <table:table-cell table:number-columns-repeated="3"/>
        </table:table-row>
        <table:table-row table:style-name="ro2">
          <table:table-cell office:value-type="string">
            <text:p>DT64-04014</text:p>
          </table:table-cell>
          <table:table-cell office:value-type="string">
            <text:p>Mottàa,</text:p>
          </table:table-cell>
          <table:table-cell office:value-type="string">
            <text:p>écart, commune de Lespielle-Germenaud-Lannegrasse.</text:p>
          </table:table-cell>
          <table:table-cell office:value-type="string">
            <text:p>Lespielle-Germenaud-Lannegrasse</text:p>
          </table:table-cell>
          <table:table-cell office:value-type="float" office:value="64337">
            <text:p>64337</text:p>
          </table:table-cell>
          <table:table-cell table:number-columns-repeated="3"/>
        </table:table-row>
        <table:table-row table:style-name="ro2">
          <table:table-cell office:value-type="string">
            <text:p>DT64-05615</text:p>
          </table:table-cell>
          <table:table-cell office:value-type="string">
            <text:p>Turons (Les),</text:p>
          </table:table-cell>
          <table:table-cell office:value-type="string">
            <text:p>écart, commune de Lespielle-Germenaud-Lannegrasse.</text:p>
          </table:table-cell>
          <table:table-cell office:value-type="string">
            <text:p>Lespielle-Germenaud-Lannegrasse</text:p>
          </table:table-cell>
          <table:table-cell office:value-type="float" office:value="64337">
            <text:p>64337</text:p>
          </table:table-cell>
          <table:table-cell table:number-columns-repeated="3"/>
        </table:table-row>
        <table:table-row table:style-name="ro2">
          <table:table-cell office:value-type="string">
            <text:p>DT64-05697</text:p>
          </table:table-cell>
          <table:table-cell office:value-type="string">
            <text:p>Urrutigoïty,</text:p>
          </table:table-cell>
          <table:table-cell office:value-type="string">
            <text:p>fief, commune de Lichans-Sunhar ; mentionné en 1455 (coll. Duch. vol. CXIV, f° 43).</text:p>
          </table:table-cell>
          <table:table-cell office:value-type="string">
            <text:p>Lichans-Sunhar</text:p>
          </table:table-cell>
          <table:table-cell office:value-type="float" office:value="64340">
            <text:p>64340</text:p>
          </table:table-cell>
          <table:table-cell table:number-columns-repeated="3"/>
        </table:table-row>
        <table:table-row table:style-name="ro2">
          <table:table-cell office:value-type="string">
            <text:p>DT64-00063</text:p>
          </table:table-cell>
          <table:table-cell office:value-type="string">
            <text:p>Aguerre,</text:p>
          </table:table-cell>
          <table:table-cell office:value-type="string">
            <text:p>ferme, commune de Licq-Atherey ; mentionnée en 1520 (cout. de Soule).</text:p>
          </table:table-cell>
          <table:table-cell office:value-type="string">
            <text:p>Licq-Atherey</text:p>
          </table:table-cell>
          <table:table-cell office:value-type="float" office:value="64342">
            <text:p>64342</text:p>
          </table:table-cell>
          <table:table-cell table:number-columns-repeated="3"/>
        </table:table-row>
        <table:table-row table:style-name="ro2">
          <table:table-cell office:value-type="string">
            <text:p>DT64-01124</text:p>
          </table:table-cell>
          <table:table-cell office:value-type="string">
            <text:p>Bortiri,</text:p>
          </table:table-cell>
          <table:table-cell office:value-type="string">
            <text:p>ferme, commune de Licq-Atherey ; mentionnée en 1520 (coutume de Soule).</text:p>
          </table:table-cell>
          <table:table-cell office:value-type="string">
            <text:p>Licq-Atherey</text:p>
          </table:table-cell>
          <table:table-cell office:value-type="float" office:value="64342">
            <text:p>64342</text:p>
          </table:table-cell>
          <table:table-cell table:number-columns-repeated="3"/>
        </table:table-row>
        <table:table-row table:style-name="ro2">
          <table:table-cell office:value-type="string">
            <text:p>DT64-01471</text:p>
          </table:table-cell>
          <table:table-cell office:value-type="string">
            <text:p>Casenave,</text:p>
          </table:table-cell>
          <table:table-cell office:value-type="string">
            <text:p>ferme, commune de Licq-Atherey ; mentionnée en 1520 (cout. de Soule).</text:p>
          </table:table-cell>
          <table:table-cell office:value-type="string">
            <text:p>Licq-Atherey</text:p>
          </table:table-cell>
          <table:table-cell office:value-type="float" office:value="64342">
            <text:p>64342</text:p>
          </table:table-cell>
          <table:table-cell table:number-columns-repeated="3"/>
        </table:table-row>
        <table:table-row table:style-name="ro2">
          <table:table-cell office:value-type="string">
            <text:p>DT64-01650</text:p>
          </table:table-cell>
          <table:table-cell office:value-type="string">
            <text:p>Chacapar,</text:p>
          </table:table-cell>
          <table:table-cell office:value-type="string">
            <text:p>ferme, commune de Licq-Atherey ; mentionnée en 1520 (cout. de Soule).</text:p>
          </table:table-cell>
          <table:table-cell office:value-type="string">
            <text:p>Licq-Atherey</text:p>
          </table:table-cell>
          <table:table-cell office:value-type="float" office:value="64342">
            <text:p>64342</text:p>
          </table:table-cell>
          <table:table-cell table:number-columns-repeated="3"/>
        </table:table-row>
        <table:table-row table:style-name="ro2">
          <table:table-cell office:value-type="string">
            <text:p>DT64-02017</text:p>
          </table:table-cell>
          <table:table-cell office:value-type="string">
            <text:p>Ègoyhène,</text:p>
          </table:table-cell>
          <table:table-cell office:value-type="string">
            <text:p>ferme, commune de Licq-Atherey ; mentionnée en 1520 (cout. de Soule).</text:p>
          </table:table-cell>
          <table:table-cell office:value-type="string">
            <text:p>Licq-Atherey</text:p>
          </table:table-cell>
          <table:table-cell office:value-type="float" office:value="64342">
            <text:p>64342</text:p>
          </table:table-cell>
          <table:table-cell table:number-columns-repeated="3"/>
        </table:table-row>
        <table:table-row table:style-name="ro2">
          <table:table-cell office:value-type="string">
            <text:p>DT64-02634</text:p>
          </table:table-cell>
          <table:table-cell office:value-type="string">
            <text:p>Harribelcéta,</text:p>
          </table:table-cell>
          <table:table-cell office:value-type="string">
            <text:p>montagne, commune de Licq-Atherey.</text:p>
          </table:table-cell>
          <table:table-cell office:value-type="string">
            <text:p>Licq-Atherey</text:p>
          </table:table-cell>
          <table:table-cell office:value-type="float" office:value="64342">
            <text:p>64342</text:p>
          </table:table-cell>
          <table:table-cell table:number-columns-repeated="3"/>
        </table:table-row>
        <table:table-row table:style-name="ro2">
          <table:table-cell office:value-type="string">
            <text:p>DT64-02902</text:p>
          </table:table-cell>
          <table:table-cell office:value-type="string">
            <text:p>Iriart,</text:p>
          </table:table-cell>
          <table:table-cell office:value-type="string">
            <text:p>ferme, commune de Licq-Atherey ; mentionnée en 1520 (coutume de Soule).</text:p>
          </table:table-cell>
          <table:table-cell office:value-type="string">
            <text:p>Licq-Atherey</text:p>
          </table:table-cell>
          <table:table-cell office:value-type="float" office:value="64342">
            <text:p>64342</text:p>
          </table:table-cell>
          <table:table-cell table:number-columns-repeated="3"/>
        </table:table-row>
        <table:table-row table:style-name="ro2">
          <table:table-cell office:value-type="string">
            <text:p>DT64-04186</text:p>
          </table:table-cell>
          <table:table-cell office:value-type="string">
            <text:p>Olhaqui,</text:p>
          </table:table-cell>
          <table:table-cell office:value-type="string">
            <text:p>ferme, commune de Licq-Atherey ; mentionnée en 1520 (coutume de Soule).</text:p>
          </table:table-cell>
          <table:table-cell office:value-type="string">
            <text:p>Licq-Atherey</text:p>
          </table:table-cell>
          <table:table-cell office:value-type="float" office:value="64342">
            <text:p>64342</text:p>
          </table:table-cell>
          <table:table-cell table:number-columns-repeated="3"/>
        </table:table-row>
        <table:table-row table:style-name="ro2">
          <table:table-cell office:value-type="string">
            <text:p>DT64-05035</text:p>
          </table:table-cell>
          <table:table-cell office:value-type="string">
            <text:p>Salanave,</text:p>
          </table:table-cell>
          <table:table-cell office:value-type="string">
            <text:p>ferme, commune de Licq-Atherey ; mentionnée en 1520 (cout. de Soule).</text:p>
          </table:table-cell>
          <table:table-cell office:value-type="string">
            <text:p>Licq-Atherey</text:p>
          </table:table-cell>
          <table:table-cell office:value-type="float" office:value="64342">
            <text:p>64342</text:p>
          </table:table-cell>
          <table:table-cell table:number-columns-repeated="3"/>
        </table:table-row>
        <table:table-row table:style-name="ro2">
          <table:table-cell office:value-type="string">
            <text:p>DT64-00552</text:p>
          </table:table-cell>
          <table:table-cell office:value-type="string">
            <text:p>Aulhade (L’),</text:p>
          </table:table-cell>
          <table:table-cell office:value-type="string">
            <text:p>écart, commune de Livron.</text:p>
          </table:table-cell>
          <table:table-cell office:value-type="string">
            <text:p>Livron</text:p>
          </table:table-cell>
          <table:table-cell office:value-type="float" office:value="64344">
            <text:p>64344</text:p>
          </table:table-cell>
          <table:table-cell/>
          <table:table-cell office:value-type="string">
            <text:p>Commune non identifiée (art. 64-03548)</text:p>
          </table:table-cell>
          <table:table-cell/>
        </table:table-row>
        <table:table-row table:style-name="ro2">
          <table:table-cell office:value-type="string">
            <text:p>DT64-01306</text:p>
          </table:table-cell>
          <table:table-cell office:value-type="string">
            <text:p>Cagots (La fontaine des),</text:p>
          </table:table-cell>
          <table:table-cell office:value-type="string">
            <text:p>commune de Livron.</text:p>
          </table:table-cell>
          <table:table-cell office:value-type="string">
            <text:p>Livron</text:p>
          </table:table-cell>
          <table:table-cell office:value-type="float" office:value="64344">
            <text:p>64344</text:p>
          </table:table-cell>
          <table:table-cell table:number-columns-repeated="3"/>
        </table:table-row>
        <table:table-row table:style-name="ro2">
          <table:table-cell office:value-type="string">
            <text:p>DT64-01310</text:p>
          </table:table-cell>
          <table:table-cell office:value-type="string">
            <text:p>Caillau,</text:p>
          </table:table-cell>
          <table:table-cell office:value-type="string">
            <text:p>écart, commune de Livron.</text:p>
          </table:table-cell>
          <table:table-cell office:value-type="string">
            <text:p>Livron</text:p>
          </table:table-cell>
          <table:table-cell office:value-type="float" office:value="64344">
            <text:p>64344</text:p>
          </table:table-cell>
          <table:table-cell table:number-columns-repeated="3"/>
        </table:table-row>
        <table:table-row table:style-name="ro2">
          <table:table-cell office:value-type="string">
            <text:p>DT64-03285</text:p>
          </table:table-cell>
          <table:table-cell office:value-type="string">
            <text:p>Laroutis,</text:p>
          </table:table-cell>
          <table:table-cell office:value-type="string">
            <text:p>ferme, commune de Livron.</text:p>
          </table:table-cell>
          <table:table-cell office:value-type="string">
            <text:p>Livron</text:p>
          </table:table-cell>
          <table:table-cell office:value-type="float" office:value="64344">
            <text:p>64344</text:p>
          </table:table-cell>
          <table:table-cell table:number-columns-repeated="3"/>
        </table:table-row>
        <table:table-row table:style-name="ro2">
          <table:table-cell office:value-type="string">
            <text:p>DT64-03336</text:p>
          </table:table-cell>
          <table:table-cell office:value-type="string">
            <text:p>Lasentiab,</text:p>
          </table:table-cell>
          <table:table-cell office:value-type="string">
            <text:p>ferme, commune de Livron.</text:p>
          </table:table-cell>
          <table:table-cell office:value-type="string">
            <text:p>Livron</text:p>
          </table:table-cell>
          <table:table-cell office:value-type="float" office:value="64344">
            <text:p>64344</text:p>
          </table:table-cell>
          <table:table-cell table:number-columns-repeated="3"/>
        </table:table-row>
        <table:table-row table:style-name="ro2">
          <table:table-cell office:value-type="string">
            <text:p>DT64-03356</text:p>
          </table:table-cell>
          <table:table-cell office:value-type="string">
            <text:p>Lasunan,</text:p>
          </table:table-cell>
          <table:table-cell office:value-type="string">
            <text:p>écart, commune de Livron.</text:p>
          </table:table-cell>
          <table:table-cell office:value-type="string">
            <text:p>Livron</text:p>
          </table:table-cell>
          <table:table-cell office:value-type="float" office:value="64344">
            <text:p>64344</text:p>
          </table:table-cell>
          <table:table-cell table:number-columns-repeated="3"/>
        </table:table-row>
        <table:table-row table:style-name="ro2">
          <table:table-cell office:value-type="string">
            <text:p>DT64-04643</text:p>
          </table:table-cell>
          <table:table-cell office:value-type="string">
            <text:p>Poumadère,</text:p>
          </table:table-cell>
          <table:table-cell office:value-type="string">
            <text:p>écart, commune de Livron.</text:p>
          </table:table-cell>
          <table:table-cell office:value-type="string">
            <text:p>Livron</text:p>
          </table:table-cell>
          <table:table-cell office:value-type="float" office:value="64344">
            <text:p>64344</text:p>
          </table:table-cell>
          <table:table-cell table:number-columns-repeated="3"/>
        </table:table-row>
        <table:table-row table:style-name="ro2">
          <table:table-cell office:value-type="string">
            <text:p>DT64-05616</text:p>
          </table:table-cell>
          <table:table-cell office:value-type="string">
            <text:p>Turons (Les),</text:p>
          </table:table-cell>
          <table:table-cell office:value-type="string">
            <text:p>écart, commune de Livron.</text:p>
          </table:table-cell>
          <table:table-cell office:value-type="string">
            <text:p>Livron</text:p>
          </table:table-cell>
          <table:table-cell office:value-type="float" office:value="64344">
            <text:p>64344</text:p>
          </table:table-cell>
          <table:table-cell table:number-columns-repeated="3"/>
        </table:table-row>
        <table:table-row table:style-name="ro2">
          <table:table-cell office:value-type="string">
            <text:p>DT64-00122</text:p>
          </table:table-cell>
          <table:table-cell office:value-type="string">
            <text:p>Aldiga,</text:p>
          </table:table-cell>
          <table:table-cell office:value-type="string">
            <text:p>lieu de pèlerinage, commune de Lohitzun-Oyhercq.</text:p>
          </table:table-cell>
          <table:table-cell office:value-type="string">
            <text:p>Lohitzun-Oyhercq</text:p>
          </table:table-cell>
          <table:table-cell office:value-type="float" office:value="64345">
            <text:p>64345</text:p>
          </table:table-cell>
          <table:table-cell table:number-columns-repeated="3"/>
        </table:table-row>
        <table:table-row table:style-name="ro2">
          <table:table-cell office:value-type="string">
            <text:p>DT64-00958</text:p>
          </table:table-cell>
          <table:table-cell office:value-type="string">
            <text:p>Berro,</text:p>
          </table:table-cell>
          <table:table-cell office:value-type="string">
            <text:p>fief, commune de Lohitzun-Oyhercq.</text:p>
          </table:table-cell>
          <table:table-cell office:value-type="string">
            <text:p>Lohitzun-Oyhercq</text:p>
          </table:table-cell>
          <table:table-cell office:value-type="float" office:value="64345">
            <text:p>64345</text:p>
          </table:table-cell>
          <table:table-cell table:number-columns-repeated="3"/>
        </table:table-row>
        <table:table-row table:style-name="ro2">
          <table:table-cell office:value-type="string">
            <text:p>DT64-02708</text:p>
          </table:table-cell>
          <table:table-cell office:value-type="string">
            <text:p>Heurqué (Le),</text:p>
          </table:table-cell>
          <table:table-cell office:value-type="string">
            <text:p>ruisseau qui prend sa source dans la commune de Lohitzun-Oyhercq et se jette dans le Lauhirasse, après avoir arrosé les communes d’Ithorots-Olhaïby et de Domezain-Berraute.</text:p>
          </table:table-cell>
          <table:table-cell office:value-type="string">
            <text:p>Lohitzun-Oyhercq</text:p>
          </table:table-cell>
          <table:table-cell office:value-type="float" office:value="64345">
            <text:p>64345</text:p>
          </table:table-cell>
          <table:table-cell table:number-columns-repeated="3"/>
        </table:table-row>
        <table:table-row table:style-name="ro2">
          <table:table-cell office:value-type="string">
            <text:p>DT64-02305</text:p>
          </table:table-cell>
          <table:table-cell office:value-type="string">
            <text:p>Gabastou (Le),</text:p>
          </table:table-cell>
          <table:table-cell office:value-type="string">
            <text:p>ruisseau qui commence à la fontaine des Trois-Seigneurs (commune de Loubajac, département des Hautes-Pyrénées), arrose Pontacq et se jette à Ger dans le Gabas.</text:p>
          </table:table-cell>
          <table:table-cell office:value-type="string">
            <text:p>Loubajac</text:p>
          </table:table-cell>
          <table:table-cell office:value-type="float" office:value="65280">
            <text:p>65280</text:p>
          </table:table-cell>
          <table:table-cell table:number-columns-repeated="3"/>
        </table:table-row>
        <table:table-row table:style-name="ro2">
          <table:table-cell office:value-type="string">
            <text:p>DT64-01397</text:p>
          </table:table-cell>
          <table:table-cell office:value-type="string">
            <text:p>Cap-deu-Pont,</text:p>
          </table:table-cell>
          <table:table-cell office:value-type="string">
            <text:p>hameau, commune de Lourdios-Ichère.</text:p>
          </table:table-cell>
          <table:table-cell office:value-type="string">
            <text:p>Lourdios-Ichère</text:p>
          </table:table-cell>
          <table:table-cell office:value-type="float" office:value="64351">
            <text:p>64351</text:p>
          </table:table-cell>
          <table:table-cell table:number-columns-repeated="3"/>
        </table:table-row>
        <table:table-row table:style-name="ro2">
          <table:table-cell office:value-type="string">
            <text:p>DT64-01808</text:p>
          </table:table-cell>
          <table:table-cell office:value-type="string">
            <text:p>Coste (La),</text:p>
          </table:table-cell>
          <table:table-cell office:value-type="string">
            <text:p>hameau, commune de Lourdios-Ichère.</text:p>
          </table:table-cell>
          <table:table-cell office:value-type="string">
            <text:p>Lourdios-Ichère</text:p>
          </table:table-cell>
          <table:table-cell office:value-type="float" office:value="64351">
            <text:p>64351</text:p>
          </table:table-cell>
          <table:table-cell table:number-columns-repeated="3"/>
        </table:table-row>
        <table:table-row table:style-name="ro2">
          <table:table-cell office:value-type="string">
            <text:p>DT64-02131</text:p>
          </table:table-cell>
          <table:table-cell office:value-type="string">
            <text:p>Espalungue (L’),</text:p>
          </table:table-cell>
          <table:table-cell office:value-type="string">
            <text:p>ruisseau qui prend sa source sur la commune de Lourdios-Ichère et se jette dans le Gave d’Aspe, après avoir arrosé Osse et Sarrance.</text:p>
          </table:table-cell>
          <table:table-cell office:value-type="string">
            <text:p>Lourdios-Ichère</text:p>
          </table:table-cell>
          <table:table-cell office:value-type="float" office:value="64351">
            <text:p>64351</text:p>
          </table:table-cell>
          <table:table-cell table:number-columns-repeated="3"/>
        </table:table-row>
        <table:table-row table:style-name="ro2">
          <table:table-cell office:value-type="string">
            <text:p>DT64-04705</text:p>
          </table:table-cell>
          <table:table-cell office:value-type="string">
            <text:p>Raché,</text:p>
          </table:table-cell>
          <table:table-cell office:value-type="string">
            <text:p>hameau, commune de Lourdios-Ichère.</text:p>
          </table:table-cell>
          <table:table-cell office:value-type="string">
            <text:p>Lourdios-Ichère</text:p>
          </table:table-cell>
          <table:table-cell office:value-type="float" office:value="64351">
            <text:p>64351</text:p>
          </table:table-cell>
          <table:table-cell table:number-columns-repeated="3"/>
        </table:table-row>
        <table:table-row table:style-name="ro2">
          <table:table-cell office:value-type="string">
            <text:p>DT64-00277</text:p>
          </table:table-cell>
          <table:table-cell office:value-type="string">
            <text:p>Arcis (L’),</text:p>
          </table:table-cell>
          <table:table-cell office:value-type="string">
            <text:p>ruisseau qui prend sa source dans la commune de Luc-Armau, arrose Bassillon-Vauzé, Corbères-Abère-Domengeux, Séméac-Blachon, Arroses, Aurions-Idernes, Aydie, Mont (canton de Garlin), Aubous et Diusse, sort du département des Basses-Pyrénées et se jette dans le Léès près d’Aurensan (département du Gers&gt;).</text:p>
          </table:table-cell>
          <table:table-cell office:value-type="string">
            <text:p>Luc-Armau</text:p>
          </table:table-cell>
          <table:table-cell office:value-type="float" office:value="64356">
            <text:p>64356</text:p>
          </table:table-cell>
          <table:table-cell table:number-columns-repeated="3"/>
        </table:table-row>
        <table:table-row table:style-name="ro2">
          <table:table-cell office:value-type="string">
            <text:p>DT64-01806</text:p>
          </table:table-cell>
          <table:table-cell office:value-type="string">
            <text:p>Coste (La),</text:p>
          </table:table-cell>
          <table:table-cell office:value-type="string">
            <text:p>bois, commune de Luc-Armau.</text:p>
          </table:table-cell>
          <table:table-cell office:value-type="string">
            <text:p>Luc-Armau</text:p>
          </table:table-cell>
          <table:table-cell office:value-type="float" office:value="64356">
            <text:p>64356</text:p>
          </table:table-cell>
          <table:table-cell table:number-columns-repeated="3"/>
        </table:table-row>
        <table:table-row table:style-name="ro2">
          <table:table-cell office:value-type="string">
            <text:p>DT64-01874</text:p>
          </table:table-cell>
          <table:table-cell office:value-type="string">
            <text:p>Croix de Loubouey (La),</text:p>
          </table:table-cell>
          <table:table-cell office:value-type="string">
            <text:p>écart, commune de Luc-Armau.</text:p>
          </table:table-cell>
          <table:table-cell office:value-type="string">
            <text:p>Luc-Armau</text:p>
          </table:table-cell>
          <table:table-cell office:value-type="float" office:value="64356">
            <text:p>64356</text:p>
          </table:table-cell>
          <table:table-cell table:number-columns-repeated="3"/>
        </table:table-row>
        <table:table-row table:style-name="ro2">
          <table:table-cell office:value-type="string">
            <text:p>DT64-02371</text:p>
          </table:table-cell>
          <table:table-cell office:value-type="string">
            <text:p>Garue,</text:p>
          </table:table-cell>
          <table:table-cell office:value-type="string">
            <text:p>écart, commune de Luc-Armau.</text:p>
          </table:table-cell>
          <table:table-cell office:value-type="string">
            <text:p>Luc-Armau</text:p>
          </table:table-cell>
          <table:table-cell office:value-type="float" office:value="64356">
            <text:p>64356</text:p>
          </table:table-cell>
          <table:table-cell table:number-columns-repeated="3"/>
        </table:table-row>
        <table:table-row table:style-name="ro2">
          <table:table-cell office:value-type="string">
            <text:p>DT64-03382</text:p>
          </table:table-cell>
          <table:table-cell office:value-type="string">
            <text:p>Laurède,</text:p>
          </table:table-cell>
          <table:table-cell office:value-type="string">
            <text:p>colline, commune de Luc-Armau.</text:p>
          </table:table-cell>
          <table:table-cell office:value-type="string">
            <text:p>Luc-Armau</text:p>
          </table:table-cell>
          <table:table-cell office:value-type="float" office:value="64356">
            <text:p>64356</text:p>
          </table:table-cell>
          <table:table-cell table:number-columns-repeated="3"/>
        </table:table-row>
        <table:table-row table:style-name="ro2">
          <table:table-cell office:value-type="string">
            <text:p>DT64-03544</text:p>
          </table:table-cell>
          <table:table-cell office:value-type="string">
            <text:p>Lissarre (Le),</text:p>
          </table:table-cell>
          <table:table-cell office:value-type="string">
            <text:p>ruisseau qui arrose la commune de Luc-Armau et se perd dans le Louet.</text:p>
          </table:table-cell>
          <table:table-cell office:value-type="string">
            <text:p>Luc-Armau</text:p>
          </table:table-cell>
          <table:table-cell office:value-type="float" office:value="64356">
            <text:p>64356</text:p>
          </table:table-cell>
          <table:table-cell table:number-columns-repeated="3"/>
        </table:table-row>
        <table:table-row table:style-name="ro2">
          <table:table-cell office:value-type="string">
            <text:p>DT64-04792</text:p>
          </table:table-cell>
          <table:table-cell office:value-type="string">
            <text:p>Romiu (Le chemin),</text:p>
          </table:table-cell>
          <table:table-cell office:value-type="string">
            <text:p>venait d’Auch et commençait dans les Basses-Pyrénées à la commune de Luc-Armau, traversait Luccarre, Momy, Anoye, Abere, Saint-Laurent-Bretagne, Gabaston, Saint-Jammes, Morlaas et Buros, puis les landes du Pont-Long, Lescar, Bougarber, Cescau, Casteide-Cami, Serres-Sainte-Marie, Audejos, Doazon, Castillon (canton d’Arthez), Urdes, ensuite Arthez, Argagnon, Castetis, Orthez, Sainte-Suzanne, Lanneplaa, l’Hopital-d'Orion, Orion, Andrein, Burgaronne, Sauveterre, enfin d’Osserain joignait Saint-Jean-Pied-de-Port et la frontière d’Espagne par Saint-Palais et Larceveau.</text:p>
          </table:table-cell>
          <table:table-cell office:value-type="string">
            <text:p>Luc-Armau</text:p>
          </table:table-cell>
          <table:table-cell office:value-type="float" office:value="64356">
            <text:p>64356</text:p>
          </table:table-cell>
          <table:table-cell table:number-columns-repeated="3"/>
        </table:table-row>
        <table:table-row table:style-name="ro2">
          <table:table-cell office:value-type="string">
            <text:p>DT64-00050</text:p>
          </table:table-cell>
          <table:table-cell office:value-type="string">
            <text:p>Affites (Les),</text:p>
          </table:table-cell>
          <table:table-cell office:value-type="string">
            <text:p>hameau,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0613</text:p>
          </table:table-cell>
          <table:table-cell office:value-type="string">
            <text:p>Baig (La),</text:p>
          </table:table-cell>
          <table:table-cell office:value-type="string">
            <text:p>hameau,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0939</text:p>
          </table:table-cell>
          <table:table-cell office:value-type="string">
            <text:p>Bernateix,</text:p>
          </table:table-cell>
          <table:table-cell office:value-type="string">
            <text:p>hameau,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0946</text:p>
          </table:table-cell>
          <table:table-cell office:value-type="string">
            <text:p>Bernet (Le),</text:p>
          </table:table-cell>
          <table:table-cell office:value-type="string">
            <text:p>bois,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1107</text:p>
          </table:table-cell>
          <table:table-cell office:value-type="string">
            <text:p>Bordes,</text:p>
          </table:table-cell>
          <table:table-cell office:value-type="string">
            <text:p>ferme, commune de Lucq-de-Béarn ; mentionnée en 1385 (cens. f° 31).</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1113</text:p>
          </table:table-cell>
          <table:table-cell office:value-type="string">
            <text:p>Bordes (Les),</text:p>
          </table:table-cell>
          <table:table-cell office:value-type="string">
            <text:p>hameau,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1393</text:p>
          </table:table-cell>
          <table:table-cell office:value-type="string">
            <text:p>Capdelayou,</text:p>
          </table:table-cell>
          <table:table-cell office:value-type="string">
            <text:p>hameau, commune de Lucq-de-Béarn ; placé à la source du ruisseau de Layou.</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1425</text:p>
          </table:table-cell>
          <table:table-cell office:value-type="string">
            <text:p>Carmeret,</text:p>
          </table:table-cell>
          <table:table-cell office:value-type="string">
            <text:p>ferme,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1467</text:p>
          </table:table-cell>
          <table:table-cell office:value-type="string">
            <text:p>Casebonne,</text:p>
          </table:table-cell>
          <table:table-cell office:value-type="string">
            <text:p>ferme,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1487</text:p>
          </table:table-cell>
          <table:table-cell office:value-type="string">
            <text:p>Cassière (La),</text:p>
          </table:table-cell>
          <table:table-cell office:value-type="string">
            <text:p>bois, commune de Lucq-de-Béarn ; mentionné en 1459 (ch. de Lucq, DD. 1).</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1771</text:p>
          </table:table-cell>
          <table:table-cell office:value-type="string">
            <text:p>Colom,</text:p>
          </table:table-cell>
          <table:table-cell office:value-type="string">
            <text:p>fief créé en 1618, commune de Lucq-de-Béarn ; vassal de la vicomté de 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1849</text:p>
          </table:table-cell>
          <table:table-cell office:value-type="string">
            <text:p>Coussibat,</text:p>
          </table:table-cell>
          <table:table-cell office:value-type="string">
            <text:p>ferme,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1958</text:p>
          </table:table-cell>
          <table:table-cell office:value-type="string">
            <text:p>Domec,</text:p>
          </table:table-cell>
          <table:table-cell office:value-type="string">
            <text:p>fief, commune de Lucq-de-Béarn ; mentionné en 1524 (réform. de Béarn, B. 662, f° 199), vassal de la vicomté de 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2127</text:p>
          </table:table-cell>
          <table:table-cell office:value-type="string">
            <text:p>Espalanusse,</text:p>
          </table:table-cell>
          <table:table-cell office:value-type="string">
            <text:p>ferme,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2298</text:p>
          </table:table-cell>
          <table:table-cell office:value-type="string">
            <text:p>Gabarret,</text:p>
          </table:table-cell>
          <table:table-cell office:value-type="string">
            <text:p>ferme,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2301</text:p>
          </table:table-cell>
          <table:table-cell office:value-type="string">
            <text:p>Gabas,</text:p>
          </table:table-cell>
          <table:table-cell office:value-type="string">
            <text:p>ferme, commune de Lucq-de-Béarn ; mentionnée en 1612 (réform. de Béarn, B. 816).</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2776</text:p>
          </table:table-cell>
          <table:table-cell office:value-type="string">
            <text:p>Hourcades,</text:p>
          </table:table-cell>
          <table:table-cell office:value-type="string">
            <text:p>ferme,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3051</text:p>
          </table:table-cell>
          <table:table-cell office:value-type="string">
            <text:p>Labatut,</text:p>
          </table:table-cell>
          <table:table-cell office:value-type="string">
            <text:p>ferme, commune de Lucq-de-Béarn ; mentionnée en 1385 (cens. f° 30).</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3126</text:p>
          </table:table-cell>
          <table:table-cell office:value-type="string">
            <text:p>Lagarde,</text:p>
          </table:table-cell>
          <table:table-cell office:value-type="string">
            <text:p>ferme,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3161</text:p>
          </table:table-cell>
          <table:table-cell office:value-type="string">
            <text:p>Lalande,</text:p>
          </table:table-cell>
          <table:table-cell office:value-type="string">
            <text:p>ferme,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3628</text:p>
          </table:table-cell>
          <table:table-cell office:value-type="string">
            <text:p>Lucq-Bieilh,</text:p>
          </table:table-cell>
          <table:table-cell office:value-type="string">
            <text:p>hameau,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3670</text:p>
          </table:table-cell>
          <table:table-cell office:value-type="string">
            <text:p>Majesté,</text:p>
          </table:table-cell>
          <table:table-cell office:value-type="string">
            <text:p>ferme,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3732</text:p>
          </table:table-cell>
          <table:table-cell office:value-type="string">
            <text:p>Marquemale,</text:p>
          </table:table-cell>
          <table:table-cell office:value-type="string">
            <text:p>hameau,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3734</text:p>
          </table:table-cell>
          <table:table-cell office:value-type="string">
            <text:p>Marque-Souquère,</text:p>
          </table:table-cell>
          <table:table-cell office:value-type="string">
            <text:p>hameau,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3735</text:p>
          </table:table-cell>
          <table:table-cell office:value-type="string">
            <text:p>Marquette (La),</text:p>
          </table:table-cell>
          <table:table-cell office:value-type="string">
            <text:p>hameau, commune de Lucq-de-Béarn ; mentionné en 1691 (comptes de l’évêché d’Oloro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3758</text:p>
          </table:table-cell>
          <table:table-cell office:value-type="string">
            <text:p>Massegoye,</text:p>
          </table:table-cell>
          <table:table-cell office:value-type="string">
            <text:p>ferme,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3769</text:p>
          </table:table-cell>
          <table:table-cell office:value-type="string">
            <text:p>Maufaguet,</text:p>
          </table:table-cell>
          <table:table-cell office:value-type="string">
            <text:p>hameau,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3867</text:p>
          </table:table-cell>
          <table:table-cell office:value-type="string">
            <text:p>Millagé,</text:p>
          </table:table-cell>
          <table:table-cell office:value-type="string">
            <text:p>ferme,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3907</text:p>
          </table:table-cell>
          <table:table-cell office:value-type="string">
            <text:p>Monbeigt,</text:p>
          </table:table-cell>
          <table:table-cell office:value-type="string">
            <text:p>ferme,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3977</text:p>
          </table:table-cell>
          <table:table-cell office:value-type="string">
            <text:p>Montalivet,</text:p>
          </table:table-cell>
          <table:table-cell office:value-type="string">
            <text:p>ferme et fief,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4233</text:p>
          </table:table-cell>
          <table:table-cell office:value-type="string">
            <text:p>Orteix,</text:p>
          </table:table-cell>
          <table:table-cell office:value-type="string">
            <text:p>moulin,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4364</text:p>
          </table:table-cell>
          <table:table-cell office:value-type="string">
            <text:p>Parlayou,</text:p>
          </table:table-cell>
          <table:table-cell office:value-type="string">
            <text:p>hameau,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4606</text:p>
          </table:table-cell>
          <table:table-cell office:value-type="string">
            <text:p>Pont Goaillard (Le),</text:p>
          </table:table-cell>
          <table:table-cell office:value-type="string">
            <text:p>commune de Lucq-de-Béarn, sur l’Auronce.</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4963</text:p>
          </table:table-cell>
          <table:table-cell office:value-type="string">
            <text:p>Saint-Martin,</text:p>
          </table:table-cell>
          <table:table-cell office:value-type="string">
            <text:p>ferme,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4984</text:p>
          </table:table-cell>
          <table:table-cell office:value-type="string">
            <text:p>Saint-Michel,</text:p>
          </table:table-cell>
          <table:table-cell office:value-type="string">
            <text:p>hameau,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4996</text:p>
          </table:table-cell>
          <table:table-cell office:value-type="string">
            <text:p>Saint-Pé,</text:p>
          </table:table-cell>
          <table:table-cell office:value-type="string">
            <text:p>ferme,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5166</text:p>
          </table:table-cell>
          <table:table-cell office:value-type="string">
            <text:p>Sassus,</text:p>
          </table:table-cell>
          <table:table-cell office:value-type="string">
            <text:p>fief, commune de Lucq-de-Béarn ; créé en 1617, vassal de la vicomté de 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5228</text:p>
          </table:table-cell>
          <table:table-cell office:value-type="string">
            <text:p>Sègues,</text:p>
          </table:table-cell>
          <table:table-cell office:value-type="string">
            <text:p>hameau, commune de Lucq-de-Béarn ; mentionné en 1562 (cens. de Lucq).</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5327</text:p>
          </table:table-cell>
          <table:table-cell office:value-type="string">
            <text:p>Songeü,</text:p>
          </table:table-cell>
          <table:table-cell office:value-type="string">
            <text:p>ferme,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5439</text:p>
          </table:table-cell>
          <table:table-cell office:value-type="string">
            <text:p>Talou,</text:p>
          </table:table-cell>
          <table:table-cell office:value-type="string">
            <text:p>ferme, commune de Lucq-de-Béarn.</text:p>
          </table:table-cell>
          <table:table-cell office:value-type="string">
            <text:p>Lucq-de-Béarn</text:p>
          </table:table-cell>
          <table:table-cell office:value-type="float" office:value="64359">
            <text:p>64359</text:p>
          </table:table-cell>
          <table:table-cell table:number-columns-repeated="3"/>
        </table:table-row>
        <table:table-row table:style-name="ro2">
          <table:table-cell office:value-type="string">
            <text:p>DT64-04560</text:p>
          </table:table-cell>
          <table:table-cell office:value-type="string">
            <text:p>Poey (Le),</text:p>
          </table:table-cell>
          <table:table-cell office:value-type="string">
            <text:p>écart, commune de Lussagnet-Lusson.</text:p>
          </table:table-cell>
          <table:table-cell office:value-type="string">
            <text:p>Lussagnet-Lusson</text:p>
          </table:table-cell>
          <table:table-cell office:value-type="float" office:value="64361">
            <text:p>64361</text:p>
          </table:table-cell>
          <table:table-cell table:number-columns-repeated="3"/>
        </table:table-row>
        <table:table-row table:style-name="ro2">
          <table:table-cell office:value-type="string">
            <text:p>DT64-04950</text:p>
          </table:table-cell>
          <table:table-cell office:value-type="string">
            <text:p>Saint-Lanne,</text:p>
          </table:table-cell>
          <table:table-cell office:value-type="string">
            <text:p>écart, commune de Lussagnet-Lusson.</text:p>
          </table:table-cell>
          <table:table-cell office:value-type="string">
            <text:p>Lussagnet-Lusson</text:p>
          </table:table-cell>
          <table:table-cell office:value-type="float" office:value="64361">
            <text:p>64361</text:p>
          </table:table-cell>
          <table:table-cell table:number-columns-repeated="3"/>
        </table:table-row>
        <table:table-row table:style-name="ro2">
          <table:table-cell office:value-type="string">
            <text:p>DT64-03870</text:p>
          </table:table-cell>
          <table:table-cell office:value-type="string">
            <text:p>Minhuriéta (Le),</text:p>
          </table:table-cell>
          <table:table-cell office:value-type="string">
            <text:p>ruisseau qui prend sa source dans la commune de Luxe-Sumberraute et se jette à Viellenave (canton de Bidache) dans la Bidouse, après avoir arrosé Beguios, Masparraute et Labets-Biscay.</text:p>
          </table:table-cell>
          <table:table-cell office:value-type="string">
            <text:p>Luxe-Sumberraute</text:p>
          </table:table-cell>
          <table:table-cell office:value-type="float" office:value="64362">
            <text:p>64362</text:p>
          </table:table-cell>
          <table:table-cell table:number-columns-repeated="3"/>
        </table:table-row>
        <table:table-row table:style-name="ro2">
          <table:table-cell office:value-type="string">
            <text:p>DT64-02751</text:p>
          </table:table-cell>
          <table:table-cell office:value-type="string">
            <text:p>Hôpital-du-Luy (L’),</text:p>
          </table:table-cell>
          <table:table-cell office:value-type="string">
            <text:p>hameau détruit antérieurement à 1719, commune de Buros, près du Luy-de-Béarn.</text:p>
          </table:table-cell>
          <table:table-cell office:value-type="string">
            <text:p>Luy-de-Béarn</text:p>
          </table:table-cell>
          <table:table-cell office:value-type="string">
            <text:p>Non</text:p>
          </table:table-cell>
          <table:table-cell table:number-columns-repeated="3"/>
        </table:table-row>
        <table:table-row table:style-name="ro2">
          <table:table-cell office:value-type="string">
            <text:p>DT64-05551</text:p>
          </table:table-cell>
          <table:table-cell office:value-type="string">
            <text:p>Trille (La),</text:p>
          </table:table-cell>
          <table:table-cell office:value-type="string">
            <text:p>fief, commune de Mascaras-Haron.</text:p>
          </table:table-cell>
          <table:table-cell office:value-type="string">
            <text:p>Mascaras-Haron</text:p>
          </table:table-cell>
          <table:table-cell office:value-type="float" office:value="64366">
            <text:p>64366</text:p>
          </table:table-cell>
          <table:table-cell table:number-columns-repeated="3"/>
        </table:table-row>
        <table:table-row table:style-name="ro2">
          <table:table-cell office:value-type="string">
            <text:p>DT64-00770</text:p>
          </table:table-cell>
          <table:table-cell office:value-type="string">
            <text:p>Bastanau,</text:p>
          </table:table-cell>
          <table:table-cell office:value-type="string">
            <text:p>lande, commune de Maspie-Lalonquère-Juillac.</text:p>
          </table:table-cell>
          <table:table-cell office:value-type="string">
            <text:p>Maspie-Lalonquère-Juillac</text:p>
          </table:table-cell>
          <table:table-cell office:value-type="float" office:value="64369">
            <text:p>64369</text:p>
          </table:table-cell>
          <table:table-cell table:number-columns-repeated="3"/>
        </table:table-row>
        <table:table-row table:style-name="ro2">
          <table:table-cell office:value-type="string">
            <text:p>DT64-01597</text:p>
          </table:table-cell>
          <table:table-cell office:value-type="string">
            <text:p>Caubas (Les),</text:p>
          </table:table-cell>
          <table:table-cell office:value-type="string">
            <text:p>écart, commune de Maspie-Lalonquère-Juillac.</text:p>
          </table:table-cell>
          <table:table-cell office:value-type="string">
            <text:p>Maspie-Lalonquère-Juillac</text:p>
          </table:table-cell>
          <table:table-cell office:value-type="float" office:value="64369">
            <text:p>64369</text:p>
          </table:table-cell>
          <table:table-cell table:number-columns-repeated="3"/>
        </table:table-row>
        <table:table-row table:style-name="ro2">
          <table:table-cell office:value-type="string">
            <text:p>DT64-01845</text:p>
          </table:table-cell>
          <table:table-cell office:value-type="string">
            <text:p>Courtiade,</text:p>
          </table:table-cell>
          <table:table-cell office:value-type="string">
            <text:p>ferme, commune de Maspie-Lalonquère-Juillac.</text:p>
          </table:table-cell>
          <table:table-cell office:value-type="string">
            <text:p>Maspie-Lalonquère-Juillac</text:p>
          </table:table-cell>
          <table:table-cell office:value-type="float" office:value="64369">
            <text:p>64369</text:p>
          </table:table-cell>
          <table:table-cell table:number-columns-repeated="3"/>
        </table:table-row>
        <table:table-row table:style-name="ro2">
          <table:table-cell office:value-type="string">
            <text:p>DT64-03222</text:p>
          </table:table-cell>
          <table:table-cell office:value-type="string">
            <text:p>Lanne-Rède (La),</text:p>
          </table:table-cell>
          <table:table-cell office:value-type="string">
            <text:p>écart, commune de Maspie-Lalonquère-Juillac.</text:p>
          </table:table-cell>
          <table:table-cell office:value-type="string">
            <text:p>Maspie-Lalonquère-Juillac</text:p>
          </table:table-cell>
          <table:table-cell office:value-type="float" office:value="64369">
            <text:p>64369</text:p>
          </table:table-cell>
          <table:table-cell table:number-columns-repeated="3"/>
        </table:table-row>
        <table:table-row table:style-name="ro2">
          <table:table-cell office:value-type="string">
            <text:p>DT64-04072</text:p>
          </table:table-cell>
          <table:table-cell office:value-type="string">
            <text:p>Moustrou,</text:p>
          </table:table-cell>
          <table:table-cell office:value-type="string">
            <text:p>fief, commune de Maspie-Lalonquère-Juillac.</text:p>
          </table:table-cell>
          <table:table-cell office:value-type="string">
            <text:p>Maspie-Lalonquère-Juillac</text:p>
          </table:table-cell>
          <table:table-cell office:value-type="float" office:value="64369">
            <text:p>64369</text:p>
          </table:table-cell>
          <table:table-cell table:number-columns-repeated="3"/>
        </table:table-row>
        <table:table-row table:style-name="ro2">
          <table:table-cell office:value-type="string">
            <text:p>DT64-04561</text:p>
          </table:table-cell>
          <table:table-cell office:value-type="string">
            <text:p>Poey (Le),</text:p>
          </table:table-cell>
          <table:table-cell office:value-type="string">
            <text:p>écart, commune de Maspie-Lalonquère-Juillac.</text:p>
          </table:table-cell>
          <table:table-cell office:value-type="string">
            <text:p>Maspie-Lalonquère-Juillac</text:p>
          </table:table-cell>
          <table:table-cell office:value-type="float" office:value="64369">
            <text:p>64369</text:p>
          </table:table-cell>
          <table:table-cell table:number-columns-repeated="3"/>
        </table:table-row>
        <table:table-row table:style-name="ro2">
          <table:table-cell office:value-type="string">
            <text:p>DT64-04694</text:p>
          </table:table-cell>
          <table:table-cell office:value-type="string">
            <text:p>Quatre-Pas (Les),</text:p>
          </table:table-cell>
          <table:table-cell office:value-type="string">
            <text:p>écart, commune de Maspie-Lalonquère-Juillac.</text:p>
          </table:table-cell>
          <table:table-cell office:value-type="string">
            <text:p>Maspie-Lalonquère-Juillac</text:p>
          </table:table-cell>
          <table:table-cell office:value-type="float" office:value="64369">
            <text:p>64369</text:p>
          </table:table-cell>
          <table:table-cell table:number-columns-repeated="3"/>
        </table:table-row>
        <table:table-row table:style-name="ro2">
          <table:table-cell office:value-type="string">
            <text:p>DT64-03652</text:p>
          </table:table-cell>
          <table:table-cell office:value-type="string">
            <text:p>Lys (Le),</text:p>
          </table:table-cell>
          <table:table-cell office:value-type="string">
            <text:p>ruisseau qui prend sa source à Ger et arrose dans les Basses-Pyrénées les communes de Ponson-Dessus, Ponson-Debat-Pouts, Montaner, Castéide-Doat, et se jette dans l’Adour près de Maubourguet (département des Hautes-Pyrénées).</text:p>
          </table:table-cell>
          <table:table-cell office:value-type="string">
            <text:p>Maubourguet</text:p>
          </table:table-cell>
          <table:table-cell office:value-type="float" office:value="65304">
            <text:p>65304</text:p>
          </table:table-cell>
          <table:table-cell table:number-columns-repeated="3"/>
        </table:table-row>
        <table:table-row table:style-name="ro2">
          <table:table-cell office:value-type="string">
            <text:p>DT64-00007</text:p>
          </table:table-cell>
          <table:table-cell office:value-type="string">
            <text:p>Abadie (L’),</text:p>
          </table:table-cell>
          <table:table-cell office:value-type="string">
            <text:p>ferme, commune de Mazères-Lezons.</text:p>
          </table:table-cell>
          <table:table-cell office:value-type="string">
            <text:p>Mazères-Lezons</text:p>
          </table:table-cell>
          <table:table-cell office:value-type="float" office:value="64373">
            <text:p>64373</text:p>
          </table:table-cell>
          <table:table-cell table:number-columns-repeated="3"/>
        </table:table-row>
        <table:table-row table:style-name="ro2">
          <table:table-cell office:value-type="string">
            <text:p>DT64-03703</text:p>
          </table:table-cell>
          <table:table-cell office:value-type="string">
            <text:p>Marciron,</text:p>
          </table:table-cell>
          <table:table-cell office:value-type="string">
            <text:p>ferme, commune de Mazères-Lezons.</text:p>
          </table:table-cell>
          <table:table-cell office:value-type="string">
            <text:p>Mazères-Lezons</text:p>
          </table:table-cell>
          <table:table-cell office:value-type="float" office:value="64373">
            <text:p>64373</text:p>
          </table:table-cell>
          <table:table-cell table:number-columns-repeated="3"/>
        </table:table-row>
        <table:table-row table:style-name="ro2">
          <table:table-cell office:value-type="string">
            <text:p>DT64-01480</text:p>
          </table:table-cell>
          <table:table-cell office:value-type="string">
            <text:p>Cassaigne,</text:p>
          </table:table-cell>
          <table:table-cell office:value-type="string">
            <text:p>fief, commune de Miossens-Lanusse.</text:p>
          </table:table-cell>
          <table:table-cell office:value-type="string">
            <text:p>Miossens-Lanusse</text:p>
          </table:table-cell>
          <table:table-cell office:value-type="float" office:value="64385">
            <text:p>64385</text:p>
          </table:table-cell>
          <table:table-cell table:number-columns-repeated="3"/>
        </table:table-row>
        <table:table-row table:style-name="ro2">
          <table:table-cell office:value-type="string">
            <text:p>DT64-01843</text:p>
          </table:table-cell>
          <table:table-cell office:value-type="string">
            <text:p>Courroux,</text:p>
          </table:table-cell>
          <table:table-cell office:value-type="string">
            <text:p>ferme, commune de Miossens-Lanusse.</text:p>
          </table:table-cell>
          <table:table-cell office:value-type="string">
            <text:p>Miossens-Lanusse</text:p>
          </table:table-cell>
          <table:table-cell office:value-type="float" office:value="64385">
            <text:p>64385</text:p>
          </table:table-cell>
          <table:table-cell table:number-columns-repeated="3"/>
        </table:table-row>
        <table:table-row table:style-name="ro2">
          <table:table-cell office:value-type="string">
            <text:p>DT64-05260</text:p>
          </table:table-cell>
          <table:table-cell office:value-type="string">
            <text:p>Serre (La),</text:p>
          </table:table-cell>
          <table:table-cell office:value-type="string">
            <text:p>ruisseau qui prend sa source dans la commune de Moncayolle-Larrory-Mendibieu et se mêle au Lausset, en arrosant Angous et Castetnau-Camblong.</text:p>
          </table:table-cell>
          <table:table-cell office:value-type="string">
            <text:p>Moncayolle-Larrory-Mendibieu</text:p>
          </table:table-cell>
          <table:table-cell office:value-type="float" office:value="64391">
            <text:p>64391</text:p>
          </table:table-cell>
          <table:table-cell table:number-columns-repeated="3"/>
        </table:table-row>
        <table:table-row table:style-name="ro2">
          <table:table-cell office:value-type="string">
            <text:p>DT64-00731</text:p>
          </table:table-cell>
          <table:table-cell office:value-type="string">
            <text:p>Barthes (Les),</text:p>
          </table:table-cell>
          <table:table-cell office:value-type="string">
            <text:p>écart, commune de Monpézat-Bétrac.</text:p>
          </table:table-cell>
          <table:table-cell office:value-type="string">
            <text:p>Monpézat-Bétrac</text:p>
          </table:table-cell>
          <table:table-cell office:value-type="float" office:value="64394">
            <text:p>64394</text:p>
          </table:table-cell>
          <table:table-cell table:number-columns-repeated="3"/>
        </table:table-row>
        <table:table-row table:style-name="ro2">
          <table:table-cell office:value-type="string">
            <text:p>DT64-01290</text:p>
          </table:table-cell>
          <table:table-cell office:value-type="string">
            <text:p>Cabes (Les),</text:p>
          </table:table-cell>
          <table:table-cell office:value-type="string">
            <text:p>ferme, commune de Monpézat-Bétrac.</text:p>
          </table:table-cell>
          <table:table-cell office:value-type="string">
            <text:p>Monpézat-Bétrac</text:p>
          </table:table-cell>
          <table:table-cell office:value-type="float" office:value="64394">
            <text:p>64394</text:p>
          </table:table-cell>
          <table:table-cell table:number-columns-repeated="3"/>
        </table:table-row>
        <table:table-row table:style-name="ro2">
          <table:table-cell office:value-type="string">
            <text:p>DT64-01510</text:p>
          </table:table-cell>
          <table:table-cell office:value-type="string">
            <text:p>Castélàa (Le),</text:p>
          </table:table-cell>
          <table:table-cell office:value-type="string">
            <text:p>écart, commune de Monpézat-Bétrac.</text:p>
          </table:table-cell>
          <table:table-cell office:value-type="string">
            <text:p>Monpézat-Bétrac</text:p>
          </table:table-cell>
          <table:table-cell office:value-type="float" office:value="64394">
            <text:p>64394</text:p>
          </table:table-cell>
          <table:table-cell table:number-columns-repeated="3"/>
        </table:table-row>
        <table:table-row table:style-name="ro2">
          <table:table-cell office:value-type="string">
            <text:p>DT64-01827</text:p>
          </table:table-cell>
          <table:table-cell office:value-type="string">
            <text:p>Coumas (Le),</text:p>
          </table:table-cell>
          <table:table-cell office:value-type="string">
            <text:p>écart, commune de Monpézat-Bétrac.</text:p>
          </table:table-cell>
          <table:table-cell office:value-type="string">
            <text:p>Monpézat-Bétrac</text:p>
          </table:table-cell>
          <table:table-cell office:value-type="float" office:value="64394">
            <text:p>64394</text:p>
          </table:table-cell>
          <table:table-cell table:number-columns-repeated="3"/>
        </table:table-row>
        <table:table-row table:style-name="ro2">
          <table:table-cell office:value-type="string">
            <text:p>DT64-04473</text:p>
          </table:table-cell>
          <table:table-cell office:value-type="string">
            <text:p>Peyri (Le),</text:p>
          </table:table-cell>
          <table:table-cell office:value-type="string">
            <text:p>écart, commune de Monpézat-Bétrac.</text:p>
          </table:table-cell>
          <table:table-cell office:value-type="string">
            <text:p>Monpézat-Bétrac</text:p>
          </table:table-cell>
          <table:table-cell office:value-type="float" office:value="64394">
            <text:p>64394</text:p>
          </table:table-cell>
          <table:table-cell table:number-columns-repeated="3"/>
        </table:table-row>
        <table:table-row table:style-name="ro2">
          <table:table-cell office:value-type="string">
            <text:p>DT64-05213</text:p>
          </table:table-cell>
          <table:table-cell office:value-type="string">
            <text:p>Sède (La),</text:p>
          </table:table-cell>
          <table:table-cell office:value-type="string">
            <text:p>écart, commune de Monpézat-Bétrac.</text:p>
          </table:table-cell>
          <table:table-cell office:value-type="string">
            <text:p>Monpézat-Bétrac</text:p>
          </table:table-cell>
          <table:table-cell office:value-type="float" office:value="64394">
            <text:p>64394</text:p>
          </table:table-cell>
          <table:table-cell table:number-columns-repeated="3"/>
        </table:table-row>
        <table:table-row table:style-name="ro2">
          <table:table-cell office:value-type="string">
            <text:p>DT64-05491</text:p>
          </table:table-cell>
          <table:table-cell office:value-type="string">
            <text:p>Then (Le),</text:p>
          </table:table-cell>
          <table:table-cell office:value-type="string">
            <text:p>écart, commune de Monpézat-Bétrac.</text:p>
          </table:table-cell>
          <table:table-cell office:value-type="string">
            <text:p>Monpézat-Bétrac</text:p>
          </table:table-cell>
          <table:table-cell office:value-type="float" office:value="64394">
            <text:p>64394</text:p>
          </table:table-cell>
          <table:table-cell table:number-columns-repeated="3"/>
        </table:table-row>
        <table:table-row table:style-name="ro2">
          <table:table-cell office:value-type="string">
            <text:p>DT64-02303</text:p>
          </table:table-cell>
          <table:table-cell office:value-type="string">
            <text:p>Gabas (Le),</text:p>
          </table:table-cell>
          <table:table-cell office:value-type="string">
            <text:p>rivière qui se forme sur la commune de Ger par la réunion des ruisseaux Gabastou et de la Honrède et se jette dans l’Adour près de Mugron (département des Landes), après avoir arrosé, dans les Basses-Pyrénées, les 66Arrien, Espéchède, Sedzère, Gabaston, Saint-Laurent-Bretagne, Riupeyrous, Escoubès, Sévignacq (canton de Thèze), Miossens, Carrère, Lalonquette, Claracq (canton de Thèze), Garlède, Boueilh-Boueilho-Lasque, Coublucq et Poursiugues-Boucouecommunes d’Eslourenties-Dabant, Eslourenties-Darré, .</text:p>
          </table:table-cell>
          <table:table-cell office:value-type="string">
            <text:p>Mugron</text:p>
          </table:table-cell>
          <table:table-cell office:value-type="float" office:value="40201">
            <text:p>40201</text:p>
          </table:table-cell>
          <table:table-cell table:number-columns-repeated="3"/>
        </table:table-row>
        <table:table-row table:style-name="ro2">
          <table:table-cell office:value-type="string">
            <text:p>DT64-01220</text:p>
          </table:table-cell>
          <table:table-cell office:value-type="string">
            <text:p>Brocq,</text:p>
          </table:table-cell>
          <table:table-cell office:value-type="string">
            <text:p>ferme, commune de Navailles-Angos.</text:p>
          </table:table-cell>
          <table:table-cell office:value-type="string">
            <text:p>Navailles-Angos</text:p>
          </table:table-cell>
          <table:table-cell office:value-type="float" office:value="64415">
            <text:p>64415</text:p>
          </table:table-cell>
          <table:table-cell table:number-columns-repeated="3"/>
        </table:table-row>
        <table:table-row table:style-name="ro2">
          <table:table-cell office:value-type="string">
            <text:p>DT64-01492</text:p>
          </table:table-cell>
          <table:table-cell office:value-type="string">
            <text:p>Cassou,</text:p>
          </table:table-cell>
          <table:table-cell office:value-type="string">
            <text:p>ferme, commune de Navailles-Angos.</text:p>
          </table:table-cell>
          <table:table-cell office:value-type="string">
            <text:p>Navailles-Angos</text:p>
          </table:table-cell>
          <table:table-cell office:value-type="float" office:value="64415">
            <text:p>64415</text:p>
          </table:table-cell>
          <table:table-cell table:number-columns-repeated="3"/>
        </table:table-row>
        <table:table-row table:style-name="ro2">
          <table:table-cell office:value-type="string">
            <text:p>DT64-02445</text:p>
          </table:table-cell>
          <table:table-cell office:value-type="string">
            <text:p>Gès (Le),</text:p>
          </table:table-cell>
          <table:table-cell office:value-type="string">
            <text:p>ruisseau qui prend sa source dans la commune de Navailles-Angos et se jette à Sauvagnon dans le Géès.</text:p>
          </table:table-cell>
          <table:table-cell office:value-type="string">
            <text:p>Navailles-Angos</text:p>
          </table:table-cell>
          <table:table-cell office:value-type="float" office:value="64415">
            <text:p>64415</text:p>
          </table:table-cell>
          <table:table-cell table:number-columns-repeated="3"/>
        </table:table-row>
        <table:table-row table:style-name="ro2">
          <table:table-cell office:value-type="string">
            <text:p>DT64-02476</text:p>
          </table:table-cell>
          <table:table-cell office:value-type="string">
            <text:p>Gontaut,</text:p>
          </table:table-cell>
          <table:table-cell office:value-type="string">
            <text:p>château, commune de Navailles-Angos ; tire son nom de son propriétaire.</text:p>
          </table:table-cell>
          <table:table-cell office:value-type="string">
            <text:p>Navailles-Angos</text:p>
          </table:table-cell>
          <table:table-cell office:value-type="float" office:value="64415">
            <text:p>64415</text:p>
          </table:table-cell>
          <table:table-cell table:number-columns-repeated="3"/>
        </table:table-row>
        <table:table-row table:style-name="ro2">
          <table:table-cell office:value-type="string">
            <text:p>DT64-02536</text:p>
          </table:table-cell>
          <table:table-cell office:value-type="string">
            <text:p>Guichané,</text:p>
          </table:table-cell>
          <table:table-cell office:value-type="string">
            <text:p>ferme, commune de Navailles-Angos.</text:p>
          </table:table-cell>
          <table:table-cell office:value-type="string">
            <text:p>Navailles-Angos</text:p>
          </table:table-cell>
          <table:table-cell office:value-type="float" office:value="64415">
            <text:p>64415</text:p>
          </table:table-cell>
          <table:table-cell table:number-columns-repeated="3"/>
        </table:table-row>
        <table:table-row table:style-name="ro2">
          <table:table-cell office:value-type="string">
            <text:p>DT64-03175</text:p>
          </table:table-cell>
          <table:table-cell office:value-type="string">
            <text:p>Lamayson,</text:p>
          </table:table-cell>
          <table:table-cell office:value-type="string">
            <text:p>ferme, commune de Navailles-Angos.</text:p>
          </table:table-cell>
          <table:table-cell office:value-type="string">
            <text:p>Navailles-Angos</text:p>
          </table:table-cell>
          <table:table-cell office:value-type="float" office:value="64415">
            <text:p>64415</text:p>
          </table:table-cell>
          <table:table-cell table:number-columns-repeated="3"/>
        </table:table-row>
        <table:table-row table:style-name="ro2">
          <table:table-cell office:value-type="string">
            <text:p>DT64-03931</text:p>
          </table:table-cell>
          <table:table-cell office:value-type="string">
            <text:p>Mondein,</text:p>
          </table:table-cell>
          <table:table-cell office:value-type="string">
            <text:p>hameau, commune de Navailles-Angos.</text:p>
          </table:table-cell>
          <table:table-cell office:value-type="string">
            <text:p>Navailles-Angos</text:p>
          </table:table-cell>
          <table:table-cell office:value-type="float" office:value="64415">
            <text:p>64415</text:p>
          </table:table-cell>
          <table:table-cell table:number-columns-repeated="3"/>
        </table:table-row>
        <table:table-row table:style-name="ro2">
          <table:table-cell office:value-type="string">
            <text:p>DT64-04429</text:p>
          </table:table-cell>
          <table:table-cell office:value-type="string">
            <text:p>Péret,</text:p>
          </table:table-cell>
          <table:table-cell office:value-type="string">
            <text:p>ferme, commune de Navailles-Angos ; mentionnée en 1385 (cens. f° 47).</text:p>
          </table:table-cell>
          <table:table-cell office:value-type="string">
            <text:p>Navailles-Angos</text:p>
          </table:table-cell>
          <table:table-cell office:value-type="float" office:value="64415">
            <text:p>64415</text:p>
          </table:table-cell>
          <table:table-cell table:number-columns-repeated="3"/>
        </table:table-row>
        <table:table-row table:style-name="ro2">
          <table:table-cell office:value-type="string">
            <text:p>DT64-04552</text:p>
          </table:table-cell>
          <table:table-cell office:value-type="string">
            <text:p>Poey,</text:p>
          </table:table-cell>
          <table:table-cell office:value-type="string">
            <text:p>ferme, commune de Navailles-Angos ; mentionnée en 1385 (cens. f° 47).</text:p>
          </table:table-cell>
          <table:table-cell office:value-type="string">
            <text:p>Navailles-Angos</text:p>
          </table:table-cell>
          <table:table-cell office:value-type="float" office:value="64415">
            <text:p>64415</text:p>
          </table:table-cell>
          <table:table-cell table:number-columns-repeated="3"/>
        </table:table-row>
        <table:table-row table:style-name="ro2">
          <table:table-cell office:value-type="string">
            <text:p>DT64-05007</text:p>
          </table:table-cell>
          <table:table-cell office:value-type="string">
            <text:p>Saint-Peyrus,</text:p>
          </table:table-cell>
          <table:table-cell office:value-type="string">
            <text:p>hameau, commune de Doumy ; ancienne annexe de la commune de Navailles-Angos.</text:p>
          </table:table-cell>
          <table:table-cell office:value-type="string">
            <text:p>Navailles-Angos</text:p>
          </table:table-cell>
          <table:table-cell office:value-type="float" office:value="64415">
            <text:p>64415</text:p>
          </table:table-cell>
          <table:table-cell table:number-columns-repeated="3"/>
        </table:table-row>
        <table:table-row table:style-name="ro2">
          <table:table-cell office:value-type="string">
            <text:p>DT64-05569</text:p>
          </table:table-cell>
          <table:table-cell office:value-type="string">
            <text:p>Truyòo,</text:p>
          </table:table-cell>
          <table:table-cell office:value-type="string">
            <text:p>ferme, commune de Navailles-Angos.</text:p>
          </table:table-cell>
          <table:table-cell office:value-type="string">
            <text:p>Navailles-Angos</text:p>
          </table:table-cell>
          <table:table-cell office:value-type="float" office:value="64415">
            <text:p>64415</text:p>
          </table:table-cell>
          <table:table-cell table:number-columns-repeated="3"/>
        </table:table-row>
        <table:table-row table:style-name="ro2">
          <table:table-cell office:value-type="string">
            <text:p>DT64-00596</text:p>
          </table:table-cell>
          <table:table-cell office:value-type="string">
            <text:p>Bachabet,</text:p>
          </table:table-cell>
          <table:table-cell office:value-type="string">
            <text:p>écart, commune de Navarrenx-Bérérenx.</text:p>
          </table:table-cell>
          <table:table-cell office:value-type="string">
            <text:p>Navarrenx-Bérérenx</text:p>
          </table:table-cell>
          <table:table-cell office:value-type="float" office:value="64416">
            <text:p>64416</text:p>
          </table:table-cell>
          <table:table-cell table:number-columns-repeated="3"/>
        </table:table-row>
        <table:table-row table:style-name="ro2">
          <table:table-cell office:value-type="string">
            <text:p>DT64-05348</text:p>
          </table:table-cell>
          <table:table-cell office:value-type="string">
            <text:p>Souberbielle,</text:p>
          </table:table-cell>
          <table:table-cell office:value-type="string">
            <text:p>fief, commune d’Ogen.</text:p>
          </table:table-cell>
          <table:table-cell office:value-type="string">
            <text:p>Ogen</text:p>
          </table:table-cell>
          <table:table-cell office:value-type="float" office:value="64421">
            <text:p>64421</text:p>
          </table:table-cell>
          <table:table-cell office:value-type="string">
            <text:p>Ogeu</text:p>
          </table:table-cell>
          <table:table-cell table:number-columns-repeated="2"/>
        </table:table-row>
        <table:table-row table:style-name="ro2">
          <table:table-cell office:value-type="string">
            <text:p>DT64-01346</text:p>
          </table:table-cell>
          <table:table-cell office:value-type="string">
            <text:p>Campagne,</text:p>
          </table:table-cell>
          <table:table-cell office:value-type="string">
            <text:p>ferme, commune d’Ogenne-Camptort.</text:p>
          </table:table-cell>
          <table:table-cell office:value-type="string">
            <text:p>Ogenne-Camptort</text:p>
          </table:table-cell>
          <table:table-cell office:value-type="float" office:value="64420">
            <text:p>64420</text:p>
          </table:table-cell>
          <table:table-cell table:number-columns-repeated="3"/>
        </table:table-row>
        <table:table-row table:style-name="ro2">
          <table:table-cell office:value-type="string">
            <text:p>DT64-01595</text:p>
          </table:table-cell>
          <table:table-cell office:value-type="string">
            <text:p>Caubarrère,</text:p>
          </table:table-cell>
          <table:table-cell office:value-type="string">
            <text:p>ferme, commune d’Ogenne-Camptort.</text:p>
          </table:table-cell>
          <table:table-cell office:value-type="string">
            <text:p>Ogenne-Camptort</text:p>
          </table:table-cell>
          <table:table-cell office:value-type="float" office:value="64420">
            <text:p>64420</text:p>
          </table:table-cell>
          <table:table-cell table:number-columns-repeated="3"/>
        </table:table-row>
        <table:table-row table:style-name="ro2">
          <table:table-cell office:value-type="string">
            <text:p>DT64-01628</text:p>
          </table:table-cell>
          <table:table-cell office:value-type="string">
            <text:p>Cazadeban,</text:p>
          </table:table-cell>
          <table:table-cell office:value-type="string">
            <text:p>ferme, commune d’Ogenne-Camptort.</text:p>
          </table:table-cell>
          <table:table-cell office:value-type="string">
            <text:p>Ogenne-Camptort</text:p>
          </table:table-cell>
          <table:table-cell office:value-type="float" office:value="64420">
            <text:p>64420</text:p>
          </table:table-cell>
          <table:table-cell table:number-columns-repeated="3"/>
        </table:table-row>
        <table:table-row table:style-name="ro2">
          <table:table-cell office:value-type="string">
            <text:p>DT64-02774</text:p>
          </table:table-cell>
          <table:table-cell office:value-type="string">
            <text:p>Hourcade,</text:p>
          </table:table-cell>
          <table:table-cell office:value-type="string">
            <text:p>ferme, commune d’Ogenne-Camptort.</text:p>
          </table:table-cell>
          <table:table-cell office:value-type="string">
            <text:p>Ogenne-Camptort</text:p>
          </table:table-cell>
          <table:table-cell office:value-type="float" office:value="64420">
            <text:p>64420</text:p>
          </table:table-cell>
          <table:table-cell table:number-columns-repeated="3"/>
        </table:table-row>
        <table:table-row table:style-name="ro2">
          <table:table-cell office:value-type="string">
            <text:p>DT64-04221</text:p>
          </table:table-cell>
          <table:table-cell office:value-type="string">
            <text:p>Oriquain,</text:p>
          </table:table-cell>
          <table:table-cell office:value-type="string">
            <text:p>ferme, commune d’Ogenne-Camptort.</text:p>
          </table:table-cell>
          <table:table-cell office:value-type="string">
            <text:p>Ogenne-Camptort</text:p>
          </table:table-cell>
          <table:table-cell office:value-type="float" office:value="64420">
            <text:p>64420</text:p>
          </table:table-cell>
          <table:table-cell table:number-columns-repeated="3"/>
        </table:table-row>
        <table:table-row table:style-name="ro2">
          <table:table-cell office:value-type="string">
            <text:p>DT64-00391</text:p>
          </table:table-cell>
          <table:table-cell office:value-type="string">
            <text:p>Arrigoulie (L’),</text:p>
          </table:table-cell>
          <table:table-cell office:value-type="string">
            <text:p>ruisseau qui prend sa source au bois du Bager (commune d’Oloron-Sainte-Marie), arrose Eysus et se jette dans le Gave d’Aspe.</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1240</text:p>
          </table:table-cell>
          <table:table-cell office:value-type="string">
            <text:p>Bugala,</text:p>
          </table:table-cell>
          <table:table-cell office:value-type="string">
            <text:p>lande, commune d’Oloron-Sainte-Marie, près de Légugnon.</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1540</text:p>
          </table:table-cell>
          <table:table-cell office:value-type="string">
            <text:p>Castéras (Les),</text:p>
          </table:table-cell>
          <table:table-cell office:value-type="string">
            <text:p>fief, commune d’Oloron-Sainte-Marie ; mentionné en 1552 et 1709 (dénombr. d’Oloron, E. 38).</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2128</text:p>
          </table:table-cell>
          <table:table-cell office:value-type="string">
            <text:p>Espalle,</text:p>
          </table:table-cell>
          <table:table-cell office:value-type="string">
            <text:p>fief, commune d’Oloron-Sainte-Marie ; mentionné en 1674 (réform. de Béarn, B. 662, f° 274), il était vassal de la vicomté de Béarn.</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2244</text:p>
          </table:table-cell>
          <table:table-cell office:value-type="string">
            <text:p>Faget (Le),</text:p>
          </table:table-cell>
          <table:table-cell office:value-type="string">
            <text:p>village, commune d’Oloron-Sainte-Marie ; mentionné en 1215 (cart. d’Oloron, d’après Marca, Hist. de Béarn, p. 530).</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2270</text:p>
          </table:table-cell>
          <table:table-cell office:value-type="string">
            <text:p>Forbet,</text:p>
          </table:table-cell>
          <table:table-cell office:value-type="string">
            <text:p>écart, commune d’Oloron-Sainte-Marie.</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2622</text:p>
          </table:table-cell>
          <table:table-cell office:value-type="string">
            <text:p>Harlup,</text:p>
          </table:table-cell>
          <table:table-cell office:value-type="string">
            <text:p>écart, commune d’Oloron-Sainte-Marie, près de Légugnon.</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2778</text:p>
          </table:table-cell>
          <table:table-cell office:value-type="string">
            <text:p>Hource,</text:p>
          </table:table-cell>
          <table:table-cell office:value-type="string">
            <text:p>bois, commune d’Oloron-Sainte-Marie.</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2798</text:p>
          </table:table-cell>
          <table:table-cell office:value-type="string">
            <text:p>Hourquette de Baygran (La),</text:p>
          </table:table-cell>
          <table:table-cell office:value-type="string">
            <text:p>bois et montagne, commune d’Oloron-Sainte-Marie.</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3435</text:p>
          </table:table-cell>
          <table:table-cell office:value-type="string">
            <text:p>Légugnon,</text:p>
          </table:table-cell>
          <table:table-cell office:value-type="string">
            <text:p>village, commune d’Oloron-Sainte-Marie ; ancienne commune réunie le 14 avril 1841 à Sainte-Marie, puis à Oloron en 1858.</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3718</text:p>
          </table:table-cell>
          <table:table-cell office:value-type="string">
            <text:p>Marlat (Le),</text:p>
          </table:table-cell>
          <table:table-cell office:value-type="string">
            <text:p>écart, commune d’Oloron-Sainte-Marie, près de Légugnon.</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3770</text:p>
          </table:table-cell>
          <table:table-cell office:value-type="string">
            <text:p>Maugouèche,</text:p>
          </table:table-cell>
          <table:table-cell office:value-type="string">
            <text:p>montagne, commune d’Oloron-Sainte-Marie.</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3780</text:p>
          </table:table-cell>
          <table:table-cell office:value-type="string">
            <text:p>Maures (La fontaine des),</text:p>
          </table:table-cell>
          <table:table-cell office:value-type="string">
            <text:p>commune d’Oloron-Sainte-Marie.</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4002</text:p>
          </table:table-cell>
          <table:table-cell office:value-type="string">
            <text:p>Montsarrat,</text:p>
          </table:table-cell>
          <table:table-cell office:value-type="string">
            <text:p>hameau détruit, près d’Oloron-Sainte-Marie.</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4079</text:p>
          </table:table-cell>
          <table:table-cell office:value-type="string">
            <text:p>Mugarits,</text:p>
          </table:table-cell>
          <table:table-cell office:value-type="string">
            <text:p>ferme, commune d’Oloron-Sainte-Marie.</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4131</text:p>
          </table:table-cell>
          <table:table-cell office:value-type="string">
            <text:p>Nécore (Le),</text:p>
          </table:table-cell>
          <table:table-cell office:value-type="string">
            <text:p>ruisseau qui prend sa source dans le bois du Bager, sur le territoire d’Oloron-Sainte-Marie, et se jette dans l’Ourtau.</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4277</text:p>
          </table:table-cell>
          <table:table-cell office:value-type="string">
            <text:p>Ourtau (L’),</text:p>
          </table:table-cell>
          <table:table-cell office:value-type="string">
            <text:p>ruisseau qui prend sa source dans le bois de la Quinte (commune d’Oloron-Sainte-Marie) et se perd dans le Gave d’Aspe, en arrosant la commune d’Eysus ; il est mentionné en 1675 (réform. de Béarn, B. 662, f° 127).</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4377</text:p>
          </table:table-cell>
          <table:table-cell office:value-type="string">
            <text:p>Pastorle (Le moulin de la),</text:p>
          </table:table-cell>
          <table:table-cell office:value-type="string">
            <text:p>commune d’Oloron-Sainte-Marie ; mentionné en 1385 (cens. f° 17).</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4626</text:p>
          </table:table-cell>
          <table:table-cell office:value-type="string">
            <text:p>Porteig (Le bois de),</text:p>
          </table:table-cell>
          <table:table-cell office:value-type="string">
            <text:p>commune d’Oloron-Sainte-Marie.</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4701</text:p>
          </table:table-cell>
          <table:table-cell office:value-type="string">
            <text:p>Quinte (Le bois de la),</text:p>
          </table:table-cell>
          <table:table-cell office:value-type="string">
            <text:p>commune d’Oloron-Sainte-Marie.</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5001</text:p>
          </table:table-cell>
          <table:table-cell office:value-type="string">
            <text:p>Saint-Pé-de-Haut,</text:p>
          </table:table-cell>
          <table:table-cell office:value-type="string">
            <text:p>village, commune d’Oloron-Sainte-Marie.</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5096</text:p>
          </table:table-cell>
          <table:table-cell office:value-type="string">
            <text:p>Salle (La),</text:p>
          </table:table-cell>
          <table:table-cell office:value-type="string">
            <text:p>fief, commune d’Oloron-Sainte-Marie, à Soeix.</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5183</text:p>
          </table:table-cell>
          <table:table-cell office:value-type="string">
            <text:p>Saucq,</text:p>
          </table:table-cell>
          <table:table-cell office:value-type="string">
            <text:p>montagne, commune d’Oloron-Sainte-Marie.</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5255</text:p>
          </table:table-cell>
          <table:table-cell office:value-type="string">
            <text:p>Serre (La),</text:p>
          </table:table-cell>
          <table:table-cell office:value-type="string">
            <text:p>écart, commune d’Oloron-Sainte-Marie, à Légugnon.</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5280</text:p>
          </table:table-cell>
          <table:table-cell office:value-type="string">
            <text:p>Serre-Soeix,</text:p>
          </table:table-cell>
          <table:table-cell office:value-type="string">
            <text:p>montagne, commune d’Oloron-Sainte-Marie ; mentionnée en 1443 (reg. de la Cour Majour, B. 1, f° 160).</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5314</text:p>
          </table:table-cell>
          <table:table-cell office:value-type="string">
            <text:p>Soeix,</text:p>
          </table:table-cell>
          <table:table-cell office:value-type="string">
            <text:p>village, commune d’Oloron-Sainte-Marie ; ancienne paroisse annexe de Gurmencon ; mentionné en 980 (cart. de Saint-Savin).</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5322</text:p>
          </table:table-cell>
          <table:table-cell office:value-type="string">
            <text:p>Somcasteig,</text:p>
          </table:table-cell>
          <table:table-cell office:value-type="string">
            <text:p>hameau, commune d’Oloron-Sainte-Marie.</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5429</text:p>
          </table:table-cell>
          <table:table-cell office:value-type="string">
            <text:p>Tachouères (Les),</text:p>
          </table:table-cell>
          <table:table-cell office:value-type="string">
            <text:p>ruisseau qui descend des montagnes d’Arudy et se jette dans l’Ourtau en traversant le bois du Bager (commune d’Oloron-Sainte-Marie).</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5480</text:p>
          </table:table-cell>
          <table:table-cell office:value-type="string">
            <text:p>Testes (Les),</text:p>
          </table:table-cell>
          <table:table-cell office:value-type="string">
            <text:p>écart, commune d’Oloron-Sainte-Marie, à Légugnon.</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5790</text:p>
          </table:table-cell>
          <table:table-cell office:value-type="string">
            <text:p>Viscondau (Le),</text:p>
          </table:table-cell>
          <table:table-cell office:value-type="string">
            <text:p>commune d’Oloron-Sainte-Marie ; emplacement de l’ancien château d’Oloron.</text:p>
          </table:table-cell>
          <table:table-cell office:value-type="string">
            <text:p>Oloron-Sainte-Marie</text:p>
          </table:table-cell>
          <table:table-cell office:value-type="float" office:value="64422">
            <text:p>64422</text:p>
          </table:table-cell>
          <table:table-cell table:number-columns-repeated="3"/>
        </table:table-row>
        <table:table-row table:style-name="ro2">
          <table:table-cell office:value-type="string">
            <text:p>DT64-01022</text:p>
          </table:table-cell>
          <table:table-cell office:value-type="string">
            <text:p>Bidos,</text:p>
          </table:table-cell>
          <table:table-cell office:value-type="string">
            <text:p>canton d’Oloron-Sainte-Marie-Est.</text:p>
          </table:table-cell>
          <table:table-cell office:value-type="string">
            <text:p>Oloron-Sainte-Marie-Est</text:p>
          </table:table-cell>
          <table:table-cell office:value-type="float" office:value="64422">
            <text:p>64422</text:p>
          </table:table-cell>
          <table:table-cell table:number-columns-repeated="3"/>
        </table:table-row>
        <table:table-row table:style-name="ro2">
          <table:table-cell office:value-type="string">
            <text:p>DT64-01275</text:p>
          </table:table-cell>
          <table:table-cell office:value-type="string">
            <text:p>Buziet,</text:p>
          </table:table-cell>
          <table:table-cell office:value-type="string">
            <text:p>canton d’Oloron-Sainte-Marie-Est.</text:p>
          </table:table-cell>
          <table:table-cell office:value-type="string">
            <text:p>Oloron-Sainte-Marie-Est</text:p>
          </table:table-cell>
          <table:table-cell office:value-type="float" office:value="64422">
            <text:p>64422</text:p>
          </table:table-cell>
          <table:table-cell table:number-columns-repeated="3"/>
        </table:table-row>
        <table:table-row table:style-name="ro2">
          <table:table-cell office:value-type="string">
            <text:p>DT64-01329</text:p>
          </table:table-cell>
          <table:table-cell office:value-type="string">
            <text:p>Cami-Nau,</text:p>
          </table:table-cell>
          <table:table-cell office:value-type="string">
            <text:p>écart, commune de Poey (canton d’Oloron-Sainte-Marie-Est).</text:p>
          </table:table-cell>
          <table:table-cell office:value-type="string">
            <text:p>Oloron-Sainte-Marie-Est</text:p>
          </table:table-cell>
          <table:table-cell office:value-type="string">
            <text:p>Non</text:p>
          </table:table-cell>
          <table:table-cell table:number-columns-repeated="3"/>
        </table:table-row>
        <table:table-row table:style-name="ro2">
          <table:table-cell office:value-type="string">
            <text:p>DT64-01422</text:p>
          </table:table-cell>
          <table:table-cell office:value-type="string">
            <text:p>Cardesse,</text:p>
          </table:table-cell>
          <table:table-cell office:value-type="string">
            <text:p>canton d’Oloron-Sainte-Marie-Est ; commune fondée en 1324.</text:p>
          </table:table-cell>
          <table:table-cell office:value-type="string">
            <text:p>Oloron-Sainte-Marie-Est</text:p>
          </table:table-cell>
          <table:table-cell office:value-type="float" office:value="64422">
            <text:p>64422</text:p>
          </table:table-cell>
          <table:table-cell table:number-columns-repeated="3"/>
        </table:table-row>
        <table:table-row table:style-name="ro2">
          <table:table-cell office:value-type="string">
            <text:p>DT64-01488</text:p>
          </table:table-cell>
          <table:table-cell office:value-type="string">
            <text:p>Cassiet,</text:p>
          </table:table-cell>
          <table:table-cell office:value-type="string">
            <text:p>hameau, commune de Poey (canton d’Oloron-Sainte-Marie-Est).</text:p>
          </table:table-cell>
          <table:table-cell office:value-type="string">
            <text:p>Oloron-Sainte-Marie-Est</text:p>
          </table:table-cell>
          <table:table-cell office:value-type="string">
            <text:p>Non</text:p>
          </table:table-cell>
          <table:table-cell table:number-columns-repeated="3"/>
        </table:table-row>
        <table:table-row table:style-name="ro2">
          <table:table-cell office:value-type="string">
            <text:p>DT64-01531</text:p>
          </table:table-cell>
          <table:table-cell office:value-type="string">
            <text:p>Castéra (Le),</text:p>
          </table:table-cell>
          <table:table-cell office:value-type="string">
            <text:p>écart, commune de Poey (canton d’Oloron-Sainte-Marie-Est).</text:p>
          </table:table-cell>
          <table:table-cell office:value-type="string">
            <text:p>Oloron-Sainte-Marie-Est</text:p>
          </table:table-cell>
          <table:table-cell office:value-type="string">
            <text:p>Non</text:p>
          </table:table-cell>
          <table:table-cell table:number-columns-repeated="3"/>
        </table:table-row>
        <table:table-row table:style-name="ro2">
          <table:table-cell office:value-type="string">
            <text:p>DT64-02106</text:p>
          </table:table-cell>
          <table:table-cell office:value-type="string">
            <text:p>Escou,</text:p>
          </table:table-cell>
          <table:table-cell office:value-type="string">
            <text:p>canton d’Oloron-Sainte-Marie-Est.</text:p>
          </table:table-cell>
          <table:table-cell office:value-type="string">
            <text:p>Oloron-Sainte-Marie-Est</text:p>
          </table:table-cell>
          <table:table-cell office:value-type="float" office:value="64422">
            <text:p>64422</text:p>
          </table:table-cell>
          <table:table-cell table:number-columns-repeated="3"/>
        </table:table-row>
        <table:table-row table:style-name="ro2">
          <table:table-cell office:value-type="string">
            <text:p>DT64-02109</text:p>
          </table:table-cell>
          <table:table-cell office:value-type="string">
            <text:p>Escout,</text:p>
          </table:table-cell>
          <table:table-cell office:value-type="string">
            <text:p>canton d’Oloron-Sainte-Marie-Est.</text:p>
          </table:table-cell>
          <table:table-cell office:value-type="string">
            <text:p>Oloron-Sainte-Marie-Est</text:p>
          </table:table-cell>
          <table:table-cell office:value-type="float" office:value="64422">
            <text:p>64422</text:p>
          </table:table-cell>
          <table:table-cell table:number-columns-repeated="3"/>
        </table:table-row>
        <table:table-row table:style-name="ro2">
          <table:table-cell office:value-type="string">
            <text:p>DT64-02180</text:p>
          </table:table-cell>
          <table:table-cell office:value-type="string">
            <text:p>Estos,</text:p>
          </table:table-cell>
          <table:table-cell office:value-type="string">
            <text:p>canton d’Oloron-Sainte-Marie-Est.</text:p>
          </table:table-cell>
          <table:table-cell office:value-type="string">
            <text:p>Oloron-Sainte-Marie-Est</text:p>
          </table:table-cell>
          <table:table-cell office:value-type="float" office:value="64422">
            <text:p>64422</text:p>
          </table:table-cell>
          <table:table-cell table:number-columns-repeated="3"/>
        </table:table-row>
        <table:table-row table:style-name="ro2">
          <table:table-cell office:value-type="string">
            <text:p>DT64-02238</text:p>
          </table:table-cell>
          <table:table-cell office:value-type="string">
            <text:p>Eysus,</text:p>
          </table:table-cell>
          <table:table-cell office:value-type="string">
            <text:p>canton d’Oloron-Sainte-Marie-Est.</text:p>
          </table:table-cell>
          <table:table-cell office:value-type="string">
            <text:p>Oloron-Sainte-Marie-Est</text:p>
          </table:table-cell>
          <table:table-cell office:value-type="float" office:value="64422">
            <text:p>64422</text:p>
          </table:table-cell>
          <table:table-cell table:number-columns-repeated="3"/>
        </table:table-row>
        <table:table-row table:style-name="ro2">
          <table:table-cell office:value-type="string">
            <text:p>DT64-02699</text:p>
          </table:table-cell>
          <table:table-cell office:value-type="string">
            <text:p>Herrère,</text:p>
          </table:table-cell>
          <table:table-cell office:value-type="string">
            <text:p>canton d’Oloron-Sainte-Marie-Est.</text:p>
          </table:table-cell>
          <table:table-cell office:value-type="string">
            <text:p>Oloron-Sainte-Marie-Est</text:p>
          </table:table-cell>
          <table:table-cell office:value-type="float" office:value="64422">
            <text:p>64422</text:p>
          </table:table-cell>
          <table:table-cell table:number-columns-repeated="3"/>
        </table:table-row>
        <table:table-row table:style-name="ro2">
          <table:table-cell office:value-type="string">
            <text:p>DT64-02874</text:p>
          </table:table-cell>
          <table:table-cell office:value-type="string">
            <text:p>Injuste (Le chemin de l’),</text:p>
          </table:table-cell>
          <table:table-cell office:value-type="string">
            <text:p>mène de la commune de Poey (canton d’Oloron-Sainte-Marie-Est) à Ledeuix.</text:p>
          </table:table-cell>
          <table:table-cell office:value-type="string">
            <text:p>Oloron-Sainte-Marie-Est</text:p>
          </table:table-cell>
          <table:table-cell office:value-type="string">
            <text:p>Non</text:p>
          </table:table-cell>
          <table:table-cell table:number-columns-repeated="3"/>
        </table:table-row>
        <table:table-row table:style-name="ro2">
          <table:table-cell office:value-type="string">
            <text:p>DT64-02929</text:p>
          </table:table-cell>
          <table:table-cell office:value-type="string">
            <text:p>Iselets (Les),</text:p>
          </table:table-cell>
          <table:table-cell office:value-type="string">
            <text:p>écart, commune de Poey (canton d’Oloron-Sainte-Marie-Est).</text:p>
          </table:table-cell>
          <table:table-cell office:value-type="string">
            <text:p>Oloron-Sainte-Marie-Est</text:p>
          </table:table-cell>
          <table:table-cell office:value-type="string">
            <text:p>Non</text:p>
          </table:table-cell>
          <table:table-cell table:number-columns-repeated="3"/>
        </table:table-row>
        <table:table-row table:style-name="ro2">
          <table:table-cell office:value-type="string">
            <text:p>DT64-03232</text:p>
          </table:table-cell>
          <table:table-cell office:value-type="string">
            <text:p>Lanusse,</text:p>
          </table:table-cell>
          <table:table-cell office:value-type="string">
            <text:p>écart, commune de Poey (canton d’Oloron-Sainte-Marie-Est).</text:p>
          </table:table-cell>
          <table:table-cell office:value-type="string">
            <text:p>Oloron-Sainte-Marie-Est</text:p>
          </table:table-cell>
          <table:table-cell office:value-type="string">
            <text:p>Non</text:p>
          </table:table-cell>
          <table:table-cell table:number-columns-repeated="3"/>
        </table:table-row>
        <table:table-row table:style-name="ro2">
          <table:table-cell office:value-type="string">
            <text:p>DT64-03342</text:p>
          </table:table-cell>
          <table:table-cell office:value-type="string">
            <text:p>Lassabaig (Le),</text:p>
          </table:table-cell>
          <table:table-cell office:value-type="string">
            <text:p>ruisseau qui prend sa source sur la commune de Ledeuix, traverse Verdets, Poey (canton d’Oloron-Sainte-Marie-Est), Saucede, et se jette dans le Gave d’Oloron.</text:p>
          </table:table-cell>
          <table:table-cell office:value-type="string">
            <text:p>Oloron-Sainte-Marie-Est</text:p>
          </table:table-cell>
          <table:table-cell office:value-type="string">
            <text:p>Non</text:p>
          </table:table-cell>
          <table:table-cell table:number-columns-repeated="3"/>
        </table:table-row>
        <table:table-row table:style-name="ro2">
          <table:table-cell office:value-type="string">
            <text:p>DT64-03421</text:p>
          </table:table-cell>
          <table:table-cell office:value-type="string">
            <text:p>Ledeuix,</text:p>
          </table:table-cell>
          <table:table-cell office:value-type="string">
            <text:p>canton d’Oloron-Sainte-Marie-Est.</text:p>
          </table:table-cell>
          <table:table-cell office:value-type="string">
            <text:p>Oloron-Sainte-Marie-Est</text:p>
          </table:table-cell>
          <table:table-cell office:value-type="float" office:value="64422">
            <text:p>64422</text:p>
          </table:table-cell>
          <table:table-cell table:number-columns-repeated="3"/>
        </table:table-row>
        <table:table-row table:style-name="ro2">
          <table:table-cell office:value-type="string">
            <text:p>DT64-03635</text:p>
          </table:table-cell>
          <table:table-cell office:value-type="string">
            <text:p>Lurbe,</text:p>
          </table:table-cell>
          <table:table-cell office:value-type="string">
            <text:p>canton d’Oloron-Sainte-Marie-Est.</text:p>
          </table:table-cell>
          <table:table-cell office:value-type="string">
            <text:p>Oloron-Sainte-Marie-Est</text:p>
          </table:table-cell>
          <table:table-cell office:value-type="float" office:value="64422">
            <text:p>64422</text:p>
          </table:table-cell>
          <table:table-cell table:number-columns-repeated="3"/>
        </table:table-row>
        <table:table-row table:style-name="ro2">
          <table:table-cell office:value-type="string">
            <text:p>DT64-03776</text:p>
          </table:table-cell>
          <table:table-cell office:value-type="string">
            <text:p>Maupas,</text:p>
          </table:table-cell>
          <table:table-cell office:value-type="string">
            <text:p>écart, commune de Poey (canton d’Oloron-Sainte-Marie-Est).</text:p>
          </table:table-cell>
          <table:table-cell office:value-type="string">
            <text:p>Oloron-Sainte-Marie-Est</text:p>
          </table:table-cell>
          <table:table-cell office:value-type="string">
            <text:p>Non</text:p>
          </table:table-cell>
          <table:table-cell table:number-columns-repeated="3"/>
        </table:table-row>
        <table:table-row table:style-name="ro2">
          <table:table-cell office:value-type="string">
            <text:p>DT64-04171</text:p>
          </table:table-cell>
          <table:table-cell office:value-type="string">
            <text:p>Ogeu,</text:p>
          </table:table-cell>
          <table:table-cell office:value-type="string">
            <text:p>canton d’Oloron-Sainte-Marie-Est.</text:p>
          </table:table-cell>
          <table:table-cell office:value-type="string">
            <text:p>Oloron-Sainte-Marie-Est</text:p>
          </table:table-cell>
          <table:table-cell office:value-type="float" office:value="64422">
            <text:p>64422</text:p>
          </table:table-cell>
          <table:table-cell table:number-columns-repeated="3"/>
        </table:table-row>
        <table:table-row table:style-name="ro2">
          <table:table-cell office:value-type="string">
            <text:p>DT64-04218</text:p>
          </table:table-cell>
          <table:table-cell office:value-type="string">
            <text:p>Orin,</text:p>
          </table:table-cell>
          <table:table-cell office:value-type="string">
            <text:p>canton d’Oloron-Sainte-Marie-Est.</text:p>
          </table:table-cell>
          <table:table-cell office:value-type="string">
            <text:p>Oloron-Sainte-Marie-Est</text:p>
          </table:table-cell>
          <table:table-cell office:value-type="float" office:value="64422">
            <text:p>64422</text:p>
          </table:table-cell>
          <table:table-cell table:number-columns-repeated="3"/>
        </table:table-row>
        <table:table-row table:style-name="ro2">
          <table:table-cell office:value-type="string">
            <text:p>DT64-04551</text:p>
          </table:table-cell>
          <table:table-cell office:value-type="string">
            <text:p>Poey,</text:p>
          </table:table-cell>
          <table:table-cell office:value-type="string">
            <text:p>canton d’Oloron-Sainte-Marie-Est.</text:p>
          </table:table-cell>
          <table:table-cell office:value-type="string">
            <text:p>Oloron-Sainte-Marie-Est</text:p>
          </table:table-cell>
          <table:table-cell office:value-type="float" office:value="64422">
            <text:p>64422</text:p>
          </table:table-cell>
          <table:table-cell table:number-columns-repeated="3"/>
        </table:table-row>
        <table:table-row table:style-name="ro2">
          <table:table-cell office:value-type="string">
            <text:p>DT64-04669</text:p>
          </table:table-cell>
          <table:table-cell office:value-type="string">
            <text:p>Précillon,</text:p>
          </table:table-cell>
          <table:table-cell office:value-type="string">
            <text:p>canton d’Oloron-Sainte-Marie-Est.</text:p>
          </table:table-cell>
          <table:table-cell office:value-type="string">
            <text:p>Oloron-Sainte-Marie-Est</text:p>
          </table:table-cell>
          <table:table-cell office:value-type="float" office:value="64422">
            <text:p>64422</text:p>
          </table:table-cell>
          <table:table-cell table:number-columns-repeated="3"/>
        </table:table-row>
        <table:table-row table:style-name="ro2">
          <table:table-cell office:value-type="string">
            <text:p>DT64-04756</text:p>
          </table:table-cell>
          <table:table-cell office:value-type="string">
            <text:p>Riu-Caut (Le),</text:p>
          </table:table-cell>
          <table:table-cell office:value-type="string">
            <text:p>ruisseau qui arrose Verdets et Poey (canton d’Oloron-Sainte-Marie-Est) et se jette dans le Gave d’Oloron.</text:p>
          </table:table-cell>
          <table:table-cell office:value-type="string">
            <text:p>Oloron-Sainte-Marie-Est</text:p>
          </table:table-cell>
          <table:table-cell office:value-type="string">
            <text:p>Non</text:p>
          </table:table-cell>
          <table:table-cell table:number-columns-repeated="3"/>
        </table:table-row>
        <table:table-row table:style-name="ro2">
          <table:table-cell office:value-type="string">
            <text:p>DT64-05177</text:p>
          </table:table-cell>
          <table:table-cell office:value-type="string">
            <text:p>Saucède,</text:p>
          </table:table-cell>
          <table:table-cell office:value-type="string">
            <text:p>canton d’Oloron-Sainte-Marie-Est.</text:p>
          </table:table-cell>
          <table:table-cell office:value-type="string">
            <text:p>Oloron-Sainte-Marie-Est</text:p>
          </table:table-cell>
          <table:table-cell office:value-type="float" office:value="64422">
            <text:p>64422</text:p>
          </table:table-cell>
          <table:table-cell table:number-columns-repeated="3"/>
        </table:table-row>
        <table:table-row table:style-name="ro2">
          <table:table-cell office:value-type="string">
            <text:p>DT64-05587</text:p>
          </table:table-cell>
          <table:table-cell office:value-type="string">
            <text:p>Turon (Le),</text:p>
          </table:table-cell>
          <table:table-cell office:value-type="string">
            <text:p>écart, commune de Poey (canton d’Oloron-Sainte-Marie-Est).</text:p>
          </table:table-cell>
          <table:table-cell office:value-type="string">
            <text:p>Oloron-Sainte-Marie-Est</text:p>
          </table:table-cell>
          <table:table-cell office:value-type="string">
            <text:p>Non</text:p>
          </table:table-cell>
          <table:table-cell table:number-columns-repeated="3"/>
        </table:table-row>
        <table:table-row table:style-name="ro2">
          <table:table-cell office:value-type="string">
            <text:p>DT64-05736</text:p>
          </table:table-cell>
          <table:table-cell office:value-type="string">
            <text:p>Verdets,</text:p>
          </table:table-cell>
          <table:table-cell office:value-type="string">
            <text:p>canton d’Oloron-Sainte-Marie-Est.</text:p>
          </table:table-cell>
          <table:table-cell office:value-type="string">
            <text:p>Oloron-Sainte-Marie-Est</text:p>
          </table:table-cell>
          <table:table-cell office:value-type="float" office:value="64422">
            <text:p>64422</text:p>
          </table:table-cell>
          <table:table-cell table:number-columns-repeated="3"/>
        </table:table-row>
        <table:table-row table:style-name="ro2">
          <table:table-cell office:value-type="string">
            <text:p>DT64-02407</text:p>
          </table:table-cell>
          <table:table-cell office:value-type="string">
            <text:p>Gave d’Oloron (Le),</text:p>
          </table:table-cell>
          <table:table-cell office:value-type="string">
            <text:p>rivière qui se forme à Oloron-Sainte-Marie par la réunion des Gaves d’Aspe et d’Ossau, se joint, à Peyrehorade (département des Landes), au Gave de Pau, après avoir arrosé dans les Basses-Pyrénées les communes d’LérenOloron-Sainte-Marie-Est), Géronce, Aren, Saucède, Préchacq-Josbaig, Préchacq-Navarrenx, Dognen, Gurs, Jasses, Sus, Navarrenx, Susmiou, Méritein, Castetnau-Camblong, Bastanès, Viellenave (canton de Navarrenx), Bugnein, Audaux, Araux, Castetbon, Araujuzon, Ossenx, Narp, Làas, Montfort, Barraute-Camu, Andrein, Saint-Gladie, Sauveterre, Guinarthe-Parenties, Autevielle-Saint-Martin-Bidéren, Athos-Aspis, Abitain, Oràas, Escos, Castagnède, Auterrive, Carresse, Saint-Dos, Saint-Pé-de-Léren, Cassaber et .</text:p>
          </table:table-cell>
          <table:table-cell office:value-type="string">
            <text:p>Oloron-Sainte-Marie-Est), Géronce, Aren, Saucède, Préchacq-Josbaig, Préchacq-Navarrenx, Dognen, Gurs, Jasses, Sus, Navarrenx, Susmiou, Méritein, Castetnau-Camblong, Bastanès, Viellenave (canton de Navarrenx), Bugnein, Audaux, Araux, Castetbon, Araujuzon, Ossenx, Narp, Làas, Montfort, Barraute-Camu, Andrein, Saint-Gladie, Sauveterre, Guinarthe-Parenties, Autevielle-Saint-Martin-Bidéren, Athos-Aspis, Abitain, Oràas, Escos, Castagnède, Auterrive, Carresse, Saint-Dos, Saint-Pé-de-Léren, Cassaber et </text:p>
          </table:table-cell>
          <table:table-cell office:value-type="float" office:value="64422">
            <text:p>64422</text:p>
          </table:table-cell>
          <table:table-cell table:number-columns-repeated="3"/>
        </table:table-row>
        <table:table-row table:style-name="ro2">
          <table:table-cell office:value-type="string">
            <text:p>DT64-00057</text:p>
          </table:table-cell>
          <table:table-cell office:value-type="string">
            <text:p>Agnos,</text:p>
          </table:table-cell>
          <table:table-cell office:value-type="string">
            <text:p>canton d’Oloron-Sainte-Marie-Ouest.</text:p>
          </table:table-cell>
          <table:table-cell office:value-type="string">
            <text:p>Oloron-Sainte-Marie-Ouest</text:p>
          </table:table-cell>
          <table:table-cell office:value-type="float" office:value="64422">
            <text:p>64422</text:p>
          </table:table-cell>
          <table:table-cell table:number-columns-repeated="3"/>
        </table:table-row>
        <table:table-row table:style-name="ro2">
          <table:table-cell office:value-type="string">
            <text:p>DT64-00061</text:p>
          </table:table-cell>
          <table:table-cell office:value-type="string">
            <text:p>Agrioulet (L’),</text:p>
          </table:table-cell>
          <table:table-cell office:value-type="string">
            <text:p>ruisseau qui prend sa source à Geus (canton d’Oloron-Sainte-Marie-Ouest), arrose Saint-Goin et revient se jeter à Geus dans le Joos.</text:p>
          </table:table-cell>
          <table:table-cell office:value-type="string">
            <text:p>Oloron-Sainte-Marie-Ouest</text:p>
          </table:table-cell>
          <table:table-cell office:value-type="string">
            <text:p>Non</text:p>
          </table:table-cell>
          <table:table-cell table:number-columns-repeated="3"/>
        </table:table-row>
        <table:table-row table:style-name="ro2">
          <table:table-cell office:value-type="string">
            <text:p>DT64-00288</text:p>
          </table:table-cell>
          <table:table-cell office:value-type="string">
            <text:p>Aren,</text:p>
          </table:table-cell>
          <table:table-cell office:value-type="string">
            <text:p>canton d’Oloron-Sainte-Marie-Ouest ; commune distraite du canton de Navarrenx le 21 juillet 1824 ; mentionné en 1209 (cart. d’Oloron, d’après Marca, Hist. de Béarn, p. 533).</text:p>
          </table:table-cell>
          <table:table-cell office:value-type="string">
            <text:p>Oloron-Sainte-Marie-Ouest</text:p>
          </table:table-cell>
          <table:table-cell office:value-type="float" office:value="64422">
            <text:p>64422</text:p>
          </table:table-cell>
          <table:table-cell table:number-columns-repeated="3"/>
        </table:table-row>
        <table:table-row table:style-name="ro2">
          <table:table-cell office:value-type="string">
            <text:p>DT64-00438</text:p>
          </table:table-cell>
          <table:table-cell office:value-type="string">
            <text:p>Arros,</text:p>
          </table:table-cell>
          <table:table-cell office:value-type="string">
            <text:p>canton d’Oloron-Sainte-Marie-Ouest ; mentionné au xiie siècle (ch. de Gabas).</text:p>
          </table:table-cell>
          <table:table-cell office:value-type="string">
            <text:p>Oloron-Sainte-Marie-Ouest</text:p>
          </table:table-cell>
          <table:table-cell office:value-type="float" office:value="64422">
            <text:p>64422</text:p>
          </table:table-cell>
          <table:table-cell table:number-columns-repeated="3"/>
        </table:table-row>
        <table:table-row table:style-name="ro2">
          <table:table-cell office:value-type="string">
            <text:p>DT64-00477</text:p>
          </table:table-cell>
          <table:table-cell office:value-type="string">
            <text:p>Asasp,</text:p>
          </table:table-cell>
          <table:table-cell office:value-type="string">
            <text:p>canton d’Oloron-Sainte-Marie-Ouest.</text:p>
          </table:table-cell>
          <table:table-cell office:value-type="string">
            <text:p>Oloron-Sainte-Marie-Ouest</text:p>
          </table:table-cell>
          <table:table-cell office:value-type="float" office:value="64422">
            <text:p>64422</text:p>
          </table:table-cell>
          <table:table-cell table:number-columns-repeated="3"/>
        </table:table-row>
        <table:table-row table:style-name="ro2">
          <table:table-cell office:value-type="string">
            <text:p>DT64-00916</text:p>
          </table:table-cell>
          <table:table-cell office:value-type="string">
            <text:p>Bérère (La),</text:p>
          </table:table-cell>
          <table:table-cell office:value-type="string">
            <text:p>ruisseau qui prend sa source à Asasp, arrose Arros (canton d’Oloron-Sainte-Marie-Ouest) et se jette dans le Gave d’Aspe.</text:p>
          </table:table-cell>
          <table:table-cell office:value-type="string">
            <text:p>Oloron-Sainte-Marie-Ouest</text:p>
          </table:table-cell>
          <table:table-cell office:value-type="string">
            <text:p>Non</text:p>
          </table:table-cell>
          <table:table-cell table:number-columns-repeated="3"/>
        </table:table-row>
        <table:table-row table:style-name="ro2">
          <table:table-cell office:value-type="string">
            <text:p>DT64-02163</text:p>
          </table:table-cell>
          <table:table-cell office:value-type="string">
            <text:p>Esquiule,</text:p>
          </table:table-cell>
          <table:table-cell office:value-type="string">
            <text:p>canton d’Oloron-Sainte-Marie-Ouest.</text:p>
          </table:table-cell>
          <table:table-cell office:value-type="string">
            <text:p>Oloron-Sainte-Marie-Ouest</text:p>
          </table:table-cell>
          <table:table-cell office:value-type="float" office:value="64422">
            <text:p>64422</text:p>
          </table:table-cell>
          <table:table-cell table:number-columns-repeated="3"/>
        </table:table-row>
        <table:table-row table:style-name="ro2">
          <table:table-cell office:value-type="string">
            <text:p>DT64-02440</text:p>
          </table:table-cell>
          <table:table-cell office:value-type="string">
            <text:p>Géronce,</text:p>
          </table:table-cell>
          <table:table-cell office:value-type="string">
            <text:p>canton d’Oloron-Sainte-Marie-Ouest.</text:p>
          </table:table-cell>
          <table:table-cell office:value-type="string">
            <text:p>Oloron-Sainte-Marie-Ouest</text:p>
          </table:table-cell>
          <table:table-cell office:value-type="float" office:value="64422">
            <text:p>64422</text:p>
          </table:table-cell>
          <table:table-cell table:number-columns-repeated="3"/>
        </table:table-row>
        <table:table-row table:style-name="ro2">
          <table:table-cell office:value-type="string">
            <text:p>DT64-02455</text:p>
          </table:table-cell>
          <table:table-cell office:value-type="string">
            <text:p>Geus,</text:p>
          </table:table-cell>
          <table:table-cell office:value-type="string">
            <text:p>canton d’Oloron-Sainte-Marie-Ouest.</text:p>
          </table:table-cell>
          <table:table-cell office:value-type="string">
            <text:p>Oloron-Sainte-Marie-Ouest</text:p>
          </table:table-cell>
          <table:table-cell office:value-type="float" office:value="64422">
            <text:p>64422</text:p>
          </table:table-cell>
          <table:table-cell table:number-columns-repeated="3"/>
        </table:table-row>
        <table:table-row table:style-name="ro2">
          <table:table-cell office:value-type="string">
            <text:p>DT64-02468</text:p>
          </table:table-cell>
          <table:table-cell office:value-type="string">
            <text:p>Goès,</text:p>
          </table:table-cell>
          <table:table-cell office:value-type="string">
            <text:p>canton d’Oloron-Sainte-Marie-Ouest.</text:p>
          </table:table-cell>
          <table:table-cell office:value-type="string">
            <text:p>Oloron-Sainte-Marie-Ouest</text:p>
          </table:table-cell>
          <table:table-cell office:value-type="float" office:value="64422">
            <text:p>64422</text:p>
          </table:table-cell>
          <table:table-cell table:number-columns-repeated="3"/>
        </table:table-row>
        <table:table-row table:style-name="ro2">
          <table:table-cell office:value-type="string">
            <text:p>DT64-02551</text:p>
          </table:table-cell>
          <table:table-cell office:value-type="string">
            <text:p>Gurmençon,</text:p>
          </table:table-cell>
          <table:table-cell office:value-type="string">
            <text:p>canton d’Oloron-Sainte-Marie-Ouest.</text:p>
          </table:table-cell>
          <table:table-cell office:value-type="string">
            <text:p>Oloron-Sainte-Marie-Ouest</text:p>
          </table:table-cell>
          <table:table-cell office:value-type="float" office:value="64422">
            <text:p>64422</text:p>
          </table:table-cell>
          <table:table-cell table:number-columns-repeated="3"/>
        </table:table-row>
        <table:table-row table:style-name="ro2">
          <table:table-cell office:value-type="string">
            <text:p>DT64-03301</text:p>
          </table:table-cell>
          <table:table-cell office:value-type="string">
            <text:p>Larréja,</text:p>
          </table:table-cell>
          <table:table-cell office:value-type="string">
            <text:p>ferme, commune de Geus (canton d’Oloron-Sainte-Marie-Ouest).</text:p>
          </table:table-cell>
          <table:table-cell office:value-type="string">
            <text:p>Oloron-Sainte-Marie-Ouest</text:p>
          </table:table-cell>
          <table:table-cell office:value-type="string">
            <text:p>Non</text:p>
          </table:table-cell>
          <table:table-cell table:number-columns-repeated="3"/>
        </table:table-row>
        <table:table-row table:style-name="ro2">
          <table:table-cell office:value-type="string">
            <text:p>DT64-04044</text:p>
          </table:table-cell>
          <table:table-cell office:value-type="string">
            <text:p>Moumour,</text:p>
          </table:table-cell>
          <table:table-cell office:value-type="string">
            <text:p>canton d’Oloron-Sainte-Marie-Ouest.</text:p>
          </table:table-cell>
          <table:table-cell office:value-type="string">
            <text:p>Oloron-Sainte-Marie-Ouest</text:p>
          </table:table-cell>
          <table:table-cell office:value-type="float" office:value="64422">
            <text:p>64422</text:p>
          </table:table-cell>
          <table:table-cell table:number-columns-repeated="3"/>
        </table:table-row>
        <table:table-row table:style-name="ro2">
          <table:table-cell office:value-type="string">
            <text:p>DT64-04918</text:p>
          </table:table-cell>
          <table:table-cell office:value-type="string">
            <text:p>Saint-Goin,</text:p>
          </table:table-cell>
          <table:table-cell office:value-type="string">
            <text:p>canton d’Oloron-Sainte-Marie-Ouest.</text:p>
          </table:table-cell>
          <table:table-cell office:value-type="string">
            <text:p>Oloron-Sainte-Marie-Ouest</text:p>
          </table:table-cell>
          <table:table-cell office:value-type="float" office:value="64422">
            <text:p>64422</text:p>
          </table:table-cell>
          <table:table-cell table:number-columns-repeated="3"/>
        </table:table-row>
        <table:table-row table:style-name="ro2">
          <table:table-cell office:value-type="string">
            <text:p>DT64-03862</text:p>
          </table:table-cell>
          <table:table-cell office:value-type="string">
            <text:p>Mielle (La),</text:p>
          </table:table-cell>
          <table:table-cell office:value-type="string">
            <text:p>rivière qui prend sa source au bois de Bugangue (commune d’Issor) et se jette dans le Gave d’Oloron à Moumour ; elle arrose les communes d’113de Gurmençon, d’Agnos et d’Oloron-²Sainte-MarieOloron-Sainte-Marie-Ouest), .</text:p>
          </table:table-cell>
          <table:table-cell office:value-type="string">
            <text:p>Oloron-Sainte-Marie-Ouest), </text:p>
          </table:table-cell>
          <table:table-cell office:value-type="string">
            <text:p>Non</text:p>
          </table:table-cell>
          <table:table-cell table:number-columns-repeated="3"/>
        </table:table-row>
        <table:table-row table:style-name="ro2">
          <table:table-cell office:value-type="string">
            <text:p>DT64-03009</text:p>
          </table:table-cell>
          <table:table-cell office:value-type="string">
            <text:p>Josbaig (La vallée de),</text:p>
          </table:table-cell>
          <table:table-cell office:value-type="string">
            <text:p>arrondissements d’Oloron et d’Orthez, comprend les communes d’Oloron-Sainte-Marie-Ouest), Orin, Préchacq-Josbaig et Saint-Goin.</text:p>
          </table:table-cell>
          <table:table-cell office:value-type="string">
            <text:p>Oloron-Sainte-Marie-Ouest), Orin, Préchacq-Josbaig et Saint-Goin</text:p>
          </table:table-cell>
          <table:table-cell office:value-type="string">
            <text:p>Non / 64426/ 64458/ 64481</text:p>
          </table:table-cell>
          <table:table-cell/>
          <table:table-cell office:value-type="string">
            <text:p>Pb de segmentation</text:p>
          </table:table-cell>
          <table:table-cell/>
        </table:table-row>
        <table:table-row table:style-name="ro2">
          <table:table-cell office:value-type="string">
            <text:p>DT64-01160</text:p>
          </table:table-cell>
          <table:table-cell office:value-type="string">
            <text:p>Boupères (Les),</text:p>
          </table:table-cell>
          <table:table-cell office:value-type="string">
            <text:p>écart, commune d’Os-Marsillon ; mentionné en 1714 (terrier d’Os, E. 280).</text:p>
          </table:table-cell>
          <table:table-cell office:value-type="string">
            <text:p>Os-Marsillon</text:p>
          </table:table-cell>
          <table:table-cell office:value-type="float" office:value="64431">
            <text:p>64431</text:p>
          </table:table-cell>
          <table:table-cell table:number-columns-repeated="3"/>
        </table:table-row>
        <table:table-row table:style-name="ro2">
          <table:table-cell office:value-type="string">
            <text:p>DT64-01592</text:p>
          </table:table-cell>
          <table:table-cell office:value-type="string">
            <text:p>Catrous (Les),</text:p>
          </table:table-cell>
          <table:table-cell office:value-type="string">
            <text:p>écart, commune d’Os-Marsillon ; mentionné en 1714 (terrier d’Os, E. 280).</text:p>
          </table:table-cell>
          <table:table-cell office:value-type="string">
            <text:p>Os-Marsillon</text:p>
          </table:table-cell>
          <table:table-cell office:value-type="float" office:value="64431">
            <text:p>64431</text:p>
          </table:table-cell>
          <table:table-cell table:number-columns-repeated="3"/>
        </table:table-row>
        <table:table-row table:style-name="ro2">
          <table:table-cell office:value-type="string">
            <text:p>DT64-02101</text:p>
          </table:table-cell>
          <table:table-cell office:value-type="string">
            <text:p>Esclauses (Les),</text:p>
          </table:table-cell>
          <table:table-cell office:value-type="string">
            <text:p>écart, commune d’Os-Marsillon ; mentionné en 1714 (terrier d’Os, E. 280).</text:p>
          </table:table-cell>
          <table:table-cell office:value-type="string">
            <text:p>Os-Marsillon</text:p>
          </table:table-cell>
          <table:table-cell office:value-type="float" office:value="64431">
            <text:p>64431</text:p>
          </table:table-cell>
          <table:table-cell table:number-columns-repeated="3"/>
        </table:table-row>
        <table:table-row table:style-name="ro2">
          <table:table-cell office:value-type="string">
            <text:p>DT64-02813</text:p>
          </table:table-cell>
          <table:table-cell office:value-type="string">
            <text:p>Hureux,</text:p>
          </table:table-cell>
          <table:table-cell office:value-type="string">
            <text:p>écart, commune d’Os-Marsillon ; mentionné en 1714 (terrier d’Os, E. 280).</text:p>
          </table:table-cell>
          <table:table-cell office:value-type="string">
            <text:p>Os-Marsillon</text:p>
          </table:table-cell>
          <table:table-cell office:value-type="float" office:value="64431">
            <text:p>64431</text:p>
          </table:table-cell>
          <table:table-cell table:number-columns-repeated="3"/>
        </table:table-row>
        <table:table-row table:style-name="ro2">
          <table:table-cell office:value-type="string">
            <text:p>DT64-04004</text:p>
          </table:table-cell>
          <table:table-cell office:value-type="string">
            <text:p>Morenguets,</text:p>
          </table:table-cell>
          <table:table-cell office:value-type="string">
            <text:p>hameau, commune d’Os-Marsillon.</text:p>
          </table:table-cell>
          <table:table-cell office:value-type="string">
            <text:p>Os-Marsillon</text:p>
          </table:table-cell>
          <table:table-cell office:value-type="float" office:value="64431">
            <text:p>64431</text:p>
          </table:table-cell>
          <table:table-cell table:number-columns-repeated="3"/>
        </table:table-row>
        <table:table-row table:style-name="ro2">
          <table:table-cell office:value-type="string">
            <text:p>DT64-05097</text:p>
          </table:table-cell>
          <table:table-cell office:value-type="string">
            <text:p>Salle (La),</text:p>
          </table:table-cell>
          <table:table-cell office:value-type="string">
            <text:p>fief, commune d’Os-Marsillon ; mentionné en 1675 (réform. de Béarn, B. 670, f° 141), vassal de la vicomté de Béarn.</text:p>
          </table:table-cell>
          <table:table-cell office:value-type="string">
            <text:p>Os-Marsillon</text:p>
          </table:table-cell>
          <table:table-cell office:value-type="float" office:value="64431">
            <text:p>64431</text:p>
          </table:table-cell>
          <table:table-cell table:number-columns-repeated="3"/>
        </table:table-row>
        <table:table-row table:style-name="ro2">
          <table:table-cell office:value-type="string">
            <text:p>DT64-01434</text:p>
          </table:table-cell>
          <table:table-cell office:value-type="string">
            <text:p>Carrica,</text:p>
          </table:table-cell>
          <table:table-cell office:value-type="string">
            <text:p>ferme, commune d’Ossas-Suhare ; mentionnée en 1520 (cout. de Soule).</text:p>
          </table:table-cell>
          <table:table-cell office:value-type="string">
            <text:p>Ossas-Suhare</text:p>
          </table:table-cell>
          <table:table-cell office:value-type="float" office:value="64432">
            <text:p>64432</text:p>
          </table:table-cell>
          <table:table-cell table:number-columns-repeated="3"/>
        </table:table-row>
        <table:table-row table:style-name="ro2">
          <table:table-cell office:value-type="string">
            <text:p>DT64-01960</text:p>
          </table:table-cell>
          <table:table-cell office:value-type="string">
            <text:p>Domec,</text:p>
          </table:table-cell>
          <table:table-cell office:value-type="string">
            <text:p>fief, commune d’Ossas-Suhare, à Ossas ; mentionné en 1385 (coll. Duch. vol. CXIV, f° 43).</text:p>
          </table:table-cell>
          <table:table-cell office:value-type="string">
            <text:p>Ossas-Suhare</text:p>
          </table:table-cell>
          <table:table-cell office:value-type="float" office:value="64432">
            <text:p>64432</text:p>
          </table:table-cell>
          <table:table-cell table:number-columns-repeated="3"/>
        </table:table-row>
        <table:table-row table:style-name="ro2">
          <table:table-cell office:value-type="string">
            <text:p>DT64-02046</text:p>
          </table:table-cell>
          <table:table-cell office:value-type="string">
            <text:p>Élissalt,</text:p>
          </table:table-cell>
          <table:table-cell office:value-type="string">
            <text:p>ferme, commune d’Ossas-Suhare ; mentionné en 1520 de (cout. de Soule).</text:p>
          </table:table-cell>
          <table:table-cell office:value-type="string">
            <text:p>Ossas-Suhare</text:p>
          </table:table-cell>
          <table:table-cell office:value-type="float" office:value="64432">
            <text:p>64432</text:p>
          </table:table-cell>
          <table:table-cell table:number-columns-repeated="3"/>
        </table:table-row>
        <table:table-row table:style-name="ro2">
          <table:table-cell office:value-type="string">
            <text:p>DT64-02204</text:p>
          </table:table-cell>
          <table:table-cell office:value-type="string">
            <text:p>Etchecopar,</text:p>
          </table:table-cell>
          <table:table-cell office:value-type="string">
            <text:p>ferme, commune d’Ossas-Suhare.</text:p>
          </table:table-cell>
          <table:table-cell office:value-type="string">
            <text:p>Ossas-Suhare</text:p>
          </table:table-cell>
          <table:table-cell office:value-type="float" office:value="64432">
            <text:p>64432</text:p>
          </table:table-cell>
          <table:table-cell table:number-columns-repeated="3"/>
        </table:table-row>
        <table:table-row table:style-name="ro2">
          <table:table-cell office:value-type="string">
            <text:p>DT64-02858</text:p>
          </table:table-cell>
          <table:table-cell office:value-type="string">
            <text:p>Ihicoburia,</text:p>
          </table:table-cell>
          <table:table-cell office:value-type="string">
            <text:p>pèlerinage, commune d’Ossas-Suhare.</text:p>
          </table:table-cell>
          <table:table-cell office:value-type="string">
            <text:p>Ossas-Suhare</text:p>
          </table:table-cell>
          <table:table-cell office:value-type="float" office:value="64432">
            <text:p>64432</text:p>
          </table:table-cell>
          <table:table-cell table:number-columns-repeated="3"/>
        </table:table-row>
        <table:table-row table:style-name="ro2">
          <table:table-cell office:value-type="string">
            <text:p>DT64-02903</text:p>
          </table:table-cell>
          <table:table-cell office:value-type="string">
            <text:p>Iriart,</text:p>
          </table:table-cell>
          <table:table-cell office:value-type="string">
            <text:p>ferme, commune d’Ossas-Suhare ; mentionnée en 1520 (coutume de Soule).</text:p>
          </table:table-cell>
          <table:table-cell office:value-type="string">
            <text:p>Ossas-Suhare</text:p>
          </table:table-cell>
          <table:table-cell office:value-type="float" office:value="64432">
            <text:p>64432</text:p>
          </table:table-cell>
          <table:table-cell table:number-columns-repeated="3"/>
        </table:table-row>
        <table:table-row table:style-name="ro2">
          <table:table-cell office:value-type="string">
            <text:p>DT64-02906</text:p>
          </table:table-cell>
          <table:table-cell office:value-type="string">
            <text:p>Iribarne,</text:p>
          </table:table-cell>
          <table:table-cell office:value-type="string">
            <text:p>ferme, commune d’Ossas-Suhare ; mentionnée en 1520 (coutume de Soule).</text:p>
          </table:table-cell>
          <table:table-cell office:value-type="string">
            <text:p>Ossas-Suhare</text:p>
          </table:table-cell>
          <table:table-cell office:value-type="float" office:value="64432">
            <text:p>64432</text:p>
          </table:table-cell>
          <table:table-cell table:number-columns-repeated="3"/>
        </table:table-row>
        <table:table-row table:style-name="ro2">
          <table:table-cell office:value-type="string">
            <text:p>DT64-02914</text:p>
          </table:table-cell>
          <table:table-cell office:value-type="string">
            <text:p>Irigoyen,</text:p>
          </table:table-cell>
          <table:table-cell office:value-type="string">
            <text:p>ferme, commune d’Ossas-Suhare.</text:p>
          </table:table-cell>
          <table:table-cell office:value-type="string">
            <text:p>Ossas-Suhare</text:p>
          </table:table-cell>
          <table:table-cell office:value-type="float" office:value="64432">
            <text:p>64432</text:p>
          </table:table-cell>
          <table:table-cell table:number-columns-repeated="3"/>
        </table:table-row>
        <table:table-row table:style-name="ro2">
          <table:table-cell office:value-type="string">
            <text:p>DT64-02979</text:p>
          </table:table-cell>
          <table:table-cell office:value-type="string">
            <text:p>Jaurégain,</text:p>
          </table:table-cell>
          <table:table-cell office:value-type="string">
            <text:p>fief, commune d’Ossas-Suhare.</text:p>
          </table:table-cell>
          <table:table-cell office:value-type="string">
            <text:p>Ossas-Suhare</text:p>
          </table:table-cell>
          <table:table-cell office:value-type="float" office:value="64432">
            <text:p>64432</text:p>
          </table:table-cell>
          <table:table-cell table:number-columns-repeated="3"/>
        </table:table-row>
        <table:table-row table:style-name="ro2">
          <table:table-cell office:value-type="string">
            <text:p>DT64-03246</text:p>
          </table:table-cell>
          <table:table-cell office:value-type="string">
            <text:p>Laphitz,</text:p>
          </table:table-cell>
          <table:table-cell office:value-type="string">
            <text:p>ferme, commune d’Ossas-Suhare.</text:p>
          </table:table-cell>
          <table:table-cell office:value-type="string">
            <text:p>Ossas-Suhare</text:p>
          </table:table-cell>
          <table:table-cell office:value-type="float" office:value="64432">
            <text:p>64432</text:p>
          </table:table-cell>
          <table:table-cell table:number-columns-repeated="3"/>
        </table:table-row>
        <table:table-row table:style-name="ro2">
          <table:table-cell office:value-type="string">
            <text:p>DT64-03312</text:p>
          </table:table-cell>
          <table:table-cell office:value-type="string">
            <text:p>Larrondo,</text:p>
          </table:table-cell>
          <table:table-cell office:value-type="string">
            <text:p>ferme, commune d’Ossas-Suhare ; mentionnée en 1520 (coutume de Soule).</text:p>
          </table:table-cell>
          <table:table-cell office:value-type="string">
            <text:p>Ossas-Suhare</text:p>
          </table:table-cell>
          <table:table-cell office:value-type="float" office:value="64432">
            <text:p>64432</text:p>
          </table:table-cell>
          <table:table-cell table:number-columns-repeated="3"/>
        </table:table-row>
        <table:table-row table:style-name="ro2">
          <table:table-cell office:value-type="string">
            <text:p>DT64-03822</text:p>
          </table:table-cell>
          <table:table-cell office:value-type="string">
            <text:p>Mendiondo,</text:p>
          </table:table-cell>
          <table:table-cell office:value-type="string">
            <text:p>ferme, commune d’Ossas-Suhare ; mentionnée en 1520 (coutume de Soule).</text:p>
          </table:table-cell>
          <table:table-cell office:value-type="string">
            <text:p>Ossas-Suhare</text:p>
          </table:table-cell>
          <table:table-cell office:value-type="float" office:value="64432">
            <text:p>64432</text:p>
          </table:table-cell>
          <table:table-cell table:number-columns-repeated="3"/>
        </table:table-row>
        <table:table-row table:style-name="ro2">
          <table:table-cell office:value-type="string">
            <text:p>DT64-01126</text:p>
          </table:table-cell>
          <table:table-cell office:value-type="string">
            <text:p>Bosc,</text:p>
          </table:table-cell>
          <table:table-cell office:value-type="string">
            <text:p>hameau, commune d’Osserain-Rivareyte.</text:p>
          </table:table-cell>
          <table:table-cell office:value-type="string">
            <text:p>Osserain-Rivareyte</text:p>
          </table:table-cell>
          <table:table-cell office:value-type="float" office:value="64435">
            <text:p>64435</text:p>
          </table:table-cell>
          <table:table-cell table:number-columns-repeated="3"/>
        </table:table-row>
        <table:table-row table:style-name="ro2">
          <table:table-cell office:value-type="string">
            <text:p>DT64-01280</text:p>
          </table:table-cell>
          <table:table-cell office:value-type="string">
            <text:p>Cabanes,</text:p>
          </table:table-cell>
          <table:table-cell office:value-type="string">
            <text:p>ferme, commune d’Osserain-Rivareyte.</text:p>
          </table:table-cell>
          <table:table-cell office:value-type="string">
            <text:p>Osserain-Rivareyte</text:p>
          </table:table-cell>
          <table:table-cell office:value-type="float" office:value="64435">
            <text:p>64435</text:p>
          </table:table-cell>
          <table:table-cell table:number-columns-repeated="3"/>
        </table:table-row>
        <table:table-row table:style-name="ro2">
          <table:table-cell office:value-type="string">
            <text:p>DT64-04385</text:p>
          </table:table-cell>
          <table:table-cell office:value-type="string">
            <text:p>Pausasac,</text:p>
          </table:table-cell>
          <table:table-cell office:value-type="string">
            <text:p>écart, commune d’Osserain-Rivareyte.</text:p>
          </table:table-cell>
          <table:table-cell office:value-type="string">
            <text:p>Osserain-Rivareyte</text:p>
          </table:table-cell>
          <table:table-cell office:value-type="float" office:value="64435">
            <text:p>64435</text:p>
          </table:table-cell>
          <table:table-cell table:number-columns-repeated="3"/>
        </table:table-row>
        <table:table-row table:style-name="ro2">
          <table:table-cell office:value-type="string">
            <text:p>DT64-04884</text:p>
          </table:table-cell>
          <table:table-cell office:value-type="string">
            <text:p>Saint-Elix,</text:p>
          </table:table-cell>
          <table:table-cell office:value-type="string">
            <text:p>hameau, commune d’Osserain-Rivareyte ; ancien prieuré (diocèse d’Oloron).</text:p>
          </table:table-cell>
          <table:table-cell office:value-type="string">
            <text:p>Osserain-Rivareyte</text:p>
          </table:table-cell>
          <table:table-cell office:value-type="float" office:value="64435">
            <text:p>64435</text:p>
          </table:table-cell>
          <table:table-cell table:number-columns-repeated="3"/>
        </table:table-row>
        <table:table-row table:style-name="ro2">
          <table:table-cell office:value-type="string">
            <text:p>DT64-05098</text:p>
          </table:table-cell>
          <table:table-cell office:value-type="string">
            <text:p>Salle (La),</text:p>
          </table:table-cell>
          <table:table-cell office:value-type="string">
            <text:p>fief, commune d’Osserain-Rivareyte ; mentionné au xviie siècle (ch. d’Arthez-Lassalle), vassal de la vicomté de Soule.</text:p>
          </table:table-cell>
          <table:table-cell office:value-type="string">
            <text:p>Osserain-Rivareyte</text:p>
          </table:table-cell>
          <table:table-cell office:value-type="float" office:value="64435">
            <text:p>64435</text:p>
          </table:table-cell>
          <table:table-cell table:number-columns-repeated="3"/>
        </table:table-row>
        <table:table-row table:style-name="ro2">
          <table:table-cell office:value-type="string">
            <text:p>DT64-00954</text:p>
          </table:table-cell>
          <table:table-cell office:value-type="string">
            <text:p>Berraute,</text:p>
          </table:table-cell>
          <table:table-cell office:value-type="string">
            <text:p>ferme, commune d’Ostabat-Asme.</text:p>
          </table:table-cell>
          <table:table-cell office:value-type="string">
            <text:p>Ostabat-Asme</text:p>
          </table:table-cell>
          <table:table-cell office:value-type="float" office:value="64437">
            <text:p>64437</text:p>
          </table:table-cell>
          <table:table-cell table:number-columns-repeated="3"/>
        </table:table-row>
        <table:table-row table:style-name="ro2">
          <table:table-cell office:value-type="string">
            <text:p>DT64-01259</text:p>
          </table:table-cell>
          <table:table-cell office:value-type="string">
            <text:p>Burguçahar,</text:p>
          </table:table-cell>
          <table:table-cell office:value-type="string">
            <text:p>fief, commune d’Ostabat-Asme ; vassal du royaume de Navarre.</text:p>
          </table:table-cell>
          <table:table-cell office:value-type="string">
            <text:p>Ostabat-Asme</text:p>
          </table:table-cell>
          <table:table-cell office:value-type="float" office:value="64437">
            <text:p>64437</text:p>
          </table:table-cell>
          <table:table-cell table:number-columns-repeated="3"/>
        </table:table-row>
        <table:table-row table:style-name="ro2">
          <table:table-cell office:value-type="string">
            <text:p>DT64-02586</text:p>
          </table:table-cell>
          <table:table-cell office:value-type="string">
            <text:p>Harambels,</text:p>
          </table:table-cell>
          <table:table-cell office:value-type="string">
            <text:p>hameau, commune d’Ostabat-Asme ; ancien prieuré.</text:p>
          </table:table-cell>
          <table:table-cell office:value-type="string">
            <text:p>Ostabat-Asme</text:p>
          </table:table-cell>
          <table:table-cell office:value-type="float" office:value="64437">
            <text:p>64437</text:p>
          </table:table-cell>
          <table:table-cell table:number-columns-repeated="3"/>
        </table:table-row>
        <table:table-row table:style-name="ro2">
          <table:table-cell office:value-type="string">
            <text:p>DT64-02837</text:p>
          </table:table-cell>
          <table:table-cell office:value-type="string">
            <text:p>Ibidia (L’),</text:p>
          </table:table-cell>
          <table:table-cell office:value-type="string">
            <text:p>ruisseau qui arrose la commune d’Ostabat-Asme et se jette dans la Bidouse.</text:p>
          </table:table-cell>
          <table:table-cell office:value-type="string">
            <text:p>Ostabat-Asme</text:p>
          </table:table-cell>
          <table:table-cell office:value-type="float" office:value="64437">
            <text:p>64437</text:p>
          </table:table-cell>
          <table:table-cell table:number-columns-repeated="3"/>
        </table:table-row>
        <table:table-row table:style-name="ro2">
          <table:table-cell office:value-type="string">
            <text:p>DT64-02994</text:p>
          </table:table-cell>
          <table:table-cell office:value-type="string">
            <text:p>Jauréguy,</text:p>
          </table:table-cell>
          <table:table-cell office:value-type="string">
            <text:p>fief, commune d’Ostabat-Asme ; vassal du royaume de Navarre.</text:p>
          </table:table-cell>
          <table:table-cell office:value-type="string">
            <text:p>Ostabat-Asme</text:p>
          </table:table-cell>
          <table:table-cell office:value-type="float" office:value="64437">
            <text:p>64437</text:p>
          </table:table-cell>
          <table:table-cell table:number-columns-repeated="3"/>
        </table:table-row>
        <table:table-row table:style-name="ro2">
          <table:table-cell office:value-type="string">
            <text:p>DT64-04306</text:p>
          </table:table-cell>
          <table:table-cell office:value-type="string">
            <text:p>Oyhénart,</text:p>
          </table:table-cell>
          <table:table-cell office:value-type="string">
            <text:p>ferme, commune d’Ostabat-Asme.</text:p>
          </table:table-cell>
          <table:table-cell office:value-type="string">
            <text:p>Ostabat-Asme</text:p>
          </table:table-cell>
          <table:table-cell office:value-type="float" office:value="64437">
            <text:p>64437</text:p>
          </table:table-cell>
          <table:table-cell table:number-columns-repeated="3"/>
        </table:table-row>
        <table:table-row table:style-name="ro2">
          <table:table-cell office:value-type="string">
            <text:p>DT64-00290</text:p>
          </table:table-cell>
          <table:table-cell office:value-type="string">
            <text:p>Aressy,</text:p>
          </table:table-cell>
          <table:table-cell office:value-type="string">
            <text:p>canton de Pau-Est.</text:p>
          </table:table-cell>
          <table:table-cell office:value-type="string">
            <text:p>Pau-Est</text:p>
          </table:table-cell>
          <table:table-cell office:value-type="float" office:value="64445">
            <text:p>64445</text:p>
          </table:table-cell>
          <table:table-cell table:number-columns-repeated="3"/>
        </table:table-row>
        <table:table-row table:style-name="ro2">
          <table:table-cell office:value-type="string">
            <text:p>DT64-00465</text:p>
          </table:table-cell>
          <table:table-cell office:value-type="string">
            <text:p>Artigueloutan,</text:p>
          </table:table-cell>
          <table:table-cell office:value-type="string">
            <text:p>canton de Pau-Est.</text:p>
          </table:table-cell>
          <table:table-cell office:value-type="string">
            <text:p>Pau-Est</text:p>
          </table:table-cell>
          <table:table-cell office:value-type="float" office:value="64445">
            <text:p>64445</text:p>
          </table:table-cell>
          <table:table-cell table:number-columns-repeated="3"/>
        </table:table-row>
        <table:table-row table:style-name="ro2">
          <table:table-cell office:value-type="string">
            <text:p>DT64-00498</text:p>
          </table:table-cell>
          <table:table-cell office:value-type="string">
            <text:p>Assat,</text:p>
          </table:table-cell>
          <table:table-cell office:value-type="string">
            <text:p>canton de Pau-Est ; ancien prieuré du diocèse de Lescar.</text:p>
          </table:table-cell>
          <table:table-cell office:value-type="string">
            <text:p>Pau-Est</text:p>
          </table:table-cell>
          <table:table-cell office:value-type="float" office:value="64445">
            <text:p>64445</text:p>
          </table:table-cell>
          <table:table-cell table:number-columns-repeated="3"/>
        </table:table-row>
        <table:table-row table:style-name="ro2">
          <table:table-cell office:value-type="string">
            <text:p>DT64-01070</text:p>
          </table:table-cell>
          <table:table-cell office:value-type="string">
            <text:p>Bizanos,</text:p>
          </table:table-cell>
          <table:table-cell office:value-type="string">
            <text:p>canton de Pau-Est.</text:p>
          </table:table-cell>
          <table:table-cell office:value-type="string">
            <text:p>Pau-Est</text:p>
          </table:table-cell>
          <table:table-cell office:value-type="float" office:value="64445">
            <text:p>64445</text:p>
          </table:table-cell>
          <table:table-cell table:number-columns-repeated="3"/>
        </table:table-row>
        <table:table-row table:style-name="ro2">
          <table:table-cell office:value-type="string">
            <text:p>DT64-02849</text:p>
          </table:table-cell>
          <table:table-cell office:value-type="string">
            <text:p>Idron,</text:p>
          </table:table-cell>
          <table:table-cell office:value-type="string">
            <text:p>canton de Pau-Est.</text:p>
          </table:table-cell>
          <table:table-cell office:value-type="string">
            <text:p>Pau-Est</text:p>
          </table:table-cell>
          <table:table-cell office:value-type="float" office:value="64445">
            <text:p>64445</text:p>
          </table:table-cell>
          <table:table-cell table:number-columns-repeated="3"/>
        </table:table-row>
        <table:table-row table:style-name="ro2">
          <table:table-cell office:value-type="string">
            <text:p>DT64-03424</text:p>
          </table:table-cell>
          <table:table-cell office:value-type="string">
            <text:p>Lée,</text:p>
          </table:table-cell>
          <table:table-cell office:value-type="string">
            <text:p>canton de Pau-Est ; mentionné au xiie siècle (Marca, Hist. de Béarn, p. 447).</text:p>
          </table:table-cell>
          <table:table-cell office:value-type="string">
            <text:p>Pau-Est</text:p>
          </table:table-cell>
          <table:table-cell office:value-type="float" office:value="64445">
            <text:p>64445</text:p>
          </table:table-cell>
          <table:table-cell table:number-columns-repeated="3"/>
        </table:table-row>
        <table:table-row table:style-name="ro2">
          <table:table-cell office:value-type="string">
            <text:p>DT64-03801</text:p>
          </table:table-cell>
          <table:table-cell office:value-type="string">
            <text:p>Meillon,</text:p>
          </table:table-cell>
          <table:table-cell office:value-type="string">
            <text:p>canton de Pau-Est ; mentionné au xie siècle (Marca, Hist. de Béarn, p. 246).</text:p>
          </table:table-cell>
          <table:table-cell office:value-type="string">
            <text:p>Pau-Est</text:p>
          </table:table-cell>
          <table:table-cell office:value-type="float" office:value="64445">
            <text:p>64445</text:p>
          </table:table-cell>
          <table:table-cell table:number-columns-repeated="3"/>
        </table:table-row>
        <table:table-row table:style-name="ro2">
          <table:table-cell office:value-type="string">
            <text:p>DT64-04159</text:p>
          </table:table-cell>
          <table:table-cell office:value-type="string">
            <text:p>Nousty,</text:p>
          </table:table-cell>
          <table:table-cell office:value-type="string">
            <text:p>canton de Pau-Est.</text:p>
          </table:table-cell>
          <table:table-cell office:value-type="string">
            <text:p>Pau-Est</text:p>
          </table:table-cell>
          <table:table-cell office:value-type="float" office:value="64445">
            <text:p>64445</text:p>
          </table:table-cell>
          <table:table-cell table:number-columns-repeated="3"/>
        </table:table-row>
        <table:table-row table:style-name="ro2">
          <table:table-cell office:value-type="string">
            <text:p>DT64-04279</text:p>
          </table:table-cell>
          <table:table-cell office:value-type="string">
            <text:p>Ousse,</text:p>
          </table:table-cell>
          <table:table-cell office:value-type="string">
            <text:p>canton de Pau-Est.</text:p>
          </table:table-cell>
          <table:table-cell office:value-type="string">
            <text:p>Pau-Est</text:p>
          </table:table-cell>
          <table:table-cell office:value-type="float" office:value="64445">
            <text:p>64445</text:p>
          </table:table-cell>
          <table:table-cell table:number-columns-repeated="3"/>
        </table:table-row>
        <table:table-row table:style-name="ro2">
          <table:table-cell office:value-type="string">
            <text:p>DT64-01130</text:p>
          </table:table-cell>
          <table:table-cell office:value-type="string">
            <text:p>Bosdarros,</text:p>
          </table:table-cell>
          <table:table-cell office:value-type="string">
            <text:p>canton de Pau-Ouest.</text:p>
          </table:table-cell>
          <table:table-cell office:value-type="string">
            <text:p>Pau-Ouest</text:p>
          </table:table-cell>
          <table:table-cell office:value-type="float" office:value="64445">
            <text:p>64445</text:p>
          </table:table-cell>
          <table:table-cell table:number-columns-repeated="3"/>
        </table:table-row>
        <table:table-row table:style-name="ro1">
          <table:table-cell office:value-type="string">
            <text:p>DT64-02333</text:p>
          </table:table-cell>
          <table:table-cell office:value-type="string">
            <text:p>Gan,</text:p>
          </table:table-cell>
          <table:table-cell office:value-type="string">
            <text:p>canton de Pau-Ouest.</text:p>
          </table:table-cell>
          <table:table-cell office:value-type="string">
            <text:p>Pau-Ouest</text:p>
          </table:table-cell>
          <table:table-cell office:value-type="float" office:value="64445">
            <text:p>64445</text:p>
          </table:table-cell>
          <table:table-cell table:number-columns-repeated="3"/>
        </table:table-row>
        <table:table-row table:style-name="ro2">
          <table:table-cell office:value-type="string">
            <text:p>DT64-02424</text:p>
          </table:table-cell>
          <table:table-cell office:value-type="string">
            <text:p>Gélos,</text:p>
          </table:table-cell>
          <table:table-cell office:value-type="string">
            <text:p>canton de Pau-Ouest ; mentionné au xiie siècle (Marca, Hist. de Béarn, p. 454).</text:p>
          </table:table-cell>
          <table:table-cell office:value-type="string">
            <text:p>Pau-Ouest</text:p>
          </table:table-cell>
          <table:table-cell office:value-type="float" office:value="64445">
            <text:p>64445</text:p>
          </table:table-cell>
          <table:table-cell table:number-columns-repeated="3"/>
        </table:table-row>
        <table:table-row table:style-name="ro1">
          <table:table-cell office:value-type="string">
            <text:p>DT64-03019</text:p>
          </table:table-cell>
          <table:table-cell office:value-type="string">
            <text:p>Jurançon,</text:p>
          </table:table-cell>
          <table:table-cell office:value-type="string">
            <text:p>canton de Pau-Ouest.</text:p>
          </table:table-cell>
          <table:table-cell office:value-type="string">
            <text:p>Pau-Ouest</text:p>
          </table:table-cell>
          <table:table-cell office:value-type="float" office:value="64445">
            <text:p>64445</text:p>
          </table:table-cell>
          <table:table-cell table:number-columns-repeated="3"/>
        </table:table-row>
        <table:table-row table:style-name="ro2">
          <table:table-cell office:value-type="string">
            <text:p>DT64-03284</text:p>
          </table:table-cell>
          <table:table-cell office:value-type="string">
            <text:p>Laroin,</text:p>
          </table:table-cell>
          <table:table-cell office:value-type="string">
            <text:p>canton de Pau-Ouest ; mentionné au xie siècle (Marca, Hist. de Béarn, p. 246).</text:p>
          </table:table-cell>
          <table:table-cell office:value-type="string">
            <text:p>Pau-Ouest</text:p>
          </table:table-cell>
          <table:table-cell office:value-type="float" office:value="64445">
            <text:p>64445</text:p>
          </table:table-cell>
          <table:table-cell table:number-columns-repeated="3"/>
        </table:table-row>
        <table:table-row table:style-name="ro2">
          <table:table-cell office:value-type="string">
            <text:p>DT64-03790</text:p>
          </table:table-cell>
          <table:table-cell office:value-type="string">
            <text:p>Mazères,</text:p>
          </table:table-cell>
          <table:table-cell office:value-type="string">
            <text:p>canton de Pau-Ouest.</text:p>
          </table:table-cell>
          <table:table-cell office:value-type="string">
            <text:p>Pau-Ouest</text:p>
          </table:table-cell>
          <table:table-cell office:value-type="float" office:value="64445">
            <text:p>64445</text:p>
          </table:table-cell>
          <table:table-cell table:number-columns-repeated="3"/>
        </table:table-row>
        <table:table-row table:style-name="ro2">
          <table:table-cell office:value-type="string">
            <text:p>DT64-04109</text:p>
          </table:table-cell>
          <table:table-cell office:value-type="string">
            <text:p>Narcastet,</text:p>
          </table:table-cell>
          <table:table-cell office:value-type="string">
            <text:p>canton de Pau-Ouest.</text:p>
          </table:table-cell>
          <table:table-cell office:value-type="string">
            <text:p>Pau-Ouest</text:p>
          </table:table-cell>
          <table:table-cell office:value-type="float" office:value="64445">
            <text:p>64445</text:p>
          </table:table-cell>
          <table:table-cell table:number-columns-repeated="3"/>
        </table:table-row>
        <table:table-row table:style-name="ro2">
          <table:table-cell office:value-type="string">
            <text:p>DT64-04796</text:p>
          </table:table-cell>
          <table:table-cell office:value-type="string">
            <text:p>Rontignon,</text:p>
          </table:table-cell>
          <table:table-cell office:value-type="string">
            <text:p>canton de Pau-Ouest.</text:p>
          </table:table-cell>
          <table:table-cell office:value-type="string">
            <text:p>Pau-Ouest</text:p>
          </table:table-cell>
          <table:table-cell office:value-type="float" office:value="64445">
            <text:p>64445</text:p>
          </table:table-cell>
          <table:table-cell table:number-columns-repeated="3"/>
        </table:table-row>
        <table:table-row table:style-name="ro2">
          <table:table-cell office:value-type="string">
            <text:p>DT64-04909</text:p>
          </table:table-cell>
          <table:table-cell office:value-type="string">
            <text:p>Saint-Faust,</text:p>
          </table:table-cell>
          <table:table-cell office:value-type="string">
            <text:p>canton de Pau-Ouest ; mentionné au xie siècle (Marca, Hist. de Béarn, p. 246).</text:p>
          </table:table-cell>
          <table:table-cell office:value-type="string">
            <text:p>Pau-Ouest</text:p>
          </table:table-cell>
          <table:table-cell office:value-type="float" office:value="64445">
            <text:p>64445</text:p>
          </table:table-cell>
          <table:table-cell table:number-columns-repeated="3"/>
        </table:table-row>
        <table:table-row table:style-name="ro2">
          <table:table-cell office:value-type="string">
            <text:p>DT64-05727</text:p>
          </table:table-cell>
          <table:table-cell office:value-type="string">
            <text:p>Uzos,</text:p>
          </table:table-cell>
          <table:table-cell office:value-type="string">
            <text:p>canton de Pau-Ouest.</text:p>
          </table:table-cell>
          <table:table-cell office:value-type="string">
            <text:p>Pau-Ouest</text:p>
          </table:table-cell>
          <table:table-cell office:value-type="float" office:value="64445">
            <text:p>64445</text:p>
          </table:table-cell>
          <table:table-cell table:number-columns-repeated="3"/>
        </table:table-row>
        <table:table-row table:style-name="ro2">
          <table:table-cell office:value-type="string">
            <text:p>DT64-01064</text:p>
          </table:table-cell>
          <table:table-cell office:value-type="string">
            <text:p>Biscoeytan (La),</text:p>
          </table:table-cell>
          <table:table-cell office:value-type="string">
            <text:p>lande, commune de Salies, près de Péruseigt.</text:p>
          </table:table-cell>
          <table:table-cell office:value-type="string">
            <text:p>Péruseigt</text:p>
          </table:table-cell>
          <table:table-cell office:value-type="string">
            <text:p>Non</text:p>
          </table:table-cell>
          <table:table-cell table:number-columns-repeated="3"/>
        </table:table-row>
        <table:table-row table:style-name="ro2">
          <table:table-cell office:value-type="string">
            <text:p>DT64-00634</text:p>
          </table:table-cell>
          <table:table-cell office:value-type="string">
            <text:p>Balambits,</text:p>
          </table:table-cell>
          <table:table-cell office:value-type="string">
            <text:p>fief, commune de Peyrelongue-Abos.</text:p>
          </table:table-cell>
          <table:table-cell office:value-type="string">
            <text:p>Peyrelongue-Abos</text:p>
          </table:table-cell>
          <table:table-cell office:value-type="float" office:value="64446">
            <text:p>64446</text:p>
          </table:table-cell>
          <table:table-cell table:number-columns-repeated="3"/>
        </table:table-row>
        <table:table-row table:style-name="ro2">
          <table:table-cell office:value-type="string">
            <text:p>DT64-03785</text:p>
          </table:table-cell>
          <table:table-cell office:value-type="string">
            <text:p>Mayou (Le),</text:p>
          </table:table-cell>
          <table:table-cell office:value-type="string">
            <text:p>ruisseau qui coule sur la commune de Peyrelongue-Abos et se perd dans le Léès.</text:p>
          </table:table-cell>
          <table:table-cell office:value-type="string">
            <text:p>Peyrelongue-Abos</text:p>
          </table:table-cell>
          <table:table-cell office:value-type="float" office:value="64446">
            <text:p>64446</text:p>
          </table:table-cell>
          <table:table-cell table:number-columns-repeated="3"/>
        </table:table-row>
        <table:table-row table:style-name="ro2">
          <table:table-cell office:value-type="string">
            <text:p>DT64-03781</text:p>
          </table:table-cell>
          <table:table-cell office:value-type="string">
            <text:p>Maures (Le plateau des),</text:p>
          </table:table-cell>
          <table:table-cell office:value-type="string">
            <text:p>commune d’Urdos, près de Peyrenère.</text:p>
          </table:table-cell>
          <table:table-cell office:value-type="string">
            <text:p>Peyrenère</text:p>
          </table:table-cell>
          <table:table-cell office:value-type="string">
            <text:p>Non</text:p>
          </table:table-cell>
          <table:table-cell table:number-columns-repeated="3"/>
        </table:table-row>
        <table:table-row table:style-name="ro2">
          <table:table-cell office:value-type="string">
            <text:p>DT64-00886</text:p>
          </table:table-cell>
          <table:table-cell office:value-type="string">
            <text:p>Beluix,</text:p>
          </table:table-cell>
          <table:table-cell office:value-type="string">
            <text:p>ferme, commune de Piets-Plasence-Moustrou.</text:p>
          </table:table-cell>
          <table:table-cell office:value-type="string">
            <text:p>Piets-Plasence-Moustrou</text:p>
          </table:table-cell>
          <table:table-cell office:value-type="float" office:value="64447">
            <text:p>64447</text:p>
          </table:table-cell>
          <table:table-cell table:number-columns-repeated="3"/>
        </table:table-row>
        <table:table-row table:style-name="ro2">
          <table:table-cell office:value-type="string">
            <text:p>DT64-01083</text:p>
          </table:table-cell>
          <table:table-cell office:value-type="string">
            <text:p>Bois de la Comtesse (Le),</text:p>
          </table:table-cell>
          <table:table-cell office:value-type="string">
            <text:p>écart, commune de Piets-Plasence-Moustrou.</text:p>
          </table:table-cell>
          <table:table-cell office:value-type="string">
            <text:p>Piets-Plasence-Moustrou</text:p>
          </table:table-cell>
          <table:table-cell office:value-type="float" office:value="64447">
            <text:p>64447</text:p>
          </table:table-cell>
          <table:table-cell table:number-columns-repeated="3"/>
        </table:table-row>
        <table:table-row table:style-name="ro2">
          <table:table-cell office:value-type="string">
            <text:p>DT64-00375</text:p>
          </table:table-cell>
          <table:table-cell office:value-type="string">
            <text:p>Arribets,</text:p>
          </table:table-cell>
          <table:table-cell office:value-type="string">
            <text:p>hameau, commune de Ponson-Debat-Pouts ; mentionné en 1675 (réform. de Béarn, B. 648, f° 352).</text:p>
          </table:table-cell>
          <table:table-cell office:value-type="string">
            <text:p>Ponson-Debat-Pouts</text:p>
          </table:table-cell>
          <table:table-cell office:value-type="float" office:value="64451">
            <text:p>64451</text:p>
          </table:table-cell>
          <table:table-cell table:number-columns-repeated="3"/>
        </table:table-row>
        <table:table-row table:style-name="ro2">
          <table:table-cell office:value-type="string">
            <text:p>DT64-00733</text:p>
          </table:table-cell>
          <table:table-cell office:value-type="string">
            <text:p>Barthes (Les),</text:p>
          </table:table-cell>
          <table:table-cell office:value-type="string">
            <text:p>hameau, commune de Ponson-Debat-Pouts ; mentionné en 1675 (réform. de Béarn, B. 648, f° 339).</text:p>
          </table:table-cell>
          <table:table-cell office:value-type="string">
            <text:p>Ponson-Debat-Pouts</text:p>
          </table:table-cell>
          <table:table-cell office:value-type="float" office:value="64451">
            <text:p>64451</text:p>
          </table:table-cell>
          <table:table-cell table:number-columns-repeated="3"/>
        </table:table-row>
        <table:table-row table:style-name="ro2">
          <table:table-cell office:value-type="string">
            <text:p>DT64-01049</text:p>
          </table:table-cell>
          <table:table-cell office:value-type="string">
            <text:p>Bimier (Le),</text:p>
          </table:table-cell>
          <table:table-cell office:value-type="string">
            <text:p>hameau, commune de Ponson-Debat-Pouts ; mentionné en 1675 (réform. de Béarn, B. 648, f° 347).</text:p>
          </table:table-cell>
          <table:table-cell office:value-type="string">
            <text:p>Ponson-Debat-Pouts</text:p>
          </table:table-cell>
          <table:table-cell office:value-type="float" office:value="64451">
            <text:p>64451</text:p>
          </table:table-cell>
          <table:table-cell table:number-columns-repeated="3"/>
        </table:table-row>
        <table:table-row table:style-name="ro2">
          <table:table-cell office:value-type="string">
            <text:p>DT64-01138</text:p>
          </table:table-cell>
          <table:table-cell office:value-type="string">
            <text:p>Boudigue (La),</text:p>
          </table:table-cell>
          <table:table-cell office:value-type="string">
            <text:p>hameau, commune de Ponson-Debat-Pouts ; mentionné en 1675 (réform. de Béarn, B. 648, f° 340).</text:p>
          </table:table-cell>
          <table:table-cell office:value-type="string">
            <text:p>Ponson-Debat-Pouts</text:p>
          </table:table-cell>
          <table:table-cell office:value-type="float" office:value="64451">
            <text:p>64451</text:p>
          </table:table-cell>
          <table:table-cell table:number-columns-repeated="3"/>
        </table:table-row>
        <table:table-row table:style-name="ro2">
          <table:table-cell office:value-type="string">
            <text:p>DT64-01450</text:p>
          </table:table-cell>
          <table:table-cell office:value-type="string">
            <text:p>Casaban,</text:p>
          </table:table-cell>
          <table:table-cell office:value-type="string">
            <text:p>ferme, commune de Ponson-Debat-Pouts.</text:p>
          </table:table-cell>
          <table:table-cell office:value-type="string">
            <text:p>Ponson-Debat-Pouts</text:p>
          </table:table-cell>
          <table:table-cell office:value-type="float" office:value="64451">
            <text:p>64451</text:p>
          </table:table-cell>
          <table:table-cell table:number-columns-repeated="3"/>
        </table:table-row>
        <table:table-row table:style-name="ro2">
          <table:table-cell office:value-type="string">
            <text:p>DT64-01598</text:p>
          </table:table-cell>
          <table:table-cell office:value-type="string">
            <text:p>Caubiet,</text:p>
          </table:table-cell>
          <table:table-cell office:value-type="string">
            <text:p>hameau, commune de Ponson-Debat-Pouts ; mentionné en 1675 (réform. de Béarn, B. 648, f° 347).</text:p>
          </table:table-cell>
          <table:table-cell office:value-type="string">
            <text:p>Ponson-Debat-Pouts</text:p>
          </table:table-cell>
          <table:table-cell office:value-type="float" office:value="64451">
            <text:p>64451</text:p>
          </table:table-cell>
          <table:table-cell table:number-columns-repeated="3"/>
        </table:table-row>
        <table:table-row table:style-name="ro2">
          <table:table-cell office:value-type="string">
            <text:p>DT64-01645</text:p>
          </table:table-cell>
          <table:table-cell office:value-type="string">
            <text:p>Cézérou,</text:p>
          </table:table-cell>
          <table:table-cell office:value-type="string">
            <text:p>hameau, commune de Ponson-Debat-Pouts.</text:p>
          </table:table-cell>
          <table:table-cell office:value-type="string">
            <text:p>Ponson-Debat-Pouts</text:p>
          </table:table-cell>
          <table:table-cell office:value-type="float" office:value="64451">
            <text:p>64451</text:p>
          </table:table-cell>
          <table:table-cell table:number-columns-repeated="3"/>
        </table:table-row>
        <table:table-row table:style-name="ro2">
          <table:table-cell office:value-type="string">
            <text:p>DT64-01778</text:p>
          </table:table-cell>
          <table:table-cell office:value-type="string">
            <text:p>Commères,</text:p>
          </table:table-cell>
          <table:table-cell office:value-type="string">
            <text:p>hameau, commune de Ponson-Debat-Pouts ; mentionné en 1675 (réform. de Béarn, B. 648, f° 355).</text:p>
          </table:table-cell>
          <table:table-cell office:value-type="string">
            <text:p>Ponson-Debat-Pouts</text:p>
          </table:table-cell>
          <table:table-cell office:value-type="float" office:value="64451">
            <text:p>64451</text:p>
          </table:table-cell>
          <table:table-cell table:number-columns-repeated="3"/>
        </table:table-row>
        <table:table-row table:style-name="ro2">
          <table:table-cell office:value-type="string">
            <text:p>DT64-01853</text:p>
          </table:table-cell>
          <table:table-cell office:value-type="string">
            <text:p>Coustaus (Les),</text:p>
          </table:table-cell>
          <table:table-cell office:value-type="string">
            <text:p>hameau, commune de Ponson-Debat-Pouts ; il est mentionné en 1675 (réform. de Béarn, B. 648, f° 343).</text:p>
          </table:table-cell>
          <table:table-cell office:value-type="string">
            <text:p>Ponson-Debat-Pouts</text:p>
          </table:table-cell>
          <table:table-cell office:value-type="float" office:value="64451">
            <text:p>64451</text:p>
          </table:table-cell>
          <table:table-cell table:number-columns-repeated="3"/>
        </table:table-row>
        <table:table-row table:style-name="ro2">
          <table:table-cell office:value-type="string">
            <text:p>DT64-02492</text:p>
          </table:table-cell>
          <table:table-cell office:value-type="string">
            <text:p>Gourgue (La),</text:p>
          </table:table-cell>
          <table:table-cell office:value-type="string">
            <text:p>hameau, commune de Ponson-Debat-Pouts ; mentionné en 1675 (réform. de Béarn, B. 648, f° 346).</text:p>
          </table:table-cell>
          <table:table-cell office:value-type="string">
            <text:p>Ponson-Debat-Pouts</text:p>
          </table:table-cell>
          <table:table-cell office:value-type="float" office:value="64451">
            <text:p>64451</text:p>
          </table:table-cell>
          <table:table-cell table:number-columns-repeated="3"/>
        </table:table-row>
        <table:table-row table:style-name="ro2">
          <table:table-cell office:value-type="string">
            <text:p>DT64-02553</text:p>
          </table:table-cell>
          <table:table-cell office:value-type="string">
            <text:p>Habarnet,</text:p>
          </table:table-cell>
          <table:table-cell office:value-type="string">
            <text:p>écart, commune de Ponson-Debat-Pouts ; mentionné en 1675 (réform. de Béarn, B. 648, f° 341).</text:p>
          </table:table-cell>
          <table:table-cell office:value-type="string">
            <text:p>Ponson-Debat-Pouts</text:p>
          </table:table-cell>
          <table:table-cell office:value-type="float" office:value="64451">
            <text:p>64451</text:p>
          </table:table-cell>
          <table:table-cell table:number-columns-repeated="3"/>
        </table:table-row>
        <table:table-row table:style-name="ro2">
          <table:table-cell office:value-type="string">
            <text:p>DT64-02754</text:p>
          </table:table-cell>
          <table:table-cell office:value-type="string">
            <text:p>Hos,</text:p>
          </table:table-cell>
          <table:table-cell office:value-type="string">
            <text:p>écart, commune de Ponson-Debat-Pouts ; mentionné en 1675 (réform. de Béarn, B. 648, f° 340).</text:p>
          </table:table-cell>
          <table:table-cell office:value-type="string">
            <text:p>Ponson-Debat-Pouts</text:p>
          </table:table-cell>
          <table:table-cell office:value-type="float" office:value="64451">
            <text:p>64451</text:p>
          </table:table-cell>
          <table:table-cell table:number-columns-repeated="3"/>
        </table:table-row>
        <table:table-row table:style-name="ro2">
          <table:table-cell office:value-type="string">
            <text:p>DT64-03317</text:p>
          </table:table-cell>
          <table:table-cell office:value-type="string">
            <text:p>Larroumiu,</text:p>
          </table:table-cell>
          <table:table-cell office:value-type="string">
            <text:p>écart, commune de Ponson-Debat-Pouts ; mentionné en 1675 (réform. de Béarn, B. 648, f° 349).</text:p>
          </table:table-cell>
          <table:table-cell office:value-type="string">
            <text:p>Ponson-Debat-Pouts</text:p>
          </table:table-cell>
          <table:table-cell office:value-type="float" office:value="64451">
            <text:p>64451</text:p>
          </table:table-cell>
          <table:table-cell table:number-columns-repeated="3"/>
        </table:table-row>
        <table:table-row table:style-name="ro2">
          <table:table-cell office:value-type="string">
            <text:p>DT64-03460</text:p>
          </table:table-cell>
          <table:table-cell office:value-type="string">
            <text:p>Lerle,</text:p>
          </table:table-cell>
          <table:table-cell office:value-type="string">
            <text:p>écart, commune de Ponson-Debat-Pouts ; mentionné en 1675 (réform. de Béarn, B. 648, f° 343).</text:p>
          </table:table-cell>
          <table:table-cell office:value-type="string">
            <text:p>Ponson-Debat-Pouts</text:p>
          </table:table-cell>
          <table:table-cell office:value-type="float" office:value="64451">
            <text:p>64451</text:p>
          </table:table-cell>
          <table:table-cell table:number-columns-repeated="3"/>
        </table:table-row>
        <table:table-row table:style-name="ro2">
          <table:table-cell office:value-type="string">
            <text:p>DT64-03562</text:p>
          </table:table-cell>
          <table:table-cell office:value-type="string">
            <text:p>Lom,</text:p>
          </table:table-cell>
          <table:table-cell office:value-type="string">
            <text:p>écart, commune de Ponson-Debat-Pouts ; mentionné en 1675 (réform. de Béarn, B. 648, f° 359).</text:p>
          </table:table-cell>
          <table:table-cell office:value-type="string">
            <text:p>Ponson-Debat-Pouts</text:p>
          </table:table-cell>
          <table:table-cell office:value-type="float" office:value="64451">
            <text:p>64451</text:p>
          </table:table-cell>
          <table:table-cell table:number-columns-repeated="3"/>
        </table:table-row>
        <table:table-row table:style-name="ro2">
          <table:table-cell office:value-type="string">
            <text:p>DT64-03697</text:p>
          </table:table-cell>
          <table:table-cell office:value-type="string">
            <text:p>Marcade,</text:p>
          </table:table-cell>
          <table:table-cell office:value-type="string">
            <text:p>moulin sur le Lys, commune de Ponson-Debat-Pouts.</text:p>
          </table:table-cell>
          <table:table-cell office:value-type="string">
            <text:p>Ponson-Debat-Pouts</text:p>
          </table:table-cell>
          <table:table-cell office:value-type="float" office:value="64451">
            <text:p>64451</text:p>
          </table:table-cell>
          <table:table-cell table:number-columns-repeated="3"/>
        </table:table-row>
        <table:table-row table:style-name="ro2">
          <table:table-cell office:value-type="string">
            <text:p>DT64-03884</text:p>
          </table:table-cell>
          <table:table-cell office:value-type="string">
            <text:p>Mirande (La),</text:p>
          </table:table-cell>
          <table:table-cell office:value-type="string">
            <text:p>hameau, commune de Ponson-Debat-Pouts.</text:p>
          </table:table-cell>
          <table:table-cell office:value-type="string">
            <text:p>Ponson-Debat-Pouts</text:p>
          </table:table-cell>
          <table:table-cell office:value-type="float" office:value="64451">
            <text:p>64451</text:p>
          </table:table-cell>
          <table:table-cell table:number-columns-repeated="3"/>
        </table:table-row>
        <table:table-row table:style-name="ro2">
          <table:table-cell office:value-type="string">
            <text:p>DT64-04047</text:p>
          </table:table-cell>
          <table:table-cell office:value-type="string">
            <text:p>Moura,</text:p>
          </table:table-cell>
          <table:table-cell office:value-type="string">
            <text:p>écart, commune de Ponson-Debat-Pouts ; mentionné en 1675 (réform. de Béarn, B. 648, f° 340).</text:p>
          </table:table-cell>
          <table:table-cell office:value-type="string">
            <text:p>Ponson-Debat-Pouts</text:p>
          </table:table-cell>
          <table:table-cell office:value-type="float" office:value="64451">
            <text:p>64451</text:p>
          </table:table-cell>
          <table:table-cell table:number-columns-repeated="3"/>
        </table:table-row>
        <table:table-row table:style-name="ro2">
          <table:table-cell office:value-type="string">
            <text:p>DT64-04410</text:p>
          </table:table-cell>
          <table:table-cell office:value-type="string">
            <text:p>Pellade (La),</text:p>
          </table:table-cell>
          <table:table-cell office:value-type="string">
            <text:p>lande, commune de Ponson-Debat-Pouts ; mentionnée en 1675 (réform. de Béarn, B. 648, f° 350).</text:p>
          </table:table-cell>
          <table:table-cell office:value-type="string">
            <text:p>Ponson-Debat-Pouts</text:p>
          </table:table-cell>
          <table:table-cell office:value-type="float" office:value="64451">
            <text:p>64451</text:p>
          </table:table-cell>
          <table:table-cell table:number-columns-repeated="3"/>
        </table:table-row>
        <table:table-row table:style-name="ro2">
          <table:table-cell office:value-type="string">
            <text:p>DT64-04585</text:p>
          </table:table-cell>
          <table:table-cell office:value-type="string">
            <text:p>Pondets (Les),</text:p>
          </table:table-cell>
          <table:table-cell office:value-type="string">
            <text:p>écart, commune de Ponson-Debat-Pouts ; mentionné en 1675 (réform. de Béarn, B. 640, f° 341).</text:p>
          </table:table-cell>
          <table:table-cell office:value-type="string">
            <text:p>Ponson-Debat-Pouts</text:p>
          </table:table-cell>
          <table:table-cell office:value-type="float" office:value="64451">
            <text:p>64451</text:p>
          </table:table-cell>
          <table:table-cell table:number-columns-repeated="3"/>
        </table:table-row>
        <table:table-row table:style-name="ro2">
          <table:table-cell office:value-type="string">
            <text:p>DT64-05021</text:p>
          </table:table-cell>
          <table:table-cell office:value-type="string">
            <text:p>Saint-Sever,</text:p>
          </table:table-cell>
          <table:table-cell office:value-type="string">
            <text:p>moulin, commune de Ponson-Debat-Pouts.</text:p>
          </table:table-cell>
          <table:table-cell office:value-type="string">
            <text:p>Ponson-Debat-Pouts</text:p>
          </table:table-cell>
          <table:table-cell office:value-type="float" office:value="64451">
            <text:p>64451</text:p>
          </table:table-cell>
          <table:table-cell table:number-columns-repeated="3"/>
        </table:table-row>
        <table:table-row table:style-name="ro2">
          <table:table-cell office:value-type="string">
            <text:p>DT64-00212</text:p>
          </table:table-cell>
          <table:table-cell office:value-type="string">
            <text:p>Aphanicé (L’),</text:p>
          </table:table-cell>
          <table:table-cell office:value-type="string">
            <text:p>ruisseau qui prend sa source à Montory, arrose le village de Restoue et se jette à Tardets dans le Saison.</text:p>
          </table:table-cell>
          <table:table-cell office:value-type="string">
            <text:p>Restoue</text:p>
          </table:table-cell>
          <table:table-cell office:value-type="string">
            <text:p>Non</text:p>
          </table:table-cell>
          <table:table-cell table:number-columns-repeated="3"/>
        </table:table-row>
        <table:table-row table:style-name="ro2">
          <table:table-cell office:value-type="string">
            <text:p>DT64-00923</text:p>
          </table:table-cell>
          <table:table-cell office:value-type="string">
            <text:p>Burgous,</text:p>
          </table:table-cell>
          <table:table-cell office:value-type="string">
            <text:p>ruisseau qui prend sa source sur la commune de Lasserre, sort du département des Basses-Pyrénées et se jette dans l’Adour près de Riscle (département du Gers).</text:p>
          </table:table-cell>
          <table:table-cell office:value-type="string">
            <text:p>Riscle</text:p>
          </table:table-cell>
          <table:table-cell office:value-type="float" office:value="32344">
            <text:p>32344</text:p>
          </table:table-cell>
          <table:table-cell table:number-columns-repeated="3"/>
        </table:table-row>
        <table:table-row table:style-name="ro2">
          <table:table-cell office:value-type="string">
            <text:p>DT64-00106</text:p>
          </table:table-cell>
          <table:table-cell office:value-type="string">
            <text:p>Nive d’Arnéguy,</text:p>
          </table:table-cell>
          <table:table-cell office:value-type="string">
            <text:p>rivière qui prend sa source près de Roncevaux (Espagne), traverse Arneguy, Lasse, Uhart-Cize, et se jette dans la Nive.</text:p>
          </table:table-cell>
          <table:table-cell office:value-type="string">
            <text:p>Roncevaux</text:p>
          </table:table-cell>
          <table:table-cell office:value-type="string">
            <text:p>Non</text:p>
          </table:table-cell>
          <table:table-cell table:number-columns-repeated="3"/>
        </table:table-row>
        <table:table-row table:style-name="ro2">
          <table:table-cell office:value-type="string">
            <text:p>DT64-01517</text:p>
          </table:table-cell>
          <table:table-cell office:value-type="string">
            <text:p>Castéra,</text:p>
          </table:table-cell>
          <table:table-cell office:value-type="string">
            <text:p>écart, commune de Saint-Gladie-Arrive-Munein.</text:p>
          </table:table-cell>
          <table:table-cell office:value-type="string">
            <text:p>Saint-Gladie-Arrive-Munein</text:p>
          </table:table-cell>
          <table:table-cell office:value-type="float" office:value="64480">
            <text:p>64480</text:p>
          </table:table-cell>
          <table:table-cell table:number-columns-repeated="3"/>
        </table:table-row>
        <table:table-row table:style-name="ro2">
          <table:table-cell office:value-type="string">
            <text:p>DT64-01585</text:p>
          </table:table-cell>
          <table:table-cell office:value-type="string">
            <text:p>Castetvieil,</text:p>
          </table:table-cell>
          <table:table-cell office:value-type="string">
            <text:p>landes et marais, commune de Saint-Gladie-Arrive-Munein.</text:p>
          </table:table-cell>
          <table:table-cell office:value-type="string">
            <text:p>Saint-Gladie-Arrive-Munein</text:p>
          </table:table-cell>
          <table:table-cell office:value-type="float" office:value="64480">
            <text:p>64480</text:p>
          </table:table-cell>
          <table:table-cell table:number-columns-repeated="3"/>
        </table:table-row>
        <table:table-row table:style-name="ro2">
          <table:table-cell office:value-type="string">
            <text:p>DT64-03072</text:p>
          </table:table-cell>
          <table:table-cell office:value-type="string">
            <text:p>Laborde,</text:p>
          </table:table-cell>
          <table:table-cell office:value-type="string">
            <text:p>fief, commune de Saint-Gladie-Arrive-Munein.</text:p>
          </table:table-cell>
          <table:table-cell office:value-type="string">
            <text:p>Saint-Gladie-Arrive-Munein</text:p>
          </table:table-cell>
          <table:table-cell office:value-type="float" office:value="64480">
            <text:p>64480</text:p>
          </table:table-cell>
          <table:table-cell table:number-columns-repeated="3"/>
        </table:table-row>
        <table:table-row table:style-name="ro2">
          <table:table-cell office:value-type="string">
            <text:p>DT64-04849</text:p>
          </table:table-cell>
          <table:table-cell office:value-type="string">
            <text:p>Saint-Burein,</text:p>
          </table:table-cell>
          <table:table-cell office:value-type="string">
            <text:p>écart, commune de Saint-Gladie-Arrive-Munein.</text:p>
          </table:table-cell>
          <table:table-cell office:value-type="string">
            <text:p>Saint-Gladie-Arrive-Munein</text:p>
          </table:table-cell>
          <table:table-cell office:value-type="float" office:value="64480">
            <text:p>64480</text:p>
          </table:table-cell>
          <table:table-cell table:number-columns-repeated="3"/>
        </table:table-row>
        <table:table-row table:style-name="ro2">
          <table:table-cell office:value-type="string">
            <text:p>DT64-00038</text:p>
          </table:table-cell>
          <table:table-cell office:value-type="string">
            <text:p>Açaléguy,</text:p>
          </table:table-cell>
          <table:table-cell office:value-type="string">
            <text:p>montagne, commune de Saint-Just-Ibarre.</text:p>
          </table:table-cell>
          <table:table-cell office:value-type="string">
            <text:p>Saint-Just-Ibarre</text:p>
          </table:table-cell>
          <table:table-cell office:value-type="float" office:value="64487">
            <text:p>64487</text:p>
          </table:table-cell>
          <table:table-cell table:number-columns-repeated="3"/>
        </table:table-row>
        <table:table-row table:style-name="ro2">
          <table:table-cell office:value-type="string">
            <text:p>DT64-00070</text:p>
          </table:table-cell>
          <table:table-cell office:value-type="string">
            <text:p>Aguy-Monho,</text:p>
          </table:table-cell>
          <table:table-cell office:value-type="string">
            <text:p>montagne, commune de Saint-Just-Ibarre.</text:p>
          </table:table-cell>
          <table:table-cell office:value-type="string">
            <text:p>Saint-Just-Ibarre</text:p>
          </table:table-cell>
          <table:table-cell office:value-type="float" office:value="64487">
            <text:p>64487</text:p>
          </table:table-cell>
          <table:table-cell table:number-columns-repeated="3"/>
        </table:table-row>
        <table:table-row table:style-name="ro2">
          <table:table-cell office:value-type="string">
            <text:p>DT64-00144</text:p>
          </table:table-cell>
          <table:table-cell office:value-type="string">
            <text:p>Amexague,</text:p>
          </table:table-cell>
          <table:table-cell office:value-type="string">
            <text:p>fief vassal du royaume de Navarre, commune de Saint-Just-Ibarre.</text:p>
          </table:table-cell>
          <table:table-cell office:value-type="string">
            <text:p>Saint-Just-Ibarre</text:p>
          </table:table-cell>
          <table:table-cell office:value-type="float" office:value="64487">
            <text:p>64487</text:p>
          </table:table-cell>
          <table:table-cell table:number-columns-repeated="3"/>
        </table:table-row>
        <table:table-row table:style-name="ro2">
          <table:table-cell office:value-type="string">
            <text:p>DT64-01294</text:p>
          </table:table-cell>
          <table:table-cell office:value-type="string">
            <text:p>Çabocé,</text:p>
          </table:table-cell>
          <table:table-cell office:value-type="string">
            <text:p>montagne, commune de Saint-Just-Ibarre.</text:p>
          </table:table-cell>
          <table:table-cell office:value-type="string">
            <text:p>Saint-Just-Ibarre</text:p>
          </table:table-cell>
          <table:table-cell office:value-type="float" office:value="64487">
            <text:p>64487</text:p>
          </table:table-cell>
          <table:table-cell table:number-columns-repeated="3"/>
        </table:table-row>
        <table:table-row table:style-name="ro2">
          <table:table-cell office:value-type="string">
            <text:p>DT64-02821</text:p>
          </table:table-cell>
          <table:table-cell office:value-type="string">
            <text:p>Ibarbéity,</text:p>
          </table:table-cell>
          <table:table-cell office:value-type="string">
            <text:p>fief, commune de Saint-Just-Ibarre ; vassal du royaume de Navarre.</text:p>
          </table:table-cell>
          <table:table-cell office:value-type="string">
            <text:p>Saint-Just-Ibarre</text:p>
          </table:table-cell>
          <table:table-cell office:value-type="float" office:value="64487">
            <text:p>64487</text:p>
          </table:table-cell>
          <table:table-cell table:number-columns-repeated="3"/>
        </table:table-row>
        <table:table-row table:style-name="ro2">
          <table:table-cell office:value-type="string">
            <text:p>DT64-04295</text:p>
          </table:table-cell>
          <table:table-cell office:value-type="string">
            <text:p>Oyhanbelché (Le bois d’),</text:p>
          </table:table-cell>
          <table:table-cell office:value-type="string">
            <text:p>commune de Saint-Just-Ibarre.</text:p>
          </table:table-cell>
          <table:table-cell office:value-type="string">
            <text:p>Saint-Just-Ibarre</text:p>
          </table:table-cell>
          <table:table-cell office:value-type="float" office:value="64487">
            <text:p>64487</text:p>
          </table:table-cell>
          <table:table-cell table:number-columns-repeated="3"/>
        </table:table-row>
        <table:table-row table:style-name="ro2">
          <table:table-cell office:value-type="string">
            <text:p>DT64-04925</text:p>
          </table:table-cell>
          <table:table-cell office:value-type="string">
            <text:p>Saint-Jaime,</text:p>
          </table:table-cell>
          <table:table-cell office:value-type="string">
            <text:p>château, commune de Saint-Just-Ibarre.</text:p>
          </table:table-cell>
          <table:table-cell office:value-type="string">
            <text:p>Saint-Just-Ibarre</text:p>
          </table:table-cell>
          <table:table-cell office:value-type="float" office:value="64487">
            <text:p>64487</text:p>
          </table:table-cell>
          <table:table-cell table:number-columns-repeated="3"/>
        </table:table-row>
        <table:table-row table:style-name="ro2">
          <table:table-cell office:value-type="string">
            <text:p>DT64-01081</text:p>
          </table:table-cell>
          <table:table-cell office:value-type="string">
            <text:p>Bois Darré,</text:p>
          </table:table-cell>
          <table:table-cell office:value-type="string">
            <text:p>bois, commune de Saint-Laurent-Bretagne.</text:p>
          </table:table-cell>
          <table:table-cell office:value-type="string">
            <text:p>Saint-Laurent-Bretagne</text:p>
          </table:table-cell>
          <table:table-cell office:value-type="float" office:value="64488">
            <text:p>64488</text:p>
          </table:table-cell>
          <table:table-cell table:number-columns-repeated="3"/>
        </table:table-row>
        <table:table-row table:style-name="ro1">
          <table:table-cell office:value-type="string">
            <text:p>DT64-03779</text:p>
          </table:table-cell>
          <table:table-cell office:value-type="string">
            <text:p>Maure (La),</text:p>
          </table:table-cell>
          <table:table-cell office:value-type="string">
            <text:p>écart, commune de Saint-Laurent-Bretagne.</text:p>
          </table:table-cell>
          <table:table-cell office:value-type="string">
            <text:p>Saint-Laurent-Bretagne</text:p>
          </table:table-cell>
          <table:table-cell office:value-type="float" office:value="64488">
            <text:p>64488</text:p>
          </table:table-cell>
          <table:table-cell table:number-columns-repeated="3"/>
        </table:table-row>
        <table:table-row table:style-name="ro2">
          <table:table-cell office:value-type="string">
            <text:p>DT64-05513</text:p>
          </table:table-cell>
          <table:table-cell office:value-type="string">
            <text:p>Toscq (Le),</text:p>
          </table:table-cell>
          <table:table-cell office:value-type="string">
            <text:p>écart, commune de Saint-Laurent-Bretagne.</text:p>
          </table:table-cell>
          <table:table-cell office:value-type="string">
            <text:p>Saint-Laurent-Bretagne</text:p>
          </table:table-cell>
          <table:table-cell office:value-type="float" office:value="64488">
            <text:p>64488</text:p>
          </table:table-cell>
          <table:table-cell table:number-columns-repeated="3"/>
        </table:table-row>
        <table:table-row table:style-name="ro2">
          <table:table-cell office:value-type="string">
            <text:p>DT64-03427</text:p>
          </table:table-cell>
          <table:table-cell office:value-type="string">
            <text:p>Léès (Le Gros-),</text:p>
          </table:table-cell>
          <table:table-cell office:value-type="string">
            <text:p>rivière qui se forme à Simacourbe par la réunion des ruisseaux de Mendane et de Riutort et se jette dans l’Adour près de Saint-Mont (département du Gers) ; elle arrose, dans les Basses-Pyrénées, les communes de Lussagnet-Lusson, Lalongue, Lannecaube-Meillac, Burosse-Mendousse, Taron-Sadirac-Viellenave, Mascaras-Haron, Balirac-Maumusson, Castetpugon, Garlin et Moncla.</text:p>
          </table:table-cell>
          <table:table-cell office:value-type="string">
            <text:p>Saint-Mont</text:p>
          </table:table-cell>
          <table:table-cell office:value-type="float" office:value="32398">
            <text:p>32398</text:p>
          </table:table-cell>
          <table:table-cell table:number-columns-repeated="3"/>
        </table:table-row>
        <table:table-row table:style-name="ro2">
          <table:table-cell office:value-type="string">
            <text:p>DT64-04828</text:p>
          </table:table-cell>
          <table:table-cell office:value-type="string">
            <text:p>Sagé (Le),</text:p>
          </table:table-cell>
          <table:table-cell office:value-type="string">
            <text:p>ruisseau qui prend sa source dans la commune de Crouseilles, baigne dans les Basses-Pyrénées, Arroses et Aydie, sort du département et se jette dans l’Adour près de Saint-Mont (département du Gers).</text:p>
          </table:table-cell>
          <table:table-cell office:value-type="string">
            <text:p>Saint-Mont</text:p>
          </table:table-cell>
          <table:table-cell office:value-type="float" office:value="32398">
            <text:p>32398</text:p>
          </table:table-cell>
          <table:table-cell table:number-columns-repeated="3"/>
        </table:table-row>
        <table:table-row table:style-name="ro2">
          <table:table-cell office:value-type="string">
            <text:p>DT64-04687</text:p>
          </table:table-cell>
          <table:table-cell office:value-type="string">
            <text:p>le Petit),</text:p>
          </table:table-cell>
          <table:table-cell office:value-type="string">
            <text:p>deux tumulus, commune de Pau, dans la lande du Pont-Long, près du chemin Salier.</text:p>
          </table:table-cell>
          <table:table-cell office:value-type="string">
            <text:p>Salier</text:p>
          </table:table-cell>
          <table:table-cell office:value-type="string">
            <text:p>Non</text:p>
          </table:table-cell>
          <table:table-cell table:number-columns-repeated="3"/>
        </table:table-row>
        <table:table-row table:style-name="ro2">
          <table:table-cell office:value-type="string">
            <text:p>DT64-00741</text:p>
          </table:table-cell>
          <table:table-cell office:value-type="string">
            <text:p>Bartouil (Le),</text:p>
          </table:table-cell>
          <table:table-cell office:value-type="string">
            <text:p>écart, commune de Samsons-Lion.</text:p>
          </table:table-cell>
          <table:table-cell office:value-type="string">
            <text:p>Samsons-Lion</text:p>
          </table:table-cell>
          <table:table-cell office:value-type="float" office:value="64503">
            <text:p>64503</text:p>
          </table:table-cell>
          <table:table-cell table:number-columns-repeated="3"/>
        </table:table-row>
        <table:table-row table:style-name="ro2">
          <table:table-cell office:value-type="string">
            <text:p>DT64-01008</text:p>
          </table:table-cell>
          <table:table-cell office:value-type="string">
            <text:p>Biaous (Les),</text:p>
          </table:table-cell>
          <table:table-cell office:value-type="string">
            <text:p>écart, commune de Samsons-Lion.</text:p>
          </table:table-cell>
          <table:table-cell office:value-type="string">
            <text:p>Samsons-Lion</text:p>
          </table:table-cell>
          <table:table-cell office:value-type="float" office:value="64503">
            <text:p>64503</text:p>
          </table:table-cell>
          <table:table-cell table:number-columns-repeated="3"/>
        </table:table-row>
        <table:table-row table:style-name="ro2">
          <table:table-cell office:value-type="string">
            <text:p>DT64-01388</text:p>
          </table:table-cell>
          <table:table-cell office:value-type="string">
            <text:p>Capcoum,</text:p>
          </table:table-cell>
          <table:table-cell office:value-type="string">
            <text:p>écart, commune de Samsons-Lion.</text:p>
          </table:table-cell>
          <table:table-cell office:value-type="string">
            <text:p>Samsons-Lion</text:p>
          </table:table-cell>
          <table:table-cell office:value-type="float" office:value="64503">
            <text:p>64503</text:p>
          </table:table-cell>
          <table:table-cell table:number-columns-repeated="3"/>
        </table:table-row>
        <table:table-row table:style-name="ro2">
          <table:table-cell office:value-type="string">
            <text:p>DT64-01416</text:p>
          </table:table-cell>
          <table:table-cell office:value-type="string">
            <text:p>Carbouère,</text:p>
          </table:table-cell>
          <table:table-cell office:value-type="string">
            <text:p>écart, commune de Samsons-Lion.</text:p>
          </table:table-cell>
          <table:table-cell office:value-type="string">
            <text:p>Samsons-Lion</text:p>
          </table:table-cell>
          <table:table-cell office:value-type="float" office:value="64503">
            <text:p>64503</text:p>
          </table:table-cell>
          <table:table-cell table:number-columns-repeated="3"/>
        </table:table-row>
        <table:table-row table:style-name="ro2">
          <table:table-cell office:value-type="string">
            <text:p>DT64-01535</text:p>
          </table:table-cell>
          <table:table-cell office:value-type="string">
            <text:p>Castéra (Le chemin du),</text:p>
          </table:table-cell>
          <table:table-cell office:value-type="string">
            <text:p>commune de Samsons-Lion.</text:p>
          </table:table-cell>
          <table:table-cell office:value-type="string">
            <text:p>Samsons-Lion</text:p>
          </table:table-cell>
          <table:table-cell office:value-type="float" office:value="64503">
            <text:p>64503</text:p>
          </table:table-cell>
          <table:table-cell table:number-columns-repeated="3"/>
        </table:table-row>
        <table:table-row table:style-name="ro2">
          <table:table-cell office:value-type="string">
            <text:p>DT64-01821</text:p>
          </table:table-cell>
          <table:table-cell office:value-type="string">
            <text:p>Coudure (La),</text:p>
          </table:table-cell>
          <table:table-cell office:value-type="string">
            <text:p>écart, commune de Samsons-Lion.</text:p>
          </table:table-cell>
          <table:table-cell office:value-type="string">
            <text:p>Samsons-Lion</text:p>
          </table:table-cell>
          <table:table-cell office:value-type="float" office:value="64503">
            <text:p>64503</text:p>
          </table:table-cell>
          <table:table-cell table:number-columns-repeated="3"/>
        </table:table-row>
        <table:table-row table:style-name="ro2">
          <table:table-cell office:value-type="string">
            <text:p>DT64-01842</text:p>
          </table:table-cell>
          <table:table-cell office:value-type="string">
            <text:p>Courroumaté,</text:p>
          </table:table-cell>
          <table:table-cell office:value-type="string">
            <text:p>ferme, commune de Samsons-Lion.</text:p>
          </table:table-cell>
          <table:table-cell office:value-type="string">
            <text:p>Samsons-Lion</text:p>
          </table:table-cell>
          <table:table-cell office:value-type="float" office:value="64503">
            <text:p>64503</text:p>
          </table:table-cell>
          <table:table-cell table:number-columns-repeated="3"/>
        </table:table-row>
        <table:table-row table:style-name="ro2">
          <table:table-cell office:value-type="string">
            <text:p>DT64-02519</text:p>
          </table:table-cell>
          <table:table-cell office:value-type="string">
            <text:p>Granges (Les),</text:p>
          </table:table-cell>
          <table:table-cell office:value-type="string">
            <text:p>écart, commune de Samsons-Lion.</text:p>
          </table:table-cell>
          <table:table-cell office:value-type="string">
            <text:p>Samsons-Lion</text:p>
          </table:table-cell>
          <table:table-cell office:value-type="float" office:value="64503">
            <text:p>64503</text:p>
          </table:table-cell>
          <table:table-cell table:number-columns-repeated="3"/>
        </table:table-row>
        <table:table-row table:style-name="ro2">
          <table:table-cell office:value-type="string">
            <text:p>DT64-02764</text:p>
          </table:table-cell>
          <table:table-cell office:value-type="string">
            <text:p>Hounrède (La),</text:p>
          </table:table-cell>
          <table:table-cell office:value-type="string">
            <text:p>écart, commune de Samsons-Lion.</text:p>
          </table:table-cell>
          <table:table-cell office:value-type="string">
            <text:p>Samsons-Lion</text:p>
          </table:table-cell>
          <table:table-cell office:value-type="float" office:value="64503">
            <text:p>64503</text:p>
          </table:table-cell>
          <table:table-cell table:number-columns-repeated="3"/>
        </table:table-row>
        <table:table-row table:style-name="ro2">
          <table:table-cell office:value-type="string">
            <text:p>DT64-03233</text:p>
          </table:table-cell>
          <table:table-cell office:value-type="string">
            <text:p>Lanusse,</text:p>
          </table:table-cell>
          <table:table-cell office:value-type="string">
            <text:p>écart, commune de Samsons-Lion.</text:p>
          </table:table-cell>
          <table:table-cell office:value-type="string">
            <text:p>Samsons-Lion</text:p>
          </table:table-cell>
          <table:table-cell office:value-type="float" office:value="64503">
            <text:p>64503</text:p>
          </table:table-cell>
          <table:table-cell table:number-columns-repeated="3"/>
        </table:table-row>
        <table:table-row table:style-name="ro2">
          <table:table-cell office:value-type="string">
            <text:p>DT64-04104</text:p>
          </table:table-cell>
          <table:table-cell office:value-type="string">
            <text:p>Nabos,</text:p>
          </table:table-cell>
          <table:table-cell office:value-type="string">
            <text:p>ferme, commune de Samsons-Lion ; mentionnée en 1385 (cens. f° 58).</text:p>
          </table:table-cell>
          <table:table-cell office:value-type="string">
            <text:p>Samsons-Lion</text:p>
          </table:table-cell>
          <table:table-cell office:value-type="float" office:value="64503">
            <text:p>64503</text:p>
          </table:table-cell>
          <table:table-cell table:number-columns-repeated="3"/>
        </table:table-row>
        <table:table-row table:style-name="ro2">
          <table:table-cell office:value-type="string">
            <text:p>DT64-04157</text:p>
          </table:table-cell>
          <table:table-cell office:value-type="string">
            <text:p>Nouguès (Les),</text:p>
          </table:table-cell>
          <table:table-cell office:value-type="string">
            <text:p>écart, commune de Samsons-Lion.</text:p>
          </table:table-cell>
          <table:table-cell office:value-type="string">
            <text:p>Samsons-Lion</text:p>
          </table:table-cell>
          <table:table-cell office:value-type="float" office:value="64503">
            <text:p>64503</text:p>
          </table:table-cell>
          <table:table-cell table:number-columns-repeated="3"/>
        </table:table-row>
        <table:table-row table:style-name="ro2">
          <table:table-cell office:value-type="string">
            <text:p>DT64-05216</text:p>
          </table:table-cell>
          <table:table-cell office:value-type="string">
            <text:p>Sèdes (Las),</text:p>
          </table:table-cell>
          <table:table-cell office:value-type="string">
            <text:p>écart, commune de Samsons-Lion.</text:p>
          </table:table-cell>
          <table:table-cell office:value-type="string">
            <text:p>Samsons-Lion</text:p>
          </table:table-cell>
          <table:table-cell office:value-type="float" office:value="64503">
            <text:p>64503</text:p>
          </table:table-cell>
          <table:table-cell table:number-columns-repeated="3"/>
        </table:table-row>
        <table:table-row table:style-name="ro2">
          <table:table-cell office:value-type="string">
            <text:p>DT64-05378</text:p>
          </table:table-cell>
          <table:table-cell office:value-type="string">
            <text:p>Sourouille (Le),</text:p>
          </table:table-cell>
          <table:table-cell office:value-type="string">
            <text:p>ruisseau qui coule sur la commune de Samsons-Lion et se perd dans le Petit-Léès.</text:p>
          </table:table-cell>
          <table:table-cell office:value-type="string">
            <text:p>Samsons-Lion</text:p>
          </table:table-cell>
          <table:table-cell office:value-type="float" office:value="64503">
            <text:p>64503</text:p>
          </table:table-cell>
          <table:table-cell table:number-columns-repeated="3"/>
        </table:table-row>
        <table:table-row table:style-name="ro2">
          <table:table-cell office:value-type="string">
            <text:p>DT64-05582</text:p>
          </table:table-cell>
          <table:table-cell office:value-type="string">
            <text:p>Tuquets (Les),</text:p>
          </table:table-cell>
          <table:table-cell office:value-type="string">
            <text:p>écart, commune de Samsons-Lion.</text:p>
          </table:table-cell>
          <table:table-cell office:value-type="string">
            <text:p>Samsons-Lion</text:p>
          </table:table-cell>
          <table:table-cell office:value-type="float" office:value="64503">
            <text:p>64503</text:p>
          </table:table-cell>
          <table:table-cell table:number-columns-repeated="3"/>
        </table:table-row>
        <table:table-row table:style-name="ro2">
          <table:table-cell office:value-type="string">
            <text:p>DT64-02892</text:p>
          </table:table-cell>
          <table:table-cell office:value-type="string">
            <text:p>Iraty (L’),</text:p>
          </table:table-cell>
          <table:table-cell office:value-type="string">
            <text:p>rivière qui prend sa source dans les Pyrénées espagnoles, arrose en France une partie du territoire de Lécumberry et se jette en Espagne dans le Rio Aragon, près de Sanguesa.</text:p>
          </table:table-cell>
          <table:table-cell office:value-type="string">
            <text:p>Sanguesa</text:p>
          </table:table-cell>
          <table:table-cell office:value-type="string">
            <text:p>Non</text:p>
          </table:table-cell>
          <table:table-cell table:number-columns-repeated="3"/>
        </table:table-row>
        <table:table-row table:style-name="ro2">
          <table:table-cell office:value-type="string">
            <text:p>DT64-00008</text:p>
          </table:table-cell>
          <table:table-cell office:value-type="string">
            <text:p>Abadie (L’),</text:p>
          </table:table-cell>
          <table:table-cell office:value-type="string">
            <text:p>fief, commune de Sauguis-Saint-Étienne ; mentionné en 1385 (coll. Duchesne, vol. CXIV, f° 43), vassal de la vicomté de Soule.</text:p>
          </table:table-cell>
          <table:table-cell office:value-type="string">
            <text:p>Sauguis-Saint-Étienne</text:p>
          </table:table-cell>
          <table:table-cell office:value-type="float" office:value="64509">
            <text:p>64509</text:p>
          </table:table-cell>
          <table:table-cell table:number-columns-repeated="3"/>
        </table:table-row>
        <table:table-row table:style-name="ro2">
          <table:table-cell office:value-type="string">
            <text:p>DT64-00843</text:p>
          </table:table-cell>
          <table:table-cell office:value-type="string">
            <text:p>Béhère,</text:p>
          </table:table-cell>
          <table:table-cell office:value-type="string">
            <text:p>fief, commune de Sauguis-Saint-Étienne ; relevait de la vicomté de Soule.</text:p>
          </table:table-cell>
          <table:table-cell office:value-type="string">
            <text:p>Sauguis-Saint-Étienne</text:p>
          </table:table-cell>
          <table:table-cell office:value-type="float" office:value="64509">
            <text:p>64509</text:p>
          </table:table-cell>
          <table:table-cell table:number-columns-repeated="3"/>
        </table:table-row>
        <table:table-row table:style-name="ro2">
          <table:table-cell office:value-type="string">
            <text:p>DT64-01638</text:p>
          </table:table-cell>
          <table:table-cell office:value-type="string">
            <text:p>Cerra,</text:p>
          </table:table-cell>
          <table:table-cell office:value-type="string">
            <text:p>lande, commune de Sauguis-Saint-Étienne.</text:p>
          </table:table-cell>
          <table:table-cell office:value-type="string">
            <text:p>Sauguis-Saint-Étienne</text:p>
          </table:table-cell>
          <table:table-cell office:value-type="float" office:value="64509">
            <text:p>64509</text:p>
          </table:table-cell>
          <table:table-cell table:number-columns-repeated="3"/>
        </table:table-row>
        <table:table-row table:style-name="ro2">
          <table:table-cell office:value-type="string">
            <text:p>DT64-02904</text:p>
          </table:table-cell>
          <table:table-cell office:value-type="string">
            <text:p>Iriartia,</text:p>
          </table:table-cell>
          <table:table-cell office:value-type="string">
            <text:p>ferme, commune de Sauguis-Saint-Étienne ; mentionnée en 1520 (coutume de Soule).</text:p>
          </table:table-cell>
          <table:table-cell office:value-type="string">
            <text:p>Sauguis-Saint-Étienne</text:p>
          </table:table-cell>
          <table:table-cell office:value-type="float" office:value="64509">
            <text:p>64509</text:p>
          </table:table-cell>
          <table:table-cell table:number-columns-repeated="3"/>
        </table:table-row>
        <table:table-row table:style-name="ro2">
          <table:table-cell office:value-type="string">
            <text:p>DT64-05105</text:p>
          </table:table-cell>
          <table:table-cell office:value-type="string">
            <text:p>Salle (La),</text:p>
          </table:table-cell>
          <table:table-cell office:value-type="string">
            <text:p>fief, commune de Sauguis-Saint-Étienne.</text:p>
          </table:table-cell>
          <table:table-cell office:value-type="string">
            <text:p>Sauguis-Saint-Étienne</text:p>
          </table:table-cell>
          <table:table-cell office:value-type="float" office:value="64509">
            <text:p>64509</text:p>
          </table:table-cell>
          <table:table-cell table:number-columns-repeated="3"/>
        </table:table-row>
        <table:table-row table:style-name="ro2">
          <table:table-cell office:value-type="string">
            <text:p>DT64-00184</text:p>
          </table:table-cell>
          <table:table-cell office:value-type="string">
            <text:p>Angles (Les),</text:p>
          </table:table-cell>
          <table:table-cell office:value-type="string">
            <text:p>hameau, commune de Sedze-Maubec, mentionné en 1675 (réform. de Béarn, B. 648, f° 266).</text:p>
          </table:table-cell>
          <table:table-cell office:value-type="string">
            <text:p>Sedze-Maubec</text:p>
          </table:table-cell>
          <table:table-cell office:value-type="float" office:value="64515">
            <text:p>64515</text:p>
          </table:table-cell>
          <table:table-cell table:number-columns-repeated="3"/>
        </table:table-row>
        <table:table-row table:style-name="ro2">
          <table:table-cell office:value-type="string">
            <text:p>DT64-00546</text:p>
          </table:table-cell>
          <table:table-cell office:value-type="string">
            <text:p>Augas (Les),</text:p>
          </table:table-cell>
          <table:table-cell office:value-type="string">
            <text:p>hameau, commune de Sedze-Maubec.</text:p>
          </table:table-cell>
          <table:table-cell office:value-type="string">
            <text:p>Sedze-Maubec</text:p>
          </table:table-cell>
          <table:table-cell office:value-type="float" office:value="64515">
            <text:p>64515</text:p>
          </table:table-cell>
          <table:table-cell table:number-columns-repeated="3"/>
        </table:table-row>
        <table:table-row table:style-name="ro2">
          <table:table-cell office:value-type="string">
            <text:p>DT64-00692</text:p>
          </table:table-cell>
          <table:table-cell office:value-type="string">
            <text:p>Baricomme,</text:p>
          </table:table-cell>
          <table:table-cell office:value-type="string">
            <text:p>hameau, commune de Sedze-Maubec ; mentionné en 1675 (réform. de Béarn, B. 648, f° 241).</text:p>
          </table:table-cell>
          <table:table-cell office:value-type="string">
            <text:p>Sedze-Maubec</text:p>
          </table:table-cell>
          <table:table-cell office:value-type="float" office:value="64515">
            <text:p>64515</text:p>
          </table:table-cell>
          <table:table-cell table:number-columns-repeated="3"/>
        </table:table-row>
        <table:table-row table:style-name="ro2">
          <table:table-cell office:value-type="string">
            <text:p>DT64-00830</text:p>
          </table:table-cell>
          <table:table-cell office:value-type="string">
            <text:p>Béguer,</text:p>
          </table:table-cell>
          <table:table-cell office:value-type="string">
            <text:p>écart, commune de Sedze-Maubec.</text:p>
          </table:table-cell>
          <table:table-cell office:value-type="string">
            <text:p>Sedze-Maubec</text:p>
          </table:table-cell>
          <table:table-cell office:value-type="float" office:value="64515">
            <text:p>64515</text:p>
          </table:table-cell>
          <table:table-cell table:number-columns-repeated="3"/>
        </table:table-row>
        <table:table-row table:style-name="ro2">
          <table:table-cell office:value-type="string">
            <text:p>DT64-01405</text:p>
          </table:table-cell>
          <table:table-cell office:value-type="string">
            <text:p>Capet,</text:p>
          </table:table-cell>
          <table:table-cell office:value-type="string">
            <text:p>hameau, commune de Sedze-Maubec ; mentionné en 1675 (réform. de Béarn, B. 648, f° 265).</text:p>
          </table:table-cell>
          <table:table-cell office:value-type="string">
            <text:p>Sedze-Maubec</text:p>
          </table:table-cell>
          <table:table-cell office:value-type="float" office:value="64515">
            <text:p>64515</text:p>
          </table:table-cell>
          <table:table-cell table:number-columns-repeated="3"/>
        </table:table-row>
        <table:table-row table:style-name="ro2">
          <table:table-cell office:value-type="string">
            <text:p>DT64-01862</text:p>
          </table:table-cell>
          <table:table-cell office:value-type="string">
            <text:p>Crabère (La),</text:p>
          </table:table-cell>
          <table:table-cell office:value-type="string">
            <text:p>hameau, commune de Sedze-Maubec.</text:p>
          </table:table-cell>
          <table:table-cell office:value-type="string">
            <text:p>Sedze-Maubec</text:p>
          </table:table-cell>
          <table:table-cell office:value-type="float" office:value="64515">
            <text:p>64515</text:p>
          </table:table-cell>
          <table:table-cell table:number-columns-repeated="3"/>
        </table:table-row>
        <table:table-row table:style-name="ro2">
          <table:table-cell office:value-type="string">
            <text:p>DT64-01916</text:p>
          </table:table-cell>
          <table:table-cell office:value-type="string">
            <text:p>Delaigue,</text:p>
          </table:table-cell>
          <table:table-cell office:value-type="string">
            <text:p>hameau, commune de Sedze-Maubec ; mentionné en 1675 (réform. de Béarn, B. 648, f° 242).</text:p>
          </table:table-cell>
          <table:table-cell office:value-type="string">
            <text:p>Sedze-Maubec</text:p>
          </table:table-cell>
          <table:table-cell office:value-type="float" office:value="64515">
            <text:p>64515</text:p>
          </table:table-cell>
          <table:table-cell table:number-columns-repeated="3"/>
        </table:table-row>
        <table:table-row table:style-name="ro2">
          <table:table-cell office:value-type="string">
            <text:p>DT64-02484</text:p>
          </table:table-cell>
          <table:table-cell office:value-type="string">
            <text:p>Gouares (Le),</text:p>
          </table:table-cell>
          <table:table-cell office:value-type="string">
            <text:p>hameau, commune de Sedze-Maubec ; mentionné en 1675 (réform. de Béarn, B. 648, f° 268).</text:p>
          </table:table-cell>
          <table:table-cell office:value-type="string">
            <text:p>Sedze-Maubec</text:p>
          </table:table-cell>
          <table:table-cell office:value-type="float" office:value="64515">
            <text:p>64515</text:p>
          </table:table-cell>
          <table:table-cell table:number-columns-repeated="3"/>
        </table:table-row>
        <table:table-row table:style-name="ro2">
          <table:table-cell office:value-type="string">
            <text:p>DT64-02512</text:p>
          </table:table-cell>
          <table:table-cell office:value-type="string">
            <text:p>Grabot,</text:p>
          </table:table-cell>
          <table:table-cell office:value-type="string">
            <text:p>hameau, commune de Sedze-Maubec ; mentionné en 1675 (réform. de Béarn, B. 648, f° 244).</text:p>
          </table:table-cell>
          <table:table-cell office:value-type="string">
            <text:p>Sedze-Maubec</text:p>
          </table:table-cell>
          <table:table-cell office:value-type="float" office:value="64515">
            <text:p>64515</text:p>
          </table:table-cell>
          <table:table-cell table:number-columns-repeated="3"/>
        </table:table-row>
        <table:table-row table:style-name="ro2">
          <table:table-cell office:value-type="string">
            <text:p>DT64-03131</text:p>
          </table:table-cell>
          <table:table-cell office:value-type="string">
            <text:p>Lagatiu,</text:p>
          </table:table-cell>
          <table:table-cell office:value-type="string">
            <text:p>écart, commune de Sedze-Maubec ; mentionné en 1682 (réform. de Béarn, B. 648, f° 241).</text:p>
          </table:table-cell>
          <table:table-cell office:value-type="string">
            <text:p>Sedze-Maubec</text:p>
          </table:table-cell>
          <table:table-cell office:value-type="float" office:value="64515">
            <text:p>64515</text:p>
          </table:table-cell>
          <table:table-cell table:number-columns-repeated="3"/>
        </table:table-row>
        <table:table-row table:style-name="ro2">
          <table:table-cell office:value-type="string">
            <text:p>DT64-03156</text:p>
          </table:table-cell>
          <table:table-cell office:value-type="string">
            <text:p>Lahourbat,</text:p>
          </table:table-cell>
          <table:table-cell office:value-type="string">
            <text:p>écart, commune de Sedze-Maubec ; mentionné en 1675 (réform. de Béarn, B. 648, f° 263).</text:p>
          </table:table-cell>
          <table:table-cell office:value-type="string">
            <text:p>Sedze-Maubec</text:p>
          </table:table-cell>
          <table:table-cell office:value-type="float" office:value="64515">
            <text:p>64515</text:p>
          </table:table-cell>
          <table:table-cell table:number-columns-repeated="3"/>
        </table:table-row>
        <table:table-row table:style-name="ro2">
          <table:table-cell office:value-type="string">
            <text:p>DT64-03230</text:p>
          </table:table-cell>
          <table:table-cell office:value-type="string">
            <text:p>Lansalorbe,</text:p>
          </table:table-cell>
          <table:table-cell office:value-type="string">
            <text:p>bois, commune de Sedze-Maubec ; mentionné en 1675 (réform. de Béarn, B. 648, f° 234).</text:p>
          </table:table-cell>
          <table:table-cell office:value-type="string">
            <text:p>Sedze-Maubec</text:p>
          </table:table-cell>
          <table:table-cell office:value-type="float" office:value="64515">
            <text:p>64515</text:p>
          </table:table-cell>
          <table:table-cell table:number-columns-repeated="3"/>
        </table:table-row>
        <table:table-row table:style-name="ro2">
          <table:table-cell office:value-type="string">
            <text:p>DT64-03283</text:p>
          </table:table-cell>
          <table:table-cell office:value-type="string">
            <text:p>Larmanou,</text:p>
          </table:table-cell>
          <table:table-cell office:value-type="string">
            <text:p>écart, commune de Sedze-Maubec ; mentionné en 1675 (réform. de Béarn, B. 648, f° 253).</text:p>
          </table:table-cell>
          <table:table-cell office:value-type="string">
            <text:p>Sedze-Maubec</text:p>
          </table:table-cell>
          <table:table-cell office:value-type="float" office:value="64515">
            <text:p>64515</text:p>
          </table:table-cell>
          <table:table-cell table:number-columns-repeated="3"/>
        </table:table-row>
        <table:table-row table:style-name="ro2">
          <table:table-cell office:value-type="string">
            <text:p>DT64-03452</text:p>
          </table:table-cell>
          <table:table-cell office:value-type="string">
            <text:p>Lembielle,</text:p>
          </table:table-cell>
          <table:table-cell office:value-type="string">
            <text:p>écart, commune de Sedze-Maubec ; mentionné en 1675 (réform. de Béarn, B. 648, f° 245).</text:p>
          </table:table-cell>
          <table:table-cell office:value-type="string">
            <text:p>Sedze-Maubec</text:p>
          </table:table-cell>
          <table:table-cell office:value-type="float" office:value="64515">
            <text:p>64515</text:p>
          </table:table-cell>
          <table:table-cell table:number-columns-repeated="3"/>
        </table:table-row>
        <table:table-row table:style-name="ro2">
          <table:table-cell office:value-type="string">
            <text:p>DT64-03580</text:p>
          </table:table-cell>
          <table:table-cell office:value-type="string">
            <text:p>Loubères (Les),</text:p>
          </table:table-cell>
          <table:table-cell office:value-type="string">
            <text:p>hameau, commune de Sedze-Maubec ; mentionné en 1675 (réform. de Béarn, B. 648, f° 322).</text:p>
          </table:table-cell>
          <table:table-cell office:value-type="string">
            <text:p>Sedze-Maubec</text:p>
          </table:table-cell>
          <table:table-cell office:value-type="float" office:value="64515">
            <text:p>64515</text:p>
          </table:table-cell>
          <table:table-cell table:number-columns-repeated="3"/>
        </table:table-row>
        <table:table-row table:style-name="ro2">
          <table:table-cell office:value-type="string">
            <text:p>DT64-03968</text:p>
          </table:table-cell>
          <table:table-cell office:value-type="string">
            <text:p>Mont (Le),</text:p>
          </table:table-cell>
          <table:table-cell office:value-type="string">
            <text:p>écart, commune de Sedze-Maubec ; mentionné en 1675 (réform. de Béarn, B. 648, f° 263).</text:p>
          </table:table-cell>
          <table:table-cell office:value-type="string">
            <text:p>Sedze-Maubec</text:p>
          </table:table-cell>
          <table:table-cell office:value-type="float" office:value="64515">
            <text:p>64515</text:p>
          </table:table-cell>
          <table:table-cell table:number-columns-repeated="3"/>
        </table:table-row>
        <table:table-row table:style-name="ro2">
          <table:table-cell office:value-type="string">
            <text:p>DT64-04020</text:p>
          </table:table-cell>
          <table:table-cell office:value-type="string">
            <text:p>Moulardon,</text:p>
          </table:table-cell>
          <table:table-cell office:value-type="string">
            <text:p>écart, commune de Sedze-Maubec ; mentionné en 1675 (réform. de Béarn, B. 648, f° 264).</text:p>
          </table:table-cell>
          <table:table-cell office:value-type="string">
            <text:p>Sedze-Maubec</text:p>
          </table:table-cell>
          <table:table-cell office:value-type="float" office:value="64515">
            <text:p>64515</text:p>
          </table:table-cell>
          <table:table-cell table:number-columns-repeated="3"/>
        </table:table-row>
        <table:table-row table:style-name="ro2">
          <table:table-cell office:value-type="string">
            <text:p>DT64-04046</text:p>
          </table:table-cell>
          <table:table-cell office:value-type="string">
            <text:p>Moura,</text:p>
          </table:table-cell>
          <table:table-cell office:value-type="string">
            <text:p>bois, commune de Sedze-Maubec ; mentionné en 1675 (réform. de Béarn, B. 648, f° 234).</text:p>
          </table:table-cell>
          <table:table-cell office:value-type="string">
            <text:p>Sedze-Maubec</text:p>
          </table:table-cell>
          <table:table-cell office:value-type="float" office:value="64515">
            <text:p>64515</text:p>
          </table:table-cell>
          <table:table-cell table:number-columns-repeated="3"/>
        </table:table-row>
        <table:table-row table:style-name="ro2">
          <table:table-cell office:value-type="string">
            <text:p>DT64-04493</text:p>
          </table:table-cell>
          <table:table-cell office:value-type="string">
            <text:p>Picharotte (La),</text:p>
          </table:table-cell>
          <table:table-cell office:value-type="string">
            <text:p>écart, commune de Sedze-Maubec ; mentionné en 1675 (réform. de Béarn, B. 648, f° 241).</text:p>
          </table:table-cell>
          <table:table-cell office:value-type="string">
            <text:p>Sedze-Maubec</text:p>
          </table:table-cell>
          <table:table-cell office:value-type="float" office:value="64515">
            <text:p>64515</text:p>
          </table:table-cell>
          <table:table-cell table:number-columns-repeated="3"/>
        </table:table-row>
        <table:table-row table:style-name="ro2">
          <table:table-cell office:value-type="string">
            <text:p>DT64-04589</text:p>
          </table:table-cell>
          <table:table-cell office:value-type="string">
            <text:p>Ponsommé,</text:p>
          </table:table-cell>
          <table:table-cell office:value-type="string">
            <text:p>écart, commune de Sedze-Maubec ; mentionné en 1675 (réform. de Béarn, B. 648, f° 243).</text:p>
          </table:table-cell>
          <table:table-cell office:value-type="string">
            <text:p>Sedze-Maubec</text:p>
          </table:table-cell>
          <table:table-cell office:value-type="float" office:value="64515">
            <text:p>64515</text:p>
          </table:table-cell>
          <table:table-cell table:number-columns-repeated="3"/>
        </table:table-row>
        <table:table-row table:style-name="ro2">
          <table:table-cell office:value-type="string">
            <text:p>DT64-05459</text:p>
          </table:table-cell>
          <table:table-cell office:value-type="string">
            <text:p>Tausias (Les),</text:p>
          </table:table-cell>
          <table:table-cell office:value-type="string">
            <text:p>écart, commune de Sedze-Maubec ; mentionné en 1675 (réform. de Béarn, B. 648, f° 265).</text:p>
          </table:table-cell>
          <table:table-cell office:value-type="string">
            <text:p>Sedze-Maubec</text:p>
          </table:table-cell>
          <table:table-cell office:value-type="float" office:value="64515">
            <text:p>64515</text:p>
          </table:table-cell>
          <table:table-cell table:number-columns-repeated="3"/>
        </table:table-row>
        <table:table-row table:style-name="ro2">
          <table:table-cell office:value-type="string">
            <text:p>DT64-05467</text:p>
          </table:table-cell>
          <table:table-cell office:value-type="string">
            <text:p>Ten,</text:p>
          </table:table-cell>
          <table:table-cell office:value-type="string">
            <text:p>écart, commune de Sedze-Maubec ; mentionné en 1675 (réform. de Béarn, B. 648, f° 244).</text:p>
          </table:table-cell>
          <table:table-cell office:value-type="string">
            <text:p>Sedze-Maubec</text:p>
          </table:table-cell>
          <table:table-cell office:value-type="float" office:value="64515">
            <text:p>64515</text:p>
          </table:table-cell>
          <table:table-cell table:number-columns-repeated="3"/>
        </table:table-row>
        <table:table-row table:style-name="ro2">
          <table:table-cell office:value-type="string">
            <text:p>DT64-03426</text:p>
          </table:table-cell>
          <table:table-cell office:value-type="string">
            <text:p>Léès (Le),</text:p>
          </table:table-cell>
          <table:table-cell office:value-type="string">
            <text:p>rivière qui prend sa source dans la commune de Gardères (département des Hautes-Pyrénées) et se jette dans le Gros-Léès près de Ségos (département du Gers) ; elle arrose, dans les Basses-Pyrénées, les communes de Saubole, Lombia, Sedze-Maubec, Baleix, Anoye, Maspie-Lalonquère-Juillac, Simacourbe, Lembeye, Escurès, Lespielle-Germenaud-Lannegrasse, Gayon, Castillon (canton de Lembeye), Arricau, Vialer, Cadillon, Saint-Jean-Poudge, Conchez, Tadousse-Ussau, Diusse, Portet, Castetpugon et Moncla.</text:p>
          </table:table-cell>
          <table:table-cell office:value-type="string">
            <text:p>Ségos</text:p>
          </table:table-cell>
          <table:table-cell office:value-type="float" office:value="32424">
            <text:p>32424</text:p>
          </table:table-cell>
          <table:table-cell table:number-columns-repeated="3"/>
        </table:table-row>
        <table:table-row table:style-name="ro2">
          <table:table-cell office:value-type="string">
            <text:p>DT64-03244</text:p>
          </table:table-cell>
          <table:table-cell office:value-type="string">
            <text:p>Lapèdes,</text:p>
          </table:table-cell>
          <table:table-cell office:value-type="string">
            <text:p>hameau, commune de Séméac-Blachon.</text:p>
          </table:table-cell>
          <table:table-cell office:value-type="string">
            <text:p>Séméac-Blachon</text:p>
          </table:table-cell>
          <table:table-cell office:value-type="float" office:value="64517">
            <text:p>64517</text:p>
          </table:table-cell>
          <table:table-cell table:number-columns-repeated="3"/>
        </table:table-row>
        <table:table-row table:style-name="ro2">
          <table:table-cell office:value-type="string">
            <text:p>DT64-03774</text:p>
          </table:table-cell>
          <table:table-cell office:value-type="string">
            <text:p>Maumilla (Le),</text:p>
          </table:table-cell>
          <table:table-cell office:value-type="string">
            <text:p>ruisseau qui coule sur la commune de Séméac-Blachon et se jette dans l’Arcis ; mentionné en 1675 (réform. de Béarn, B. 650, f° 233).</text:p>
          </table:table-cell>
          <table:table-cell office:value-type="string">
            <text:p>Séméac-Blachon</text:p>
          </table:table-cell>
          <table:table-cell office:value-type="float" office:value="64517">
            <text:p>64517</text:p>
          </table:table-cell>
          <table:table-cell table:number-columns-repeated="3"/>
        </table:table-row>
        <table:table-row table:style-name="ro1">
          <table:table-cell office:value-type="string">
            <text:p>DT64-01942</text:p>
          </table:table-cell>
          <table:table-cell office:value-type="string">
            <text:p>Domec,</text:p>
          </table:table-cell>
          <table:table-cell office:value-type="string">
            <text:p>fief, commune d’Alos-Sibas, au village de Sibas ; mentionné en 1385 (coll. Duch. vol. CXIV, f° 43).</text:p>
          </table:table-cell>
          <table:table-cell office:value-type="string">
            <text:p>Sibas</text:p>
          </table:table-cell>
          <table:table-cell office:value-type="string">
            <text:p>Non</text:p>
          </table:table-cell>
          <table:table-cell table:number-columns-repeated="3"/>
        </table:table-row>
        <table:table-row table:style-name="ro1">
          <table:table-cell office:value-type="string">
            <text:p>DT64-00380</text:p>
          </table:table-cell>
          <table:table-cell office:value-type="string">
            <text:p>Arricarroy (L’),</text:p>
          </table:table-cell>
          <table:table-cell office:value-type="string">
            <text:p>ruisseau qui prend sa source dans la commune d’Urdos, près du col de Somport, et se jette dans le Gave d’Aspe.</text:p>
          </table:table-cell>
          <table:table-cell office:value-type="string">
            <text:p>Somport</text:p>
          </table:table-cell>
          <table:table-cell office:value-type="string">
            <text:p>Non</text:p>
          </table:table-cell>
          <table:table-cell table:number-columns-repeated="3"/>
        </table:table-row>
        <table:table-row table:style-name="ro2">
          <table:table-cell office:value-type="string">
            <text:p>DT64-05330</text:p>
          </table:table-cell>
          <table:table-cell office:value-type="string">
            <text:p>Sordes (Le ruisseau de),</text:p>
          </table:table-cell>
          <table:table-cell office:value-type="string">
            <text:p>prend sa source près de Sordes (département des Landes), arrose dans les Basses-Pyrénées la commune de Cassaber et se jette dans le Gave d’Oloron.</text:p>
          </table:table-cell>
          <table:table-cell office:value-type="string">
            <text:p>Sordes</text:p>
          </table:table-cell>
          <table:table-cell office:value-type="float" office:value="40306">
            <text:p>40306</text:p>
          </table:table-cell>
          <table:table-cell table:number-columns-repeated="3"/>
        </table:table-row>
        <table:table-row table:style-name="ro2">
          <table:table-cell office:value-type="string">
            <text:p>DT64-01348</text:p>
          </table:table-cell>
          <table:table-cell office:value-type="string">
            <text:p>Campagne,</text:p>
          </table:table-cell>
          <table:table-cell office:value-type="string">
            <text:p>hameau, commune de Tabaille-Usquain ; ancienne commune.</text:p>
          </table:table-cell>
          <table:table-cell office:value-type="string">
            <text:p>Tabaille-Usquain</text:p>
          </table:table-cell>
          <table:table-cell office:value-type="float" office:value="64531">
            <text:p>64531</text:p>
          </table:table-cell>
          <table:table-cell table:number-columns-repeated="3"/>
        </table:table-row>
        <table:table-row table:style-name="ro2">
          <table:table-cell office:value-type="string">
            <text:p>DT64-01469</text:p>
          </table:table-cell>
          <table:table-cell office:value-type="string">
            <text:p>Casemajor,</text:p>
          </table:table-cell>
          <table:table-cell office:value-type="string">
            <text:p>fief, commune de Tabaille-Usquain.</text:p>
          </table:table-cell>
          <table:table-cell office:value-type="string">
            <text:p>Tabaille-Usquain</text:p>
          </table:table-cell>
          <table:table-cell office:value-type="float" office:value="64531">
            <text:p>64531</text:p>
          </table:table-cell>
          <table:table-cell table:number-columns-repeated="3"/>
        </table:table-row>
        <table:table-row table:style-name="ro2">
          <table:table-cell office:value-type="string">
            <text:p>DT64-01966</text:p>
          </table:table-cell>
          <table:table-cell office:value-type="string">
            <text:p>Domec,</text:p>
          </table:table-cell>
          <table:table-cell office:value-type="string">
            <text:p>fief, commune de Tabaille-Usquain, au hameau de Campagne.</text:p>
          </table:table-cell>
          <table:table-cell office:value-type="string">
            <text:p>Tabaille-Usquain</text:p>
          </table:table-cell>
          <table:table-cell office:value-type="float" office:value="64531">
            <text:p>64531</text:p>
          </table:table-cell>
          <table:table-cell table:number-columns-repeated="3"/>
        </table:table-row>
        <table:table-row table:style-name="ro2">
          <table:table-cell office:value-type="string">
            <text:p>DT64-01974</text:p>
          </table:table-cell>
          <table:table-cell office:value-type="string">
            <text:p>Domec (Le),</text:p>
          </table:table-cell>
          <table:table-cell office:value-type="string">
            <text:p>fief, commune de Tabaille-Usquain, au village d’Usquain ; mentionné en 1385 (cens. f° 14), il ressort. au bailliage de Sauveterre et était vassal de la vicomté de Béarn.</text:p>
          </table:table-cell>
          <table:table-cell office:value-type="string">
            <text:p>Tabaille-Usquain</text:p>
          </table:table-cell>
          <table:table-cell office:value-type="float" office:value="64531">
            <text:p>64531</text:p>
          </table:table-cell>
          <table:table-cell table:number-columns-repeated="3"/>
        </table:table-row>
        <table:table-row table:style-name="ro2">
          <table:table-cell office:value-type="string">
            <text:p>DT64-02647</text:p>
          </table:table-cell>
          <table:table-cell office:value-type="string">
            <text:p>Haubieil (Le),</text:p>
          </table:table-cell>
          <table:table-cell office:value-type="string">
            <text:p>ruisseau qui coule sur la commune de Tabaille-Usquain et se perd dans le Saison.</text:p>
          </table:table-cell>
          <table:table-cell office:value-type="string">
            <text:p>Tabaille-Usquain</text:p>
          </table:table-cell>
          <table:table-cell office:value-type="float" office:value="64531">
            <text:p>64531</text:p>
          </table:table-cell>
          <table:table-cell table:number-columns-repeated="3"/>
        </table:table-row>
        <table:table-row table:style-name="ro2">
          <table:table-cell office:value-type="string">
            <text:p>DT64-03299</text:p>
          </table:table-cell>
          <table:table-cell office:value-type="string">
            <text:p>Larrebiu,</text:p>
          </table:table-cell>
          <table:table-cell office:value-type="string">
            <text:p>fief, commune de Tabaille-Usquain, au hameau de Campagne.</text:p>
          </table:table-cell>
          <table:table-cell office:value-type="string">
            <text:p>Tabaille-Usquain</text:p>
          </table:table-cell>
          <table:table-cell office:value-type="float" office:value="64531">
            <text:p>64531</text:p>
          </table:table-cell>
          <table:table-cell table:number-columns-repeated="3"/>
        </table:table-row>
        <table:table-row table:style-name="ro2">
          <table:table-cell office:value-type="string">
            <text:p>DT64-03609</text:p>
          </table:table-cell>
          <table:table-cell office:value-type="string">
            <text:p>Loustau,</text:p>
          </table:table-cell>
          <table:table-cell office:value-type="string">
            <text:p>fief, commune de Tabaille-Usquain ; mentionné en 1666 (réform. de Béarn, B. 683, f° 1), vassal de la vicomté de Béarn.</text:p>
          </table:table-cell>
          <table:table-cell office:value-type="string">
            <text:p>Tabaille-Usquain</text:p>
          </table:table-cell>
          <table:table-cell office:value-type="float" office:value="64531">
            <text:p>64531</text:p>
          </table:table-cell>
          <table:table-cell table:number-columns-repeated="3"/>
        </table:table-row>
        <table:table-row table:style-name="ro2">
          <table:table-cell office:value-type="string">
            <text:p>DT64-03810</text:p>
          </table:table-cell>
          <table:table-cell office:value-type="string">
            <text:p>Mendebiu,</text:p>
          </table:table-cell>
          <table:table-cell office:value-type="string">
            <text:p>ferme, commune de Tabaille-Usquain ; mentionnée en 1385 (cens. f° 12).</text:p>
          </table:table-cell>
          <table:table-cell office:value-type="string">
            <text:p>Tabaille-Usquain</text:p>
          </table:table-cell>
          <table:table-cell office:value-type="float" office:value="64531">
            <text:p>64531</text:p>
          </table:table-cell>
          <table:table-cell table:number-columns-repeated="3"/>
        </table:table-row>
        <table:table-row table:style-name="ro2">
          <table:table-cell office:value-type="string">
            <text:p>DT64-04965</text:p>
          </table:table-cell>
          <table:table-cell office:value-type="string">
            <text:p>Saint-Martin,</text:p>
          </table:table-cell>
          <table:table-cell office:value-type="string">
            <text:p>ferme, commune de Tadousse-Ussau.</text:p>
          </table:table-cell>
          <table:table-cell office:value-type="string">
            <text:p>Tadousse-Ussau</text:p>
          </table:table-cell>
          <table:table-cell office:value-type="float" office:value="64532">
            <text:p>64532</text:p>
          </table:table-cell>
          <table:table-cell table:number-columns-repeated="3"/>
        </table:table-row>
        <table:table-row table:style-name="ro2">
          <table:table-cell office:value-type="string">
            <text:p>DT64-03008</text:p>
          </table:table-cell>
          <table:table-cell office:value-type="string">
            <text:p>Joos (Le),</text:p>
          </table:table-cell>
          <table:table-cell office:value-type="string">
            <text:p>rivière qui prend sa source à Oxoaix (commune de Tardets-Sorholus), traverse Barcus, Esquiule, Orin, Geronce, Saint-Goin, Geus, et se jette à Prechacq-Josbaig dans le Gave d’Oloron.</text:p>
          </table:table-cell>
          <table:table-cell office:value-type="string">
            <text:p>Tardets-Sorholus</text:p>
          </table:table-cell>
          <table:table-cell office:value-type="float" office:value="64533">
            <text:p>64533</text:p>
          </table:table-cell>
          <table:table-cell table:number-columns-repeated="3"/>
        </table:table-row>
        <table:table-row table:style-name="ro2">
          <table:table-cell office:value-type="string">
            <text:p>DT64-03655</text:p>
          </table:table-cell>
          <table:table-cell office:value-type="string">
            <text:p>Madeleine (La),</text:p>
          </table:table-cell>
          <table:table-cell office:value-type="string">
            <text:p>chapelle, commune de Tardets-Sorholus, sur une montagne à laquelle elle a donné son nom.</text:p>
          </table:table-cell>
          <table:table-cell office:value-type="string">
            <text:p>Tardets-Sorholus</text:p>
          </table:table-cell>
          <table:table-cell office:value-type="float" office:value="64533">
            <text:p>64533</text:p>
          </table:table-cell>
          <table:table-cell table:number-columns-repeated="3"/>
        </table:table-row>
        <table:table-row table:style-name="ro2">
          <table:table-cell office:value-type="string">
            <text:p>DT64-04290</text:p>
          </table:table-cell>
          <table:table-cell office:value-type="string">
            <text:p>Oxoaix,</text:p>
          </table:table-cell>
          <table:table-cell office:value-type="string">
            <text:p>ferme, commune de Tardets-Sorholus.</text:p>
          </table:table-cell>
          <table:table-cell office:value-type="string">
            <text:p>Tardets-Sorholus</text:p>
          </table:table-cell>
          <table:table-cell office:value-type="float" office:value="64533">
            <text:p>64533</text:p>
          </table:table-cell>
          <table:table-cell table:number-columns-repeated="3"/>
        </table:table-row>
        <table:table-row table:style-name="ro2">
          <table:table-cell office:value-type="string">
            <text:p>DT64-04790</text:p>
          </table:table-cell>
          <table:table-cell office:value-type="string">
            <text:p>Romatel,</text:p>
          </table:table-cell>
          <table:table-cell office:value-type="string">
            <text:p>hameau, commune du Boucau ; distrait de la commune de Tarnos (département des Landes) et réuni au Boucau le 1er juin 1857.</text:p>
          </table:table-cell>
          <table:table-cell office:value-type="string">
            <text:p>Tarnos</text:p>
          </table:table-cell>
          <table:table-cell office:value-type="float" office:value="40312">
            <text:p>40312</text:p>
          </table:table-cell>
          <table:table-cell table:number-columns-repeated="3"/>
        </table:table-row>
        <table:table-row table:style-name="ro1">
          <table:table-cell office:value-type="string">
            <text:p>DT64-01951</text:p>
          </table:table-cell>
          <table:table-cell office:value-type="string">
            <text:p>Domec,</text:p>
          </table:table-cell>
          <table:table-cell office:value-type="string">
            <text:p>fief, commune d’Espès-Undurein, au village d’Undurein ; mentionné en 1385 (coll. Duch. vol. CXIV, f° 43), il relevait de la vicomté de Soule.</text:p>
          </table:table-cell>
          <table:table-cell office:value-type="string">
            <text:p>Undurein</text:p>
          </table:table-cell>
          <table:table-cell office:value-type="string">
            <text:p>Non</text:p>
          </table:table-cell>
          <table:table-cell table:number-columns-repeated="3"/>
        </table:table-row>
        <table:table-row table:style-name="ro1">
          <table:table-cell office:value-type="string">
            <text:p>DT64-01974</text:p>
          </table:table-cell>
          <table:table-cell office:value-type="string">
            <text:p>Domec (Le),</text:p>
          </table:table-cell>
          <table:table-cell office:value-type="string">
            <text:p>fief, commune de Tabaille-Usquain, au village d’Usquain ; mentionné en 1385 (cens. f° 14), il ressort. au bailliage de Sauveterre et était vassal de la vicomté de Béarn.</text:p>
          </table:table-cell>
          <table:table-cell office:value-type="string">
            <text:p>Usquain</text:p>
          </table:table-cell>
          <table:table-cell office:value-type="string">
            <text:p>Non</text:p>
          </table:table-cell>
          <table:table-cell table:number-columns-repeated="3"/>
        </table:table-row>
        <table:table-row table:style-name="ro2">
          <table:table-cell office:value-type="string">
            <text:p>DT64-01431</text:p>
          </table:table-cell>
          <table:table-cell office:value-type="string">
            <text:p>Carrère,</text:p>
          </table:table-cell>
          <table:table-cell office:value-type="string">
            <text:p>fief, commune de Viodos-Abense ; mentionné au xviie siècle (ch. d’Arthez-Lassalle), vassal de la vicomté de Soule.</text:p>
          </table:table-cell>
          <table:table-cell office:value-type="string">
            <text:p>Viodos-Abense</text:p>
          </table:table-cell>
          <table:table-cell office:value-type="float" office:value="64559">
            <text:p>64559</text:p>
          </table:table-cell>
          <table:table-cell table:number-columns-repeated="3"/>
        </table:table-row>
        <table:table-row table:style-name="ro2">
          <table:table-cell office:value-type="string">
            <text:p>DT64-01967</text:p>
          </table:table-cell>
          <table:table-cell office:value-type="string">
            <text:p>Domec,</text:p>
          </table:table-cell>
          <table:table-cell office:value-type="string">
            <text:p>fief, commune de Viodos-Abense.</text:p>
          </table:table-cell>
          <table:table-cell office:value-type="string">
            <text:p>Viodos-Abense</text:p>
          </table:table-cell>
          <table:table-cell office:value-type="float" office:value="64559">
            <text:p>64559</text:p>
          </table:table-cell>
          <table:table-cell table:number-columns-repeated="3"/>
        </table:table-row>
        <table:table-row table:style-name="ro2">
          <table:table-cell office:value-type="string">
            <text:p>DT64-01982</text:p>
          </table:table-cell>
          <table:table-cell office:value-type="string">
            <text:p>Donizmendy,</text:p>
          </table:table-cell>
          <table:table-cell office:value-type="string">
            <text:p>ferme, commune de Viodos-Abense.</text:p>
          </table:table-cell>
          <table:table-cell office:value-type="string">
            <text:p>Viodos-Abense</text:p>
          </table:table-cell>
          <table:table-cell office:value-type="float" office:value="64559">
            <text:p>64559</text:p>
          </table:table-cell>
          <table:table-cell table:number-columns-repeated="3"/>
        </table:table-row>
        <table:table-row table:style-name="ro2">
          <table:table-cell office:value-type="string">
            <text:p>DT64-05010</text:p>
          </table:table-cell>
          <table:table-cell office:value-type="string">
            <text:p>Saint-Pierre (L’hermitage),</text:p>
          </table:table-cell>
          <table:table-cell office:value-type="string">
            <text:p>commune de Viodos-Abense-de-Bas.</text:p>
          </table:table-cell>
          <table:table-cell office:value-type="string">
            <text:p>Viodos-Abense-de-Bas</text:p>
          </table:table-cell>
          <table:table-cell office:value-type="float" office:value="64559">
            <text:p>64559</text:p>
          </table:table-cell>
          <table:table-cell table:number-columns-repeated="3"/>
        </table:table-row>
        <table:table-row table:style-name="ro2">
          <table:table-cell office:value-type="string">
            <text:p>DT64-05039</text:p>
          </table:table-cell>
          <table:table-cell office:value-type="string">
            <text:p>Saldun,</text:p>
          </table:table-cell>
          <table:table-cell office:value-type="string">
            <text:p>fief, commune de Viodos-Abense-de-Bas ; mentionné au xviie siècle (ch. d’Arthez-Lassalle), vassal de la vicomté de Soule.</text:p>
          </table:table-cell>
          <table:table-cell office:value-type="string">
            <text:p>Viodos-Abense-de-Bas</text:p>
          </table:table-cell>
          <table:table-cell office:value-type="float" office:value="64559">
            <text:p>64559</text:p>
          </table:table-cell>
          <table:table-cell table:number-columns-repeated="3"/>
        </table:table-row>
      </table:table>
      <table:database-ranges>
        <table:database-range table:name="__Anonymous_Sheet_DB__0" table:target-range-address="'DT64_liageINSEE_localisation-commune'.A1:'DT64_liageINSEE_localisation-commune'.G656">
          <table:sort>
            <table:sort-by table:field-number="3" table:data-type="automatic"/>
          </table:sort>
        </table:database-range>
        <table:database-range table:target-range-address="'DT64_liageINSEE_localisation-commune'.A1:'DT64_liageINSEE_localisation-commune'.H65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Noto Sans CJK SC"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23">23/01/2020</text:date>, <text:time>12:27: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date>2020-01-23T12:27:04.57</dc:date>
    <meta:editing-duration>PT3H7M13S</meta:editing-duration>
    <meta:editing-cycles>3</meta:editing-cycles>
    <dc:creator>O C</dc:creator>
    <meta:document-statistic meta:table-count="1" meta:cell-count="3291" meta:object-count="0"/>
  </office:meta>
</office:document-meta>
</file>